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47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85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Result" style:data-style-name="N1"/>
    <style:style style:name="ce3" style:family="table-cell" style:parent-style-name="Default">
      <style:text-properties style:font-name="Liberation Sans" style:font-name-asian="WenQuanYi Micro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average meth 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odom-x</text:p>
          </table:table-cell>
          <table:table-cell office:value-type="string">
            <text:p>odom-y</text:p>
          </table:table-cell>
          <table:table-cell office:value-type="string">
            <text:p>est-x</text:p>
          </table:table-cell>
          <table:table-cell office:value-type="string">
            <text:p>est-y</text:p>
          </table:table-cell>
          <table:table-cell office:value-type="string">
            <text:p>diff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-1.26777050729047">
            <text:p>-1.2677705073</text:p>
          </table:table-cell>
          <table:table-cell office:value-type="float" office:value="-0.168601701122247">
            <text:p>-0.1686017011</text:p>
          </table:table-cell>
          <table:table-cell table:style-name="ce3" table:formula="of:=SQRT(([.B2]-[.D2])^2 + ([.C2]-[.E2])^2)" office:value-type="float" office:value="1.27893259899686">
            <text:p>1.278932599</text:p>
          </table:table-cell>
        </table:table-row>
        <table:table-row table:style-name="ro1">
          <table:table-cell office:value-type="float" office:value="21.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-1.09665683206601">
            <text:p>-1.0966568321</text:p>
          </table:table-cell>
          <table:table-cell office:value-type="float" office:value="-0.260718385464894">
            <text:p>-0.2607183855</text:p>
          </table:table-cell>
          <table:table-cell table:formula="of:=SQRT(([.B3]-[.D3])^2 + ([.C3]-[.E3])^2)" office:value-type="float" office:value="1.12722237550382">
            <text:p>1.1272223755</text:p>
          </table:table-cell>
        </table:table-row>
        <table:table-row table:style-name="ro1">
          <table:table-cell office:value-type="float" office:value="21.2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-0.919848580037236">
            <text:p>-0.91984858</text:p>
          </table:table-cell>
          <table:table-cell office:value-type="float" office:value="-0.2288885427115">
            <text:p>-0.2288885427</text:p>
          </table:table-cell>
          <table:table-cell table:formula="of:=SQRT(([.B4]-[.D4])^2 + ([.C4]-[.E4])^2)" office:value-type="float" office:value="0.947898399186914">
            <text:p>0.9478983992</text:p>
          </table:table-cell>
        </table:table-row>
        <table:table-row table:style-name="ro1">
          <table:table-cell office:value-type="float" office:value="21.4">
            <text:p>2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659438143732803">
            <text:p>-0.6594381437</text:p>
          </table:table-cell>
          <table:table-cell office:value-type="float" office:value="-0.376275994596092">
            <text:p>-0.3762759946</text:p>
          </table:table-cell>
          <table:table-cell table:formula="of:=SQRT(([.B5]-[.D5])^2 + ([.C5]-[.E5])^2)" office:value-type="float" office:value="0.847543460989231">
            <text:p>0.847543461</text:p>
          </table:table-cell>
        </table:table-row>
        <table:table-row table:style-name="ro1">
          <table:table-cell table:style-name="ce2" office:value-type="string">
            <text:p>21 Average</text:p>
          </table:table-cell>
          <table:table-cell table:number-columns-repeated="4"/>
          <table:table-cell table:style-name="Result" table:formula="of:=SUBTOTAL(1;[.$F$2:.$F$5])" office:value-type="float" office:value="1.05039920866921">
            <text:p>1.0503992087</text:p>
          </table:table-cell>
        </table:table-row>
        <table:table-row table:style-name="ro1">
          <table:table-cell office:value-type="float" office:value="21.5">
            <text:p>2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480302696341937">
            <text:p>-0.4803026963</text:p>
          </table:table-cell>
          <table:table-cell office:value-type="float" office:value="-0.341549022755986">
            <text:p>-0.3415490228</text:p>
          </table:table-cell>
          <table:table-cell table:formula="of:=SQRT(([.B7]-[.D7])^2 + ([.C7]-[.E7])^2)" office:value-type="float" office:value="0.673354998739366">
            <text:p>0.6733549987</text:p>
          </table:table-cell>
        </table:table-row>
        <table:table-row table:style-name="ro1">
          <table:table-cell office:value-type="float" office:value="21.8">
            <text:p>2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-0.37335998652895">
            <text:p>-0.3733599865</text:p>
          </table:table-cell>
          <table:table-cell office:value-type="float" office:value="-0.348167038804039">
            <text:p>-0.3481670388</text:p>
          </table:table-cell>
          <table:table-cell table:formula="of:=SQRT(([.B8]-[.D8])^2 + ([.C8]-[.E8])^2)" office:value-type="float" office:value="0.587613787922187">
            <text:p>0.5876137879</text:p>
          </table:table-cell>
        </table:table-row>
        <table:table-row table:style-name="ro1">
          <table:table-cell office:value-type="float" office:value="21.9">
            <text:p>2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250672423410439">
            <text:p>-0.2506724234</text:p>
          </table:table-cell>
          <table:table-cell office:value-type="float" office:value="-0.284387714888798">
            <text:p>-0.2843877149</text:p>
          </table:table-cell>
          <table:table-cell table:formula="of:=SQRT(([.B9]-[.D9])^2 + ([.C9]-[.E9])^2)" office:value-type="float" office:value="0.532899620568743">
            <text:p>0.532899620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116954233358875">
            <text:p>-0.1169542334</text:p>
          </table:table-cell>
          <table:table-cell office:value-type="float" office:value="-0.283796472128191">
            <text:p>-0.2837964721</text:p>
          </table:table-cell>
          <table:table-cell table:formula="of:=SQRT(([.B10]-[.D10])^2 + ([.C10]-[.E10])^2)" office:value-type="float" office:value="0.425441445602705">
            <text:p>0.4254414456</text:p>
          </table:table-cell>
        </table:table-row>
        <table:table-row table:style-name="ro1">
          <table:table-cell office:value-type="float" office:value="22.2">
            <text:p>2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-0.0557588653356334">
            <text:p>-0.0557588653</text:p>
          </table:table-cell>
          <table:table-cell office:value-type="float" office:value="-0.23248182664854">
            <text:p>-0.2324818266</text:p>
          </table:table-cell>
          <table:table-cell table:formula="of:=SQRT(([.B11]-[.D11])^2 + ([.C11]-[.E11])^2)" office:value-type="float" office:value="0.345630434018204">
            <text:p>0.345630434</text:p>
          </table:table-cell>
        </table:table-row>
        <table:table-row table:style-name="ro1">
          <table:table-cell office:value-type="float" office:value="22.3">
            <text:p>2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625117821879364">
            <text:p>0.0625117822</text:p>
          </table:table-cell>
          <table:table-cell office:value-type="float" office:value="-0.174541735936202">
            <text:p>-0.1745417359</text:p>
          </table:table-cell>
          <table:table-cell table:formula="of:=SQRT(([.B12]-[.D12])^2 + ([.C12]-[.E12])^2)" office:value-type="float" office:value="0.222188720732535">
            <text:p>0.2221887207</text:p>
          </table:table-cell>
        </table:table-row>
        <table:table-row table:style-name="ro1">
          <table:table-cell table:style-name="ce2" office:value-type="string">
            <text:p>22 Average</text:p>
          </table:table-cell>
          <table:table-cell table:number-columns-repeated="4"/>
          <table:table-cell table:style-name="Result" table:formula="of:=SUBTOTAL(1;[.$F$7:.$F$12])" office:value-type="float" office:value="0.464521501263957">
            <text:p>0.4645215013</text:p>
          </table:table-cell>
        </table:table-row>
        <table:table-row table:style-name="ro1">
          <table:table-cell office:value-type="float" office:value="22.5">
            <text:p>2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44120611087057">
            <text:p>0.1441206111</text:p>
          </table:table-cell>
          <table:table-cell office:value-type="float" office:value="-0.133232897357852">
            <text:p>-0.1332328974</text:p>
          </table:table-cell>
          <table:table-cell table:formula="of:=SQRT(([.B14]-[.D14])^2 + ([.C14]-[.E14])^2)" office:value-type="float" office:value="0.144476679930194">
            <text:p>0.1444766799</text:p>
          </table:table-cell>
        </table:table-row>
        <table:table-row table:style-name="ro1">
          <table:table-cell office:value-type="float" office:value="22.6">
            <text:p>2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33671325918429">
            <text:p>0.2336713259</text:p>
          </table:table-cell>
          <table:table-cell office:value-type="float" office:value="-0.0958839996621688">
            <text:p>-0.0958839997</text:p>
          </table:table-cell>
          <table:table-cell table:formula="of:=SQRT(([.B15]-[.D15])^2 + ([.C15]-[.E15])^2)" office:value-type="float" office:value="0.101624306050865">
            <text:p>0.101624306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93455719214226">
            <text:p>0.2934557192</text:p>
          </table:table-cell>
          <table:table-cell office:value-type="float" office:value="-0.053210163368151">
            <text:p>-0.0532101634</text:p>
          </table:table-cell>
          <table:table-cell table:formula="of:=SQRT(([.B16]-[.D16])^2 + ([.C16]-[.E16])^2)" office:value-type="float" office:value="0.10754205195882">
            <text:p>0.107542052</text:p>
          </table:table-cell>
        </table:table-row>
        <table:table-row table:style-name="ro1">
          <table:table-cell office:value-type="float" office:value="23.4">
            <text:p>23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402656785622153">
            <text:p>0.4026567856</text:p>
          </table:table-cell>
          <table:table-cell office:value-type="float" office:value="0.0284229629275874">
            <text:p>0.0284229629</text:p>
          </table:table-cell>
          <table:table-cell table:formula="of:=SQRT(([.B17]-[.D17])^2 + ([.C17]-[.E17])^2)" office:value-type="float" office:value="0.106518920647252">
            <text:p>0.1065189206</text:p>
          </table:table-cell>
        </table:table-row>
        <table:table-row table:style-name="ro1">
          <table:table-cell table:style-name="ce2" office:value-type="string">
            <text:p>23 Average</text:p>
          </table:table-cell>
          <table:table-cell table:number-columns-repeated="4"/>
          <table:table-cell table:style-name="Result" table:formula="of:=SUBTOTAL(1;[.$F$14:.$F$17])" office:value-type="float" office:value="0.115040489646783">
            <text:p>0.1150404896</text:p>
          </table:table-cell>
        </table:table-row>
        <table:table-row table:style-name="ro1">
          <table:table-cell office:value-type="float" office:value="23.6">
            <text:p>24</text:p>
          </table:table-cell>
          <table:table-cell office:value-type="float" office:value="0.399976562257581">
            <text:p>0.3999765623</text:p>
          </table:table-cell>
          <table:table-cell office:value-type="float" office:value="-0.00216494784141504">
            <text:p>-0.0021649478</text:p>
          </table:table-cell>
          <table:table-cell office:value-type="float" office:value="0.5128602328327">
            <text:p>0.5128602328</text:p>
          </table:table-cell>
          <table:table-cell office:value-type="float" office:value="0.0341057587063549">
            <text:p>0.0341057587</text:p>
          </table:table-cell>
          <table:table-cell table:formula="of:=SQRT(([.B19]-[.D19])^2 + ([.C19]-[.E19])^2)" office:value-type="float" office:value="0.118567648353109">
            <text:p>0.1185676484</text:p>
          </table:table-cell>
        </table:table-row>
        <table:table-row table:style-name="ro1">
          <table:table-cell office:value-type="float" office:value="23.8">
            <text:p>24</text:p>
          </table:table-cell>
          <table:table-cell office:value-type="float" office:value="0.399976562257581">
            <text:p>0.3999765623</text:p>
          </table:table-cell>
          <table:table-cell office:value-type="float" office:value="-0.00216494784141504">
            <text:p>-0.0021649478</text:p>
          </table:table-cell>
          <table:table-cell office:value-type="float" office:value="0.63027381707899">
            <text:p>0.6302738171</text:p>
          </table:table-cell>
          <table:table-cell office:value-type="float" office:value="0.0804651489374937">
            <text:p>0.0804651489</text:p>
          </table:table-cell>
          <table:table-cell table:formula="of:=SQRT(([.B20]-[.D20])^2 + ([.C20]-[.E20])^2)" office:value-type="float" office:value="0.244672349218233">
            <text:p>0.2446723492</text:p>
          </table:table-cell>
        </table:table-row>
        <table:table-row table:style-name="ro1">
          <table:table-cell table:style-name="ce2" office:value-type="string">
            <text:p>24 Average</text:p>
          </table:table-cell>
          <table:table-cell table:number-columns-repeated="4"/>
          <table:table-cell table:style-name="Result" table:formula="of:=SUBTOTAL(1;[.$F$19:.$F$20])" office:value-type="float" office:value="0.181619998785671">
            <text:p>0.1816199988</text:p>
          </table:table-cell>
        </table:table-row>
        <table:table-row table:style-name="ro1">
          <table:table-cell office:value-type="float" office:value="24.8">
            <text:p>25</text:p>
          </table:table-cell>
          <table:table-cell office:value-type="float" office:value="0.399976562257581">
            <text:p>0.3999765623</text:p>
          </table:table-cell>
          <table:table-cell office:value-type="float" office:value="-0.00216494784141504">
            <text:p>-0.0021649478</text:p>
          </table:table-cell>
          <table:table-cell office:value-type="float" office:value="0.55432930051478">
            <text:p>0.5543293005</text:p>
          </table:table-cell>
          <table:table-cell office:value-type="float" office:value="0.0279492577139546">
            <text:p>0.0279492577</text:p>
          </table:table-cell>
          <table:table-cell table:formula="of:=SQRT(([.B22]-[.D22])^2 + ([.C22]-[.E22])^2)" office:value-type="float" office:value="0.157262942817838">
            <text:p>0.1572629428</text:p>
          </table:table-cell>
        </table:table-row>
        <table:table-row table:style-name="ro1">
          <table:table-cell office:value-type="float" office:value="24.9">
            <text:p>25</text:p>
          </table:table-cell>
          <table:table-cell office:value-type="float" office:value="0.399976562257581">
            <text:p>0.3999765623</text:p>
          </table:table-cell>
          <table:table-cell office:value-type="float" office:value="-0.00216494784141504">
            <text:p>-0.0021649478</text:p>
          </table:table-cell>
          <table:table-cell office:value-type="float" office:value="0.639909606155985">
            <text:p>0.6399096062</text:p>
          </table:table-cell>
          <table:table-cell office:value-type="float" office:value="0.0521882859080574">
            <text:p>0.0521882859</text:p>
          </table:table-cell>
          <table:table-cell table:formula="of:=SQRT(([.B23]-[.D23])^2 + ([.C23]-[.E23])^2)" office:value-type="float" office:value="0.24601247849119">
            <text:p>0.2460124785</text:p>
          </table:table-cell>
        </table:table-row>
        <table:table-row table:style-name="ro1">
          <table:table-cell table:style-name="ce2" office:value-type="string">
            <text:p>25 Average</text:p>
          </table:table-cell>
          <table:table-cell table:number-columns-repeated="4"/>
          <table:table-cell table:style-name="Result" table:formula="of:=SUBTOTAL(1;[.$F$22:.$F$23])" office:value-type="float" office:value="0.201637710654514">
            <text:p>0.2016377107</text:p>
          </table:table-cell>
        </table:table-row>
        <table:table-row table:style-name="ro1">
          <table:table-cell office:value-type="float" office:value="25.9">
            <text:p>26</text:p>
          </table:table-cell>
          <table:table-cell office:value-type="float" office:value="0.59969831939464">
            <text:p>0.5996983194</text:p>
          </table:table-cell>
          <table:table-cell office:value-type="float" office:value="-0.012555582763503">
            <text:p>-0.0125555828</text:p>
          </table:table-cell>
          <table:table-cell office:value-type="float" office:value="0.789578321831371">
            <text:p>0.7895783218</text:p>
          </table:table-cell>
          <table:table-cell office:value-type="float" office:value="0.0618982301870244">
            <text:p>0.0618982302</text:p>
          </table:table-cell>
          <table:table-cell table:formula="of:=SQRT(([.B25]-[.D25])^2 + ([.C25]-[.E25])^2)" office:value-type="float" office:value="0.203955351948031">
            <text:p>0.2039553519</text:p>
          </table:table-cell>
        </table:table-row>
        <table:table-row table:style-name="ro1">
          <table:table-cell table:style-name="ce2" office:value-type="string">
            <text:p>26 Average</text:p>
          </table:table-cell>
          <table:table-cell table:number-columns-repeated="4"/>
          <table:table-cell table:style-name="Result" table:formula="of:=SUBTOTAL(1;[.$F$25:.$F$25])" office:value-type="float" office:value="0.203955351948031">
            <text:p>0.2039553519</text:p>
          </table:table-cell>
        </table:table-row>
        <table:table-row table:style-name="ro1">
          <table:table-cell office:value-type="float" office:value="26.6">
            <text:p>27</text:p>
          </table:table-cell>
          <table:table-cell office:value-type="float" office:value="0.699411433125044">
            <text:p>0.6994114331</text:p>
          </table:table-cell>
          <table:table-cell office:value-type="float" office:value="-0.0201249255478753">
            <text:p>-0.0201249255</text:p>
          </table:table-cell>
          <table:table-cell office:value-type="float" office:value="0.773590595366748">
            <text:p>0.7735905954</text:p>
          </table:table-cell>
          <table:table-cell office:value-type="float" office:value="-0.0456491330159494">
            <text:p>-0.045649133</text:p>
          </table:table-cell>
          <table:table-cell table:formula="of:=SQRT(([.B27]-[.D27])^2 + ([.C27]-[.E27])^2)" office:value-type="float" office:value="0.0784476467317809">
            <text:p>0.0784476467</text:p>
          </table:table-cell>
        </table:table-row>
        <table:table-row table:style-name="ro1">
          <table:table-cell office:value-type="float" office:value="27.4">
            <text:p>27</text:p>
          </table:table-cell>
          <table:table-cell office:value-type="float" office:value="0.699411433125044">
            <text:p>0.6994114331</text:p>
          </table:table-cell>
          <table:table-cell office:value-type="float" office:value="-0.0201249255478753">
            <text:p>-0.0201249255</text:p>
          </table:table-cell>
          <table:table-cell office:value-type="float" office:value="0.812767724206363">
            <text:p>0.8127677242</text:p>
          </table:table-cell>
          <table:table-cell office:value-type="float" office:value="0.0408940396719064">
            <text:p>0.0408940397</text:p>
          </table:table-cell>
          <table:table-cell table:formula="of:=SQRT(([.B28]-[.D28])^2 + ([.C28]-[.E28])^2)" office:value-type="float" office:value="0.128736019995204">
            <text:p>0.12873602</text:p>
          </table:table-cell>
        </table:table-row>
        <table:table-row table:style-name="ro1">
          <table:table-cell table:style-name="ce2" office:value-type="string">
            <text:p>27 Average</text:p>
          </table:table-cell>
          <table:table-cell table:number-columns-repeated="4"/>
          <table:table-cell table:style-name="Result" table:formula="of:=SUBTOTAL(1;[.$F$27:.$F$28])" office:value-type="float" office:value="0.103591833363493">
            <text:p>0.1035918334</text:p>
          </table:table-cell>
        </table:table-row>
        <table:table-row table:style-name="ro1">
          <table:table-cell office:value-type="float" office:value="28.1">
            <text:p>28</text:p>
          </table:table-cell>
          <table:table-cell office:value-type="float" office:value="0.799027420895153">
            <text:p>0.7990274209</text:p>
          </table:table-cell>
          <table:table-cell office:value-type="float" office:value="-0.028880208557899">
            <text:p>-0.0288802086</text:p>
          </table:table-cell>
          <table:table-cell office:value-type="float" office:value="0.826815418754169">
            <text:p>0.8268154188</text:p>
          </table:table-cell>
          <table:table-cell office:value-type="float" office:value="-0.0830924419395878">
            <text:p>-0.0830924419</text:p>
          </table:table-cell>
          <table:table-cell table:formula="of:=SQRT(([.B30]-[.D30])^2 + ([.C30]-[.E30])^2)" office:value-type="float" office:value="0.0609191191108619">
            <text:p>0.0609191191</text:p>
          </table:table-cell>
        </table:table-row>
        <table:table-row table:style-name="ro1">
          <table:table-cell office:value-type="float" office:value="28.4">
            <text:p>28</text:p>
          </table:table-cell>
          <table:table-cell office:value-type="float" office:value="0.898643408665261">
            <text:p>0.8986434087</text:p>
          </table:table-cell>
          <table:table-cell office:value-type="float" office:value="-0.0376354915679226">
            <text:p>-0.0376354916</text:p>
          </table:table-cell>
          <table:table-cell office:value-type="float" office:value="0.917237972327239">
            <text:p>0.9172379723</text:p>
          </table:table-cell>
          <table:table-cell office:value-type="float" office:value="-0.0581047237076682">
            <text:p>-0.0581047237</text:p>
          </table:table-cell>
          <table:table-cell table:formula="of:=SQRT(([.B31]-[.D31])^2 + ([.C31]-[.E31])^2)" office:value-type="float" office:value="0.0276540641166925">
            <text:p>0.0276540641</text:p>
          </table:table-cell>
        </table:table-row>
        <table:table-row table:style-name="ro1">
          <table:table-cell table:style-name="ce2" office:value-type="string">
            <text:p>28 Average</text:p>
          </table:table-cell>
          <table:table-cell table:number-columns-repeated="4"/>
          <table:table-cell table:style-name="Result" table:formula="of:=SUBTOTAL(1;[.$F$30:.$F$31])" office:value-type="float" office:value="0.0442865916137772">
            <text:p>0.0442865916</text:p>
          </table:table-cell>
        </table:table-row>
        <table:table-row table:style-name="ro1">
          <table:table-cell office:value-type="float" office:value="29.1">
            <text:p>29</text:p>
          </table:table-cell>
          <table:table-cell office:value-type="float" office:value="0.898643408665261">
            <text:p>0.8986434087</text:p>
          </table:table-cell>
          <table:table-cell office:value-type="float" office:value="-0.0376354915679226">
            <text:p>-0.0376354916</text:p>
          </table:table-cell>
          <table:table-cell office:value-type="float" office:value="0.995991067050507">
            <text:p>0.9959910671</text:p>
          </table:table-cell>
          <table:table-cell office:value-type="float" office:value="0.0596808097119084">
            <text:p>0.0596808097</text:p>
          </table:table-cell>
          <table:table-cell table:formula="of:=SQRT(([.B33]-[.D33])^2 + ([.C33]-[.E33])^2)" office:value-type="float" office:value="0.137648207717636">
            <text:p>0.1376482077</text:p>
          </table:table-cell>
        </table:table-row>
        <table:table-row table:style-name="ro1">
          <table:table-cell table:style-name="ce2" office:value-type="string">
            <text:p>29 Average</text:p>
          </table:table-cell>
          <table:table-cell table:number-columns-repeated="4"/>
          <table:table-cell table:style-name="Result" table:formula="of:=SUBTOTAL(1;[.$F$33:.$F$33])" office:value-type="float" office:value="0.137648207717636">
            <text:p>0.137648207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8643408665261">
            <text:p>0.8986434087</text:p>
          </table:table-cell>
          <table:table-cell office:value-type="float" office:value="-0.0376354915679226">
            <text:p>-0.0376354916</text:p>
          </table:table-cell>
          <table:table-cell office:value-type="float" office:value="1.08477019464365">
            <text:p>1.0847701946</text:p>
          </table:table-cell>
          <table:table-cell office:value-type="float" office:value="0.0775101188751126">
            <text:p>0.0775101189</text:p>
          </table:table-cell>
          <table:table-cell table:formula="of:=SQRT(([.B35]-[.D35])^2 + ([.C35]-[.E35])^2)" office:value-type="float" office:value="0.218864551864718">
            <text:p>0.2188645519</text:p>
          </table:table-cell>
        </table:table-row>
        <table:table-row table:style-name="ro1">
          <table:table-cell table:style-name="ce2" office:value-type="string">
            <text:p>30 Average</text:p>
          </table:table-cell>
          <table:table-cell table:number-columns-repeated="4"/>
          <table:table-cell table:style-name="Result" table:formula="of:=SUBTOTAL(1;[.$F$35:.$F$35])" office:value-type="float" office:value="0.218864551864718">
            <text:p>0.218864551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898643408665261">
            <text:p>0.8986434087</text:p>
          </table:table-cell>
          <table:table-cell office:value-type="float" office:value="-0.0376354915679226">
            <text:p>-0.0376354916</text:p>
          </table:table-cell>
          <table:table-cell office:value-type="float" office:value="1.04361403453749">
            <text:p>1.0436140345</text:p>
          </table:table-cell>
          <table:table-cell office:value-type="float" office:value="-0.0181985571185894">
            <text:p>-0.0181985571</text:p>
          </table:table-cell>
          <table:table-cell table:formula="of:=SQRT(([.B37]-[.D37])^2 + ([.C37]-[.E37])^2)" office:value-type="float" office:value="0.146267825534444">
            <text:p>0.1462678255</text:p>
          </table:table-cell>
        </table:table-row>
        <table:table-row table:style-name="ro1">
          <table:table-cell office:value-type="float" office:value="31.2">
            <text:p>31</text:p>
          </table:table-cell>
          <table:table-cell office:value-type="float" office:value="0.898643408665261">
            <text:p>0.8986434087</text:p>
          </table:table-cell>
          <table:table-cell office:value-type="float" office:value="-0.0376354915679226">
            <text:p>-0.0376354916</text:p>
          </table:table-cell>
          <table:table-cell office:value-type="float" office:value="0.951780752742511">
            <text:p>0.9517807527</text:p>
          </table:table-cell>
          <table:table-cell office:value-type="float" office:value="-0.0381999605625651">
            <text:p>-0.0381999606</text:p>
          </table:table-cell>
          <table:table-cell table:formula="of:=SQRT(([.B38]-[.D38])^2 + ([.C38]-[.E38])^2)" office:value-type="float" office:value="0.0531403421218753">
            <text:p>0.0531403421</text:p>
          </table:table-cell>
        </table:table-row>
        <table:table-row table:style-name="ro1">
          <table:table-cell table:style-name="ce2" office:value-type="string">
            <text:p>31 Average</text:p>
          </table:table-cell>
          <table:table-cell table:number-columns-repeated="4"/>
          <table:table-cell table:style-name="Result" table:formula="of:=SUBTOTAL(1;[.$F$37:.$F$38])" office:value-type="float" office:value="0.0997040838281599">
            <text:p>0.0997040838</text:p>
          </table:table-cell>
        </table:table-row>
        <table:table-row table:style-name="ro1">
          <table:table-cell office:value-type="float" office:value="32.9">
            <text:p>33</text:p>
          </table:table-cell>
          <table:table-cell office:value-type="float" office:value="1.09787538420548">
            <text:p>1.0978753842</text:p>
          </table:table-cell>
          <table:table-cell office:value-type="float" office:value="-0.0551460575879699">
            <text:p>-0.0551460576</text:p>
          </table:table-cell>
          <table:table-cell office:value-type="float" office:value="1.05965066885469">
            <text:p>1.0596506689</text:p>
          </table:table-cell>
          <table:table-cell office:value-type="float" office:value="-0.0692838028462859">
            <text:p>-0.0692838028</text:p>
          </table:table-cell>
          <table:table-cell table:formula="of:=SQRT(([.B40]-[.D40])^2 + ([.C40]-[.E40])^2)" office:value-type="float" office:value="0.0407554254626029">
            <text:p>0.040755425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.19749137197559">
            <text:p>1.197491372</text:p>
          </table:table-cell>
          <table:table-cell office:value-type="float" office:value="-0.0639013405979935">
            <text:p>-0.0639013406</text:p>
          </table:table-cell>
          <table:table-cell office:value-type="float" office:value="1.15726265985546">
            <text:p>1.1572626599</text:p>
          </table:table-cell>
          <table:table-cell office:value-type="float" office:value="-0.0534870936575978">
            <text:p>-0.0534870937</text:p>
          </table:table-cell>
          <table:table-cell table:formula="of:=SQRT(([.B41]-[.D41])^2 + ([.C41]-[.E41])^2)" office:value-type="float" office:value="0.0415548531242736">
            <text:p>0.0415548531</text:p>
          </table:table-cell>
        </table:table-row>
        <table:table-row table:style-name="ro1">
          <table:table-cell office:value-type="float" office:value="33.3">
            <text:p>33</text:p>
          </table:table-cell>
          <table:table-cell office:value-type="float" office:value="1.19749137197559">
            <text:p>1.197491372</text:p>
          </table:table-cell>
          <table:table-cell office:value-type="float" office:value="-0.0639013405979935">
            <text:p>-0.0639013406</text:p>
          </table:table-cell>
          <table:table-cell office:value-type="float" office:value="1.26529793851108">
            <text:p>1.2652979385</text:p>
          </table:table-cell>
          <table:table-cell office:value-type="float" office:value="-0.0656981094581575">
            <text:p>-0.0656981095</text:p>
          </table:table-cell>
          <table:table-cell table:formula="of:=SQRT(([.B42]-[.D42])^2 + ([.C42]-[.E42])^2)" office:value-type="float" office:value="0.0678303681522481">
            <text:p>0.0678303682</text:p>
          </table:table-cell>
        </table:table-row>
        <table:table-row table:style-name="ro1">
          <table:table-cell table:style-name="ce2" office:value-type="string">
            <text:p>33 Average</text:p>
          </table:table-cell>
          <table:table-cell table:number-columns-repeated="4"/>
          <table:table-cell table:style-name="Result" table:formula="of:=SUBTOTAL(1;[.$F$40:.$F$42])" office:value-type="float" office:value="0.0500468822463749">
            <text:p>0.050046882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.19749137197559">
            <text:p>1.197491372</text:p>
          </table:table-cell>
          <table:table-cell office:value-type="float" office:value="-0.0639013405979935">
            <text:p>-0.0639013406</text:p>
          </table:table-cell>
          <table:table-cell office:value-type="float" office:value="1.15063145427648">
            <text:p>1.1506314543</text:p>
          </table:table-cell>
          <table:table-cell office:value-type="float" office:value="-0.135673733185268">
            <text:p>-0.1356737332</text:p>
          </table:table-cell>
          <table:table-cell table:formula="of:=SQRT(([.B44]-[.D44])^2 + ([.C44]-[.E44])^2)" office:value-type="float" office:value="0.0857153908260879">
            <text:p>0.0857153908</text:p>
          </table:table-cell>
        </table:table-row>
        <table:table-row table:style-name="ro1">
          <table:table-cell table:style-name="ce2" office:value-type="string">
            <text:p>34 Average</text:p>
          </table:table-cell>
          <table:table-cell table:number-columns-repeated="4"/>
          <table:table-cell table:style-name="Result" table:formula="of:=SUBTOTAL(1;[.$F$44:.$F$44])" office:value-type="float" office:value="0.0857153908260879">
            <text:p>0.0857153908</text:p>
          </table:table-cell>
        </table:table-row>
        <table:table-row table:style-name="ro1">
          <table:table-cell office:value-type="float" office:value="34.6">
            <text:p>35</text:p>
          </table:table-cell>
          <table:table-cell office:value-type="float" office:value="1.29712185619403">
            <text:p>1.2971218562</text:p>
          </table:table-cell>
          <table:table-cell office:value-type="float" office:value="-0.0724900898898542">
            <text:p>-0.0724900899</text:p>
          </table:table-cell>
          <table:table-cell office:value-type="float" office:value="1.30969040392722">
            <text:p>1.3096904039</text:p>
          </table:table-cell>
          <table:table-cell office:value-type="float" office:value="-0.157213476277319">
            <text:p>-0.1572134763</text:p>
          </table:table-cell>
          <table:table-cell table:formula="of:=SQRT(([.B46]-[.D46])^2 + ([.C46]-[.E46])^2)" office:value-type="float" office:value="0.0856505726372051">
            <text:p>0.0856505726</text:p>
          </table:table-cell>
        </table:table-row>
        <table:table-row table:style-name="ro1">
          <table:table-cell office:value-type="float" office:value="34.7">
            <text:p>35</text:p>
          </table:table-cell>
          <table:table-cell office:value-type="float" office:value="1.29712185619403">
            <text:p>1.2971218562</text:p>
          </table:table-cell>
          <table:table-cell office:value-type="float" office:value="-0.0724900898898542">
            <text:p>-0.0724900899</text:p>
          </table:table-cell>
          <table:table-cell office:value-type="float" office:value="1.35817700879715">
            <text:p>1.3581770088</text:p>
          </table:table-cell>
          <table:table-cell office:value-type="float" office:value="-0.0917971822553607">
            <text:p>-0.0917971823</text:p>
          </table:table-cell>
          <table:table-cell table:formula="of:=SQRT(([.B47]-[.D47])^2 + ([.C47]-[.E47])^2)" office:value-type="float" office:value="0.0640351112671853">
            <text:p>0.0640351113</text:p>
          </table:table-cell>
        </table:table-row>
        <table:table-row table:style-name="ro1">
          <table:table-cell table:style-name="ce2" office:value-type="string">
            <text:p>35 Average</text:p>
          </table:table-cell>
          <table:table-cell table:number-columns-repeated="4"/>
          <table:table-cell table:style-name="Result" table:formula="of:=SUBTOTAL(1;[.$F$46:.$F$47])" office:value-type="float" office:value="0.0748428419521952">
            <text:p>0.074842842</text:p>
          </table:table-cell>
        </table:table-row>
        <table:table-row table:style-name="ro1">
          <table:table-cell office:value-type="float" office:value="36.3">
            <text:p>36</text:p>
          </table:table-cell>
          <table:table-cell office:value-type="float" office:value="1.29712185619403">
            <text:p>1.2971218562</text:p>
          </table:table-cell>
          <table:table-cell office:value-type="float" office:value="-0.0724900898898542">
            <text:p>-0.0724900899</text:p>
          </table:table-cell>
          <table:table-cell office:value-type="float" office:value="1.2435382899986">
            <text:p>1.24353829</text:p>
          </table:table-cell>
          <table:table-cell office:value-type="float" office:value="-0.190740969632101">
            <text:p>-0.1907409696</text:p>
          </table:table-cell>
          <table:table-cell table:formula="of:=SQRT(([.B49]-[.D49])^2 + ([.C49]-[.E49])^2)" office:value-type="float" office:value="0.129824763146463">
            <text:p>0.1298247631</text:p>
          </table:table-cell>
        </table:table-row>
        <table:table-row table:style-name="ro1">
          <table:table-cell table:style-name="ce2" office:value-type="string">
            <text:p>36 Average</text:p>
          </table:table-cell>
          <table:table-cell table:number-columns-repeated="4"/>
          <table:table-cell table:style-name="Result" table:formula="of:=SUBTOTAL(1;[.$F$49:.$F$49])" office:value-type="float" office:value="0.129824763146463">
            <text:p>0.1298247631</text:p>
          </table:table-cell>
        </table:table-row>
        <table:table-row table:style-name="ro1">
          <table:table-cell office:value-type="float" office:value="36.8">
            <text:p>37</text:p>
          </table:table-cell>
          <table:table-cell office:value-type="float" office:value="1.29712185619403">
            <text:p>1.2971218562</text:p>
          </table:table-cell>
          <table:table-cell office:value-type="float" office:value="-0.0724900898898542">
            <text:p>-0.0724900899</text:p>
          </table:table-cell>
          <table:table-cell office:value-type="float" office:value="1.18421566889527">
            <text:p>1.1842156689</text:p>
          </table:table-cell>
          <table:table-cell office:value-type="float" office:value="-0.231611559803131">
            <text:p>-0.2316115598</text:p>
          </table:table-cell>
          <table:table-cell table:formula="of:=SQRT(([.B51]-[.D51])^2 + ([.C51]-[.E51])^2)" office:value-type="float" office:value="0.195108814044126">
            <text:p>0.19510881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.39675234041247">
            <text:p>1.3967523404</text:p>
          </table:table-cell>
          <table:table-cell office:value-type="float" office:value="-0.0810788391817148">
            <text:p>-0.0810788392</text:p>
          </table:table-cell>
          <table:table-cell office:value-type="float" office:value="1.26974549832943">
            <text:p>1.2697454983</text:p>
          </table:table-cell>
          <table:table-cell office:value-type="float" office:value="-0.171637029705112">
            <text:p>-0.1716370297</text:p>
          </table:table-cell>
          <table:table-cell table:formula="of:=SQRT(([.B52]-[.D52])^2 + ([.C52]-[.E52])^2)" office:value-type="float" office:value="0.155985652567086">
            <text:p>0.1559856526</text:p>
          </table:table-cell>
        </table:table-row>
        <table:table-row table:style-name="ro1">
          <table:table-cell office:value-type="float" office:value="37.1">
            <text:p>37</text:p>
          </table:table-cell>
          <table:table-cell office:value-type="float" office:value="1.39675234041247">
            <text:p>1.3967523404</text:p>
          </table:table-cell>
          <table:table-cell office:value-type="float" office:value="-0.0810788391817148">
            <text:p>-0.0810788392</text:p>
          </table:table-cell>
          <table:table-cell office:value-type="float" office:value="1.39556361279655">
            <text:p>1.3955636128</text:p>
          </table:table-cell>
          <table:table-cell office:value-type="float" office:value="-0.187279263315416">
            <text:p>-0.1872792633</text:p>
          </table:table-cell>
          <table:table-cell table:formula="of:=SQRT(([.B53]-[.D53])^2 + ([.C53]-[.E53])^2)" office:value-type="float" office:value="0.10620707678645">
            <text:p>0.1062070768</text:p>
          </table:table-cell>
        </table:table-row>
        <table:table-row table:style-name="ro1">
          <table:table-cell table:style-name="ce2" office:value-type="string">
            <text:p>37 Average</text:p>
          </table:table-cell>
          <table:table-cell table:number-columns-repeated="4"/>
          <table:table-cell table:style-name="Result" table:formula="of:=SUBTOTAL(1;[.$F$51:.$F$53])" office:value-type="float" office:value="0.152433847799221">
            <text:p>0.1524338478</text:p>
          </table:table-cell>
        </table:table-row>
        <table:table-row table:style-name="ro1">
          <table:table-cell office:value-type="float" office:value="37.6">
            <text:p>38</text:p>
          </table:table-cell>
          <table:table-cell office:value-type="float" office:value="1.39675234041247">
            <text:p>1.3967523404</text:p>
          </table:table-cell>
          <table:table-cell office:value-type="float" office:value="-0.0810788391817148">
            <text:p>-0.0810788392</text:p>
          </table:table-cell>
          <table:table-cell office:value-type="float" office:value="1.3489428020831">
            <text:p>1.3489428021</text:p>
          </table:table-cell>
          <table:table-cell office:value-type="float" office:value="-0.127717259678716">
            <text:p>-0.1277172597</text:p>
          </table:table-cell>
          <table:table-cell table:formula="of:=SQRT(([.B55]-[.D55])^2 + ([.C55]-[.E55])^2)" office:value-type="float" office:value="0.0667899260496911">
            <text:p>0.066789926</text:p>
          </table:table-cell>
        </table:table-row>
        <table:table-row table:style-name="ro1">
          <table:table-cell office:value-type="float" office:value="38.2">
            <text:p>38</text:p>
          </table:table-cell>
          <table:table-cell office:value-type="float" office:value="1.39675234041247">
            <text:p>1.3967523404</text:p>
          </table:table-cell>
          <table:table-cell office:value-type="float" office:value="-0.0810788391817148">
            <text:p>-0.0810788392</text:p>
          </table:table-cell>
          <table:table-cell office:value-type="float" office:value="1.42753630325262">
            <text:p>1.4275363033</text:p>
          </table:table-cell>
          <table:table-cell office:value-type="float" office:value="-0.0657261946498533">
            <text:p>-0.0657261946</text:p>
          </table:table-cell>
          <table:table-cell table:formula="of:=SQRT(([.B56]-[.D56])^2 + ([.C56]-[.E56])^2)" office:value-type="float" office:value="0.0343999427654344">
            <text:p>0.0343999428</text:p>
          </table:table-cell>
        </table:table-row>
        <table:table-row table:style-name="ro1">
          <table:table-cell table:style-name="ce2" office:value-type="string">
            <text:p>38 Average</text:p>
          </table:table-cell>
          <table:table-cell table:number-columns-repeated="4"/>
          <table:table-cell table:style-name="Result" table:formula="of:=SUBTOTAL(1;[.$F$55:.$F$56])" office:value-type="float" office:value="0.0505949344075628">
            <text:p>0.0505949344</text:p>
          </table:table-cell>
        </table:table-row>
        <table:table-row table:style-name="ro1">
          <table:table-cell office:value-type="float" office:value="38.5">
            <text:p>39</text:p>
          </table:table-cell>
          <table:table-cell office:value-type="float" office:value="1.49642550536227">
            <text:p>1.4964255054</text:p>
          </table:table-cell>
          <table:table-cell office:value-type="float" office:value="-0.0891572170443044">
            <text:p>-0.089157217</text:p>
          </table:table-cell>
          <table:table-cell office:value-type="float" office:value="1.53262944262642">
            <text:p>1.5326294426</text:p>
          </table:table-cell>
          <table:table-cell office:value-type="float" office:value="-0.0966297632389175">
            <text:p>-0.0966297632</text:p>
          </table:table-cell>
          <table:table-cell table:formula="of:=SQRT(([.B58]-[.D58])^2 + ([.C58]-[.E58])^2)" office:value-type="float" office:value="0.0369670666953281">
            <text:p>0.0369670667</text:p>
          </table:table-cell>
        </table:table-row>
        <table:table-row table:style-name="ro1">
          <table:table-cell office:value-type="float" office:value="38.8">
            <text:p>39</text:p>
          </table:table-cell>
          <table:table-cell office:value-type="float" office:value="1.49642550536227">
            <text:p>1.4964255054</text:p>
          </table:table-cell>
          <table:table-cell office:value-type="float" office:value="-0.0891572170443044">
            <text:p>-0.089157217</text:p>
          </table:table-cell>
          <table:table-cell office:value-type="float" office:value="1.50146613801214">
            <text:p>1.501466138</text:p>
          </table:table-cell>
          <table:table-cell office:value-type="float" office:value="-0.183174729755155">
            <text:p>-0.1831747298</text:p>
          </table:table-cell>
          <table:table-cell table:formula="of:=SQRT(([.B59]-[.D59])^2 + ([.C59]-[.E59])^2)" office:value-type="float" office:value="0.0941525393913833">
            <text:p>0.0941525394</text:p>
          </table:table-cell>
        </table:table-row>
        <table:table-row table:style-name="ro1">
          <table:table-cell office:value-type="float" office:value="39.1">
            <text:p>39</text:p>
          </table:table-cell>
          <table:table-cell office:value-type="float" office:value="1.59609867031207">
            <text:p>1.5960986703</text:p>
          </table:table-cell>
          <table:table-cell office:value-type="float" office:value="-0.0972355949068939">
            <text:p>-0.0972355949</text:p>
          </table:table-cell>
          <table:table-cell office:value-type="float" office:value="1.6425812325889">
            <text:p>1.6425812326</text:p>
          </table:table-cell>
          <table:table-cell office:value-type="float" office:value="-0.168085580662538">
            <text:p>-0.1680855807</text:p>
          </table:table-cell>
          <table:table-cell table:formula="of:=SQRT(([.B60]-[.D60])^2 + ([.C60]-[.E60])^2)" office:value-type="float" office:value="0.0847369404533487">
            <text:p>0.0847369405</text:p>
          </table:table-cell>
        </table:table-row>
        <table:table-row table:style-name="ro1">
          <table:table-cell table:style-name="ce2" office:value-type="string">
            <text:p>39 Average</text:p>
          </table:table-cell>
          <table:table-cell table:number-columns-repeated="4"/>
          <table:table-cell table:style-name="Result" table:formula="of:=SUBTOTAL(1;[.$F$58:.$F$60])" office:value-type="float" office:value="0.07195218218002">
            <text:p>0.0719521822</text:p>
          </table:table-cell>
        </table:table-row>
        <table:table-row table:style-name="ro1">
          <table:table-cell office:value-type="float" office:value="39.5">
            <text:p>40</text:p>
          </table:table-cell>
          <table:table-cell office:value-type="float" office:value="1.59609867031207">
            <text:p>1.5960986703</text:p>
          </table:table-cell>
          <table:table-cell office:value-type="float" office:value="-0.0972355949068939">
            <text:p>-0.0972355949</text:p>
          </table:table-cell>
          <table:table-cell office:value-type="float" office:value="1.74320270423233">
            <text:p>1.7432027042</text:p>
          </table:table-cell>
          <table:table-cell office:value-type="float" office:value="-0.0571931523962093">
            <text:p>-0.0571931524</text:p>
          </table:table-cell>
          <table:table-cell table:formula="of:=SQRT(([.B62]-[.D62])^2 + ([.C62]-[.E62])^2)" office:value-type="float" office:value="0.152456531502711">
            <text:p>0.1524565315</text:p>
          </table:table-cell>
        </table:table-row>
        <table:table-row table:style-name="ro1">
          <table:table-cell office:value-type="float" office:value="39.7">
            <text:p>40</text:p>
          </table:table-cell>
          <table:table-cell office:value-type="float" office:value="1.69584867285347">
            <text:p>1.6958486729</text:p>
          </table:table-cell>
          <table:table-cell office:value-type="float" office:value="-0.10430220604592">
            <text:p>-0.104302206</text:p>
          </table:table-cell>
          <table:table-cell office:value-type="float" office:value="1.86893421588101">
            <text:p>1.8689342159</text:p>
          </table:table-cell>
          <table:table-cell office:value-type="float" office:value="-0.0819940584096361">
            <text:p>-0.0819940584</text:p>
          </table:table-cell>
          <table:table-cell table:formula="of:=SQRT(([.B63]-[.D63])^2 + ([.C63]-[.E63])^2)" office:value-type="float" office:value="0.174517215930405">
            <text:p>0.1745172159</text:p>
          </table:table-cell>
        </table:table-row>
        <table:table-row table:style-name="ro1">
          <table:table-cell office:value-type="float" office:value="40.1">
            <text:p>40</text:p>
          </table:table-cell>
          <table:table-cell office:value-type="float" office:value="1.69584867285347">
            <text:p>1.6958486729</text:p>
          </table:table-cell>
          <table:table-cell office:value-type="float" office:value="-0.10430220604592">
            <text:p>-0.104302206</text:p>
          </table:table-cell>
          <table:table-cell office:value-type="float" office:value="1.91452531655132">
            <text:p>1.9145253166</text:p>
          </table:table-cell>
          <table:table-cell office:value-type="float" office:value="-0.00923735215790344">
            <text:p>-0.0092373522</text:p>
          </table:table-cell>
          <table:table-cell table:formula="of:=SQRT(([.B64]-[.D64])^2 + ([.C64]-[.E64])^2)" office:value-type="float" office:value="0.23844664171195">
            <text:p>0.2384466417</text:p>
          </table:table-cell>
        </table:table-row>
        <table:table-row table:style-name="ro1">
          <table:table-cell table:style-name="ce2" office:value-type="string">
            <text:p>40 Average</text:p>
          </table:table-cell>
          <table:table-cell table:number-columns-repeated="4"/>
          <table:table-cell table:style-name="Result" table:formula="of:=SUBTOTAL(1;[.$F$62:.$F$64])" office:value-type="float" office:value="0.188473463048355">
            <text:p>0.188473463</text:p>
          </table:table-cell>
        </table:table-row>
        <table:table-row table:style-name="ro1">
          <table:table-cell office:value-type="float" office:value="41.1">
            <text:p>41</text:p>
          </table:table-cell>
          <table:table-cell office:value-type="float" office:value="1.79559867539487">
            <text:p>1.7955986754</text:p>
          </table:table-cell>
          <table:table-cell office:value-type="float" office:value="-0.111368817184946">
            <text:p>-0.1113688172</text:p>
          </table:table-cell>
          <table:table-cell office:value-type="float" office:value="1.96490425759401">
            <text:p>1.9649042576</text:p>
          </table:table-cell>
          <table:table-cell office:value-type="float" office:value="-0.0866769909274261">
            <text:p>-0.0866769909</text:p>
          </table:table-cell>
          <table:table-cell table:formula="of:=SQRT(([.B66]-[.D66])^2 + ([.C66]-[.E66])^2)" office:value-type="float" office:value="0.171096658201498">
            <text:p>0.1710966582</text:p>
          </table:table-cell>
        </table:table-row>
        <table:table-row table:style-name="ro1">
          <table:table-cell table:style-name="ce2" office:value-type="string">
            <text:p>41 Average</text:p>
          </table:table-cell>
          <table:table-cell table:number-columns-repeated="4"/>
          <table:table-cell table:style-name="Result" table:formula="of:=SUBTOTAL(1;[.$F$66:.$F$66])" office:value-type="float" office:value="0.171096658201498">
            <text:p>0.1710966582</text:p>
          </table:table-cell>
        </table:table-row>
        <table:table-row table:style-name="ro1">
          <table:table-cell office:value-type="float" office:value="42.3">
            <text:p>42</text:p>
          </table:table-cell>
          <table:table-cell office:value-type="float" office:value="2.09484868301908">
            <text:p>2.094848683</text:p>
          </table:table-cell>
          <table:table-cell office:value-type="float" office:value="-0.132568650602024">
            <text:p>-0.1325686506</text:p>
          </table:table-cell>
          <table:table-cell office:value-type="float" office:value="2.08491162691055">
            <text:p>2.0849116269</text:p>
          </table:table-cell>
          <table:table-cell office:value-type="float" office:value="-0.154681967680437">
            <text:p>-0.1546819677</text:p>
          </table:table-cell>
          <table:table-cell table:formula="of:=SQRT(([.B68]-[.D68])^2 + ([.C68]-[.E68])^2)" office:value-type="float" office:value="0.0242434295493555">
            <text:p>0.0242434295</text:p>
          </table:table-cell>
        </table:table-row>
        <table:table-row table:style-name="ro1">
          <table:table-cell table:style-name="ce2" office:value-type="string">
            <text:p>42 Average</text:p>
          </table:table-cell>
          <table:table-cell table:number-columns-repeated="4"/>
          <table:table-cell table:style-name="Result" table:formula="of:=SUBTOTAL(1;[.$F$68:.$F$68])" office:value-type="float" office:value="0.0242434295493555">
            <text:p>0.0242434295</text:p>
          </table:table-cell>
        </table:table-row>
        <table:table-row table:style-name="ro1">
          <table:table-cell office:value-type="float" office:value="42.6">
            <text:p>43</text:p>
          </table:table-cell>
          <table:table-cell office:value-type="float" office:value="2.09484868301908">
            <text:p>2.094848683</text:p>
          </table:table-cell>
          <table:table-cell office:value-type="float" office:value="-0.132568650602024">
            <text:p>-0.1325686506</text:p>
          </table:table-cell>
          <table:table-cell office:value-type="float" office:value="2.17547299485269">
            <text:p>2.1754729949</text:p>
          </table:table-cell>
          <table:table-cell office:value-type="float" office:value="-0.13054669464449">
            <text:p>-0.1305466946</text:p>
          </table:table-cell>
          <table:table-cell table:formula="of:=SQRT(([.B70]-[.D70])^2 + ([.C70]-[.E70])^2)" office:value-type="float" office:value="0.0806496618997076">
            <text:p>0.0806496619</text:p>
          </table:table-cell>
        </table:table-row>
        <table:table-row table:style-name="ro1">
          <table:table-cell office:value-type="float" office:value="43.1">
            <text:p>43</text:p>
          </table:table-cell>
          <table:table-cell office:value-type="float" office:value="2.09484868301908">
            <text:p>2.094848683</text:p>
          </table:table-cell>
          <table:table-cell office:value-type="float" office:value="-0.132568650602024">
            <text:p>-0.1325686506</text:p>
          </table:table-cell>
          <table:table-cell office:value-type="float" office:value="2.08962741382535">
            <text:p>2.0896274138</text:p>
          </table:table-cell>
          <table:table-cell office:value-type="float" office:value="-0.160948898611661">
            <text:p>-0.1609488986</text:p>
          </table:table-cell>
          <table:table-cell table:formula="of:=SQRT(([.B71]-[.D71])^2 + ([.C71]-[.E71])^2)" office:value-type="float" office:value="0.0288565439559545">
            <text:p>0.028856544</text:p>
          </table:table-cell>
        </table:table-row>
        <table:table-row table:style-name="ro1">
          <table:table-cell table:style-name="ce2" office:value-type="string">
            <text:p>43 Average</text:p>
          </table:table-cell>
          <table:table-cell table:number-columns-repeated="4"/>
          <table:table-cell table:style-name="Result" table:formula="of:=SUBTOTAL(1;[.$F$70:.$F$71])" office:value-type="float" office:value="0.0547531029278311">
            <text:p>0.0547531029</text:p>
          </table:table-cell>
        </table:table-row>
        <table:table-row table:style-name="ro1">
          <table:table-cell office:value-type="float" office:value="43.5">
            <text:p>44</text:p>
          </table:table-cell>
          <table:table-cell office:value-type="float" office:value="2.09484868301908">
            <text:p>2.094848683</text:p>
          </table:table-cell>
          <table:table-cell office:value-type="float" office:value="-0.132568650602024">
            <text:p>-0.1325686506</text:p>
          </table:table-cell>
          <table:table-cell office:value-type="float" office:value="2.02510785412124">
            <text:p>2.0251078541</text:p>
          </table:table-cell>
          <table:table-cell office:value-type="float" office:value="-0.214020035719796">
            <text:p>-0.2140200357</text:p>
          </table:table-cell>
          <table:table-cell table:formula="of:=SQRT(([.B73]-[.D73])^2 + ([.C73]-[.E73])^2)" office:value-type="float" office:value="0.107229246723835">
            <text:p>0.107229246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.29447155006703">
            <text:p>2.2944715501</text:p>
          </table:table-cell>
          <table:table-cell office:value-type="float" office:value="-0.144676187772621">
            <text:p>-0.1446761878</text:p>
          </table:table-cell>
          <table:table-cell office:value-type="float" office:value="2.17328923744764">
            <text:p>2.1732892374</text:p>
          </table:table-cell>
          <table:table-cell office:value-type="float" office:value="-0.251111287754954">
            <text:p>-0.2511112878</text:p>
          </table:table-cell>
          <table:table-cell table:formula="of:=SQRT(([.B74]-[.D74])^2 + ([.C74]-[.E74])^2)" office:value-type="float" office:value="0.161287269801538">
            <text:p>0.1612872698</text:p>
          </table:table-cell>
        </table:table-row>
        <table:table-row table:style-name="ro1">
          <table:table-cell office:value-type="float" office:value="44.1">
            <text:p>44</text:p>
          </table:table-cell>
          <table:table-cell office:value-type="float" office:value="2.29447155006703">
            <text:p>2.2944715501</text:p>
          </table:table-cell>
          <table:table-cell office:value-type="float" office:value="-0.144676187772621">
            <text:p>-0.1446761878</text:p>
          </table:table-cell>
          <table:table-cell office:value-type="float" office:value="2.26987731885842">
            <text:p>2.2698773189</text:p>
          </table:table-cell>
          <table:table-cell office:value-type="float" office:value="-0.227200687584533">
            <text:p>-0.2272006876</text:p>
          </table:table-cell>
          <table:table-cell table:formula="of:=SQRT(([.B75]-[.D75])^2 + ([.C75]-[.E75])^2)" office:value-type="float" office:value="0.0861113771690417">
            <text:p>0.0861113772</text:p>
          </table:table-cell>
        </table:table-row>
        <table:table-row table:style-name="ro1">
          <table:table-cell table:style-name="ce2" office:value-type="string">
            <text:p>44 Average</text:p>
          </table:table-cell>
          <table:table-cell table:number-columns-repeated="4"/>
          <table:table-cell table:style-name="Result" table:formula="of:=SUBTOTAL(1;[.$F$73:.$F$75])" office:value-type="float" office:value="0.118209297898138">
            <text:p>0.1182092979</text:p>
          </table:table-cell>
        </table:table-row>
        <table:table-row table:style-name="ro1">
          <table:table-cell office:value-type="float" office:value="45.1">
            <text:p>45</text:p>
          </table:table-cell>
          <table:table-cell office:value-type="float" office:value="2.49442218957441">
            <text:p>2.4944221896</text:p>
          </table:table-cell>
          <table:table-cell office:value-type="float" office:value="-0.148608802897862">
            <text:p>-0.1486088029</text:p>
          </table:table-cell>
          <table:table-cell office:value-type="float" office:value="2.4503106243333">
            <text:p>2.4503106243</text:p>
          </table:table-cell>
          <table:table-cell office:value-type="float" office:value="-0.194033849734231">
            <text:p>-0.1940338497</text:p>
          </table:table-cell>
          <table:table-cell table:formula="of:=SQRT(([.B77]-[.D77])^2 + ([.C77]-[.E77])^2)" office:value-type="float" office:value="0.0633187576323721">
            <text:p>0.0633187576</text:p>
          </table:table-cell>
        </table:table-row>
        <table:table-row table:style-name="ro1">
          <table:table-cell office:value-type="float" office:value="45.3">
            <text:p>45</text:p>
          </table:table-cell>
          <table:table-cell office:value-type="float" office:value="2.49442218957441">
            <text:p>2.4944221896</text:p>
          </table:table-cell>
          <table:table-cell office:value-type="float" office:value="-0.148608802897862">
            <text:p>-0.1486088029</text:p>
          </table:table-cell>
          <table:table-cell office:value-type="float" office:value="2.52895932193736">
            <text:p>2.5289593219</text:p>
          </table:table-cell>
          <table:table-cell office:value-type="float" office:value="-0.215777064602625">
            <text:p>-0.2157770646</text:p>
          </table:table-cell>
          <table:table-cell table:formula="of:=SQRT(([.B78]-[.D78])^2 + ([.C78]-[.E78])^2)" office:value-type="float" office:value="0.07552740490905">
            <text:p>0.0755274049</text:p>
          </table:table-cell>
        </table:table-row>
        <table:table-row table:style-name="ro1">
          <table:table-cell table:style-name="ce2" office:value-type="string">
            <text:p>45 Average</text:p>
          </table:table-cell>
          <table:table-cell table:number-columns-repeated="4"/>
          <table:table-cell table:style-name="Result" table:formula="of:=SUBTOTAL(1;[.$F$77:.$F$78])" office:value-type="float" office:value="0.069423081270711">
            <text:p>0.0694230813</text:p>
          </table:table-cell>
        </table:table-row>
        <table:table-row table:style-name="ro1">
          <table:table-cell office:value-type="float" office:value="45.5">
            <text:p>46</text:p>
          </table:table-cell>
          <table:table-cell office:value-type="float" office:value="2.49442218957441">
            <text:p>2.4944221896</text:p>
          </table:table-cell>
          <table:table-cell office:value-type="float" office:value="-0.148608802897862">
            <text:p>-0.1486088029</text:p>
          </table:table-cell>
          <table:table-cell office:value-type="float" office:value="2.44133043235491">
            <text:p>2.4413304324</text:p>
          </table:table-cell>
          <table:table-cell office:value-type="float" office:value="-0.241702229968279">
            <text:p>-0.24170223</text:p>
          </table:table-cell>
          <table:table-cell table:formula="of:=SQRT(([.B80]-[.D80])^2 + ([.C80]-[.E80])^2)" office:value-type="float" office:value="0.107168656091089">
            <text:p>0.107168656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.49442218957441">
            <text:p>2.4944221896</text:p>
          </table:table-cell>
          <table:table-cell office:value-type="float" office:value="-0.148608802897862">
            <text:p>-0.1486088029</text:p>
          </table:table-cell>
          <table:table-cell office:value-type="float" office:value="2.34634622530574">
            <text:p>2.3463462253</text:p>
          </table:table-cell>
          <table:table-cell office:value-type="float" office:value="-0.274012532045115">
            <text:p>-0.274012532</text:p>
          </table:table-cell>
          <table:table-cell table:formula="of:=SQRT(([.B81]-[.D81])^2 + ([.C81]-[.E81])^2)" office:value-type="float" office:value="0.194042743946107">
            <text:p>0.1940427439</text:p>
          </table:table-cell>
        </table:table-row>
        <table:table-row table:style-name="ro1">
          <table:table-cell office:value-type="float" office:value="46.4">
            <text:p>46</text:p>
          </table:table-cell>
          <table:table-cell office:value-type="float" office:value="2.59441401416634">
            <text:p>2.5944140142</text:p>
          </table:table-cell>
          <table:table-cell office:value-type="float" office:value="-0.14733012593398">
            <text:p>-0.1473301259</text:p>
          </table:table-cell>
          <table:table-cell office:value-type="float" office:value="2.44377430158962">
            <text:p>2.4437743016</text:p>
          </table:table-cell>
          <table:table-cell office:value-type="float" office:value="-0.294858974575332">
            <text:p>-0.2948589746</text:p>
          </table:table-cell>
          <table:table-cell table:formula="of:=SQRT(([.B82]-[.D82])^2 + ([.C82]-[.E82])^2)" office:value-type="float" office:value="0.210848486327596">
            <text:p>0.2108484863</text:p>
          </table:table-cell>
        </table:table-row>
        <table:table-row table:style-name="ro1">
          <table:table-cell table:style-name="ce2" office:value-type="string">
            <text:p>46 Average</text:p>
          </table:table-cell>
          <table:table-cell table:number-columns-repeated="4"/>
          <table:table-cell table:style-name="Result" table:formula="of:=SUBTOTAL(1;[.$F$80:.$F$82])" office:value-type="float" office:value="0.170686628788264">
            <text:p>0.1706866288</text:p>
          </table:table-cell>
        </table:table-row>
        <table:table-row table:style-name="ro1">
          <table:table-cell office:value-type="float" office:value="46.6">
            <text:p>47</text:p>
          </table:table-cell>
          <table:table-cell office:value-type="float" office:value="2.59441401416634">
            <text:p>2.5944140142</text:p>
          </table:table-cell>
          <table:table-cell office:value-type="float" office:value="-0.14733012593398">
            <text:p>-0.1473301259</text:p>
          </table:table-cell>
          <table:table-cell office:value-type="float" office:value="2.34191655553423">
            <text:p>2.3419165555</text:p>
          </table:table-cell>
          <table:table-cell office:value-type="float" office:value="-0.330852865890208">
            <text:p>-0.3308528659</text:p>
          </table:table-cell>
          <table:table-cell table:formula="of:=SQRT(([.B84]-[.D84])^2 + ([.C84]-[.E84])^2)" office:value-type="float" office:value="0.312146700601995">
            <text:p>0.3121467006</text:p>
          </table:table-cell>
        </table:table-row>
        <table:table-row table:style-name="ro1">
          <table:table-cell office:value-type="float" office:value="46.8">
            <text:p>47</text:p>
          </table:table-cell>
          <table:table-cell office:value-type="float" office:value="2.69435255575832">
            <text:p>2.6943525558</text:p>
          </table:table-cell>
          <table:table-cell office:value-type="float" office:value="-0.143824715192463">
            <text:p>-0.1438247152</text:p>
          </table:table-cell>
          <table:table-cell office:value-type="float" office:value="2.39737032229777">
            <text:p>2.3973703223</text:p>
          </table:table-cell>
          <table:table-cell office:value-type="float" office:value="-0.406444021401898">
            <text:p>-0.4064440214</text:p>
          </table:table-cell>
          <table:table-cell table:formula="of:=SQRT(([.B85]-[.D85])^2 + ([.C85]-[.E85])^2)" office:value-type="float" office:value="0.396443371725572">
            <text:p>0.3964433717</text:p>
          </table:table-cell>
        </table:table-row>
        <table:table-row table:style-name="ro1">
          <table:table-cell office:value-type="float" office:value="47.1">
            <text:p>47</text:p>
          </table:table-cell>
          <table:table-cell office:value-type="float" office:value="2.69435255575832">
            <text:p>2.6943525558</text:p>
          </table:table-cell>
          <table:table-cell office:value-type="float" office:value="-0.143824715192463">
            <text:p>-0.1438247152</text:p>
          </table:table-cell>
          <table:table-cell office:value-type="float" office:value="2.28538775042615">
            <text:p>2.2853877504</text:p>
          </table:table-cell>
          <table:table-cell office:value-type="float" office:value="-0.44908277340152">
            <text:p>-0.4490827734</text:p>
          </table:table-cell>
          <table:table-cell table:formula="of:=SQRT(([.B86]-[.D86])^2 + ([.C86]-[.E86])^2)" office:value-type="float" office:value="0.510328025981273">
            <text:p>0.510328026</text:p>
          </table:table-cell>
        </table:table-row>
        <table:table-row table:style-name="ro1">
          <table:table-cell office:value-type="float" office:value="47.4">
            <text:p>47</text:p>
          </table:table-cell>
          <table:table-cell office:value-type="float" office:value="2.69435255575832">
            <text:p>2.6943525558</text:p>
          </table:table-cell>
          <table:table-cell office:value-type="float" office:value="-0.143824715192463">
            <text:p>-0.1438247152</text:p>
          </table:table-cell>
          <table:table-cell office:value-type="float" office:value="2.18092417982118">
            <text:p>2.1809241798</text:p>
          </table:table-cell>
          <table:table-cell office:value-type="float" office:value="-0.546329816959227">
            <text:p>-0.546329817</text:p>
          </table:table-cell>
          <table:table-cell table:formula="of:=SQRT(([.B87]-[.D87])^2 + ([.C87]-[.E87])^2)" office:value-type="float" office:value="0.652394860621788">
            <text:p>0.6523948606</text:p>
          </table:table-cell>
        </table:table-row>
        <table:table-row table:style-name="ro1">
          <table:table-cell table:style-name="ce2" office:value-type="string">
            <text:p>47 Average</text:p>
          </table:table-cell>
          <table:table-cell table:number-columns-repeated="4"/>
          <table:table-cell table:style-name="Result" table:formula="of:=SUBTOTAL(1;[.$F$84:.$F$87])" office:value-type="float" office:value="0.467828239732657">
            <text:p>0.4678282397</text:p>
          </table:table-cell>
        </table:table-row>
        <table:table-row table:style-name="ro1">
          <table:table-cell office:value-type="float" office:value="47.9">
            <text:p>48</text:p>
          </table:table-cell>
          <table:table-cell office:value-type="float" office:value="2.79172329203974">
            <text:p>2.791723292</text:p>
          </table:table-cell>
          <table:table-cell office:value-type="float" office:value="-0.138215117510756">
            <text:p>-0.1382151175</text:p>
          </table:table-cell>
          <table:table-cell office:value-type="float" office:value="2.25515139335773">
            <text:p>2.2551513934</text:p>
          </table:table-cell>
          <table:table-cell office:value-type="float" office:value="-0.489155010086137">
            <text:p>-0.4891550101</text:p>
          </table:table-cell>
          <table:table-cell table:formula="of:=SQRT(([.B89]-[.D89])^2 + ([.C89]-[.E89])^2)" office:value-type="float" office:value="0.641146013522688">
            <text:p>0.6411460135</text:p>
          </table:table-cell>
        </table:table-row>
        <table:table-row table:style-name="ro1">
          <table:table-cell office:value-type="float" office:value="48.2">
            <text:p>48</text:p>
          </table:table-cell>
          <table:table-cell office:value-type="float" office:value="2.88552012916393">
            <text:p>2.8855201292</text:p>
          </table:table-cell>
          <table:table-cell office:value-type="float" office:value="-0.130665798064825">
            <text:p>-0.1306657981</text:p>
          </table:table-cell>
          <table:table-cell office:value-type="float" office:value="2.44499590845634">
            <text:p>2.4449959085</text:p>
          </table:table-cell>
          <table:table-cell office:value-type="float" office:value="-0.457572272861595">
            <text:p>-0.4575722729</text:p>
          </table:table-cell>
          <table:table-cell table:formula="of:=SQRT(([.B90]-[.D90])^2 + ([.C90]-[.E90])^2)" office:value-type="float" office:value="0.548570353094367">
            <text:p>0.5485703531</text:p>
          </table:table-cell>
        </table:table-row>
        <table:table-row table:style-name="ro1">
          <table:table-cell office:value-type="float" office:value="48.3">
            <text:p>48</text:p>
          </table:table-cell>
          <table:table-cell office:value-type="float" office:value="2.88552012916393">
            <text:p>2.8855201292</text:p>
          </table:table-cell>
          <table:table-cell office:value-type="float" office:value="-0.130665798064825">
            <text:p>-0.1306657981</text:p>
          </table:table-cell>
          <table:table-cell office:value-type="float" office:value="2.52332787628241">
            <text:p>2.5233278763</text:p>
          </table:table-cell>
          <table:table-cell office:value-type="float" office:value="-0.413678785718213">
            <text:p>-0.4136787857</text:p>
          </table:table-cell>
          <table:table-cell table:formula="of:=SQRT(([.B91]-[.D91])^2 + ([.C91]-[.E91])^2)" office:value-type="float" office:value="0.459651584602823">
            <text:p>0.4596515846</text:p>
          </table:table-cell>
        </table:table-row>
        <table:table-row table:style-name="ro1">
          <table:table-cell office:value-type="float" office:value="48.4">
            <text:p>48</text:p>
          </table:table-cell>
          <table:table-cell office:value-type="float" office:value="2.88552012916393">
            <text:p>2.8855201292</text:p>
          </table:table-cell>
          <table:table-cell office:value-type="float" office:value="-0.130665798064825">
            <text:p>-0.1306657981</text:p>
          </table:table-cell>
          <table:table-cell office:value-type="float" office:value="2.6012332397691">
            <text:p>2.6012332398</text:p>
          </table:table-cell>
          <table:table-cell office:value-type="float" office:value="-0.350697004383328">
            <text:p>-0.3506970044</text:p>
          </table:table-cell>
          <table:table-cell table:formula="of:=SQRT(([.B92]-[.D92])^2 + ([.C92]-[.E92])^2)" office:value-type="float" office:value="0.359489592666827">
            <text:p>0.3594895927</text:p>
          </table:table-cell>
        </table:table-row>
        <table:table-row table:style-name="ro1">
          <table:table-cell table:style-name="ce2" office:value-type="string">
            <text:p>48 Average</text:p>
          </table:table-cell>
          <table:table-cell table:number-columns-repeated="4"/>
          <table:table-cell table:style-name="Result" table:formula="of:=SUBTOTAL(1;[.$F$89:.$F$92])" office:value-type="float" office:value="0.502214385971676">
            <text:p>0.502214386</text:p>
          </table:table-cell>
        </table:table-row>
        <table:table-row table:style-name="ro1">
          <table:table-cell office:value-type="float" office:value="48.7">
            <text:p>49</text:p>
          </table:table-cell>
          <table:table-cell office:value-type="float" office:value="2.88552012916393">
            <text:p>2.8855201292</text:p>
          </table:table-cell>
          <table:table-cell office:value-type="float" office:value="-0.130665798064825">
            <text:p>-0.1306657981</text:p>
          </table:table-cell>
          <table:table-cell office:value-type="float" office:value="2.7115466648833">
            <text:p>2.7115466649</text:p>
          </table:table-cell>
          <table:table-cell office:value-type="float" office:value="-0.295254812668402">
            <text:p>-0.2952548127</text:p>
          </table:table-cell>
          <table:table-cell table:formula="of:=SQRT(([.B94]-[.D94])^2 + ([.C94]-[.E94])^2)" office:value-type="float" office:value="0.23949177439315">
            <text:p>0.2394917744</text:p>
          </table:table-cell>
        </table:table-row>
        <table:table-row table:style-name="ro1">
          <table:table-cell office:value-type="float" office:value="48.9">
            <text:p>49</text:p>
          </table:table-cell>
          <table:table-cell office:value-type="float" office:value="2.88552012916393">
            <text:p>2.8855201292</text:p>
          </table:table-cell>
          <table:table-cell office:value-type="float" office:value="-0.130665798064825">
            <text:p>-0.1306657981</text:p>
          </table:table-cell>
          <table:table-cell office:value-type="float" office:value="2.63447686162651">
            <text:p>2.6344768616</text:p>
          </table:table-cell>
          <table:table-cell office:value-type="float" office:value="-0.351094015159369">
            <text:p>-0.3510940152</text:p>
          </table:table-cell>
          <table:table-cell table:formula="of:=SQRT(([.B95]-[.D95])^2 + ([.C95]-[.E95])^2)" office:value-type="float" office:value="0.334082805704424">
            <text:p>0.3340828057</text:p>
          </table:table-cell>
        </table:table-row>
        <table:table-row table:style-name="ro1">
          <table:table-cell table:style-name="ce2" office:value-type="string">
            <text:p>49 Average</text:p>
          </table:table-cell>
          <table:table-cell table:number-columns-repeated="4"/>
          <table:table-cell table:style-name="Result" table:formula="of:=SUBTOTAL(1;[.$F$94:.$F$95])" office:value-type="float" office:value="0.286787290048787">
            <text:p>0.28678729</text:p>
          </table:table-cell>
        </table:table-row>
        <table:table-row table:style-name="ro1">
          <table:table-cell office:value-type="float" office:value="49.6">
            <text:p>50</text:p>
          </table:table-cell>
          <table:table-cell office:value-type="float" office:value="2.88552012916393">
            <text:p>2.8855201292</text:p>
          </table:table-cell>
          <table:table-cell office:value-type="float" office:value="-0.130665798064825">
            <text:p>-0.1306657981</text:p>
          </table:table-cell>
          <table:table-cell office:value-type="float" office:value="2.72031405391208">
            <text:p>2.7203140539</text:p>
          </table:table-cell>
          <table:table-cell office:value-type="float" office:value="-0.29066004265049">
            <text:p>-0.2906600427</text:p>
          </table:table-cell>
          <table:table-cell table:formula="of:=SQRT(([.B97]-[.D97])^2 + ([.C97]-[.E97])^2)" office:value-type="float" office:value="0.229980880945906">
            <text:p>0.2299808809</text:p>
          </table:table-cell>
        </table:table-row>
        <table:table-row table:style-name="ro1">
          <table:table-cell office:value-type="float" office:value="49.8">
            <text:p>50</text:p>
          </table:table-cell>
          <table:table-cell office:value-type="float" office:value="2.88552012916393">
            <text:p>2.8855201292</text:p>
          </table:table-cell>
          <table:table-cell office:value-type="float" office:value="-0.130665798064825">
            <text:p>-0.1306657981</text:p>
          </table:table-cell>
          <table:table-cell office:value-type="float" office:value="2.80830362483911">
            <text:p>2.8083036248</text:p>
          </table:table-cell>
          <table:table-cell office:value-type="float" office:value="-0.221273992638757">
            <text:p>-0.2212739926</text:p>
          </table:table-cell>
          <table:table-cell table:formula="of:=SQRT(([.B98]-[.D98])^2 + ([.C98]-[.E98])^2)" office:value-type="float" office:value="0.119047190072223">
            <text:p>0.1190471901</text:p>
          </table:table-cell>
        </table:table-row>
        <table:table-row table:style-name="ro1">
          <table:table-cell office:value-type="float" office:value="49.9">
            <text:p>50</text:p>
          </table:table-cell>
          <table:table-cell office:value-type="float" office:value="2.88552012916393">
            <text:p>2.8855201292</text:p>
          </table:table-cell>
          <table:table-cell office:value-type="float" office:value="-0.130665798064825">
            <text:p>-0.1306657981</text:p>
          </table:table-cell>
          <table:table-cell office:value-type="float" office:value="2.86780577056338">
            <text:p>2.8678057706</text:p>
          </table:table-cell>
          <table:table-cell office:value-type="float" office:value="-0.169455540671201">
            <text:p>-0.1694555407</text:p>
          </table:table-cell>
          <table:table-cell table:formula="of:=SQRT(([.B99]-[.D99])^2 + ([.C99]-[.E99])^2)" office:value-type="float" office:value="0.0426432014757047">
            <text:p>0.042643201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.88552012916393">
            <text:p>2.8855201292</text:p>
          </table:table-cell>
          <table:table-cell office:value-type="float" office:value="-0.130665798064825">
            <text:p>-0.1306657981</text:p>
          </table:table-cell>
          <table:table-cell office:value-type="float" office:value="2.80943756025885">
            <text:p>2.8094375603</text:p>
          </table:table-cell>
          <table:table-cell office:value-type="float" office:value="-0.228024349224016">
            <text:p>-0.2280243492</text:p>
          </table:table-cell>
          <table:table-cell table:formula="of:=SQRT(([.B100]-[.D100])^2 + ([.C100]-[.E100])^2)" office:value-type="float" office:value="0.123560692677781">
            <text:p>0.1235606927</text:p>
          </table:table-cell>
        </table:table-row>
        <table:table-row table:style-name="ro1">
          <table:table-cell table:style-name="ce2" office:value-type="string">
            <text:p>50 Average</text:p>
          </table:table-cell>
          <table:table-cell table:number-columns-repeated="4"/>
          <table:table-cell table:style-name="Result" table:formula="of:=SUBTOTAL(1;[.$F$97:.$F$100])" office:value-type="float" office:value="0.128807991292904">
            <text:p>0.1288079913</text:p>
          </table:table-cell>
        </table:table-row>
        <table:table-row table:style-name="ro1">
          <table:table-cell office:value-type="float" office:value="50.6">
            <text:p>51</text:p>
          </table:table-cell>
          <table:table-cell office:value-type="float" office:value="2.97470284106802">
            <text:p>2.9747028411</text:p>
          </table:table-cell>
          <table:table-cell office:value-type="float" office:value="-0.121378537531757">
            <text:p>-0.1213785375</text:p>
          </table:table-cell>
          <table:table-cell office:value-type="float" office:value="2.90624959481519">
            <text:p>2.9062495948</text:p>
          </table:table-cell>
          <table:table-cell office:value-type="float" office:value="-0.184882066264915">
            <text:p>-0.1848820663</text:p>
          </table:table-cell>
          <table:table-cell table:formula="of:=SQRT(([.B102]-[.D102])^2 + ([.C102]-[.E102])^2)" office:value-type="float" office:value="0.0933731496957968">
            <text:p>0.0933731497</text:p>
          </table:table-cell>
        </table:table-row>
        <table:table-row table:style-name="ro1">
          <table:table-cell office:value-type="float" office:value="51.1">
            <text:p>51</text:p>
          </table:table-cell>
          <table:table-cell office:value-type="float" office:value="2.97470284106802">
            <text:p>2.9747028411</text:p>
          </table:table-cell>
          <table:table-cell office:value-type="float" office:value="-0.121378537531757">
            <text:p>-0.1213785375</text:p>
          </table:table-cell>
          <table:table-cell office:value-type="float" office:value="2.99799136432595">
            <text:p>2.9979913643</text:p>
          </table:table-cell>
          <table:table-cell office:value-type="float" office:value="-0.135357222239699">
            <text:p>-0.1353572222</text:p>
          </table:table-cell>
          <table:table-cell table:formula="of:=SQRT(([.B103]-[.D103])^2 + ([.C103]-[.E103])^2)" office:value-type="float" office:value="0.0271617183127123">
            <text:p>0.0271617183</text:p>
          </table:table-cell>
        </table:table-row>
        <table:table-row table:style-name="ro1">
          <table:table-cell table:style-name="ce2" office:value-type="string">
            <text:p>51 Average</text:p>
          </table:table-cell>
          <table:table-cell table:number-columns-repeated="4"/>
          <table:table-cell table:style-name="Result" table:formula="of:=SUBTOTAL(1;[.$F$102:.$F$103])" office:value-type="float" office:value="0.0602674340042545">
            <text:p>0.060267434</text:p>
          </table:table-cell>
        </table:table-row>
        <table:table-row table:style-name="ro1">
          <table:table-cell office:value-type="float" office:value="51.5">
            <text:p>52</text:p>
          </table:table-cell>
          <table:table-cell office:value-type="float" office:value="2.97470284106802">
            <text:p>2.9747028411</text:p>
          </table:table-cell>
          <table:table-cell office:value-type="float" office:value="-0.121378537531757">
            <text:p>-0.1213785375</text:p>
          </table:table-cell>
          <table:table-cell office:value-type="float" office:value="3.10704046367972">
            <text:p>3.1070404637</text:p>
          </table:table-cell>
          <table:table-cell office:value-type="float" office:value="-0.100209334464379">
            <text:p>-0.1002093345</text:p>
          </table:table-cell>
          <table:table-cell table:formula="of:=SQRT(([.B105]-[.D105])^2 + ([.C105]-[.E105])^2)" office:value-type="float" office:value="0.134020078783086">
            <text:p>0.1340200788</text:p>
          </table:table-cell>
        </table:table-row>
        <table:table-row table:style-name="ro1">
          <table:table-cell table:style-name="ce2" office:value-type="string">
            <text:p>52 Average</text:p>
          </table:table-cell>
          <table:table-cell table:number-columns-repeated="4"/>
          <table:table-cell table:style-name="Result" table:formula="of:=SUBTOTAL(1;[.$F$105:.$F$105])" office:value-type="float" office:value="0.134020078783086">
            <text:p>0.1340200788</text:p>
          </table:table-cell>
        </table:table-row>
        <table:table-row table:style-name="ro1">
          <table:table-cell office:value-type="float" office:value="53.4">
            <text:p>53</text:p>
          </table:table-cell>
          <table:table-cell office:value-type="float" office:value="2.97470284106802">
            <text:p>2.9747028411</text:p>
          </table:table-cell>
          <table:table-cell office:value-type="float" office:value="-0.121378537531757">
            <text:p>-0.1213785375</text:p>
          </table:table-cell>
          <table:table-cell office:value-type="float" office:value="3.01668435263708">
            <text:p>3.0166843526</text:p>
          </table:table-cell>
          <table:table-cell office:value-type="float" office:value="-0.0799726133777963">
            <text:p>-0.0799726134</text:p>
          </table:table-cell>
          <table:table-cell table:formula="of:=SQRT(([.B107]-[.D107])^2 + ([.C107]-[.E107])^2)" office:value-type="float" office:value="0.0589652259273737">
            <text:p>0.0589652259</text:p>
          </table:table-cell>
        </table:table-row>
        <table:table-row table:style-name="ro1">
          <table:table-cell table:style-name="ce2" office:value-type="string">
            <text:p>53 Average</text:p>
          </table:table-cell>
          <table:table-cell table:number-columns-repeated="4"/>
          <table:table-cell table:style-name="Result" table:formula="of:=SUBTOTAL(1;[.$F$107:.$F$107])" office:value-type="float" office:value="0.0589652259273737">
            <text:p>0.0589652259</text:p>
          </table:table-cell>
        </table:table-row>
        <table:table-row table:style-name="ro1">
          <table:table-cell office:value-type="float" office:value="53.8">
            <text:p>54</text:p>
          </table:table-cell>
          <table:table-cell office:value-type="float" office:value="2.97470284106802">
            <text:p>2.9747028411</text:p>
          </table:table-cell>
          <table:table-cell office:value-type="float" office:value="-0.121378537531757">
            <text:p>-0.1213785375</text:p>
          </table:table-cell>
          <table:table-cell office:value-type="float" office:value="2.94662228288064">
            <text:p>2.9466222829</text:p>
          </table:table-cell>
          <table:table-cell office:value-type="float" office:value="-0.164880530310652">
            <text:p>-0.1648805303</text:p>
          </table:table-cell>
          <table:table-cell table:formula="of:=SQRT(([.B109]-[.D109])^2 + ([.C109]-[.E109])^2)" office:value-type="float" office:value="0.0517778053209109">
            <text:p>0.0517778053</text:p>
          </table:table-cell>
        </table:table-row>
        <table:table-row table:style-name="ro1">
          <table:table-cell office:value-type="float" office:value="54.4">
            <text:p>54</text:p>
          </table:table-cell>
          <table:table-cell office:value-type="float" office:value="2.97470284106802">
            <text:p>2.9747028411</text:p>
          </table:table-cell>
          <table:table-cell office:value-type="float" office:value="-0.121378537531757">
            <text:p>-0.1213785375</text:p>
          </table:table-cell>
          <table:table-cell office:value-type="float" office:value="3.04348484218349">
            <text:p>3.0434848422</text:p>
          </table:table-cell>
          <table:table-cell office:value-type="float" office:value="-0.172041813913763">
            <text:p>-0.1720418139</text:p>
          </table:table-cell>
          <table:table-cell table:formula="of:=SQRT(([.B110]-[.D110])^2 + ([.C110]-[.E110])^2)" office:value-type="float" office:value="0.0854267595733762">
            <text:p>0.0854267596</text:p>
          </table:table-cell>
        </table:table-row>
        <table:table-row table:style-name="ro1">
          <table:table-cell table:style-name="ce2" office:value-type="string">
            <text:p>54 Average</text:p>
          </table:table-cell>
          <table:table-cell table:number-columns-repeated="4"/>
          <table:table-cell table:style-name="Result" table:formula="of:=SUBTOTAL(1;[.$F$109:.$F$110])" office:value-type="float" office:value="0.0686022824471436">
            <text:p>0.0686022824</text:p>
          </table:table-cell>
        </table:table-row>
        <table:table-row table:style-name="ro1">
          <table:table-cell office:value-type="float" office:value="54.8">
            <text:p>55</text:p>
          </table:table-cell>
          <table:table-cell office:value-type="float" office:value="2.97470284106802">
            <text:p>2.9747028411</text:p>
          </table:table-cell>
          <table:table-cell office:value-type="float" office:value="-0.121378537531757">
            <text:p>-0.1213785375</text:p>
          </table:table-cell>
          <table:table-cell office:value-type="float" office:value="2.95155774448874">
            <text:p>2.9515577445</text:p>
          </table:table-cell>
          <table:table-cell office:value-type="float" office:value="-0.219635488040405">
            <text:p>-0.219635488</text:p>
          </table:table-cell>
          <table:table-cell table:formula="of:=SQRT(([.B112]-[.D112])^2 + ([.C112]-[.E112])^2)" office:value-type="float" office:value="0.100946143160218">
            <text:p>0.1009461432</text:p>
          </table:table-cell>
        </table:table-row>
        <table:table-row table:style-name="ro1">
          <table:table-cell office:value-type="float" office:value="55.1">
            <text:p>55</text:p>
          </table:table-cell>
          <table:table-cell office:value-type="float" office:value="3.06702131082518">
            <text:p>3.0670213108</text:p>
          </table:table-cell>
          <table:table-cell office:value-type="float" office:value="-0.109585228266603">
            <text:p>-0.1095852283</text:p>
          </table:table-cell>
          <table:table-cell office:value-type="float" office:value="3.07450844603391">
            <text:p>3.074508446</text:p>
          </table:table-cell>
          <table:table-cell office:value-type="float" office:value="-0.164368495690313">
            <text:p>-0.1643684957</text:p>
          </table:table-cell>
          <table:table-cell table:formula="of:=SQRT(([.B113]-[.D113])^2 + ([.C113]-[.E113])^2)" office:value-type="float" office:value="0.0552925273726153">
            <text:p>0.0552925274</text:p>
          </table:table-cell>
        </table:table-row>
        <table:table-row table:style-name="ro1">
          <table:table-cell table:style-name="ce2" office:value-type="string">
            <text:p>55 Average</text:p>
          </table:table-cell>
          <table:table-cell table:number-columns-repeated="4"/>
          <table:table-cell table:style-name="Result" table:formula="of:=SUBTOTAL(1;[.$F$112:.$F$113])" office:value-type="float" office:value="0.0781193352664165">
            <text:p>0.0781193353</text:p>
          </table:table-cell>
        </table:table-row>
        <table:table-row table:style-name="ro1">
          <table:table-cell office:value-type="float" office:value="55.6">
            <text:p>56</text:p>
          </table:table-cell>
          <table:table-cell office:value-type="float" office:value="3.06702131082518">
            <text:p>3.0670213108</text:p>
          </table:table-cell>
          <table:table-cell office:value-type="float" office:value="-0.109585228266603">
            <text:p>-0.1095852283</text:p>
          </table:table-cell>
          <table:table-cell office:value-type="float" office:value="3.16830683359118">
            <text:p>3.1683068336</text:p>
          </table:table-cell>
          <table:table-cell office:value-type="float" office:value="-0.109741691861418">
            <text:p>-0.1097416919</text:p>
          </table:table-cell>
          <table:table-cell table:formula="of:=SQRT(([.B115]-[.D115])^2 + ([.C115]-[.E115])^2)" office:value-type="float" office:value="0.101285643616648">
            <text:p>0.1012856436</text:p>
          </table:table-cell>
        </table:table-row>
        <table:table-row table:style-name="ro1">
          <table:table-cell table:style-name="ce2" office:value-type="string">
            <text:p>56 Average</text:p>
          </table:table-cell>
          <table:table-cell table:number-columns-repeated="4"/>
          <table:table-cell table:style-name="Result" table:formula="of:=SUBTOTAL(1;[.$F$115:.$F$115])" office:value-type="float" office:value="0.101285643616648">
            <text:p>0.1012856436</text:p>
          </table:table-cell>
        </table:table-row>
        <table:table-row table:style-name="ro1">
          <table:table-cell office:value-type="float" office:value="56.6">
            <text:p>57</text:p>
          </table:table-cell>
          <table:table-cell office:value-type="float" office:value="3.16236031299067">
            <text:p>3.162360313</text:p>
          </table:table-cell>
          <table:table-cell office:value-type="float" office:value="-0.0951626419191379">
            <text:p>-0.0951626419</text:p>
          </table:table-cell>
          <table:table-cell office:value-type="float" office:value="3.25769901117688">
            <text:p>3.2576990112</text:p>
          </table:table-cell>
          <table:table-cell office:value-type="float" office:value="-0.0541104770346976">
            <text:p>-0.054110477</text:p>
          </table:table-cell>
          <table:table-cell table:formula="of:=SQRT(([.B117]-[.D117])^2 + ([.C117]-[.E117])^2)" office:value-type="float" office:value="0.103801481750219">
            <text:p>0.1038014818</text:p>
          </table:table-cell>
        </table:table-row>
        <table:table-row table:style-name="ro1">
          <table:table-cell office:value-type="float" office:value="56.9">
            <text:p>57</text:p>
          </table:table-cell>
          <table:table-cell office:value-type="float" office:value="3.25780344457321">
            <text:p>3.2578034446</text:p>
          </table:table-cell>
          <table:table-cell office:value-type="float" office:value="-0.0784149174025693">
            <text:p>-0.0784149174</text:p>
          </table:table-cell>
          <table:table-cell office:value-type="float" office:value="3.38117918206953">
            <text:p>3.3811791821</text:p>
          </table:table-cell>
          <table:table-cell office:value-type="float" office:value="-0.0781080024891416">
            <text:p>-0.0781080025</text:p>
          </table:table-cell>
          <table:table-cell table:formula="of:=SQRT(([.B118]-[.D118])^2 + ([.C118]-[.E118])^2)" office:value-type="float" office:value="0.12337611924326">
            <text:p>0.1233761192</text:p>
          </table:table-cell>
        </table:table-row>
        <table:table-row table:style-name="ro1">
          <table:table-cell office:value-type="float" office:value="57.1">
            <text:p>57</text:p>
          </table:table-cell>
          <table:table-cell office:value-type="float" office:value="3.3558681785063">
            <text:p>3.3558681785</text:p>
          </table:table-cell>
          <table:table-cell office:value-type="float" office:value="-0.0588366652172839">
            <text:p>-0.0588366652</text:p>
          </table:table-cell>
          <table:table-cell office:value-type="float" office:value="3.45308111748459">
            <text:p>3.4530811175</text:p>
          </table:table-cell>
          <table:table-cell office:value-type="float" office:value="-0.0105588988959848">
            <text:p>-0.0105588989</text:p>
          </table:table-cell>
          <table:table-cell table:formula="of:=SQRT(([.B119]-[.D119])^2 + ([.C119]-[.E119])^2)" office:value-type="float" office:value="0.108540767574996">
            <text:p>0.1085407676</text:p>
          </table:table-cell>
        </table:table-row>
        <table:table-row table:style-name="ro1">
          <table:table-cell table:style-name="ce2" office:value-type="string">
            <text:p>57 Average</text:p>
          </table:table-cell>
          <table:table-cell table:number-columns-repeated="4"/>
          <table:table-cell table:style-name="Result" table:formula="of:=SUBTOTAL(1;[.$F$117:.$F$119])" office:value-type="float" office:value="0.111906122856158">
            <text:p>0.1119061229</text:p>
          </table:table-cell>
        </table:table-row>
        <table:table-row table:style-name="ro1">
          <table:table-cell office:value-type="float" office:value="57.8">
            <text:p>58</text:p>
          </table:table-cell>
          <table:table-cell office:value-type="float" office:value="3.45343333575393">
            <text:p>3.4534333358</text:p>
          </table:table-cell>
          <table:table-cell office:value-type="float" office:value="-0.0369040390351256">
            <text:p>-0.036904039</text:p>
          </table:table-cell>
          <table:table-cell office:value-type="float" office:value="3.56119887042856">
            <text:p>3.5611988704</text:p>
          </table:table-cell>
          <table:table-cell office:value-type="float" office:value="0.0113514575755502">
            <text:p>0.0113514576</text:p>
          </table:table-cell>
          <table:table-cell table:formula="of:=SQRT(([.B121]-[.D121])^2 + ([.C121]-[.E121])^2)" office:value-type="float" office:value="0.118076261021649">
            <text:p>0.118076261</text:p>
          </table:table-cell>
        </table:table-row>
        <table:table-row table:style-name="ro1">
          <table:table-cell office:value-type="float" office:value="58.3">
            <text:p>58</text:p>
          </table:table-cell>
          <table:table-cell office:value-type="float" office:value="3.45343333575393">
            <text:p>3.4534333358</text:p>
          </table:table-cell>
          <table:table-cell office:value-type="float" office:value="-0.0369040390351256">
            <text:p>-0.036904039</text:p>
          </table:table-cell>
          <table:table-cell office:value-type="float" office:value="3.50251783869481">
            <text:p>3.5025178387</text:p>
          </table:table-cell>
          <table:table-cell office:value-type="float" office:value="-0.0411134085901264">
            <text:p>-0.0411134086</text:p>
          </table:table-cell>
          <table:table-cell table:formula="of:=SQRT(([.B122]-[.D122])^2 + ([.C122]-[.E122])^2)" office:value-type="float" office:value="0.0492646650349356">
            <text:p>0.049264665</text:p>
          </table:table-cell>
        </table:table-row>
        <table:table-row table:style-name="ro1">
          <table:table-cell table:style-name="ce2" office:value-type="string">
            <text:p>58 Average</text:p>
          </table:table-cell>
          <table:table-cell table:number-columns-repeated="4"/>
          <table:table-cell table:style-name="Result" table:formula="of:=SUBTOTAL(1;[.$F$121:.$F$122])" office:value-type="float" office:value="0.0836704630282925">
            <text:p>0.083670463</text:p>
          </table:table-cell>
        </table:table-row>
        <table:table-row table:style-name="ro1">
          <table:table-cell office:value-type="float" office:value="58.6">
            <text:p>59</text:p>
          </table:table-cell>
          <table:table-cell office:value-type="float" office:value="3.45343333575393">
            <text:p>3.4534333358</text:p>
          </table:table-cell>
          <table:table-cell office:value-type="float" office:value="-0.0369040390351256">
            <text:p>-0.036904039</text:p>
          </table:table-cell>
          <table:table-cell office:value-type="float" office:value="3.56230234071271">
            <text:p>3.5623023407</text:p>
          </table:table-cell>
          <table:table-cell office:value-type="float" office:value="0.0272292214136822">
            <text:p>0.0272292214</text:p>
          </table:table-cell>
          <table:table-cell table:formula="of:=SQRT(([.B124]-[.D124])^2 + ([.C124]-[.E124])^2)" office:value-type="float" office:value="0.126354799420163">
            <text:p>0.1263547994</text:p>
          </table:table-cell>
        </table:table-row>
        <table:table-row table:style-name="ro1">
          <table:table-cell table:style-name="ce2" office:value-type="string">
            <text:p>59 Average</text:p>
          </table:table-cell>
          <table:table-cell table:number-columns-repeated="4"/>
          <table:table-cell table:style-name="Result" table:formula="of:=SUBTOTAL(1;[.$F$124:.$F$124])" office:value-type="float" office:value="0.126354799420163">
            <text:p>0.1263547994</text:p>
          </table:table-cell>
        </table:table-row>
        <table:table-row table:style-name="ro1">
          <table:table-cell office:value-type="float" office:value="60.4">
            <text:p>60</text:p>
          </table:table-cell>
          <table:table-cell office:value-type="float" office:value="3.45343333575393">
            <text:p>3.4534333358</text:p>
          </table:table-cell>
          <table:table-cell office:value-type="float" office:value="-0.0369040390351256">
            <text:p>-0.036904039</text:p>
          </table:table-cell>
          <table:table-cell office:value-type="float" office:value="3.65048925448765">
            <text:p>3.6504892545</text:p>
          </table:table-cell>
          <table:table-cell office:value-type="float" office:value="0.0436156320429557">
            <text:p>0.043615632</text:p>
          </table:table-cell>
          <table:table-cell table:formula="of:=SQRT(([.B126]-[.D126])^2 + ([.C126]-[.E126])^2)" office:value-type="float" office:value="0.212871915805055">
            <text:p>0.2128719158</text:p>
          </table:table-cell>
        </table:table-row>
        <table:table-row table:style-name="ro1">
          <table:table-cell table:style-name="ce2" office:value-type="string">
            <text:p>60 Average</text:p>
          </table:table-cell>
          <table:table-cell table:number-columns-repeated="4"/>
          <table:table-cell table:style-name="Result" table:formula="of:=SUBTOTAL(1;[.$F$126:.$F$126])" office:value-type="float" office:value="0.212871915805055">
            <text:p>0.2128719158</text:p>
          </table:table-cell>
        </table:table-row>
        <table:table-row table:style-name="ro1">
          <table:table-cell office:value-type="float" office:value="60.6">
            <text:p>61</text:p>
          </table:table-cell>
          <table:table-cell office:value-type="float" office:value="3.45343333575393">
            <text:p>3.4534333358</text:p>
          </table:table-cell>
          <table:table-cell office:value-type="float" office:value="-0.0369040390351256">
            <text:p>-0.036904039</text:p>
          </table:table-cell>
          <table:table-cell office:value-type="float" office:value="3.59210575406809">
            <text:p>3.5921057541</text:p>
          </table:table-cell>
          <table:table-cell office:value-type="float" office:value="-0.0142906657886961">
            <text:p>-0.0142906658</text:p>
          </table:table-cell>
          <table:table-cell table:formula="of:=SQRT(([.B128]-[.D128])^2 + ([.C128]-[.E128])^2)" office:value-type="float" office:value="0.140504107593619">
            <text:p>0.1405041076</text:p>
          </table:table-cell>
        </table:table-row>
        <table:table-row table:style-name="ro1">
          <table:table-cell table:style-name="ce2" office:value-type="string">
            <text:p>61 Average</text:p>
          </table:table-cell>
          <table:table-cell table:number-columns-repeated="4"/>
          <table:table-cell table:style-name="Result" table:formula="of:=SUBTOTAL(1;[.$F$128:.$F$128])" office:value-type="float" office:value="0.140504107593619">
            <text:p>0.140504107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.54798964149893">
            <text:p>3.5479896415</text:p>
          </table:table-cell>
          <table:table-cell office:value-type="float" office:value="-0.0133078584310607">
            <text:p>-0.0133078584</text:p>
          </table:table-cell>
          <table:table-cell office:value-type="float" office:value="3.74300870515752">
            <text:p>3.7430087052</text:p>
          </table:table-cell>
          <table:table-cell office:value-type="float" office:value="0.0301370800165177">
            <text:p>0.03013708</text:p>
          </table:table-cell>
          <table:table-cell table:formula="of:=SQRT(([.B130]-[.D130])^2 + ([.C130]-[.E130])^2)" office:value-type="float" office:value="0.199799644311472">
            <text:p>0.1997996443</text:p>
          </table:table-cell>
        </table:table-row>
        <table:table-row table:style-name="ro1">
          <table:table-cell office:value-type="float" office:value="62.2">
            <text:p>62</text:p>
          </table:table-cell>
          <table:table-cell office:value-type="float" office:value="3.54798964149893">
            <text:p>3.5479896415</text:p>
          </table:table-cell>
          <table:table-cell office:value-type="float" office:value="-0.0133078584310607">
            <text:p>-0.0133078584</text:p>
          </table:table-cell>
          <table:table-cell office:value-type="float" office:value="3.65011629596607">
            <text:p>3.650116296</text:p>
          </table:table-cell>
          <table:table-cell office:value-type="float" office:value="0.0656185655464849">
            <text:p>0.0656185655</text:p>
          </table:table-cell>
          <table:table-cell table:formula="of:=SQRT(([.B131]-[.D131])^2 + ([.C131]-[.E131])^2)" office:value-type="float" office:value="0.129070654893103">
            <text:p>0.1290706549</text:p>
          </table:table-cell>
        </table:table-row>
        <table:table-row table:style-name="ro1">
          <table:table-cell table:style-name="ce2" office:value-type="string">
            <text:p>62 Average</text:p>
          </table:table-cell>
          <table:table-cell table:number-columns-repeated="4"/>
          <table:table-cell table:style-name="Result" table:formula="of:=SUBTOTAL(1;[.$F$130:.$F$131])" office:value-type="float" office:value="0.164435149602288">
            <text:p>0.1644351496</text:p>
          </table:table-cell>
        </table:table-row>
        <table:table-row table:style-name="ro1">
          <table:table-cell office:value-type="float" office:value="64.1">
            <text:p>64</text:p>
          </table:table-cell>
          <table:table-cell office:value-type="float" office:value="3.63840300990123">
            <text:p>3.6384030099</text:p>
          </table:table-cell>
          <table:table-cell office:value-type="float" office:value="0.0115553763819444">
            <text:p>0.0115553764</text:p>
          </table:table-cell>
          <table:table-cell office:value-type="float" office:value="3.81238376144103">
            <text:p>3.8123837614</text:p>
          </table:table-cell>
          <table:table-cell office:value-type="float" office:value="0.107653341917453">
            <text:p>0.1076533419</text:p>
          </table:table-cell>
          <table:table-cell table:formula="of:=SQRT(([.B133]-[.D133])^2 + ([.C133]-[.E133])^2)" office:value-type="float" office:value="0.198756436088043">
            <text:p>0.1987564361</text:p>
          </table:table-cell>
        </table:table-row>
        <table:table-row table:style-name="ro1">
          <table:table-cell table:style-name="ce2" office:value-type="string">
            <text:p>64 Average</text:p>
          </table:table-cell>
          <table:table-cell table:number-columns-repeated="4"/>
          <table:table-cell table:style-name="Result" table:formula="of:=SUBTOTAL(1;[.$F$133:.$F$133])" office:value-type="float" office:value="0.198756436088043">
            <text:p>0.1987564361</text:p>
          </table:table-cell>
        </table:table-row>
        <table:table-row table:style-name="ro1">
          <table:table-cell office:value-type="float" office:value="64.9">
            <text:p>65</text:p>
          </table:table-cell>
          <table:table-cell office:value-type="float" office:value="3.80669625695454">
            <text:p>3.806696257</text:p>
          </table:table-cell>
          <table:table-cell office:value-type="float" office:value="0.0638146177661031">
            <text:p>0.0638146178</text:p>
          </table:table-cell>
          <table:table-cell office:value-type="float" office:value="3.9529083766534">
            <text:p>3.9529083767</text:p>
          </table:table-cell>
          <table:table-cell office:value-type="float" office:value="0.181387712813395">
            <text:p>0.1813877128</text:p>
          </table:table-cell>
          <table:table-cell table:formula="of:=SQRT(([.B135]-[.D135])^2 + ([.C135]-[.E135])^2)" office:value-type="float" office:value="0.18762040567549">
            <text:p>0.1876204057</text:p>
          </table:table-cell>
        </table:table-row>
        <table:table-row table:style-name="ro1">
          <table:table-cell table:style-name="ce2" office:value-type="string">
            <text:p>65 Average</text:p>
          </table:table-cell>
          <table:table-cell table:number-columns-repeated="4"/>
          <table:table-cell table:style-name="Result" table:formula="of:=SUBTOTAL(1;[.$F$135:.$F$135])" office:value-type="float" office:value="0.18762040567549">
            <text:p>0.1876204057</text:p>
          </table:table-cell>
        </table:table-row>
        <table:table-row table:style-name="ro1">
          <table:table-cell office:value-type="float" office:value="66.2">
            <text:p>66</text:p>
          </table:table-cell>
          <table:table-cell office:value-type="float" office:value="3.90127026113623">
            <text:p>3.9012702611</text:p>
          </table:table-cell>
          <table:table-cell office:value-type="float" office:value="0.0963070435456643">
            <text:p>0.0963070435</text:p>
          </table:table-cell>
          <table:table-cell office:value-type="float" office:value="4.14223336874968">
            <text:p>4.1422333687</text:p>
          </table:table-cell>
          <table:table-cell office:value-type="float" office:value="0.247837018711399">
            <text:p>0.2478370187</text:p>
          </table:table-cell>
          <table:table-cell table:formula="of:=SQRT(([.B137]-[.D137])^2 + ([.C137]-[.E137])^2)" office:value-type="float" office:value="0.284648120676137">
            <text:p>0.2846481207</text:p>
          </table:table-cell>
        </table:table-row>
        <table:table-row table:style-name="ro1">
          <table:table-cell table:style-name="ce2" office:value-type="string">
            <text:p>66 Average</text:p>
          </table:table-cell>
          <table:table-cell table:number-columns-repeated="4"/>
          <table:table-cell table:style-name="Result" table:formula="of:=SUBTOTAL(1;[.$F$137:.$F$137])" office:value-type="float" office:value="0.284648120676137">
            <text:p>0.2846481207</text:p>
          </table:table-cell>
        </table:table-row>
        <table:table-row table:style-name="ro1">
          <table:table-cell office:value-type="float" office:value="67.6">
            <text:p>68</text:p>
          </table:table-cell>
          <table:table-cell office:value-type="float" office:value="4.08844495521647">
            <text:p>4.0884449552</text:p>
          </table:table-cell>
          <table:table-cell office:value-type="float" office:value="0.166746511561006">
            <text:p>0.1667465116</text:p>
          </table:table-cell>
          <table:table-cell office:value-type="float" office:value="4.32515658388488">
            <text:p>4.3251565839</text:p>
          </table:table-cell>
          <table:table-cell office:value-type="float" office:value="0.274292955916229">
            <text:p>0.2742929559</text:p>
          </table:table-cell>
          <table:table-cell table:formula="of:=SQRT(([.B139]-[.D139])^2 + ([.C139]-[.E139])^2)" office:value-type="float" office:value="0.259997370833446">
            <text:p>0.259997370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.18094869693241">
            <text:p>4.1809486969</text:p>
          </table:table-cell>
          <table:table-cell office:value-type="float" office:value="0.204734111755683">
            <text:p>0.2047341118</text:p>
          </table:table-cell>
          <table:table-cell office:value-type="float" office:value="4.24060788918867">
            <text:p>4.2406078892</text:p>
          </table:table-cell>
          <table:table-cell office:value-type="float" office:value="0.229157815475896">
            <text:p>0.2291578155</text:p>
          </table:table-cell>
          <table:table-cell table:formula="of:=SQRT(([.B140]-[.D140])^2 + ([.C140]-[.E140])^2)" office:value-type="float" office:value="0.064465002319726">
            <text:p>0.0644650023</text:p>
          </table:table-cell>
        </table:table-row>
        <table:table-row table:style-name="ro1">
          <table:table-cell office:value-type="float" office:value="68.2">
            <text:p>68</text:p>
          </table:table-cell>
          <table:table-cell office:value-type="float" office:value="4.18094869693241">
            <text:p>4.1809486969</text:p>
          </table:table-cell>
          <table:table-cell office:value-type="float" office:value="0.204734111755683">
            <text:p>0.2047341118</text:p>
          </table:table-cell>
          <table:table-cell office:value-type="float" office:value="4.3705927522725">
            <text:p>4.3705927523</text:p>
          </table:table-cell>
          <table:table-cell office:value-type="float" office:value="0.3266058510708">
            <text:p>0.3266058511</text:p>
          </table:table-cell>
          <table:table-cell table:formula="of:=SQRT(([.B141]-[.D141])^2 + ([.C141]-[.E141])^2)" office:value-type="float" office:value="0.225427568344086">
            <text:p>0.2254275683</text:p>
          </table:table-cell>
        </table:table-row>
        <table:table-row table:style-name="ro1">
          <table:table-cell table:style-name="ce2" office:value-type="string">
            <text:p>68 Average</text:p>
          </table:table-cell>
          <table:table-cell table:number-columns-repeated="4"/>
          <table:table-cell table:style-name="Result" table:formula="of:=SUBTOTAL(1;[.$F$139:.$F$141])" office:value-type="float" office:value="0.183296647165753">
            <text:p>0.183296647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.18094869693241">
            <text:p>4.1809486969</text:p>
          </table:table-cell>
          <table:table-cell office:value-type="float" office:value="0.204734111755683">
            <text:p>0.2047341118</text:p>
          </table:table-cell>
          <table:table-cell office:value-type="float" office:value="4.32564237996165">
            <text:p>4.32564238</text:p>
          </table:table-cell>
          <table:table-cell office:value-type="float" office:value="0.386204921891759">
            <text:p>0.3862049219</text:p>
          </table:table-cell>
          <table:table-cell table:formula="of:=SQRT(([.B143]-[.D143])^2 + ([.C143]-[.E143])^2)" office:value-type="float" office:value="0.23209462906326">
            <text:p>0.2320946291</text:p>
          </table:table-cell>
        </table:table-row>
        <table:table-row table:style-name="ro1">
          <table:table-cell table:style-name="ce2" office:value-type="string">
            <text:p>69 Average</text:p>
          </table:table-cell>
          <table:table-cell table:number-columns-repeated="4"/>
          <table:table-cell table:style-name="Result" table:formula="of:=SUBTOTAL(1;[.$F$143:.$F$143])" office:value-type="float" office:value="0.23209462906326">
            <text:p>0.2320946291</text:p>
          </table:table-cell>
        </table:table-row>
        <table:table-row table:style-name="ro1">
          <table:table-cell office:value-type="float" office:value="69.5">
            <text:p>70</text:p>
          </table:table-cell>
          <table:table-cell office:value-type="float" office:value="4.2726781612117">
            <text:p>4.2726781612</text:p>
          </table:table-cell>
          <table:table-cell office:value-type="float" office:value="0.244555028156918">
            <text:p>0.2445550282</text:p>
          </table:table-cell>
          <table:table-cell office:value-type="float" office:value="4.48516990303606">
            <text:p>4.485169903</text:p>
          </table:table-cell>
          <table:table-cell office:value-type="float" office:value="0.433550789493635">
            <text:p>0.4335507895</text:p>
          </table:table-cell>
          <table:table-cell table:formula="of:=SQRT(([.B145]-[.D145])^2 + ([.C145]-[.E145])^2)" office:value-type="float" office:value="0.28438027031916">
            <text:p>0.2843802703</text:p>
          </table:table-cell>
        </table:table-row>
        <table:table-row table:style-name="ro1">
          <table:table-cell office:value-type="float" office:value="70.1">
            <text:p>70</text:p>
          </table:table-cell>
          <table:table-cell office:value-type="float" office:value="4.36326490004761">
            <text:p>4.3632649</text:p>
          </table:table-cell>
          <table:table-cell office:value-type="float" office:value="0.286911169943838">
            <text:p>0.2869111699</text:p>
          </table:table-cell>
          <table:table-cell office:value-type="float" office:value="4.4003459089335">
            <text:p>4.4003459089</text:p>
          </table:table-cell>
          <table:table-cell office:value-type="float" office:value="0.390916744261086">
            <text:p>0.3909167443</text:p>
          </table:table-cell>
          <table:table-cell table:formula="of:=SQRT(([.B146]-[.D146])^2 + ([.C146]-[.E146])^2)" office:value-type="float" office:value="0.110418117666694">
            <text:p>0.1104181177</text:p>
          </table:table-cell>
        </table:table-row>
        <table:table-row table:style-name="ro1">
          <table:table-cell office:value-type="float" office:value="70.3">
            <text:p>70</text:p>
          </table:table-cell>
          <table:table-cell office:value-type="float" office:value="4.45304686359603">
            <text:p>4.4530468636</text:p>
          </table:table-cell>
          <table:table-cell office:value-type="float" office:value="0.330947507454936">
            <text:p>0.3309475075</text:p>
          </table:table-cell>
          <table:table-cell office:value-type="float" office:value="4.48753450991367">
            <text:p>4.4875345099</text:p>
          </table:table-cell>
          <table:table-cell office:value-type="float" office:value="0.351282786023811">
            <text:p>0.351282786</text:p>
          </table:table-cell>
          <table:table-cell table:formula="of:=SQRT(([.B147]-[.D147])^2 + ([.C147]-[.E147])^2)" office:value-type="float" office:value="0.0400364996347626">
            <text:p>0.0400364996</text:p>
          </table:table-cell>
        </table:table-row>
        <table:table-row table:style-name="ro1">
          <table:table-cell office:value-type="float" office:value="70.4">
            <text:p>70</text:p>
          </table:table-cell>
          <table:table-cell office:value-type="float" office:value="4.45304686359603">
            <text:p>4.4530468636</text:p>
          </table:table-cell>
          <table:table-cell office:value-type="float" office:value="0.330947507454936">
            <text:p>0.3309475075</text:p>
          </table:table-cell>
          <table:table-cell office:value-type="float" office:value="4.59661682427933">
            <text:p>4.5966168243</text:p>
          </table:table-cell>
          <table:table-cell office:value-type="float" office:value="0.410971344226814">
            <text:p>0.4109713442</text:p>
          </table:table-cell>
          <table:table-cell table:formula="of:=SQRT(([.B148]-[.D148])^2 + ([.C148]-[.E148])^2)" office:value-type="float" office:value="0.164365896895612">
            <text:p>0.1643658969</text:p>
          </table:table-cell>
        </table:table-row>
        <table:table-row table:style-name="ro1">
          <table:table-cell table:style-name="ce2" office:value-type="string">
            <text:p>70 Average</text:p>
          </table:table-cell>
          <table:table-cell table:number-columns-repeated="4"/>
          <table:table-cell table:style-name="Result" table:formula="of:=SUBTOTAL(1;[.$F$145:.$F$148])" office:value-type="float" office:value="0.149800196129057">
            <text:p>0.1498001961</text:p>
          </table:table-cell>
        </table:table-row>
        <table:table-row table:style-name="ro1">
          <table:table-cell office:value-type="float" office:value="70.6">
            <text:p>71</text:p>
          </table:table-cell>
          <table:table-cell office:value-type="float" office:value="4.45304686359603">
            <text:p>4.4530468636</text:p>
          </table:table-cell>
          <table:table-cell office:value-type="float" office:value="0.330947507454936">
            <text:p>0.3309475075</text:p>
          </table:table-cell>
          <table:table-cell office:value-type="float" office:value="4.53495389290637">
            <text:p>4.5349538929</text:p>
          </table:table-cell>
          <table:table-cell office:value-type="float" office:value="0.371261577105136">
            <text:p>0.3712615771</text:p>
          </table:table-cell>
          <table:table-cell table:formula="of:=SQRT(([.B150]-[.D150])^2 + ([.C150]-[.E150])^2)" office:value-type="float" office:value="0.0912906657999964">
            <text:p>0.0912906658</text:p>
          </table:table-cell>
        </table:table-row>
        <table:table-row table:style-name="ro1">
          <table:table-cell office:value-type="float" office:value="71.1">
            <text:p>71</text:p>
          </table:table-cell>
          <table:table-cell office:value-type="float" office:value="4.54120685209753">
            <text:p>4.5412068521</text:p>
          </table:table-cell>
          <table:table-cell office:value-type="float" office:value="0.378147257744679">
            <text:p>0.3781472577</text:p>
          </table:table-cell>
          <table:table-cell office:value-type="float" office:value="4.68087016293832">
            <text:p>4.6808701629</text:p>
          </table:table-cell>
          <table:table-cell office:value-type="float" office:value="0.493543503403098">
            <text:p>0.4935435034</text:p>
          </table:table-cell>
          <table:table-cell table:formula="of:=SQRT(([.B151]-[.D151])^2 + ([.C151]-[.E151])^2)" office:value-type="float" office:value="0.181168799485638">
            <text:p>0.1811687995</text:p>
          </table:table-cell>
        </table:table-row>
        <table:table-row table:style-name="ro1">
          <table:table-cell table:style-name="ce2" office:value-type="string">
            <text:p>71 Average</text:p>
          </table:table-cell>
          <table:table-cell table:number-columns-repeated="4"/>
          <table:table-cell table:style-name="Result" table:formula="of:=SUBTOTAL(1;[.$F$150:.$F$151])" office:value-type="float" office:value="0.136229732642817">
            <text:p>0.1362297326</text:p>
          </table:table-cell>
        </table:table-row>
        <table:table-row table:style-name="ro1">
          <table:table-cell office:value-type="float" office:value="72.5">
            <text:p>73</text:p>
          </table:table-cell>
          <table:table-cell office:value-type="float" office:value="4.62738356125762">
            <text:p>4.6273835613</text:p>
          </table:table-cell>
          <table:table-cell office:value-type="float" office:value="0.428877670697251">
            <text:p>0.4288776707</text:p>
          </table:table-cell>
          <table:table-cell office:value-type="float" office:value="4.74120787209071">
            <text:p>4.7412078721</text:p>
          </table:table-cell>
          <table:table-cell office:value-type="float" office:value="0.533931043284531">
            <text:p>0.5339310433</text:p>
          </table:table-cell>
          <table:table-cell table:formula="of:=SQRT(([.B153]-[.D153])^2 + ([.C153]-[.E153])^2)" office:value-type="float" office:value="0.154894108437316">
            <text:p>0.1548941084</text:p>
          </table:table-cell>
        </table:table-row>
        <table:table-row table:style-name="ro1">
          <table:table-cell office:value-type="float" office:value="72.8">
            <text:p>73</text:p>
          </table:table-cell>
          <table:table-cell office:value-type="float" office:value="4.79404321279219">
            <text:p>4.7940432128</text:p>
          </table:table-cell>
          <table:table-cell office:value-type="float" office:value="0.539408236689541">
            <text:p>0.5394082367</text:p>
          </table:table-cell>
          <table:table-cell office:value-type="float" office:value="4.89962064135912">
            <text:p>4.8996206414</text:p>
          </table:table-cell>
          <table:table-cell office:value-type="float" office:value="0.606828694385834">
            <text:p>0.6068286944</text:p>
          </table:table-cell>
          <table:table-cell table:formula="of:=SQRT(([.B154]-[.D154])^2 + ([.C154]-[.E154])^2)" office:value-type="float" office:value="0.125268158519163">
            <text:p>0.1252681585</text:p>
          </table:table-cell>
        </table:table-row>
        <table:table-row table:style-name="ro1">
          <table:table-cell office:value-type="float" office:value="72.9">
            <text:p>73</text:p>
          </table:table-cell>
          <table:table-cell office:value-type="float" office:value="4.79404321279219">
            <text:p>4.7940432128</text:p>
          </table:table-cell>
          <table:table-cell office:value-type="float" office:value="0.539408236689541">
            <text:p>0.5394082367</text:p>
          </table:table-cell>
          <table:table-cell office:value-type="float" office:value="4.95042849294769">
            <text:p>4.9504284929</text:p>
          </table:table-cell>
          <table:table-cell office:value-type="float" office:value="0.673728526866457">
            <text:p>0.6737285269</text:p>
          </table:table-cell>
          <table:table-cell table:formula="of:=SQRT(([.B155]-[.D155])^2 + ([.C155]-[.E155])^2)" office:value-type="float" office:value="0.206151148923611">
            <text:p>0.2061511489</text:p>
          </table:table-cell>
        </table:table-row>
        <table:table-row table:style-name="ro1">
          <table:table-cell table:style-name="ce2" office:value-type="string">
            <text:p>73 Average</text:p>
          </table:table-cell>
          <table:table-cell table:number-columns-repeated="4"/>
          <table:table-cell table:style-name="Result" table:formula="of:=SUBTOTAL(1;[.$F$153:.$F$155])" office:value-type="float" office:value="0.16210447196003">
            <text:p>0.162104472</text:p>
          </table:table-cell>
        </table:table-row>
        <table:table-row table:style-name="ro1">
          <table:table-cell office:value-type="float" office:value="73.9">
            <text:p>74</text:p>
          </table:table-cell>
          <table:table-cell office:value-type="float" office:value="4.87445238649868">
            <text:p>4.8744523865</text:p>
          </table:table-cell>
          <table:table-cell office:value-type="float" office:value="0.598858760521045">
            <text:p>0.5988587605</text:p>
          </table:table-cell>
          <table:table-cell office:value-type="float" office:value="5.07492727906208">
            <text:p>5.0749272791</text:p>
          </table:table-cell>
          <table:table-cell office:value-type="float" office:value="0.71381819374057">
            <text:p>0.7138181937</text:p>
          </table:table-cell>
          <table:table-cell table:formula="of:=SQRT(([.B157]-[.D157])^2 + ([.C157]-[.E157])^2)" office:value-type="float" office:value="0.231097065828328">
            <text:p>0.2310970658</text:p>
          </table:table-cell>
        </table:table-row>
        <table:table-row table:style-name="ro1">
          <table:table-cell table:style-name="ce2" office:value-type="string">
            <text:p>74 Average</text:p>
          </table:table-cell>
          <table:table-cell table:number-columns-repeated="4"/>
          <table:table-cell table:style-name="Result" table:formula="of:=SUBTOTAL(1;[.$F$157:.$F$157])" office:value-type="float" office:value="0.231097065828328">
            <text:p>0.2310970658</text:p>
          </table:table-cell>
        </table:table-row>
        <table:table-row table:style-name="ro1">
          <table:table-cell office:value-type="float" office:value="74.6">
            <text:p>75</text:p>
          </table:table-cell>
          <table:table-cell office:value-type="float" office:value="5.02862930693804">
            <text:p>5.0286293069</text:p>
          </table:table-cell>
          <table:table-cell office:value-type="float" office:value="0.726205868927978">
            <text:p>0.7262058689</text:p>
          </table:table-cell>
          <table:table-cell office:value-type="float" office:value="5.11248484448293">
            <text:p>5.1124848445</text:p>
          </table:table-cell>
          <table:table-cell office:value-type="float" office:value="0.779259261688102">
            <text:p>0.7792592617</text:p>
          </table:table-cell>
          <table:table-cell table:formula="of:=SQRT(([.B159]-[.D159])^2 + ([.C159]-[.E159])^2)" office:value-type="float" office:value="0.099229096843124">
            <text:p>0.0992290968</text:p>
          </table:table-cell>
        </table:table-row>
        <table:table-row table:style-name="ro1">
          <table:table-cell office:value-type="float" office:value="74.7">
            <text:p>75</text:p>
          </table:table-cell>
          <table:table-cell office:value-type="float" office:value="5.02862930693804">
            <text:p>5.0286293069</text:p>
          </table:table-cell>
          <table:table-cell office:value-type="float" office:value="0.726205868927978">
            <text:p>0.7262058689</text:p>
          </table:table-cell>
          <table:table-cell office:value-type="float" office:value="5.19812735004587">
            <text:p>5.19812735</text:p>
          </table:table-cell>
          <table:table-cell office:value-type="float" office:value="0.830398485322968">
            <text:p>0.8303984853</text:p>
          </table:table-cell>
          <table:table-cell table:formula="of:=SQRT(([.B160]-[.D160])^2 + ([.C160]-[.E160])^2)" office:value-type="float" office:value="0.198961523739185">
            <text:p>0.1989615237</text:p>
          </table:table-cell>
        </table:table-row>
        <table:table-row table:style-name="ro1">
          <table:table-cell office:value-type="float" office:value="75.1">
            <text:p>75</text:p>
          </table:table-cell>
          <table:table-cell office:value-type="float" office:value="5.17375892412769">
            <text:p>5.1737589241</text:p>
          </table:table-cell>
          <table:table-cell office:value-type="float" office:value="0.863779098579308">
            <text:p>0.8637790986</text:p>
          </table:table-cell>
          <table:table-cell office:value-type="float" office:value="5.26599883334514">
            <text:p>5.2659988333</text:p>
          </table:table-cell>
          <table:table-cell office:value-type="float" office:value="0.947801407192015">
            <text:p>0.9478014072</text:p>
          </table:table-cell>
          <table:table-cell table:formula="of:=SQRT(([.B161]-[.D161])^2 + ([.C161]-[.E161])^2)" office:value-type="float" office:value="0.12477158810023">
            <text:p>0.1247715881</text:p>
          </table:table-cell>
        </table:table-row>
        <table:table-row table:style-name="ro1">
          <table:table-cell table:style-name="ce2" office:value-type="string">
            <text:p>75 Average</text:p>
          </table:table-cell>
          <table:table-cell table:number-columns-repeated="4"/>
          <table:table-cell table:style-name="Result" table:formula="of:=SUBTOTAL(1;[.$F$159:.$F$161])" office:value-type="float" office:value="0.140987402894179">
            <text:p>0.1409874029</text:p>
          </table:table-cell>
        </table:table-row>
        <table:table-row table:style-name="ro1">
          <table:table-cell office:value-type="float" office:value="75.7">
            <text:p>76</text:p>
          </table:table-cell>
          <table:table-cell office:value-type="float" office:value="5.17375892412769">
            <text:p>5.1737589241</text:p>
          </table:table-cell>
          <table:table-cell office:value-type="float" office:value="0.863779098579308">
            <text:p>0.8637790986</text:p>
          </table:table-cell>
          <table:table-cell office:value-type="float" office:value="5.3124759623777">
            <text:p>5.3124759624</text:p>
          </table:table-cell>
          <table:table-cell office:value-type="float" office:value="1.01615035859574">
            <text:p>1.0161503586</text:p>
          </table:table-cell>
          <table:table-cell table:formula="of:=SQRT(([.B163]-[.D163])^2 + ([.C163]-[.E163])^2)" office:value-type="float" office:value="0.206056830946832">
            <text:p>0.2060568309</text:p>
          </table:table-cell>
        </table:table-row>
        <table:table-row table:style-name="ro1">
          <table:table-cell office:value-type="float" office:value="76.1">
            <text:p>76</text:p>
          </table:table-cell>
          <table:table-cell office:value-type="float" office:value="5.24286558127552">
            <text:p>5.2428655813</text:p>
          </table:table-cell>
          <table:table-cell office:value-type="float" office:value="0.936058209931427">
            <text:p>0.9360582099</text:p>
          </table:table-cell>
          <table:table-cell office:value-type="float" office:value="5.37331547198566">
            <text:p>5.373315472</text:p>
          </table:table-cell>
          <table:table-cell office:value-type="float" office:value="1.12152741398272">
            <text:p>1.121527414</text:p>
          </table:table-cell>
          <table:table-cell table:formula="of:=SQRT(([.B164]-[.D164])^2 + ([.C164]-[.E164])^2)" office:value-type="float" office:value="0.226750963917924">
            <text:p>0.2267509639</text:p>
          </table:table-cell>
        </table:table-row>
        <table:table-row table:style-name="ro1">
          <table:table-cell table:style-name="ce2" office:value-type="string">
            <text:p>76 Average</text:p>
          </table:table-cell>
          <table:table-cell table:number-columns-repeated="4"/>
          <table:table-cell table:style-name="Result" table:formula="of:=SUBTOTAL(1;[.$F$163:.$F$164])" office:value-type="float" office:value="0.216403897432378">
            <text:p>0.2164038974</text:p>
          </table:table-cell>
        </table:table-row>
        <table:table-row table:style-name="ro1">
          <table:table-cell office:value-type="float" office:value="76.8">
            <text:p>77</text:p>
          </table:table-cell>
          <table:table-cell office:value-type="float" office:value="5.37404672164664">
            <text:p>5.3740467216</text:p>
          </table:table-cell>
          <table:table-cell office:value-type="float" office:value="1.0869947504913">
            <text:p>1.0869947505</text:p>
          </table:table-cell>
          <table:table-cell office:value-type="float" office:value="5.53012637458059">
            <text:p>5.5301263746</text:p>
          </table:table-cell>
          <table:table-cell office:value-type="float" office:value="1.22154731206556">
            <text:p>1.2215473121</text:p>
          </table:table-cell>
          <table:table-cell table:formula="of:=SQRT(([.B166]-[.D166])^2 + ([.C166]-[.E166])^2)" office:value-type="float" office:value="0.20607098263991">
            <text:p>0.2060709826</text:p>
          </table:table-cell>
        </table:table-row>
        <table:table-row table:style-name="ro1">
          <table:table-cell office:value-type="float" office:value="77.1">
            <text:p>77</text:p>
          </table:table-cell>
          <table:table-cell office:value-type="float" office:value="5.37404672164664">
            <text:p>5.3740467216</text:p>
          </table:table-cell>
          <table:table-cell office:value-type="float" office:value="1.0869947504913">
            <text:p>1.0869947505</text:p>
          </table:table-cell>
          <table:table-cell office:value-type="float" office:value="5.4693601289464">
            <text:p>5.4693601289</text:p>
          </table:table-cell>
          <table:table-cell office:value-type="float" office:value="1.14130158890241">
            <text:p>1.1413015889</text:p>
          </table:table-cell>
          <table:table-cell table:formula="of:=SQRT(([.B167]-[.D167])^2 + ([.C167]-[.E167])^2)" office:value-type="float" office:value="0.109699035133859">
            <text:p>0.1096990351</text:p>
          </table:table-cell>
        </table:table-row>
        <table:table-row table:style-name="ro1">
          <table:table-cell table:style-name="ce2" office:value-type="string">
            <text:p>77 Average</text:p>
          </table:table-cell>
          <table:table-cell table:number-columns-repeated="4"/>
          <table:table-cell table:style-name="Result" table:formula="of:=SUBTOTAL(1;[.$F$166:.$F$167])" office:value-type="float" office:value="0.157885008886885">
            <text:p>0.1578850089</text:p>
          </table:table-cell>
        </table:table-row>
        <table:table-row table:style-name="ro1">
          <table:table-cell office:value-type="float" office:value="78.3">
            <text:p>78</text:p>
          </table:table-cell>
          <table:table-cell office:value-type="float" office:value="5.43635151011131">
            <text:p>5.4363515101</text:p>
          </table:table-cell>
          <table:table-cell office:value-type="float" office:value="1.1652131200369">
            <text:p>1.16521312</text:p>
          </table:table-cell>
          <table:table-cell office:value-type="float" office:value="5.45501385971781">
            <text:p>5.4550138597</text:p>
          </table:table-cell>
          <table:table-cell office:value-type="float" office:value="1.25366566413997">
            <text:p>1.2536656641</text:p>
          </table:table-cell>
          <table:table-cell table:formula="of:=SQRT(([.B169]-[.D169])^2 + ([.C169]-[.E169])^2)" office:value-type="float" office:value="0.0903998664332078">
            <text:p>0.0903998664</text:p>
          </table:table-cell>
        </table:table-row>
        <table:table-row table:style-name="ro1">
          <table:table-cell table:style-name="ce2" office:value-type="string">
            <text:p>78 Average</text:p>
          </table:table-cell>
          <table:table-cell table:number-columns-repeated="4"/>
          <table:table-cell table:style-name="Result" table:formula="of:=SUBTOTAL(1;[.$F$169:.$F$169])" office:value-type="float" office:value="0.0903998664332078">
            <text:p>0.0903998664</text:p>
          </table:table-cell>
        </table:table-row>
        <table:table-row table:style-name="ro1">
          <table:table-cell office:value-type="float" office:value="78.6">
            <text:p>79</text:p>
          </table:table-cell>
          <table:table-cell office:value-type="float" office:value="5.49653872764796">
            <text:p>5.4965387276</text:p>
          </table:table-cell>
          <table:table-cell office:value-type="float" office:value="1.24507236399273">
            <text:p>1.245072364</text:p>
          </table:table-cell>
          <table:table-cell office:value-type="float" office:value="5.55935465008917">
            <text:p>5.5593546501</text:p>
          </table:table-cell>
          <table:table-cell office:value-type="float" office:value="1.36217374237823">
            <text:p>1.3621737424</text:p>
          </table:table-cell>
          <table:table-cell table:formula="of:=SQRT(([.B171]-[.D171])^2 + ([.C171]-[.E171])^2)" office:value-type="float" office:value="0.13288556329385">
            <text:p>0.132885563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.55471231624717">
            <text:p>5.5547123162</text:p>
          </table:table-cell>
          <table:table-cell office:value-type="float" office:value="1.32641013867024">
            <text:p>1.3264101387</text:p>
          </table:table-cell>
          <table:table-cell office:value-type="float" office:value="5.61963609160273">
            <text:p>5.6196360916</text:p>
          </table:table-cell>
          <table:table-cell office:value-type="float" office:value="1.48592633994537">
            <text:p>1.4859263399</text:p>
          </table:table-cell>
          <table:table-cell table:formula="of:=SQRT(([.B172]-[.D172])^2 + ([.C172]-[.E172])^2)" office:value-type="float" office:value="0.17222228391143">
            <text:p>0.1722222839</text:p>
          </table:table-cell>
        </table:table-row>
        <table:table-row table:style-name="ro1">
          <table:table-cell table:style-name="ce2" office:value-type="string">
            <text:p>79 Average</text:p>
          </table:table-cell>
          <table:table-cell table:number-columns-repeated="4"/>
          <table:table-cell table:style-name="Result" table:formula="of:=SUBTOTAL(1;[.$F$171:.$F$172])" office:value-type="float" office:value="0.15255392360264">
            <text:p>0.1525539236</text:p>
          </table:table-cell>
        </table:table-row>
        <table:table-row table:style-name="ro1">
          <table:table-cell office:value-type="float" office:value="79.7">
            <text:p>80</text:p>
          </table:table-cell>
          <table:table-cell office:value-type="float" office:value="5.61092348070252">
            <text:p>5.6109234807</text:p>
          </table:table-cell>
          <table:table-cell office:value-type="float" office:value="1.40911627502404">
            <text:p>1.409116275</text:p>
          </table:table-cell>
          <table:table-cell office:value-type="float" office:value="5.66878055595268">
            <text:p>5.668780556</text:p>
          </table:table-cell>
          <table:table-cell office:value-type="float" office:value="1.53823974212097">
            <text:p>1.5382397421</text:p>
          </table:table-cell>
          <table:table-cell table:formula="of:=SQRT(([.B174]-[.D174])^2 + ([.C174]-[.E174])^2)" office:value-type="float" office:value="0.141493147931741">
            <text:p>0.1414931479</text:p>
          </table:table-cell>
        </table:table-row>
        <table:table-row table:style-name="ro1">
          <table:table-cell table:style-name="ce2" office:value-type="string">
            <text:p>80 Average</text:p>
          </table:table-cell>
          <table:table-cell table:number-columns-repeated="4"/>
          <table:table-cell table:style-name="Result" table:formula="of:=SUBTOTAL(1;[.$F$174:.$F$174])" office:value-type="float" office:value="0.141493147931741">
            <text:p>0.1414931479</text:p>
          </table:table-cell>
        </table:table-row>
        <table:table-row table:style-name="ro1">
          <table:table-cell office:value-type="float" office:value="82.4">
            <text:p>82</text:p>
          </table:table-cell>
          <table:table-cell office:value-type="float" office:value="5.61092348070252">
            <text:p>5.6109234807</text:p>
          </table:table-cell>
          <table:table-cell office:value-type="float" office:value="1.40911627502404">
            <text:p>1.409116275</text:p>
          </table:table-cell>
          <table:table-cell office:value-type="float" office:value="5.74229841702378">
            <text:p>5.742298417</text:p>
          </table:table-cell>
          <table:table-cell office:value-type="float" office:value="1.57140248447729">
            <text:p>1.5714024845</text:p>
          </table:table-cell>
          <table:table-cell table:formula="of:=SQRT(([.B176]-[.D176])^2 + ([.C176]-[.E176])^2)" office:value-type="float" office:value="0.208797001109019">
            <text:p>0.2087970011</text:p>
          </table:table-cell>
        </table:table-row>
        <table:table-row table:style-name="ro1">
          <table:table-cell table:style-name="ce2" office:value-type="string">
            <text:p>82 Average</text:p>
          </table:table-cell>
          <table:table-cell table:number-columns-repeated="4"/>
          <table:table-cell table:style-name="Result" table:formula="of:=SUBTOTAL(1;[.$F$176:.$F$176])" office:value-type="float" office:value="0.208797001109019">
            <text:p>0.2087970011</text:p>
          </table:table-cell>
        </table:table-row>
        <table:table-row table:style-name="ro1">
          <table:table-cell office:value-type="float" office:value="83.2">
            <text:p>83</text:p>
          </table:table-cell>
          <table:table-cell office:value-type="float" office:value="5.61092348070252">
            <text:p>5.6109234807</text:p>
          </table:table-cell>
          <table:table-cell office:value-type="float" office:value="1.40911627502404">
            <text:p>1.409116275</text:p>
          </table:table-cell>
          <table:table-cell office:value-type="float" office:value="5.64006645213637">
            <text:p>5.6400664521</text:p>
          </table:table-cell>
          <table:table-cell office:value-type="float" office:value="1.49411421988758">
            <text:p>1.4941142199</text:p>
          </table:table-cell>
          <table:table-cell table:formula="of:=SQRT(([.B178]-[.D178])^2 + ([.C178]-[.E178])^2)" office:value-type="float" office:value="0.0898552358798303">
            <text:p>0.0898552359</text:p>
          </table:table-cell>
        </table:table-row>
        <table:table-row table:style-name="ro1">
          <table:table-cell table:style-name="ce2" office:value-type="string">
            <text:p>83 Average</text:p>
          </table:table-cell>
          <table:table-cell table:number-columns-repeated="4"/>
          <table:table-cell table:style-name="Result" table:formula="of:=SUBTOTAL(1;[.$F$178:.$F$178])" office:value-type="float" office:value="0.0898552358798303">
            <text:p>0.0898552359</text:p>
          </table:table-cell>
        </table:table-row>
        <table:table-row table:style-name="ro1">
          <table:table-cell office:value-type="float" office:value="85.1">
            <text:p>85</text:p>
          </table:table-cell>
          <table:table-cell office:value-type="float" office:value="5.61092348070252">
            <text:p>5.6109234807</text:p>
          </table:table-cell>
          <table:table-cell office:value-type="float" office:value="1.40911627502404">
            <text:p>1.409116275</text:p>
          </table:table-cell>
          <table:table-cell office:value-type="float" office:value="5.70044772158046">
            <text:p>5.7004477216</text:p>
          </table:table-cell>
          <table:table-cell office:value-type="float" office:value="1.5396715785452">
            <text:p>1.5396715785</text:p>
          </table:table-cell>
          <table:table-cell table:formula="of:=SQRT(([.B180]-[.D180])^2 + ([.C180]-[.E180])^2)" office:value-type="float" office:value="0.158301222301891">
            <text:p>0.1583012223</text:p>
          </table:table-cell>
        </table:table-row>
        <table:table-row table:style-name="ro1">
          <table:table-cell table:style-name="ce2" office:value-type="string">
            <text:p>85 Average</text:p>
          </table:table-cell>
          <table:table-cell table:number-columns-repeated="4"/>
          <table:table-cell table:style-name="Result" table:formula="of:=SUBTOTAL(1;[.$F$180:.$F$180])" office:value-type="float" office:value="0.158301222301891">
            <text:p>0.1583012223</text:p>
          </table:table-cell>
        </table:table-row>
        <table:table-row table:style-name="ro1">
          <table:table-cell office:value-type="float" office:value="85.6">
            <text:p>86</text:p>
          </table:table-cell>
          <table:table-cell office:value-type="float" office:value="5.66529757099262">
            <text:p>5.665297571</text:p>
          </table:table-cell>
          <table:table-cell office:value-type="float" office:value="1.49304158887584">
            <text:p>1.4930415889</text:p>
          </table:table-cell>
          <table:table-cell office:value-type="float" office:value="5.70800114544809">
            <text:p>5.7080011454</text:p>
          </table:table-cell>
          <table:table-cell office:value-type="float" office:value="1.63433025192867">
            <text:p>1.6343302519</text:p>
          </table:table-cell>
          <table:table-cell table:formula="of:=SQRT(([.B182]-[.D182])^2 + ([.C182]-[.E182])^2)" office:value-type="float" office:value="0.147601089354138">
            <text:p>0.1476010894</text:p>
          </table:table-cell>
        </table:table-row>
        <table:table-row table:style-name="ro1">
          <table:table-cell office:value-type="float" office:value="85.9">
            <text:p>86</text:p>
          </table:table-cell>
          <table:table-cell office:value-type="float" office:value="5.71853247442427">
            <text:p>5.7185324744</text:p>
          </table:table-cell>
          <table:table-cell office:value-type="float" office:value="1.57520859074261">
            <text:p>1.5752085907</text:p>
          </table:table-cell>
          <table:table-cell office:value-type="float" office:value="5.84701759057607">
            <text:p>5.8470175906</text:p>
          </table:table-cell>
          <table:table-cell office:value-type="float" office:value="1.72604076509269">
            <text:p>1.7260407651</text:p>
          </table:table-cell>
          <table:table-cell table:formula="of:=SQRT(([.B183]-[.D183])^2 + ([.C183]-[.E183])^2)" office:value-type="float" office:value="0.198138259535395">
            <text:p>0.1981382595</text:p>
          </table:table-cell>
        </table:table-row>
        <table:table-row table:style-name="ro1">
          <table:table-cell office:value-type="float" office:value="86.3">
            <text:p>86</text:p>
          </table:table-cell>
          <table:table-cell office:value-type="float" office:value="5.71853247442427">
            <text:p>5.7185324744</text:p>
          </table:table-cell>
          <table:table-cell office:value-type="float" office:value="1.57520859074261">
            <text:p>1.5752085907</text:p>
          </table:table-cell>
          <table:table-cell office:value-type="float" office:value="5.76330303480394">
            <text:p>5.7633030348</text:p>
          </table:table-cell>
          <table:table-cell office:value-type="float" office:value="1.66509638065145">
            <text:p>1.6650963807</text:p>
          </table:table-cell>
          <table:table-cell table:formula="of:=SQRT(([.B184]-[.D184])^2 + ([.C184]-[.E184])^2)" office:value-type="float" office:value="0.100420206389976">
            <text:p>0.1004202064</text:p>
          </table:table-cell>
        </table:table-row>
        <table:table-row table:style-name="ro1">
          <table:table-cell table:style-name="ce2" office:value-type="string">
            <text:p>86 Average</text:p>
          </table:table-cell>
          <table:table-cell table:number-columns-repeated="4"/>
          <table:table-cell table:style-name="Result" table:formula="of:=SUBTOTAL(1;[.$F$182:.$F$184])" office:value-type="float" office:value="0.148719851759836">
            <text:p>0.148719851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.76878525108481">
            <text:p>5.7687852511</text:p>
          </table:table-cell>
          <table:table-cell office:value-type="float" office:value="1.6562618477207">
            <text:p>1.6562618477</text:p>
          </table:table-cell>
          <table:table-cell office:value-type="float" office:value="5.83608264048659">
            <text:p>5.8360826405</text:p>
          </table:table-cell>
          <table:table-cell office:value-type="float" office:value="1.77241343578824">
            <text:p>1.7724134358</text:p>
          </table:table-cell>
          <table:table-cell table:formula="of:=SQRT(([.B186]-[.D186])^2 + ([.C186]-[.E186])^2)" office:value-type="float" office:value="0.134239077883102">
            <text:p>0.1342390779</text:p>
          </table:table-cell>
        </table:table-row>
        <table:table-row table:style-name="ro1">
          <table:table-cell table:style-name="ce2" office:value-type="string">
            <text:p>87 Average</text:p>
          </table:table-cell>
          <table:table-cell table:number-columns-repeated="4"/>
          <table:table-cell table:style-name="Result" table:formula="of:=SUBTOTAL(1;[.$F$186:.$F$186])" office:value-type="float" office:value="0.134239077883102">
            <text:p>0.1342390779</text:p>
          </table:table-cell>
        </table:table-row>
        <table:table-row table:style-name="ro1">
          <table:table-cell office:value-type="float" office:value="87.5">
            <text:p>88</text:p>
          </table:table-cell>
          <table:table-cell office:value-type="float" office:value="5.81618002435289">
            <text:p>5.8161800244</text:p>
          </table:table-cell>
          <table:table-cell office:value-type="float" office:value="1.73270539954799">
            <text:p>1.7327053995</text:p>
          </table:table-cell>
          <table:table-cell office:value-type="float" office:value="5.83464716126896">
            <text:p>5.8346471613</text:p>
          </table:table-cell>
          <table:table-cell office:value-type="float" office:value="1.89784095890517">
            <text:p>1.8978409589</text:p>
          </table:table-cell>
          <table:table-cell table:formula="of:=SQRT(([.B188]-[.D188])^2 + ([.C188]-[.E188])^2)" office:value-type="float" office:value="0.166164942482118">
            <text:p>0.1661649425</text:p>
          </table:table-cell>
        </table:table-row>
        <table:table-row table:style-name="ro1">
          <table:table-cell table:style-name="ce2" office:value-type="string">
            <text:p>88 Average</text:p>
          </table:table-cell>
          <table:table-cell table:number-columns-repeated="4"/>
          <table:table-cell table:style-name="Result" table:formula="of:=SUBTOTAL(1;[.$F$188:.$F$188])" office:value-type="float" office:value="0.166164942482118">
            <text:p>0.1661649425</text:p>
          </table:table-cell>
        </table:table-row>
        <table:table-row table:style-name="ro1">
          <table:table-cell office:value-type="float" office:value="88.5">
            <text:p>89</text:p>
          </table:table-cell>
          <table:table-cell office:value-type="float" office:value="5.81618002435289">
            <text:p>5.8161800244</text:p>
          </table:table-cell>
          <table:table-cell office:value-type="float" office:value="1.73270539954799">
            <text:p>1.7327053995</text:p>
          </table:table-cell>
          <table:table-cell office:value-type="float" office:value="5.85504131083565">
            <text:p>5.8550413108</text:p>
          </table:table-cell>
          <table:table-cell office:value-type="float" office:value="1.78070123501778">
            <text:p>1.780701235</text:p>
          </table:table-cell>
          <table:table-cell table:formula="of:=SQRT(([.B190]-[.D190])^2 + ([.C190]-[.E190])^2)" office:value-type="float" office:value="0.0617559698291438">
            <text:p>0.0617559698</text:p>
          </table:table-cell>
        </table:table-row>
        <table:table-row table:style-name="ro1">
          <table:table-cell office:value-type="float" office:value="88.9">
            <text:p>89</text:p>
          </table:table-cell>
          <table:table-cell office:value-type="float" office:value="5.81618002435289">
            <text:p>5.8161800244</text:p>
          </table:table-cell>
          <table:table-cell office:value-type="float" office:value="1.73270539954799">
            <text:p>1.7327053995</text:p>
          </table:table-cell>
          <table:table-cell office:value-type="float" office:value="5.90125602350509">
            <text:p>5.9012560235</text:p>
          </table:table-cell>
          <table:table-cell office:value-type="float" office:value="1.90395228144568">
            <text:p>1.9039522814</text:p>
          </table:table-cell>
          <table:table-cell table:formula="of:=SQRT(([.B191]-[.D191])^2 + ([.C191]-[.E191])^2)" office:value-type="float" office:value="0.191215637936409">
            <text:p>0.1912156379</text:p>
          </table:table-cell>
        </table:table-row>
        <table:table-row table:style-name="ro1">
          <table:table-cell office:value-type="float" office:value="89.3">
            <text:p>89</text:p>
          </table:table-cell>
          <table:table-cell office:value-type="float" office:value="5.81618002435289">
            <text:p>5.8161800244</text:p>
          </table:table-cell>
          <table:table-cell office:value-type="float" office:value="1.73270539954799">
            <text:p>1.7327053995</text:p>
          </table:table-cell>
          <table:table-cell office:value-type="float" office:value="5.84853040664537">
            <text:p>5.8485304066</text:p>
          </table:table-cell>
          <table:table-cell office:value-type="float" office:value="1.82766462522307">
            <text:p>1.8276646252</text:p>
          </table:table-cell>
          <table:table-cell table:formula="of:=SQRT(([.B192]-[.D192])^2 + ([.C192]-[.E192])^2)" office:value-type="float" office:value="0.100318501659871">
            <text:p>0.1003185017</text:p>
          </table:table-cell>
        </table:table-row>
        <table:table-row table:style-name="ro1">
          <table:table-cell table:style-name="ce2" office:value-type="string">
            <text:p>89 Average</text:p>
          </table:table-cell>
          <table:table-cell table:number-columns-repeated="4"/>
          <table:table-cell table:style-name="Result" table:formula="of:=SUBTOTAL(1;[.$F$190:.$F$192])" office:value-type="float" office:value="0.117763369808475">
            <text:p>0.117763369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.86156603985996">
            <text:p>5.8615660399</text:p>
          </table:table-cell>
          <table:table-cell office:value-type="float" office:value="1.80590900385736">
            <text:p>1.8059090039</text:p>
          </table:table-cell>
          <table:table-cell office:value-type="float" office:value="5.91711136073219">
            <text:p>5.9171113607</text:p>
          </table:table-cell>
          <table:table-cell office:value-type="float" office:value="1.91406380128811">
            <text:p>1.9140638013</text:p>
          </table:table-cell>
          <table:table-cell table:formula="of:=SQRT(([.B194]-[.D194])^2 + ([.C194]-[.E194])^2)" office:value-type="float" office:value="0.12158430358432">
            <text:p>0.1215843036</text:p>
          </table:table-cell>
        </table:table-row>
        <table:table-row table:style-name="ro1">
          <table:table-cell table:style-name="ce2" office:value-type="string">
            <text:p>92 Average</text:p>
          </table:table-cell>
          <table:table-cell table:number-columns-repeated="4"/>
          <table:table-cell table:style-name="Result" table:formula="of:=SUBTOTAL(1;[.$F$194:.$F$194])" office:value-type="float" office:value="0.12158430358432">
            <text:p>0.1215843036</text:p>
          </table:table-cell>
        </table:table-row>
        <table:table-row table:style-name="ro1">
          <table:table-cell office:value-type="float" office:value="92.6">
            <text:p>93</text:p>
          </table:table-cell>
          <table:table-cell office:value-type="float" office:value="5.90325721069471">
            <text:p>5.9032572107</text:p>
          </table:table-cell>
          <table:table-cell office:value-type="float" office:value="1.87567238283863">
            <text:p>1.8756723828</text:p>
          </table:table-cell>
          <table:table-cell office:value-type="float" office:value="5.91508950618806">
            <text:p>5.9150895062</text:p>
          </table:table-cell>
          <table:table-cell office:value-type="float" office:value="2.01894919398321">
            <text:p>2.018949194</text:p>
          </table:table-cell>
          <table:table-cell table:formula="of:=SQRT(([.B196]-[.D196])^2 + ([.C196]-[.E196])^2)" office:value-type="float" office:value="0.143764556926949">
            <text:p>0.1437645569</text:p>
          </table:table-cell>
        </table:table-row>
        <table:table-row table:style-name="ro1">
          <table:table-cell office:value-type="float" office:value="93.2">
            <text:p>93</text:p>
          </table:table-cell>
          <table:table-cell office:value-type="float" office:value="5.94302243484062">
            <text:p>5.9430224348</text:p>
          </table:table-cell>
          <table:table-cell office:value-type="float" office:value="1.94221300395389">
            <text:p>1.942213004</text:p>
          </table:table-cell>
          <table:table-cell office:value-type="float" office:value="5.99996828171593">
            <text:p>5.9999682817</text:p>
          </table:table-cell>
          <table:table-cell office:value-type="float" office:value="2.05798723904431">
            <text:p>2.057987239</text:p>
          </table:table-cell>
          <table:table-cell table:formula="of:=SQRT(([.B197]-[.D197])^2 + ([.C197]-[.E197])^2)" office:value-type="float" office:value="0.129021327644383">
            <text:p>0.1290213276</text:p>
          </table:table-cell>
        </table:table-row>
        <table:table-row table:style-name="ro1">
          <table:table-cell table:style-name="ce2" office:value-type="string">
            <text:p>93 Average</text:p>
          </table:table-cell>
          <table:table-cell table:number-columns-repeated="4"/>
          <table:table-cell table:style-name="Result" table:formula="of:=SUBTOTAL(1;[.$F$196:.$F$197])" office:value-type="float" office:value="0.136392942285666">
            <text:p>0.1363929423</text:p>
          </table:table-cell>
        </table:table-row>
        <table:table-row table:style-name="ro1">
          <table:table-cell office:value-type="float" office:value="94.5">
            <text:p>95</text:p>
          </table:table-cell>
          <table:table-cell office:value-type="float" office:value="6.01497172356641">
            <text:p>6.0149717236</text:p>
          </table:table-cell>
          <table:table-cell office:value-type="float" office:value="2.06738229599073">
            <text:p>2.067382296</text:p>
          </table:table-cell>
          <table:table-cell office:value-type="float" office:value="6.02514143613775">
            <text:p>6.0251414361</text:p>
          </table:table-cell>
          <table:table-cell office:value-type="float" office:value="2.1582892799704">
            <text:p>2.15828928</text:p>
          </table:table-cell>
          <table:table-cell table:formula="of:=SQRT(([.B199]-[.D199])^2 + ([.C199]-[.E199])^2)" office:value-type="float" office:value="0.091474055283797">
            <text:p>0.0914740553</text:p>
          </table:table-cell>
        </table:table-row>
        <table:table-row table:style-name="ro1">
          <table:table-cell office:value-type="float" office:value="94.8">
            <text:p>95</text:p>
          </table:table-cell>
          <table:table-cell office:value-type="float" office:value="6.04850606122619">
            <text:p>6.0485060612</text:p>
          </table:table-cell>
          <table:table-cell office:value-type="float" office:value="2.12813890612606">
            <text:p>2.1281389061</text:p>
          </table:table-cell>
          <table:table-cell office:value-type="float" office:value="6.05216611137909">
            <text:p>6.0521661114</text:p>
          </table:table-cell>
          <table:table-cell office:value-type="float" office:value="2.2552620446128">
            <text:p>2.2552620446</text:p>
          </table:table-cell>
          <table:table-cell table:formula="of:=SQRT(([.B200]-[.D200])^2 + ([.C200]-[.E200])^2)" office:value-type="float" office:value="0.127175816513369">
            <text:p>0.1271758165</text:p>
          </table:table-cell>
        </table:table-row>
        <table:table-row table:style-name="ro1">
          <table:table-cell table:style-name="ce2" office:value-type="string">
            <text:p>95 Average</text:p>
          </table:table-cell>
          <table:table-cell table:number-columns-repeated="4"/>
          <table:table-cell table:style-name="Result" table:formula="of:=SUBTOTAL(1;[.$F$199:.$F$200])" office:value-type="float" office:value="0.109324935898583">
            <text:p>0.1093249359</text:p>
          </table:table-cell>
        </table:table-row>
        <table:table-row table:style-name="ro1">
          <table:table-cell office:value-type="float" office:value="96.5">
            <text:p>97</text:p>
          </table:table-cell>
          <table:table-cell office:value-type="float" office:value="6.10975036237102">
            <text:p>6.1097503624</text:p>
          </table:table-cell>
          <table:table-cell office:value-type="float" office:value="2.24155353229194">
            <text:p>2.2415535323</text:p>
          </table:table-cell>
          <table:table-cell office:value-type="float" office:value="6.15696655443273">
            <text:p>6.1569665544</text:p>
          </table:table-cell>
          <table:table-cell office:value-type="float" office:value="2.36140339624799">
            <text:p>2.3614033962</text:p>
          </table:table-cell>
          <table:table-cell table:formula="of:=SQRT(([.B202]-[.D202])^2 + ([.C202]-[.E202])^2)" office:value-type="float" office:value="0.128815211380845">
            <text:p>0.1288152114</text:p>
          </table:table-cell>
        </table:table-row>
        <table:table-row table:style-name="ro1">
          <table:table-cell office:value-type="float" office:value="96.9">
            <text:p>97</text:p>
          </table:table-cell>
          <table:table-cell office:value-type="float" office:value="6.10975036237102">
            <text:p>6.1097503624</text:p>
          </table:table-cell>
          <table:table-cell office:value-type="float" office:value="2.24155353229194">
            <text:p>2.2415535323</text:p>
          </table:table-cell>
          <table:table-cell office:value-type="float" office:value="6.1221535689799">
            <text:p>6.122153569</text:p>
          </table:table-cell>
          <table:table-cell office:value-type="float" office:value="2.43750107521345">
            <text:p>2.4375010752</text:p>
          </table:table-cell>
          <table:table-cell table:formula="of:=SQRT(([.B203]-[.D203])^2 + ([.C203]-[.E203])^2)" office:value-type="float" office:value="0.196339703348964">
            <text:p>0.1963397033</text:p>
          </table:table-cell>
        </table:table-row>
        <table:table-row table:style-name="ro1">
          <table:table-cell table:style-name="ce2" office:value-type="string">
            <text:p>97 Average</text:p>
          </table:table-cell>
          <table:table-cell table:number-columns-repeated="4"/>
          <table:table-cell table:style-name="Result" table:formula="of:=SUBTOTAL(1;[.$F$202:.$F$203])" office:value-type="float" office:value="0.162577457364905">
            <text:p>0.1625774574</text:p>
          </table:table-cell>
        </table:table-row>
        <table:table-row table:style-name="ro1">
          <table:table-cell office:value-type="float" office:value="97.5">
            <text:p>98</text:p>
          </table:table-cell>
          <table:table-cell office:value-type="float" office:value="6.16378443241763">
            <text:p>6.1637844324</text:p>
          </table:table-cell>
          <table:table-cell office:value-type="float" office:value="2.34869591094484">
            <text:p>2.3486959109</text:p>
          </table:table-cell>
          <table:table-cell office:value-type="float" office:value="6.1913066432355">
            <text:p>6.1913066432</text:p>
          </table:table-cell>
          <table:table-cell office:value-type="float" office:value="2.51106781791149">
            <text:p>2.5110678179</text:p>
          </table:table-cell>
          <table:table-cell table:formula="of:=SQRT(([.B205]-[.D205])^2 + ([.C205]-[.E205])^2)" office:value-type="float" office:value="0.164687911700559">
            <text:p>0.1646879117</text:p>
          </table:table-cell>
        </table:table-row>
        <table:table-row table:style-name="ro1">
          <table:table-cell office:value-type="float" office:value="98.1">
            <text:p>98</text:p>
          </table:table-cell>
          <table:table-cell office:value-type="float" office:value="6.18869708996104">
            <text:p>6.18869709</text:p>
          </table:table-cell>
          <table:table-cell office:value-type="float" office:value="2.39809439944409">
            <text:p>2.3980943994</text:p>
          </table:table-cell>
          <table:table-cell office:value-type="float" office:value="6.16083226046442">
            <text:p>6.1608322605</text:p>
          </table:table-cell>
          <table:table-cell office:value-type="float" office:value="2.59100779500595">
            <text:p>2.591007795</text:p>
          </table:table-cell>
          <table:table-cell table:formula="of:=SQRT(([.B206]-[.D206])^2 + ([.C206]-[.E206])^2)" office:value-type="float" office:value="0.194915435279202">
            <text:p>0.1949154353</text:p>
          </table:table-cell>
        </table:table-row>
        <table:table-row table:style-name="ro1">
          <table:table-cell table:style-name="ce2" office:value-type="string">
            <text:p>98 Average</text:p>
          </table:table-cell>
          <table:table-cell table:number-columns-repeated="4"/>
          <table:table-cell table:style-name="Result" table:formula="of:=SUBTOTAL(1;[.$F$205:.$F$206])" office:value-type="float" office:value="0.179801673489881">
            <text:p>0.1798016735</text:p>
          </table:table-cell>
        </table:table-row>
        <table:table-row table:style-name="ro1">
          <table:table-cell office:value-type="float" office:value="99.4">
            <text:p>99</text:p>
          </table:table-cell>
          <table:table-cell office:value-type="float" office:value="6.18869708996104">
            <text:p>6.18869709</text:p>
          </table:table-cell>
          <table:table-cell office:value-type="float" office:value="2.39809439944409">
            <text:p>2.3980943994</text:p>
          </table:table-cell>
          <table:table-cell office:value-type="float" office:value="6.21946415095876">
            <text:p>6.219464151</text:p>
          </table:table-cell>
          <table:table-cell office:value-type="float" office:value="2.53951222805197">
            <text:p>2.5395122281</text:p>
          </table:table-cell>
          <table:table-cell table:formula="of:=SQRT(([.B208]-[.D208])^2 + ([.C208]-[.E208])^2)" office:value-type="float" office:value="0.144725997286614">
            <text:p>0.1447259973</text:p>
          </table:table-cell>
        </table:table-row>
        <table:table-row table:style-name="ro1">
          <table:table-cell table:style-name="ce2" office:value-type="string">
            <text:p>99 Average</text:p>
          </table:table-cell>
          <table:table-cell table:number-columns-repeated="4"/>
          <table:table-cell table:style-name="Result" table:formula="of:=SUBTOTAL(1;[.$F$208:.$F$208])" office:value-type="float" office:value="0.144725997286614">
            <text:p>0.1447259973</text:p>
          </table:table-cell>
        </table:table-row>
        <table:table-row table:style-name="ro1">
          <table:table-cell office:value-type="float" office:value="100.1">
            <text:p>100</text:p>
          </table:table-cell>
          <table:table-cell office:value-type="float" office:value="6.18869708996104">
            <text:p>6.18869709</text:p>
          </table:table-cell>
          <table:table-cell office:value-type="float" office:value="2.39809439944409">
            <text:p>2.3980943994</text:p>
          </table:table-cell>
          <table:table-cell office:value-type="float" office:value="6.20071699968637">
            <text:p>6.2007169997</text:p>
          </table:table-cell>
          <table:table-cell office:value-type="float" office:value="2.6477104504389">
            <text:p>2.6477104504</text:p>
          </table:table-cell>
          <table:table-cell table:formula="of:=SQRT(([.B210]-[.D210])^2 + ([.C210]-[.E210])^2)" office:value-type="float" office:value="0.249905284345984">
            <text:p>0.2499052843</text:p>
          </table:table-cell>
        </table:table-row>
        <table:table-row table:style-name="ro1">
          <table:table-cell table:style-name="ce2" office:value-type="string">
            <text:p>100 Average</text:p>
          </table:table-cell>
          <table:table-cell table:number-columns-repeated="4"/>
          <table:table-cell table:style-name="Result" table:formula="of:=SUBTOTAL(1;[.$F$210:.$F$210])" office:value-type="float" office:value="0.249905284345984">
            <text:p>0.249905284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.18869708996104">
            <text:p>6.18869709</text:p>
          </table:table-cell>
          <table:table-cell office:value-type="float" office:value="2.39809439944409">
            <text:p>2.3980943994</text:p>
          </table:table-cell>
          <table:table-cell office:value-type="float" office:value="6.12030795328823">
            <text:p>6.1203079533</text:p>
          </table:table-cell>
          <table:table-cell office:value-type="float" office:value="2.61950182429573">
            <text:p>2.6195018243</text:p>
          </table:table-cell>
          <table:table-cell table:formula="of:=SQRT(([.B212]-[.D212])^2 + ([.C212]-[.E212])^2)" office:value-type="float" office:value="0.231728983500743">
            <text:p>0.2317289835</text:p>
          </table:table-cell>
        </table:table-row>
        <table:table-row table:style-name="ro1">
          <table:table-cell office:value-type="float" office:value="101.3">
            <text:p>101</text:p>
          </table:table-cell>
          <table:table-cell office:value-type="float" office:value="6.18869708996104">
            <text:p>6.18869709</text:p>
          </table:table-cell>
          <table:table-cell office:value-type="float" office:value="2.39809439944409">
            <text:p>2.3980943994</text:p>
          </table:table-cell>
          <table:table-cell office:value-type="float" office:value="6.17948570851895">
            <text:p>6.1794857085</text:p>
          </table:table-cell>
          <table:table-cell office:value-type="float" office:value="2.56244448792267">
            <text:p>2.5624444879</text:p>
          </table:table-cell>
          <table:table-cell table:formula="of:=SQRT(([.B213]-[.D213])^2 + ([.C213]-[.E213])^2)" office:value-type="float" office:value="0.164608022681124">
            <text:p>0.1646080227</text:p>
          </table:table-cell>
        </table:table-row>
        <table:table-row table:style-name="ro1">
          <table:table-cell table:style-name="ce2" office:value-type="string">
            <text:p>101 Average</text:p>
          </table:table-cell>
          <table:table-cell table:number-columns-repeated="4"/>
          <table:table-cell table:style-name="Result" table:formula="of:=SUBTOTAL(1;[.$F$212:.$F$213])" office:value-type="float" office:value="0.198168503090933">
            <text:p>0.1981685031</text:p>
          </table:table-cell>
        </table:table-row>
        <table:table-row table:style-name="ro1">
          <table:table-cell office:value-type="float" office:value="101.8">
            <text:p>102</text:p>
          </table:table-cell>
          <table:table-cell office:value-type="float" office:value="6.18869708996104">
            <text:p>6.18869709</text:p>
          </table:table-cell>
          <table:table-cell office:value-type="float" office:value="2.39809439944409">
            <text:p>2.3980943994</text:p>
          </table:table-cell>
          <table:table-cell office:value-type="float" office:value="6.1430256316977">
            <text:p>6.1430256317</text:p>
          </table:table-cell>
          <table:table-cell office:value-type="float" office:value="2.6540138936194">
            <text:p>2.6540138936</text:p>
          </table:table-cell>
          <table:table-cell table:formula="of:=SQRT(([.B215]-[.D215])^2 + ([.C215]-[.E215])^2)" office:value-type="float" office:value="0.259962823493761">
            <text:p>0.2599628235</text:p>
          </table:table-cell>
        </table:table-row>
        <table:table-row table:style-name="ro1">
          <table:table-cell table:style-name="ce2" office:value-type="string">
            <text:p>102 Average</text:p>
          </table:table-cell>
          <table:table-cell table:number-columns-repeated="4"/>
          <table:table-cell table:style-name="Result" table:formula="of:=SUBTOTAL(1;[.$F$215:.$F$215])" office:value-type="float" office:value="0.259962823493761">
            <text:p>0.2599628235</text:p>
          </table:table-cell>
        </table:table-row>
        <table:table-row table:style-name="ro1">
          <table:table-cell office:value-type="float" office:value="102.6">
            <text:p>103</text:p>
          </table:table-cell>
          <table:table-cell office:value-type="float" office:value="6.23335063874752">
            <text:p>6.2333506387</text:p>
          </table:table-cell>
          <table:table-cell office:value-type="float" office:value="2.49371641225478">
            <text:p>2.4937164123</text:p>
          </table:table-cell>
          <table:table-cell office:value-type="float" office:value="6.2247329422984">
            <text:p>6.2247329423</text:p>
          </table:table-cell>
          <table:table-cell office:value-type="float" office:value="2.68724077489477">
            <text:p>2.6872407749</text:p>
          </table:table-cell>
          <table:table-cell table:formula="of:=SQRT(([.B217]-[.D217])^2 + ([.C217]-[.E217])^2)" office:value-type="float" office:value="0.193716141886267">
            <text:p>0.1937161419</text:p>
          </table:table-cell>
        </table:table-row>
        <table:table-row table:style-name="ro1">
          <table:table-cell table:style-name="ce2" office:value-type="string">
            <text:p>103 Average</text:p>
          </table:table-cell>
          <table:table-cell table:number-columns-repeated="4"/>
          <table:table-cell table:style-name="Result" table:formula="of:=SUBTOTAL(1;[.$F$217:.$F$217])" office:value-type="float" office:value="0.193716141886267">
            <text:p>0.1937161419</text:p>
          </table:table-cell>
        </table:table-row>
        <table:table-row table:style-name="ro1">
          <table:table-cell office:value-type="float" office:value="103.6">
            <text:p>104</text:p>
          </table:table-cell>
          <table:table-cell office:value-type="float" office:value="6.27279951047768">
            <text:p>6.2727995105</text:p>
          </table:table-cell>
          <table:table-cell office:value-type="float" office:value="2.58560649071387">
            <text:p>2.5856064907</text:p>
          </table:table-cell>
          <table:table-cell office:value-type="float" office:value="6.29830235287124">
            <text:p>6.2983023529</text:p>
          </table:table-cell>
          <table:table-cell office:value-type="float" office:value="2.72306702327031">
            <text:p>2.7230670233</text:p>
          </table:table-cell>
          <table:table-cell table:formula="of:=SQRT(([.B219]-[.D219])^2 + ([.C219]-[.E219])^2)" office:value-type="float" office:value="0.139806269461887">
            <text:p>0.1398062695</text:p>
          </table:table-cell>
        </table:table-row>
        <table:table-row table:style-name="ro1">
          <table:table-cell office:value-type="float" office:value="104.2">
            <text:p>104</text:p>
          </table:table-cell>
          <table:table-cell office:value-type="float" office:value="6.27279951047768">
            <text:p>6.2727995105</text:p>
          </table:table-cell>
          <table:table-cell office:value-type="float" office:value="2.58560649071387">
            <text:p>2.5856064907</text:p>
          </table:table-cell>
          <table:table-cell office:value-type="float" office:value="6.27315983407199">
            <text:p>6.2731598341</text:p>
          </table:table-cell>
          <table:table-cell office:value-type="float" office:value="2.80622946897602">
            <text:p>2.806229469</text:p>
          </table:table-cell>
          <table:table-cell table:formula="of:=SQRT(([.B220]-[.D220])^2 + ([.C220]-[.E220])^2)" office:value-type="float" office:value="0.220623272503951">
            <text:p>0.2206232725</text:p>
          </table:table-cell>
        </table:table-row>
        <table:table-row table:style-name="ro1">
          <table:table-cell table:style-name="ce2" office:value-type="string">
            <text:p>104 Average</text:p>
          </table:table-cell>
          <table:table-cell table:number-columns-repeated="4"/>
          <table:table-cell table:style-name="Result" table:formula="of:=SUBTOTAL(1;[.$F$219:.$F$220])" office:value-type="float" office:value="0.180214770982919">
            <text:p>0.180214771</text:p>
          </table:table-cell>
        </table:table-row>
        <table:table-row table:style-name="ro1">
          <table:table-cell office:value-type="float" office:value="104.7">
            <text:p>105</text:p>
          </table:table-cell>
          <table:table-cell office:value-type="float" office:value="6.27279951047768">
            <text:p>6.2727995105</text:p>
          </table:table-cell>
          <table:table-cell office:value-type="float" office:value="2.58560649071387">
            <text:p>2.5856064907</text:p>
          </table:table-cell>
          <table:table-cell office:value-type="float" office:value="6.33990146022272">
            <text:p>6.3399014602</text:p>
          </table:table-cell>
          <table:table-cell office:value-type="float" office:value="2.77049759567384">
            <text:p>2.7704975957</text:p>
          </table:table-cell>
          <table:table-cell table:formula="of:=SQRT(([.B222]-[.D222])^2 + ([.C222]-[.E222])^2)" office:value-type="float" office:value="0.196691108982853">
            <text:p>0.19669110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6.34566152544765">
            <text:p>6.3456615254</text:p>
          </table:table-cell>
          <table:table-cell office:value-type="float" office:value="2.77184889720795">
            <text:p>2.7718488972</text:p>
          </table:table-cell>
          <table:table-cell office:value-type="float" office:value="6.38297055904966">
            <text:p>6.382970559</text:p>
          </table:table-cell>
          <table:table-cell office:value-type="float" office:value="2.84793533053847">
            <text:p>2.8479353305</text:p>
          </table:table-cell>
          <table:table-cell table:formula="of:=SQRT(([.B223]-[.D223])^2 + ([.C223]-[.E223])^2)" office:value-type="float" office:value="0.0847414262641162">
            <text:p>0.0847414263</text:p>
          </table:table-cell>
        </table:table-row>
        <table:table-row table:style-name="ro1">
          <table:table-cell office:value-type="float" office:value="105.3">
            <text:p>105</text:p>
          </table:table-cell>
          <table:table-cell office:value-type="float" office:value="6.34566152544765">
            <text:p>6.3456615254</text:p>
          </table:table-cell>
          <table:table-cell office:value-type="float" office:value="2.77184889720795">
            <text:p>2.7718488972</text:p>
          </table:table-cell>
          <table:table-cell office:value-type="float" office:value="6.35217631285629">
            <text:p>6.3521763129</text:p>
          </table:table-cell>
          <table:table-cell office:value-type="float" office:value="2.95328384916275">
            <text:p>2.9532838492</text:p>
          </table:table-cell>
          <table:table-cell table:formula="of:=SQRT(([.B224]-[.D224])^2 + ([.C224]-[.E224])^2)" office:value-type="float" office:value="0.181551877560714">
            <text:p>0.1815518776</text:p>
          </table:table-cell>
        </table:table-row>
        <table:table-row table:style-name="ro1">
          <table:table-cell table:style-name="ce2" office:value-type="string">
            <text:p>105 Average</text:p>
          </table:table-cell>
          <table:table-cell table:number-columns-repeated="4"/>
          <table:table-cell table:style-name="Result" table:formula="of:=SUBTOTAL(1;[.$F$222:.$F$224])" office:value-type="float" office:value="0.154328137602561">
            <text:p>0.1543281376</text:p>
          </table:table-cell>
        </table:table-row>
        <table:table-row table:style-name="ro1">
          <table:table-cell office:value-type="float" office:value="106.2">
            <text:p>106</text:p>
          </table:table-cell>
          <table:table-cell office:value-type="float" office:value="6.3789853075691">
            <text:p>6.3789853076</text:p>
          </table:table-cell>
          <table:table-cell office:value-type="float" office:value="2.86613317768525">
            <text:p>2.8661331777</text:p>
          </table:table-cell>
          <table:table-cell office:value-type="float" office:value="6.36535568145061">
            <text:p>6.3653556815</text:p>
          </table:table-cell>
          <table:table-cell office:value-type="float" office:value="3.10003260908697">
            <text:p>3.1000326091</text:p>
          </table:table-cell>
          <table:table-cell table:formula="of:=SQRT(([.B226]-[.D226])^2 + ([.C226]-[.E226])^2)" office:value-type="float" office:value="0.234296202952971">
            <text:p>0.234296203</text:p>
          </table:table-cell>
        </table:table-row>
        <table:table-row table:style-name="ro1">
          <table:table-cell table:style-name="ce2" office:value-type="string">
            <text:p>106 Average</text:p>
          </table:table-cell>
          <table:table-cell table:number-columns-repeated="4"/>
          <table:table-cell table:style-name="Result" table:formula="of:=SUBTOTAL(1;[.$F$226:.$F$226])" office:value-type="float" office:value="0.234296202952971">
            <text:p>0.234296203</text:p>
          </table:table-cell>
        </table:table-row>
        <table:table-row table:style-name="ro1">
          <table:table-cell office:value-type="float" office:value="106.5">
            <text:p>107</text:p>
          </table:table-cell>
          <table:table-cell office:value-type="float" office:value="6.3789853075691">
            <text:p>6.3789853076</text:p>
          </table:table-cell>
          <table:table-cell office:value-type="float" office:value="2.86613317768525">
            <text:p>2.8661331777</text:p>
          </table:table-cell>
          <table:table-cell office:value-type="float" office:value="6.40961999026669">
            <text:p>6.4096199903</text:p>
          </table:table-cell>
          <table:table-cell office:value-type="float" office:value="3.03352692247842">
            <text:p>3.0335269225</text:p>
          </table:table-cell>
          <table:table-cell table:formula="of:=SQRT(([.B228]-[.D228])^2 + ([.C228]-[.E228])^2)" office:value-type="float" office:value="0.170173880427832">
            <text:p>0.1701738804</text:p>
          </table:table-cell>
        </table:table-row>
        <table:table-row table:style-name="ro1">
          <table:table-cell office:value-type="float" office:value="107.3">
            <text:p>107</text:p>
          </table:table-cell>
          <table:table-cell office:value-type="float" office:value="6.4101231613222">
            <text:p>6.4101231613</text:p>
          </table:table-cell>
          <table:table-cell office:value-type="float" office:value="2.96116177371639">
            <text:p>2.9611617737</text:p>
          </table:table-cell>
          <table:table-cell office:value-type="float" office:value="6.44099891536607">
            <text:p>6.4409989154</text:p>
          </table:table-cell>
          <table:table-cell office:value-type="float" office:value="3.10291052962713">
            <text:p>3.1029105296</text:p>
          </table:table-cell>
          <table:table-cell table:formula="of:=SQRT(([.B229]-[.D229])^2 + ([.C229]-[.E229])^2)" office:value-type="float" office:value="0.145072471509995">
            <text:p>0.1450724715</text:p>
          </table:table-cell>
        </table:table-row>
        <table:table-row table:style-name="ro1">
          <table:table-cell table:style-name="ce2" office:value-type="string">
            <text:p>107 Average</text:p>
          </table:table-cell>
          <table:table-cell table:number-columns-repeated="4"/>
          <table:table-cell table:style-name="Result" table:formula="of:=SUBTOTAL(1;[.$F$228:.$F$229])" office:value-type="float" office:value="0.157623175968913">
            <text:p>0.157623176</text:p>
          </table:table-cell>
        </table:table-row>
        <table:table-row table:style-name="ro1">
          <table:table-cell office:value-type="float" office:value="107.8">
            <text:p>108</text:p>
          </table:table-cell>
          <table:table-cell office:value-type="float" office:value="6.4101231613222">
            <text:p>6.4101231613</text:p>
          </table:table-cell>
          <table:table-cell office:value-type="float" office:value="2.96116177371639">
            <text:p>2.9611617737</text:p>
          </table:table-cell>
          <table:table-cell office:value-type="float" office:value="6.3735258077237">
            <text:p>6.3735258077</text:p>
          </table:table-cell>
          <table:table-cell office:value-type="float" office:value="3.14199802044422">
            <text:p>3.1419980204</text:p>
          </table:table-cell>
          <table:table-cell table:formula="of:=SQRT(([.B231]-[.D231])^2 + ([.C231]-[.E231])^2)" office:value-type="float" office:value="0.184502342589528">
            <text:p>0.1845023426</text:p>
          </table:table-cell>
        </table:table-row>
        <table:table-row table:style-name="ro1">
          <table:table-cell office:value-type="float" office:value="108.1">
            <text:p>108</text:p>
          </table:table-cell>
          <table:table-cell office:value-type="float" office:value="6.4101231613222">
            <text:p>6.4101231613</text:p>
          </table:table-cell>
          <table:table-cell office:value-type="float" office:value="2.96116177371639">
            <text:p>2.9611617737</text:p>
          </table:table-cell>
          <table:table-cell office:value-type="float" office:value="6.41835676262205">
            <text:p>6.4183567626</text:p>
          </table:table-cell>
          <table:table-cell office:value-type="float" office:value="3.0849659457576">
            <text:p>3.0849659458</text:p>
          </table:table-cell>
          <table:table-cell table:formula="of:=SQRT(([.B232]-[.D232])^2 + ([.C232]-[.E232])^2)" office:value-type="float" office:value="0.124077657961351">
            <text:p>0.124077658</text:p>
          </table:table-cell>
        </table:table-row>
        <table:table-row table:style-name="ro1">
          <table:table-cell table:style-name="ce2" office:value-type="string">
            <text:p>108 Average</text:p>
          </table:table-cell>
          <table:table-cell table:number-columns-repeated="4"/>
          <table:table-cell table:style-name="Result" table:formula="of:=SUBTOTAL(1;[.$F$231:.$F$232])" office:value-type="float" office:value="0.15429000027544">
            <text:p>0.1542900003</text:p>
          </table:table-cell>
        </table:table-row>
        <table:table-row table:style-name="ro1">
          <table:table-cell office:value-type="float" office:value="108.7">
            <text:p>109</text:p>
          </table:table-cell>
          <table:table-cell office:value-type="float" office:value="6.4101231613222">
            <text:p>6.4101231613</text:p>
          </table:table-cell>
          <table:table-cell office:value-type="float" office:value="2.96116177371639">
            <text:p>2.9611617737</text:p>
          </table:table-cell>
          <table:table-cell office:value-type="float" office:value="6.44636463742252">
            <text:p>6.4463646374</text:p>
          </table:table-cell>
          <table:table-cell office:value-type="float" office:value="3.1581935614112">
            <text:p>3.1581935614</text:p>
          </table:table-cell>
          <table:table-cell table:formula="of:=SQRT(([.B234]-[.D234])^2 + ([.C234]-[.E234])^2)" office:value-type="float" office:value="0.200337140720696">
            <text:p>0.2003371407</text:p>
          </table:table-cell>
        </table:table-row>
        <table:table-row table:style-name="ro1">
          <table:table-cell table:style-name="ce2" office:value-type="string">
            <text:p>109 Average</text:p>
          </table:table-cell>
          <table:table-cell table:number-columns-repeated="4"/>
          <table:table-cell table:style-name="Result" table:formula="of:=SUBTOTAL(1;[.$F$234:.$F$234])" office:value-type="float" office:value="0.200337140720696">
            <text:p>0.2003371407</text:p>
          </table:table-cell>
        </table:table-row>
        <table:table-row table:style-name="ro1">
          <table:table-cell office:value-type="float" office:value="109.9">
            <text:p>110</text:p>
          </table:table-cell>
          <table:table-cell office:value-type="float" office:value="6.46553493618026">
            <text:p>6.4655349362</text:p>
          </table:table-cell>
          <table:table-cell office:value-type="float" office:value="3.15331731169498">
            <text:p>3.1533173117</text:p>
          </table:table-cell>
          <table:table-cell office:value-type="float" office:value="6.43374408262248">
            <text:p>6.4337440826</text:p>
          </table:table-cell>
          <table:table-cell office:value-type="float" office:value="3.28944800848212">
            <text:p>3.2894480085</text:p>
          </table:table-cell>
          <table:table-cell table:formula="of:=SQRT(([.B236]-[.D236])^2 + ([.C236]-[.E236])^2)" office:value-type="float" office:value="0.139793508353158">
            <text:p>0.1397935084</text:p>
          </table:table-cell>
        </table:table-row>
        <table:table-row table:style-name="ro1">
          <table:table-cell office:value-type="float" office:value="110.2">
            <text:p>110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44651957387203">
            <text:p>6.4465195739</text:p>
          </table:table-cell>
          <table:table-cell office:value-type="float" office:value="3.44197786069563">
            <text:p>3.4419778607</text:p>
          </table:table-cell>
          <table:table-cell table:formula="of:=SQRT(([.B237]-[.D237])^2 + ([.C237]-[.E237])^2)" office:value-type="float" office:value="0.196433675176547">
            <text:p>0.1964336752</text:p>
          </table:table-cell>
        </table:table-row>
        <table:table-row table:style-name="ro1">
          <table:table-cell table:style-name="ce2" office:value-type="string">
            <text:p>110 Average</text:p>
          </table:table-cell>
          <table:table-cell table:number-columns-repeated="4"/>
          <table:table-cell table:style-name="Result" table:formula="of:=SUBTOTAL(1;[.$F$236:.$F$237])" office:value-type="float" office:value="0.168113591764852">
            <text:p>0.1681135918</text:p>
          </table:table-cell>
        </table:table-row>
        <table:table-row table:style-name="ro1">
          <table:table-cell office:value-type="float" office:value="110.5">
            <text:p>111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48147044863757">
            <text:p>6.4814704486</text:p>
          </table:table-cell>
          <table:table-cell office:value-type="float" office:value="3.43276268186009">
            <text:p>3.4327626819</text:p>
          </table:table-cell>
          <table:table-cell table:formula="of:=SQRT(([.B239]-[.D239])^2 + ([.C239]-[.E239])^2)" office:value-type="float" office:value="0.18259749379828">
            <text:p>0.1825974938</text:p>
          </table:table-cell>
        </table:table-row>
        <table:table-row table:style-name="ro1">
          <table:table-cell office:value-type="float" office:value="110.8">
            <text:p>111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49627232854049">
            <text:p>6.4962723285</text:p>
          </table:table-cell>
          <table:table-cell office:value-type="float" office:value="3.39815753169957">
            <text:p>3.3981575317</text:p>
          </table:table-cell>
          <table:table-cell table:formula="of:=SQRT(([.B240]-[.D240])^2 + ([.C240]-[.E240])^2)" office:value-type="float" office:value="0.147951963108405">
            <text:p>0.1479519631</text:p>
          </table:table-cell>
        </table:table-row>
        <table:table-row table:style-name="ro1">
          <table:table-cell office:value-type="float" office:value="111.2">
            <text:p>111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53308608463351">
            <text:p>6.5330860846</text:p>
          </table:table-cell>
          <table:table-cell office:value-type="float" office:value="3.40331826898471">
            <text:p>3.403318269</text:p>
          </table:table-cell>
          <table:table-cell table:formula="of:=SQRT(([.B241]-[.D241])^2 + ([.C241]-[.E241])^2)" office:value-type="float" office:value="0.158998190315048">
            <text:p>0.1589981903</text:p>
          </table:table-cell>
        </table:table-row>
        <table:table-row table:style-name="ro1">
          <table:table-cell table:style-name="ce2" office:value-type="string">
            <text:p>111 Average</text:p>
          </table:table-cell>
          <table:table-cell table:number-columns-repeated="4"/>
          <table:table-cell table:style-name="Result" table:formula="of:=SUBTOTAL(1;[.$F$239:.$F$241])" office:value-type="float" office:value="0.163182549073911">
            <text:p>0.1631825491</text:p>
          </table:table-cell>
        </table:table-row>
        <table:table-row table:style-name="ro1">
          <table:table-cell office:value-type="float" office:value="112.4">
            <text:p>112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54334878322755">
            <text:p>6.5433487832</text:p>
          </table:table-cell>
          <table:table-cell office:value-type="float" office:value="3.26593818167035">
            <text:p>3.2659381817</text:p>
          </table:table-cell>
          <table:table-cell table:formula="of:=SQRT(([.B243]-[.D243])^2 + ([.C243]-[.E243])^2)" office:value-type="float" office:value="0.0558577224523723">
            <text:p>0.0558577225</text:p>
          </table:table-cell>
        </table:table-row>
        <table:table-row table:style-name="ro1">
          <table:table-cell table:style-name="ce2" office:value-type="string">
            <text:p>112 Average</text:p>
          </table:table-cell>
          <table:table-cell table:number-columns-repeated="4"/>
          <table:table-cell table:style-name="Result" table:formula="of:=SUBTOTAL(1;[.$F$243:.$F$243])" office:value-type="float" office:value="0.0558577224523723">
            <text:p>0.0558577225</text:p>
          </table:table-cell>
        </table:table-row>
        <table:table-row table:style-name="ro1">
          <table:table-cell office:value-type="float" office:value="112.9">
            <text:p>113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58113112350506">
            <text:p>6.5811311235</text:p>
          </table:table-cell>
          <table:table-cell office:value-type="float" office:value="3.27235198306023">
            <text:p>3.2723519831</text:p>
          </table:table-cell>
          <table:table-cell table:formula="of:=SQRT(([.B245]-[.D245])^2 + ([.C245]-[.E245])^2)" office:value-type="float" office:value="0.0940312538524523">
            <text:p>0.0940312539</text:p>
          </table:table-cell>
        </table:table-row>
        <table:table-row table:style-name="ro1">
          <table:table-cell table:style-name="ce2" office:value-type="string">
            <text:p>113 Average</text:p>
          </table:table-cell>
          <table:table-cell table:number-columns-repeated="4"/>
          <table:table-cell table:style-name="Result" table:formula="of:=SUBTOTAL(1;[.$F$245:.$F$245])" office:value-type="float" office:value="0.0940312538524523">
            <text:p>0.0940312539</text:p>
          </table:table-cell>
        </table:table-row>
        <table:table-row table:style-name="ro1">
          <table:table-cell office:value-type="float" office:value="113.6">
            <text:p>114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54654602091589">
            <text:p>6.5465460209</text:p>
          </table:table-cell>
          <table:table-cell office:value-type="float" office:value="3.34245177689472">
            <text:p>3.3424517769</text:p>
          </table:table-cell>
          <table:table-cell table:formula="of:=SQRT(([.B247]-[.D247])^2 + ([.C247]-[.E247])^2)" office:value-type="float" office:value="0.108225992686198">
            <text:p>0.1082259927</text:p>
          </table:table-cell>
        </table:table-row>
        <table:table-row table:style-name="ro1">
          <table:table-cell table:style-name="ce2" office:value-type="string">
            <text:p>114 Average</text:p>
          </table:table-cell>
          <table:table-cell table:number-columns-repeated="4"/>
          <table:table-cell table:style-name="Result" table:formula="of:=SUBTOTAL(1;[.$F$247:.$F$247])" office:value-type="float" office:value="0.108225992686198">
            <text:p>0.10822599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50811821319928">
            <text:p>6.5081182132</text:p>
          </table:table-cell>
          <table:table-cell office:value-type="float" office:value="3.42960240401391">
            <text:p>3.429602404</text:p>
          </table:table-cell>
          <table:table-cell table:formula="of:=SQRT(([.B249]-[.D249])^2 + ([.C249]-[.E249])^2)" office:value-type="float" office:value="0.180193972788189">
            <text:p>0.1801939728</text:p>
          </table:table-cell>
        </table:table-row>
        <table:table-row table:style-name="ro1">
          <table:table-cell table:style-name="ce2" office:value-type="string">
            <text:p>115 Average</text:p>
          </table:table-cell>
          <table:table-cell table:number-columns-repeated="4"/>
          <table:table-cell table:style-name="Result" table:formula="of:=SUBTOTAL(1;[.$F$249:.$F$249])" office:value-type="float" office:value="0.180193972788189">
            <text:p>0.1801939728</text:p>
          </table:table-cell>
        </table:table-row>
        <table:table-row table:style-name="ro1">
          <table:table-cell office:value-type="float" office:value="115.5">
            <text:p>116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53948824065333">
            <text:p>6.5394882407</text:p>
          </table:table-cell>
          <table:table-cell office:value-type="float" office:value="3.31843436329997">
            <text:p>3.3184343633</text:p>
          </table:table-cell>
          <table:table-cell table:formula="of:=SQRT(([.B251]-[.D251])^2 + ([.C251]-[.E251])^2)" office:value-type="float" office:value="0.0843398115871025">
            <text:p>0.0843398116</text:p>
          </table:table-cell>
        </table:table-row>
        <table:table-row table:style-name="ro1">
          <table:table-cell office:value-type="float" office:value="115.6">
            <text:p>116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53904214561258">
            <text:p>6.5390421456</text:p>
          </table:table-cell>
          <table:table-cell office:value-type="float" office:value="3.34000803281275">
            <text:p>3.3400080328</text:p>
          </table:table-cell>
          <table:table-cell table:formula="of:=SQRT(([.B252]-[.D252])^2 + ([.C252]-[.E252])^2)" office:value-type="float" office:value="0.102332900442407">
            <text:p>0.1023329004</text:p>
          </table:table-cell>
        </table:table-row>
        <table:table-row table:style-name="ro1">
          <table:table-cell office:value-type="float" office:value="116.2">
            <text:p>116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55725846271638">
            <text:p>6.5572584627</text:p>
          </table:table-cell>
          <table:table-cell office:value-type="float" office:value="3.26721632868304">
            <text:p>3.2672163287</text:p>
          </table:table-cell>
          <table:table-cell table:formula="of:=SQRT(([.B253]-[.D253])^2 + ([.C253]-[.E253])^2)" office:value-type="float" office:value="0.0696221408464355">
            <text:p>0.0696221408</text:p>
          </table:table-cell>
        </table:table-row>
        <table:table-row table:style-name="ro1">
          <table:table-cell office:value-type="float" office:value="116.3">
            <text:p>116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54909521950732">
            <text:p>6.5490952195</text:p>
          </table:table-cell>
          <table:table-cell office:value-type="float" office:value="3.27732076189344">
            <text:p>3.2773207619</text:p>
          </table:table-cell>
          <table:table-cell table:formula="of:=SQRT(([.B254]-[.D254])^2 + ([.C254]-[.E254])^2)" office:value-type="float" office:value="0.065222506527038">
            <text:p>0.0652225065</text:p>
          </table:table-cell>
        </table:table-row>
        <table:table-row table:style-name="ro1">
          <table:table-cell table:style-name="ce2" office:value-type="string">
            <text:p>116 Average</text:p>
          </table:table-cell>
          <table:table-cell table:number-columns-repeated="4"/>
          <table:table-cell table:style-name="Result" table:formula="of:=SUBTOTAL(1;[.$F$251:.$F$254])" office:value-type="float" office:value="0.0803793398507458">
            <text:p>0.0803793399</text:p>
          </table:table-cell>
        </table:table-row>
        <table:table-row table:style-name="ro1">
          <table:table-cell office:value-type="float" office:value="116.7">
            <text:p>117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60154229658661">
            <text:p>6.6015422966</text:p>
          </table:table-cell>
          <table:table-cell office:value-type="float" office:value="3.32731515933973">
            <text:p>3.3273151593</text:p>
          </table:table-cell>
          <table:table-cell table:formula="of:=SQRT(([.B256]-[.D256])^2 + ([.C256]-[.E256])^2)" office:value-type="float" office:value="0.135756917536988">
            <text:p>0.1357569175</text:p>
          </table:table-cell>
        </table:table-row>
        <table:table-row table:style-name="ro1">
          <table:table-cell table:style-name="ce2" office:value-type="string">
            <text:p>117 Average</text:p>
          </table:table-cell>
          <table:table-cell table:number-columns-repeated="4"/>
          <table:table-cell table:style-name="Result" table:formula="of:=SUBTOTAL(1;[.$F$256:.$F$256])" office:value-type="float" office:value="0.135756917536988">
            <text:p>0.1357569175</text:p>
          </table:table-cell>
        </table:table-row>
        <table:table-row table:style-name="ro1">
          <table:table-cell office:value-type="float" office:value="117.5">
            <text:p>118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54324553763516">
            <text:p>6.5432455376</text:p>
          </table:table-cell>
          <table:table-cell office:value-type="float" office:value="3.37722172131788">
            <text:p>3.3772217213</text:p>
          </table:table-cell>
          <table:table-cell table:formula="of:=SQRT(([.B258]-[.D258])^2 + ([.C258]-[.E258])^2)" office:value-type="float" office:value="0.137703303027385">
            <text:p>0.137703303</text:p>
          </table:table-cell>
        </table:table-row>
        <table:table-row table:style-name="ro1">
          <table:table-cell office:value-type="float" office:value="118.1">
            <text:p>118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52004473021501">
            <text:p>6.5200447302</text:p>
          </table:table-cell>
          <table:table-cell office:value-type="float" office:value="3.46483174977902">
            <text:p>3.4648317498</text:p>
          </table:table-cell>
          <table:table-cell table:formula="of:=SQRT(([.B259]-[.D259])^2 + ([.C259]-[.E259])^2)" office:value-type="float" office:value="0.216615136763383">
            <text:p>0.2166151368</text:p>
          </table:table-cell>
        </table:table-row>
        <table:table-row table:style-name="ro1">
          <table:table-cell table:style-name="ce2" office:value-type="string">
            <text:p>118 Average</text:p>
          </table:table-cell>
          <table:table-cell table:number-columns-repeated="4"/>
          <table:table-cell table:style-name="Result" table:formula="of:=SUBTOTAL(1;[.$F$258:.$F$259])" office:value-type="float" office:value="0.177159219895384">
            <text:p>0.1771592199</text:p>
          </table:table-cell>
        </table:table-row>
        <table:table-row table:style-name="ro1">
          <table:table-cell office:value-type="float" office:value="120.9">
            <text:p>121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57473191838622">
            <text:p>6.5747319184</text:p>
          </table:table-cell>
          <table:table-cell office:value-type="float" office:value="3.37393763602896">
            <text:p>3.373937636</text:p>
          </table:table-cell>
          <table:table-cell table:formula="of:=SQRT(([.B261]-[.D261])^2 + ([.C261]-[.E261])^2)" office:value-type="float" office:value="0.150007856641905">
            <text:p>0.1500078566</text:p>
          </table:table-cell>
        </table:table-row>
        <table:table-row table:style-name="ro1">
          <table:table-cell office:value-type="float" office:value="121.4">
            <text:p>121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53414975559119">
            <text:p>6.5341497556</text:p>
          </table:table-cell>
          <table:table-cell office:value-type="float" office:value="3.43661147227962">
            <text:p>3.4366114723</text:p>
          </table:table-cell>
          <table:table-cell table:formula="of:=SQRT(([.B262]-[.D262])^2 + ([.C262]-[.E262])^2)" office:value-type="float" office:value="0.191488375961696">
            <text:p>0.191488376</text:p>
          </table:table-cell>
        </table:table-row>
        <table:table-row table:style-name="ro1">
          <table:table-cell table:style-name="ce2" office:value-type="string">
            <text:p>121 Average</text:p>
          </table:table-cell>
          <table:table-cell table:number-columns-repeated="4"/>
          <table:table-cell table:style-name="Result" table:formula="of:=SUBTOTAL(1;[.$F$261:.$F$262])" office:value-type="float" office:value="0.1707481163018">
            <text:p>0.1707481163</text:p>
          </table:table-cell>
        </table:table-row>
        <table:table-row table:style-name="ro1">
          <table:table-cell office:value-type="float" office:value="122.5">
            <text:p>123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57946986203908">
            <text:p>6.579469862</text:p>
          </table:table-cell>
          <table:table-cell office:value-type="float" office:value="3.35208788029634">
            <text:p>3.3520878803</text:p>
          </table:table-cell>
          <table:table-cell table:formula="of:=SQRT(([.B264]-[.D264])^2 + ([.C264]-[.E264])^2)" office:value-type="float" office:value="0.135673167325532">
            <text:p>0.1356731673</text:p>
          </table:table-cell>
        </table:table-row>
        <table:table-row table:style-name="ro1">
          <table:table-cell office:value-type="float" office:value="123.1">
            <text:p>123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50394062997139">
            <text:p>6.50394063</text:p>
          </table:table-cell>
          <table:table-cell office:value-type="float" office:value="3.38315234362703">
            <text:p>3.3831523436</text:p>
          </table:table-cell>
          <table:table-cell table:formula="of:=SQRT(([.B265]-[.D265])^2 + ([.C265]-[.E265])^2)" office:value-type="float" office:value="0.133561458258965">
            <text:p>0.1335614583</text:p>
          </table:table-cell>
        </table:table-row>
        <table:table-row table:style-name="ro1">
          <table:table-cell table:style-name="ce2" office:value-type="string">
            <text:p>123 Average</text:p>
          </table:table-cell>
          <table:table-cell table:number-columns-repeated="4"/>
          <table:table-cell table:style-name="Result" table:formula="of:=SUBTOTAL(1;[.$F$264:.$F$265])" office:value-type="float" office:value="0.134617312792249">
            <text:p>0.1346173128</text:p>
          </table:table-cell>
        </table:table-row>
        <table:table-row table:style-name="ro1">
          <table:table-cell office:value-type="float" office:value="123.6">
            <text:p>124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50857477598813">
            <text:p>6.508574776</text:p>
          </table:table-cell>
          <table:table-cell office:value-type="float" office:value="3.42195686914641">
            <text:p>3.4219568691</text:p>
          </table:table-cell>
          <table:table-cell table:formula="of:=SQRT(([.B267]-[.D267])^2 + ([.C267]-[.E267])^2)" office:value-type="float" office:value="0.17263949899027">
            <text:p>0.172639499</text:p>
          </table:table-cell>
        </table:table-row>
        <table:table-row table:style-name="ro1">
          <table:table-cell office:value-type="float" office:value="123.9">
            <text:p>124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4757242453912">
            <text:p>6.4757242454</text:p>
          </table:table-cell>
          <table:table-cell office:value-type="float" office:value="3.35425507508407">
            <text:p>3.3542550751</text:p>
          </table:table-cell>
          <table:table-cell table:formula="of:=SQRT(([.B268]-[.D268])^2 + ([.C268]-[.E268])^2)" office:value-type="float" office:value="0.104840917212085">
            <text:p>0.1048409172</text:p>
          </table:table-cell>
        </table:table-row>
        <table:table-row table:style-name="ro1">
          <table:table-cell office:value-type="float" office:value="124.2">
            <text:p>124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43183121300426">
            <text:p>6.431831213</text:p>
          </table:table-cell>
          <table:table-cell office:value-type="float" office:value="3.44250800029598">
            <text:p>3.4425080003</text:p>
          </table:table-cell>
          <table:table-cell table:formula="of:=SQRT(([.B269]-[.D269])^2 + ([.C269]-[.E269])^2)" office:value-type="float" office:value="0.200684293148676">
            <text:p>0.2006842931</text:p>
          </table:table-cell>
        </table:table-row>
        <table:table-row table:style-name="ro1">
          <table:table-cell table:style-name="ce2" office:value-type="string">
            <text:p>124 Average</text:p>
          </table:table-cell>
          <table:table-cell table:number-columns-repeated="4"/>
          <table:table-cell table:style-name="Result" table:formula="of:=SUBTOTAL(1;[.$F$267:.$F$269])" office:value-type="float" office:value="0.159388236450344">
            <text:p>0.1593882365</text:p>
          </table:table-cell>
        </table:table-row>
        <table:table-row table:style-name="ro1">
          <table:table-cell office:value-type="float" office:value="126.1">
            <text:p>126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51760023892145">
            <text:p>6.5176002389</text:p>
          </table:table-cell>
          <table:table-cell office:value-type="float" office:value="3.37718515205018">
            <text:p>3.3771851521</text:p>
          </table:table-cell>
          <table:table-cell table:formula="of:=SQRT(([.B271]-[.D271])^2 + ([.C271]-[.E271])^2)" office:value-type="float" office:value="0.129864267760486">
            <text:p>0.1298642678</text:p>
          </table:table-cell>
        </table:table-row>
        <table:table-row table:style-name="ro1">
          <table:table-cell table:style-name="ce2" office:value-type="string">
            <text:p>126 Average</text:p>
          </table:table-cell>
          <table:table-cell table:number-columns-repeated="4"/>
          <table:table-cell table:style-name="Result" table:formula="of:=SUBTOTAL(1;[.$F$271:.$F$271])" office:value-type="float" office:value="0.129864267760486">
            <text:p>0.1298642678</text:p>
          </table:table-cell>
        </table:table-row>
        <table:table-row table:style-name="ro1">
          <table:table-cell office:value-type="float" office:value="126.5">
            <text:p>127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46069309570169">
            <text:p>6.4606930957</text:p>
          </table:table-cell>
          <table:table-cell office:value-type="float" office:value="3.42344542305036">
            <text:p>3.4234454231</text:p>
          </table:table-cell>
          <table:table-cell table:formula="of:=SQRT(([.B273]-[.D273])^2 + ([.C273]-[.E273])^2)" office:value-type="float" office:value="0.175509520505151">
            <text:p>0.1755095205</text:p>
          </table:table-cell>
        </table:table-row>
        <table:table-row table:style-name="ro1">
          <table:table-cell office:value-type="float" office:value="127.4">
            <text:p>127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53276871540537">
            <text:p>6.5327687154</text:p>
          </table:table-cell>
          <table:table-cell office:value-type="float" office:value="3.37133057786001">
            <text:p>3.3713305779</text:p>
          </table:table-cell>
          <table:table-cell table:formula="of:=SQRT(([.B274]-[.D274])^2 + ([.C274]-[.E274])^2)" office:value-type="float" office:value="0.128413694965113">
            <text:p>0.128413695</text:p>
          </table:table-cell>
        </table:table-row>
        <table:table-row table:style-name="ro1">
          <table:table-cell table:style-name="ce2" office:value-type="string">
            <text:p>127 Average</text:p>
          </table:table-cell>
          <table:table-cell table:number-columns-repeated="4"/>
          <table:table-cell table:style-name="Result" table:formula="of:=SUBTOTAL(1;[.$F$273:.$F$274])" office:value-type="float" office:value="0.151961607735132">
            <text:p>0.1519616077</text:p>
          </table:table-cell>
        </table:table-row>
        <table:table-row table:style-name="ro1">
          <table:table-cell office:value-type="float" office:value="127.8">
            <text:p>128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45715052279889">
            <text:p>6.4571505228</text:p>
          </table:table-cell>
          <table:table-cell office:value-type="float" office:value="3.4341460761434">
            <text:p>3.4341460761</text:p>
          </table:table-cell>
          <table:table-cell table:formula="of:=SQRT(([.B276]-[.D276])^2 + ([.C276]-[.E276])^2)" office:value-type="float" office:value="0.186656574329093">
            <text:p>0.1866565743</text:p>
          </table:table-cell>
        </table:table-row>
        <table:table-row table:style-name="ro1">
          <table:table-cell table:style-name="ce2" office:value-type="string">
            <text:p>128 Average</text:p>
          </table:table-cell>
          <table:table-cell table:number-columns-repeated="4"/>
          <table:table-cell table:style-name="Result" table:formula="of:=SUBTOTAL(1;[.$F$276:.$F$276])" office:value-type="float" office:value="0.186656574329093">
            <text:p>0.186656574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47169471568054">
            <text:p>6.4716947157</text:p>
          </table:table-cell>
          <table:table-cell office:value-type="float" office:value="3.38412290125493">
            <text:p>3.3841229013</text:p>
          </table:table-cell>
          <table:table-cell table:formula="of:=SQRT(([.B278]-[.D278])^2 + ([.C278]-[.E278])^2)" office:value-type="float" office:value="0.134979332637233">
            <text:p>0.1349793326</text:p>
          </table:table-cell>
        </table:table-row>
        <table:table-row table:style-name="ro1">
          <table:table-cell table:style-name="ce2" office:value-type="string">
            <text:p>129 Average</text:p>
          </table:table-cell>
          <table:table-cell table:number-columns-repeated="4"/>
          <table:table-cell table:style-name="Result" table:formula="of:=SUBTOTAL(1;[.$F$278:.$F$278])" office:value-type="float" office:value="0.134979332637233">
            <text:p>0.1349793326</text:p>
          </table:table-cell>
        </table:table-row>
        <table:table-row table:style-name="ro1">
          <table:table-cell office:value-type="float" office:value="130.1">
            <text:p>130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48030385344381">
            <text:p>6.4803038534</text:p>
          </table:table-cell>
          <table:table-cell office:value-type="float" office:value="3.49624779784204">
            <text:p>3.4962477978</text:p>
          </table:table-cell>
          <table:table-cell table:formula="of:=SQRT(([.B280]-[.D280])^2 + ([.C280]-[.E280])^2)" office:value-type="float" office:value="0.246076452819761">
            <text:p>0.2460764528</text:p>
          </table:table-cell>
        </table:table-row>
        <table:table-row table:style-name="ro1">
          <table:table-cell table:style-name="ce2" office:value-type="string">
            <text:p>130 Average</text:p>
          </table:table-cell>
          <table:table-cell table:number-columns-repeated="4"/>
          <table:table-cell table:style-name="Result" table:formula="of:=SUBTOTAL(1;[.$F$280:.$F$280])" office:value-type="float" office:value="0.246076452819761">
            <text:p>0.2460764528</text:p>
          </table:table-cell>
        </table:table-row>
        <table:table-row table:style-name="ro1">
          <table:table-cell office:value-type="float" office:value="130.6">
            <text:p>131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45257597369849">
            <text:p>6.4525759737</text:p>
          </table:table-cell>
          <table:table-cell office:value-type="float" office:value="3.44295496439761">
            <text:p>3.4429549644</text:p>
          </table:table-cell>
          <table:table-cell table:formula="of:=SQRT(([.B282]-[.D282])^2 + ([.C282]-[.E282])^2)" office:value-type="float" office:value="0.196150824743065">
            <text:p>0.1961508247</text:p>
          </table:table-cell>
        </table:table-row>
        <table:table-row table:style-name="ro1">
          <table:table-cell table:style-name="ce2" office:value-type="string">
            <text:p>131 Average</text:p>
          </table:table-cell>
          <table:table-cell table:number-columns-repeated="4"/>
          <table:table-cell table:style-name="Result" table:formula="of:=SUBTOTAL(1;[.$F$282:.$F$282])" office:value-type="float" office:value="0.196150824743065">
            <text:p>0.1961508247</text:p>
          </table:table-cell>
        </table:table-row>
        <table:table-row table:style-name="ro1">
          <table:table-cell office:value-type="float" office:value="131.9">
            <text:p>132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51031940829089">
            <text:p>6.5103194083</text:p>
          </table:table-cell>
          <table:table-cell office:value-type="float" office:value="3.39570120105896">
            <text:p>3.3957012011</text:p>
          </table:table-cell>
          <table:table-cell table:formula="of:=SQRT(([.B284]-[.D284])^2 + ([.C284]-[.E284])^2)" office:value-type="float" office:value="0.146803886034176">
            <text:p>0.146803886</text:p>
          </table:table-cell>
        </table:table-row>
        <table:table-row table:style-name="ro1">
          <table:table-cell office:value-type="float" office:value="132.1">
            <text:p>132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48179079115472">
            <text:p>6.4817907912</text:p>
          </table:table-cell>
          <table:table-cell office:value-type="float" office:value="3.40129941483336">
            <text:p>3.4012994148</text:p>
          </table:table-cell>
          <table:table-cell table:formula="of:=SQRT(([.B285]-[.D285])^2 + ([.C285]-[.E285])^2)" office:value-type="float" office:value="0.151155820303545">
            <text:p>0.1511558203</text:p>
          </table:table-cell>
        </table:table-row>
        <table:table-row table:style-name="ro1">
          <table:table-cell table:style-name="ce2" office:value-type="string">
            <text:p>132 Average</text:p>
          </table:table-cell>
          <table:table-cell table:number-columns-repeated="4"/>
          <table:table-cell table:style-name="Result" table:formula="of:=SUBTOTAL(1;[.$F$284:.$F$285])" office:value-type="float" office:value="0.148979853168861">
            <text:p>0.1489798532</text:p>
          </table:table-cell>
        </table:table-row>
        <table:table-row table:style-name="ro1">
          <table:table-cell office:value-type="float" office:value="132.8">
            <text:p>133</text:p>
          </table:table-cell>
          <table:table-cell office:value-type="float" office:value="6.48970989330258">
            <text:p>6.4897098933</text:p>
          </table:table-cell>
          <table:table-cell office:value-type="float" office:value="3.25035117922655">
            <text:p>3.2503511792</text:p>
          </table:table-cell>
          <table:table-cell office:value-type="float" office:value="6.4561777015171">
            <text:p>6.4561777015</text:p>
          </table:table-cell>
          <table:table-cell office:value-type="float" office:value="3.41847881104725">
            <text:p>3.418478811</text:p>
          </table:table-cell>
          <table:table-cell table:formula="of:=SQRT(([.B287]-[.D287])^2 + ([.C287]-[.E287])^2)" office:value-type="float" office:value="0.171438935098115">
            <text:p>0.1714389351</text:p>
          </table:table-cell>
        </table:table-row>
        <table:table-row table:style-name="ro1">
          <table:table-cell office:value-type="float" office:value="133.3">
            <text:p>133</text:p>
          </table:table-cell>
          <table:table-cell office:value-type="float" office:value="6.49097247929485">
            <text:p>6.4909724793</text:p>
          </table:table-cell>
          <table:table-cell office:value-type="float" office:value="3.35034320829193">
            <text:p>3.3503432083</text:p>
          </table:table-cell>
          <table:table-cell office:value-type="float" office:value="6.38555261639368">
            <text:p>6.3855526164</text:p>
          </table:table-cell>
          <table:table-cell office:value-type="float" office:value="3.54012111385849">
            <text:p>3.5401211139</text:p>
          </table:table-cell>
          <table:table-cell table:formula="of:=SQRT(([.B288]-[.D288])^2 + ([.C288]-[.E288])^2)" office:value-type="float" office:value="0.217092148488452">
            <text:p>0.2170921485</text:p>
          </table:table-cell>
        </table:table-row>
        <table:table-row table:style-name="ro1">
          <table:table-cell table:style-name="ce2" office:value-type="string">
            <text:p>133 Average</text:p>
          </table:table-cell>
          <table:table-cell table:number-columns-repeated="4"/>
          <table:table-cell table:style-name="Result" table:formula="of:=SUBTOTAL(1;[.$F$287:.$F$288])" office:value-type="float" office:value="0.194265541793283">
            <text:p>0.1942655418</text:p>
          </table:table-cell>
        </table:table-row>
        <table:table-row table:style-name="ro1">
          <table:table-cell office:value-type="float" office:value="133.8">
            <text:p>134</text:p>
          </table:table-cell>
          <table:table-cell office:value-type="float" office:value="6.48981306062709">
            <text:p>6.4898130606</text:p>
          </table:table-cell>
          <table:table-cell office:value-type="float" office:value="3.4503364868078">
            <text:p>3.4503364868</text:p>
          </table:table-cell>
          <table:table-cell office:value-type="float" office:value="6.43091874551187">
            <text:p>6.4309187455</text:p>
          </table:table-cell>
          <table:table-cell office:value-type="float" office:value="3.63367994875662">
            <text:p>3.6336799488</text:p>
          </table:table-cell>
          <table:table-cell table:formula="of:=SQRT(([.B290]-[.D290])^2 + ([.C290]-[.E290])^2)" office:value-type="float" office:value="0.192570416711057">
            <text:p>0.1925704167</text:p>
          </table:table-cell>
        </table:table-row>
        <table:table-row table:style-name="ro1">
          <table:table-cell office:value-type="float" office:value="134.3">
            <text:p>134</text:p>
          </table:table-cell>
          <table:table-cell office:value-type="float" office:value="6.4862284354859">
            <text:p>6.4862284355</text:p>
          </table:table-cell>
          <table:table-cell office:value-type="float" office:value="3.55027221846869">
            <text:p>3.5502722185</text:p>
          </table:table-cell>
          <table:table-cell office:value-type="float" office:value="6.48349673856929">
            <text:p>6.4834967386</text:p>
          </table:table-cell>
          <table:table-cell office:value-type="float" office:value="3.7389957586847">
            <text:p>3.7389957587</text:p>
          </table:table-cell>
          <table:table-cell table:formula="of:=SQRT(([.B291]-[.D291])^2 + ([.C291]-[.E291])^2)" office:value-type="float" office:value="0.188743309284612">
            <text:p>0.1887433093</text:p>
          </table:table-cell>
        </table:table-row>
        <table:table-row table:style-name="ro1">
          <table:table-cell table:style-name="ce2" office:value-type="string">
            <text:p>134 Average</text:p>
          </table:table-cell>
          <table:table-cell table:number-columns-repeated="4"/>
          <table:table-cell table:style-name="Result" table:formula="of:=SUBTOTAL(1;[.$F$290:.$F$291])" office:value-type="float" office:value="0.190656862997835">
            <text:p>0.190656863</text:p>
          </table:table-cell>
        </table:table-row>
        <table:table-row table:style-name="ro1">
          <table:table-cell office:value-type="float" office:value="134.9">
            <text:p>135</text:p>
          </table:table-cell>
          <table:table-cell office:value-type="float" office:value="6.4862284354859">
            <text:p>6.4862284355</text:p>
          </table:table-cell>
          <table:table-cell office:value-type="float" office:value="3.55027221846869">
            <text:p>3.5502722185</text:p>
          </table:table-cell>
          <table:table-cell office:value-type="float" office:value="6.40939464689399">
            <text:p>6.4093946469</text:p>
          </table:table-cell>
          <table:table-cell office:value-type="float" office:value="3.77456264265693">
            <text:p>3.7745626427</text:p>
          </table:table-cell>
          <table:table-cell table:formula="of:=SQRT(([.B293]-[.D293])^2 + ([.C293]-[.E293])^2)" office:value-type="float" office:value="0.237085692212601">
            <text:p>0.2370856922</text:p>
          </table:table-cell>
        </table:table-row>
        <table:table-row table:style-name="ro1">
          <table:table-cell office:value-type="float" office:value="135.1">
            <text:p>135</text:p>
          </table:table-cell>
          <table:table-cell office:value-type="float" office:value="6.48022803374739">
            <text:p>6.4802280337</text:p>
          </table:table-cell>
          <table:table-cell office:value-type="float" office:value="3.65009203202781">
            <text:p>3.650092032</text:p>
          </table:table-cell>
          <table:table-cell office:value-type="float" office:value="6.42084444638268">
            <text:p>6.4208444464</text:p>
          </table:table-cell>
          <table:table-cell office:value-type="float" office:value="3.88926911877901">
            <text:p>3.8892691188</text:p>
          </table:table-cell>
          <table:table-cell table:formula="of:=SQRT(([.B294]-[.D294])^2 + ([.C294]-[.E294])^2)" office:value-type="float" office:value="0.246438814465364">
            <text:p>0.2464388145</text:p>
          </table:table-cell>
        </table:table-row>
        <table:table-row table:style-name="ro1">
          <table:table-cell table:style-name="ce2" office:value-type="string">
            <text:p>135 Average</text:p>
          </table:table-cell>
          <table:table-cell table:number-columns-repeated="4"/>
          <table:table-cell table:style-name="Result" table:formula="of:=SUBTOTAL(1;[.$F$293:.$F$294])" office:value-type="float" office:value="0.241762253338983">
            <text:p>0.2417622533</text:p>
          </table:table-cell>
        </table:table-row>
        <table:table-row table:style-name="ro1">
          <table:table-cell office:value-type="float" office:value="136.3">
            <text:p>136</text:p>
          </table:table-cell>
          <table:table-cell office:value-type="float" office:value="6.46104569689481">
            <text:p>6.4610456969</text:p>
          </table:table-cell>
          <table:table-cell office:value-type="float" office:value="3.84915576880066">
            <text:p>3.8491557688</text:p>
          </table:table-cell>
          <table:table-cell office:value-type="float" office:value="6.3176576209381">
            <text:p>6.3176576209</text:p>
          </table:table-cell>
          <table:table-cell office:value-type="float" office:value="3.95705546939814">
            <text:p>3.9570554694</text:p>
          </table:table-cell>
          <table:table-cell table:formula="of:=SQRT(([.B296]-[.D296])^2 + ([.C296]-[.E296])^2)" office:value-type="float" office:value="0.179450510491309">
            <text:p>0.1794505105</text:p>
          </table:table-cell>
        </table:table-row>
        <table:table-row table:style-name="ro1">
          <table:table-cell table:style-name="ce2" office:value-type="string">
            <text:p>136 Average</text:p>
          </table:table-cell>
          <table:table-cell table:number-columns-repeated="4"/>
          <table:table-cell table:style-name="Result" table:formula="of:=SUBTOTAL(1;[.$F$296:.$F$296])" office:value-type="float" office:value="0.179450510491309">
            <text:p>0.1794505105</text:p>
          </table:table-cell>
        </table:table-row>
        <table:table-row table:style-name="ro1">
          <table:table-cell office:value-type="float" office:value="137.3">
            <text:p>137</text:p>
          </table:table-cell>
          <table:table-cell office:value-type="float" office:value="6.4525417499883">
            <text:p>6.45254175</text:p>
          </table:table-cell>
          <table:table-cell office:value-type="float" office:value="3.94879352714062">
            <text:p>3.9487935271</text:p>
          </table:table-cell>
          <table:table-cell office:value-type="float" office:value="6.35190026069843">
            <text:p>6.3519002607</text:p>
          </table:table-cell>
          <table:table-cell office:value-type="float" office:value="4.12803622364055">
            <text:p>4.1280362236</text:p>
          </table:table-cell>
          <table:table-cell table:formula="of:=SQRT(([.B298]-[.D298])^2 + ([.C298]-[.E298])^2)" office:value-type="float" office:value="0.20556423233396">
            <text:p>0.2055642323</text:p>
          </table:table-cell>
        </table:table-row>
        <table:table-row table:style-name="ro1">
          <table:table-cell table:style-name="ce2" office:value-type="string">
            <text:p>137 Average</text:p>
          </table:table-cell>
          <table:table-cell table:number-columns-repeated="4"/>
          <table:table-cell table:style-name="Result" table:formula="of:=SUBTOTAL(1;[.$F$298:.$F$298])" office:value-type="float" office:value="0.20556423233396">
            <text:p>0.2055642323</text:p>
          </table:table-cell>
        </table:table-row>
        <table:table-row table:style-name="ro1">
          <table:table-cell office:value-type="float" office:value="137.9">
            <text:p>138</text:p>
          </table:table-cell>
          <table:table-cell office:value-type="float" office:value="6.44028729797178">
            <text:p>6.440287298</text:p>
          </table:table-cell>
          <table:table-cell office:value-type="float" office:value="4.14841774512475">
            <text:p>4.1484177451</text:p>
          </table:table-cell>
          <table:table-cell office:value-type="float" office:value="6.36682913078348">
            <text:p>6.3668291308</text:p>
          </table:table-cell>
          <table:table-cell office:value-type="float" office:value="4.24991573865699">
            <text:p>4.2499157387</text:p>
          </table:table-cell>
          <table:table-cell table:formula="of:=SQRT(([.B300]-[.D300])^2 + ([.C300]-[.E300])^2)" office:value-type="float" office:value="0.125291440321098">
            <text:p>0.125291440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6.44028729797178">
            <text:p>6.440287298</text:p>
          </table:table-cell>
          <table:table-cell office:value-type="float" office:value="4.14841774512475">
            <text:p>4.1484177451</text:p>
          </table:table-cell>
          <table:table-cell office:value-type="float" office:value="6.38987489395654">
            <text:p>6.389874894</text:p>
          </table:table-cell>
          <table:table-cell office:value-type="float" office:value="4.38240693236694">
            <text:p>4.3824069324</text:p>
          </table:table-cell>
          <table:table-cell table:formula="of:=SQRT(([.B301]-[.D301])^2 + ([.C301]-[.E301])^2)" office:value-type="float" office:value="0.239358204841316">
            <text:p>0.2393582048</text:p>
          </table:table-cell>
        </table:table-row>
        <table:table-row table:style-name="ro1">
          <table:table-cell table:style-name="ce2" office:value-type="string">
            <text:p>138 Average</text:p>
          </table:table-cell>
          <table:table-cell table:number-columns-repeated="4"/>
          <table:table-cell table:style-name="Result" table:formula="of:=SUBTOTAL(1;[.$F$300:.$F$301])" office:value-type="float" office:value="0.182324822581207">
            <text:p>0.1823248226</text:p>
          </table:table-cell>
        </table:table-row>
        <table:table-row table:style-name="ro1">
          <table:table-cell office:value-type="float" office:value="139.1">
            <text:p>139</text:p>
          </table:table-cell>
          <table:table-cell office:value-type="float" office:value="6.44028729797178">
            <text:p>6.440287298</text:p>
          </table:table-cell>
          <table:table-cell office:value-type="float" office:value="4.14841774512475">
            <text:p>4.1484177451</text:p>
          </table:table-cell>
          <table:table-cell office:value-type="float" office:value="6.31422285977305">
            <text:p>6.3142228598</text:p>
          </table:table-cell>
          <table:table-cell office:value-type="float" office:value="4.29001113477538">
            <text:p>4.2900111348</text:p>
          </table:table-cell>
          <table:table-cell table:formula="of:=SQRT(([.B303]-[.D303])^2 + ([.C303]-[.E303])^2)" office:value-type="float" office:value="0.189580934091794">
            <text:p>0.1895809341</text:p>
          </table:table-cell>
        </table:table-row>
        <table:table-row table:style-name="ro1">
          <table:table-cell table:style-name="ce2" office:value-type="string">
            <text:p>139 Average</text:p>
          </table:table-cell>
          <table:table-cell table:number-columns-repeated="4"/>
          <table:table-cell table:style-name="Result" table:formula="of:=SUBTOTAL(1;[.$F$303:.$F$303])" office:value-type="float" office:value="0.189580934091794">
            <text:p>0.1895809341</text:p>
          </table:table-cell>
        </table:table-row>
        <table:table-row table:style-name="ro1">
          <table:table-cell office:value-type="float" office:value="140.3">
            <text:p>140</text:p>
          </table:table-cell>
          <table:table-cell office:value-type="float" office:value="6.44028729797178">
            <text:p>6.440287298</text:p>
          </table:table-cell>
          <table:table-cell office:value-type="float" office:value="4.14841774512475">
            <text:p>4.1484177451</text:p>
          </table:table-cell>
          <table:table-cell office:value-type="float" office:value="6.40680440448052">
            <text:p>6.4068044045</text:p>
          </table:table-cell>
          <table:table-cell office:value-type="float" office:value="4.30757502176265">
            <text:p>4.3075750218</text:p>
          </table:table-cell>
          <table:table-cell table:formula="of:=SQRT(([.B305]-[.D305])^2 + ([.C305]-[.E305])^2)" office:value-type="float" office:value="0.16264114750991">
            <text:p>0.1626411475</text:p>
          </table:table-cell>
        </table:table-row>
        <table:table-row table:style-name="ro1">
          <table:table-cell table:style-name="ce2" office:value-type="string">
            <text:p>140 Average</text:p>
          </table:table-cell>
          <table:table-cell table:number-columns-repeated="4"/>
          <table:table-cell table:style-name="Result" table:formula="of:=SUBTOTAL(1;[.$F$305:.$F$305])" office:value-type="float" office:value="0.16264114750991">
            <text:p>0.1626411475</text:p>
          </table:table-cell>
        </table:table-row>
        <table:table-row table:style-name="ro1">
          <table:table-cell table:style-name="ce2" office:value-type="string">
            <text:p>Grand Total</text:p>
          </table:table-cell>
          <table:table-cell table:number-columns-repeated="4"/>
          <table:table-cell table:style-name="Result" table:formula="of:=SUBTOTAL(1;[.$F$2:.$F$306])" office:value-type="float" office:value="0.18679700335875">
            <text:p>0.1867970034</text:p>
          </table:table-cell>
        </table:table-row>
        <table:table-row table:style-name="ro1" table:number-rows-repeated="104826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1_2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odom-x</text:p>
          </table:table-cell>
          <table:table-cell office:value-type="string">
            <text:p>odom-y</text:p>
          </table:table-cell>
          <table:table-cell office:value-type="string">
            <text:p>est-x</text:p>
          </table:table-cell>
          <table:table-cell office:value-type="string">
            <text:p>est-y</text:p>
          </table:table-cell>
          <table:table-cell office:value-type="string">
            <text:p>diff</text:p>
          </table:table-cell>
        </table:table-row>
        <table:table-row table:style-name="ro1">
          <table:table-cell office:value-type="float" office:value="12.6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-0.897788284850256">
            <text:p>-0.8977882849</text:p>
          </table:table-cell>
          <table:table-cell office:value-type="float" office:value="-0.18899785672015">
            <text:p>-0.1889978567</text:p>
          </table:table-cell>
          <table:table-cell table:formula="of:=SQRT(([.B2]-[.D2])^2 + ([.C2]-[.E2])^2)" office:value-type="float" office:value="0.917466072538475">
            <text:p>0.9174660725</text:p>
          </table:table-cell>
        </table:table-row>
        <table:table-row table:style-name="ro1">
          <table:table-cell office:value-type="float" office:value="12.8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-0.544496872182119">
            <text:p>-0.5444968722</text:p>
          </table:table-cell>
          <table:table-cell office:value-type="float" office:value="-0.313810999970871">
            <text:p>-0.313811</text:p>
          </table:table-cell>
          <table:table-cell table:formula="of:=SQRT(([.B3]-[.D3])^2 + ([.C3]-[.E3])^2)" office:value-type="float" office:value="0.62845380698889">
            <text:p>0.628453807</text:p>
          </table:table-cell>
        </table:table-row>
        <table:table-row table:style-name="ro1">
          <table:table-cell office:value-type="float" office:value="12.9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-0.325451880163094">
            <text:p>-0.3254518802</text:p>
          </table:table-cell>
          <table:table-cell office:value-type="float" office:value="-0.256134504461933">
            <text:p>-0.2561345045</text:p>
          </table:table-cell>
          <table:table-cell table:formula="of:=SQRT(([.B4]-[.D4])^2 + ([.C4]-[.E4])^2)" office:value-type="float" office:value="0.414154331955676">
            <text:p>0.414154332</text:p>
          </table:table-cell>
        </table:table-row>
        <table:table-row table:style-name="ro1">
          <table:table-cell office:value-type="float" office:value="13.1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-0.24049609759766">
            <text:p>-0.2404960976</text:p>
          </table:table-cell>
          <table:table-cell office:value-type="float" office:value="-0.210179488740017">
            <text:p>-0.2101794887</text:p>
          </table:table-cell>
          <table:table-cell table:formula="of:=SQRT(([.B5]-[.D5])^2 + ([.C5]-[.E5])^2)" office:value-type="float" office:value="0.319395977505538">
            <text:p>0.3193959775</text:p>
          </table:table-cell>
        </table:table-row>
        <table:table-row table:style-name="ro1">
          <table:table-cell office:value-type="float" office:value="13.2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-0.152432869199146">
            <text:p>-0.1524328692</text:p>
          </table:table-cell>
          <table:table-cell office:value-type="float" office:value="-0.224968565139687">
            <text:p>-0.2249685651</text:p>
          </table:table-cell>
          <table:table-cell table:formula="of:=SQRT(([.B6]-[.D6])^2 + ([.C6]-[.E6])^2)" office:value-type="float" office:value="0.271747373332831">
            <text:p>0.2717473733</text:p>
          </table:table-cell>
        </table:table-row>
        <table:table-row table:style-name="ro1">
          <table:table-cell table:style-name="ce2" office:value-type="string">
            <text:p>13 Average</text:p>
          </table:table-cell>
          <table:table-cell table:number-columns-repeated="4"/>
          <table:table-cell table:style-name="Result" table:formula="of:=SUBTOTAL(1;[.$F$2:.$F$6])" office:value-type="float" office:value="0.510243512464282">
            <text:p>0.5102435125</text:p>
          </table:table-cell>
        </table:table-row>
        <table:table-row table:style-name="ro1">
          <table:table-cell office:value-type="float" office:value="13.5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-0.0606547663900088">
            <text:p>-0.0606547664</text:p>
          </table:table-cell>
          <table:table-cell office:value-type="float" office:value="-0.121428061835431">
            <text:p>-0.1214280618</text:p>
          </table:table-cell>
          <table:table-cell table:formula="of:=SQRT(([.B8]-[.D8])^2 + ([.C8]-[.E8])^2)" office:value-type="float" office:value="0.135734206767991">
            <text:p>0.1357342068</text:p>
          </table:table-cell>
        </table:table-row>
        <table:table-row table:style-name="ro1">
          <table:table-cell office:value-type="float" office:value="13.8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22243408514922">
            <text:p>0.0032224341</text:p>
          </table:table-cell>
          <table:table-cell office:value-type="float" office:value="-0.0825329454544264">
            <text:p>-0.0825329455</text:p>
          </table:table-cell>
          <table:table-cell table:formula="of:=SQRT(([.B9]-[.D9])^2 + ([.C9]-[.E9])^2)" office:value-type="float" office:value="0.0825958302023561">
            <text:p>0.0825958302</text:p>
          </table:table-cell>
        </table:table-row>
        <table:table-row table:style-name="ro1">
          <table:table-cell office:value-type="float" office:value="14.1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-0.0811814610582502">
            <text:p>-0.0811814611</text:p>
          </table:table-cell>
          <table:table-cell office:value-type="float" office:value="-0.115941928131154">
            <text:p>-0.1159419281</text:p>
          </table:table-cell>
          <table:table-cell table:formula="of:=SQRT(([.B10]-[.D10])^2 + ([.C10]-[.E10])^2)" office:value-type="float" office:value="0.141537840588027">
            <text:p>0.1415378406</text:p>
          </table:table-cell>
        </table:table-row>
        <table:table-row table:style-name="ro1">
          <table:table-cell table:style-name="ce2" office:value-type="string">
            <text:p>14 Average</text:p>
          </table:table-cell>
          <table:table-cell table:number-columns-repeated="4"/>
          <table:table-cell table:style-name="Result" table:formula="of:=SUBTOTAL(1;[.$F$8:.$F$10])" office:value-type="float" office:value="0.119955959186125">
            <text:p>0.1199559592</text:p>
          </table:table-cell>
        </table:table-row>
        <table:table-row table:style-name="ro1">
          <table:table-cell office:value-type="float" office:value="15.9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80389823724063">
            <text:p>-0.0180389824</text:p>
          </table:table-cell>
          <table:table-cell office:value-type="float" office:value="-0.0772651172426482">
            <text:p>-0.0772651172</text:p>
          </table:table-cell>
          <table:table-cell table:formula="of:=SQRT(([.B12]-[.D12])^2 + ([.C12]-[.E12])^2)" office:value-type="float" office:value="0.0793429469300968">
            <text:p>0.0793429469</text:p>
          </table:table-cell>
        </table:table-row>
        <table:table-row table:style-name="ro1">
          <table:table-cell office:value-type="float" office:value="16.2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932229790459012">
            <text:p>-0.093222979</text:p>
          </table:table-cell>
          <table:table-cell office:value-type="float" office:value="-0.122507169229072">
            <text:p>-0.1225071692</text:p>
          </table:table-cell>
          <table:table-cell table:formula="of:=SQRT(([.B13]-[.D13])^2 + ([.C13]-[.E13])^2)" office:value-type="float" office:value="0.153943269858455">
            <text:p>0.1539432699</text:p>
          </table:table-cell>
        </table:table-row>
        <table:table-row table:style-name="ro1">
          <table:table-cell table:style-name="ce2" office:value-type="string">
            <text:p>16 Average</text:p>
          </table:table-cell>
          <table:table-cell table:number-columns-repeated="4"/>
          <table:table-cell table:style-name="Result" table:formula="of:=SUBTOTAL(1;[.$F$12:.$F$13])" office:value-type="float" office:value="0.116643108394276">
            <text:p>0.116643108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59477290914469">
            <text:p>-0.0359477291</text:p>
          </table:table-cell>
          <table:table-cell office:value-type="float" office:value="-0.0734297018507135">
            <text:p>-0.0734297019</text:p>
          </table:table-cell>
          <table:table-cell table:formula="of:=SQRT(([.B15]-[.D15])^2 + ([.C15]-[.E15])^2)" office:value-type="float" office:value="0.0817567143463871">
            <text:p>0.0817567143</text:p>
          </table:table-cell>
        </table:table-row>
        <table:table-row table:style-name="ro1">
          <table:table-cell office:value-type="float" office:value="17.3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0.0526536397329096">
            <text:p>0.0526536397</text:p>
          </table:table-cell>
          <table:table-cell office:value-type="float" office:value="-0.000694786168256911">
            <text:p>-0.0006947862</text:p>
          </table:table-cell>
          <table:table-cell table:formula="of:=SQRT(([.B16]-[.D16])^2 + ([.C16]-[.E16])^2)" office:value-type="float" office:value="0.0526582235262702">
            <text:p>0.0526582235</text:p>
          </table:table-cell>
        </table:table-row>
        <table:table-row table:style-name="ro1">
          <table:table-cell table:style-name="ce2" office:value-type="string">
            <text:p>17 Average</text:p>
          </table:table-cell>
          <table:table-cell table:number-columns-repeated="4"/>
          <table:table-cell table:style-name="Result" table:formula="of:=SUBTOTAL(1;[.$F$15:.$F$16])" office:value-type="float" office:value="0.0672074689363287">
            <text:p>0.067207468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47355420756657">
            <text:p>-0.0034735542</text:p>
          </table:table-cell>
          <table:table-cell office:value-type="float" office:value="-0.0524522699853947">
            <text:p>-0.05245227</text:p>
          </table:table-cell>
          <table:table-cell table:formula="of:=SQRT(([.B18]-[.D18])^2 + ([.C18]-[.E18])^2)" office:value-type="float" office:value="0.0525671590011638">
            <text:p>0.052567159</text:p>
          </table:table-cell>
        </table:table-row>
        <table:table-row table:style-name="ro1">
          <table:table-cell table:style-name="ce2" office:value-type="string">
            <text:p>18 Average</text:p>
          </table:table-cell>
          <table:table-cell table:number-columns-repeated="4"/>
          <table:table-cell table:style-name="Result" table:formula="of:=SUBTOTAL(1;[.$F$18:.$F$18])" office:value-type="float" office:value="0.0525671590011638">
            <text:p>0.052567159</text:p>
          </table:table-cell>
        </table:table-row>
        <table:table-row table:style-name="ro1">
          <table:table-cell office:value-type="float" office:value="18.6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848861344513594">
            <text:p>-0.0848861345</text:p>
          </table:table-cell>
          <table:table-cell office:value-type="float" office:value="-0.0892333237748098">
            <text:p>-0.0892333238</text:p>
          </table:table-cell>
          <table:table-cell table:formula="of:=SQRT(([.B20]-[.D20])^2 + ([.C20]-[.E20])^2)" office:value-type="float" office:value="0.123159416586773">
            <text:p>0.1231594166</text:p>
          </table:table-cell>
        </table:table-row>
        <table:table-row table:style-name="ro1">
          <table:table-cell office:value-type="float" office:value="18.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14327358159265">
            <text:p>-0.0114327358</text:p>
          </table:table-cell>
          <table:table-cell office:value-type="float" office:value="-0.120271850261695">
            <text:p>-0.1202718503</text:p>
          </table:table-cell>
          <table:table-cell table:formula="of:=SQRT(([.B21]-[.D21])^2 + ([.C21]-[.E21])^2)" office:value-type="float" office:value="0.120814011660934">
            <text:p>0.1208140117</text:p>
          </table:table-cell>
        </table:table-row>
        <table:table-row table:style-name="ro1">
          <table:table-cell table:style-name="ce2" office:value-type="string">
            <text:p>19 Average</text:p>
          </table:table-cell>
          <table:table-cell table:number-columns-repeated="4"/>
          <table:table-cell table:style-name="Result" table:formula="of:=SUBTOTAL(1;[.$F$20:.$F$21])" office:value-type="float" office:value="0.121986714123853">
            <text:p>0.1219867141</text:p>
          </table:table-cell>
        </table:table-row>
        <table:table-row table:style-name="ro1">
          <table:table-cell office:value-type="float" office:value="19.5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-0.0826773811666044">
            <text:p>-0.0826773812</text:p>
          </table:table-cell>
          <table:table-cell office:value-type="float" office:value="-0.16447504825981">
            <text:p>-0.1644750483</text:p>
          </table:table-cell>
          <table:table-cell table:formula="of:=SQRT(([.B23]-[.D23])^2 + ([.C23]-[.E23])^2)" office:value-type="float" office:value="0.184085824703139">
            <text:p>0.1840858247</text:p>
          </table:table-cell>
        </table:table-row>
        <table:table-row table:style-name="ro1">
          <table:table-cell office:value-type="float" office:value="19.6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84995571878122">
            <text:p>-0.0384995572</text:p>
          </table:table-cell>
          <table:table-cell office:value-type="float" office:value="-0.100746412200213">
            <text:p>-0.1007464122</text:p>
          </table:table-cell>
          <table:table-cell table:formula="of:=SQRT(([.B24]-[.D24])^2 + ([.C24]-[.E24])^2)" office:value-type="float" office:value="0.107852007282539">
            <text:p>0.1078520073</text:p>
          </table:table-cell>
        </table:table-row>
        <table:table-row table:style-name="ro1">
          <table:table-cell office:value-type="float" office:value="20.2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0.0334532248747799">
            <text:p>0.0334532249</text:p>
          </table:table-cell>
          <table:table-cell office:value-type="float" office:value="-0.0349968661437643">
            <text:p>-0.0349968661</text:p>
          </table:table-cell>
          <table:table-cell table:formula="of:=SQRT(([.B25]-[.D25])^2 + ([.C25]-[.E25])^2)" office:value-type="float" office:value="0.048413829577995">
            <text:p>0.0484138296</text:p>
          </table:table-cell>
        </table:table-row>
        <table:table-row table:style-name="ro1">
          <table:table-cell table:style-name="ce2" office:value-type="string">
            <text:p>20 Average</text:p>
          </table:table-cell>
          <table:table-cell table:number-columns-repeated="4"/>
          <table:table-cell table:style-name="Result" table:formula="of:=SUBTOTAL(1;[.$F$23:.$F$25])" office:value-type="float" office:value="0.113450553854558">
            <text:p>0.1134505539</text:p>
          </table:table-cell>
        </table:table-row>
        <table:table-row table:style-name="ro1">
          <table:table-cell office:value-type="float" office:value="20.8">
            <text:p>2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43312964592806">
            <text:p>0.1433129646</text:p>
          </table:table-cell>
          <table:table-cell office:value-type="float" office:value="-0.075629947404261">
            <text:p>-0.0756299474</text:p>
          </table:table-cell>
          <table:table-cell table:formula="of:=SQRT(([.B27]-[.D27])^2 + ([.C27]-[.E27])^2)" office:value-type="float" office:value="0.0945161834165335">
            <text:p>0.0945161834</text:p>
          </table:table-cell>
        </table:table-row>
        <table:table-row table:style-name="ro1">
          <table:table-cell office:value-type="float" office:value="20.9">
            <text:p>2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257012494308618">
            <text:p>0.2570124943</text:p>
          </table:table-cell>
          <table:table-cell office:value-type="float" office:value="-0.0874881248343176">
            <text:p>-0.0874881248</text:p>
          </table:table-cell>
          <table:table-cell table:formula="of:=SQRT(([.B28]-[.D28])^2 + ([.C28]-[.E28])^2)" office:value-type="float" office:value="0.104425075984245">
            <text:p>0.104425076</text:p>
          </table:table-cell>
        </table:table-row>
        <table:table-row table:style-name="ro1">
          <table:table-cell office:value-type="float" office:value="21.2">
            <text:p>21</text:p>
          </table:table-cell>
          <table:table-cell office:value-type="float" office:value="0.399965214416687">
            <text:p>0.3999652144</text:p>
          </table:table-cell>
          <table:table-cell office:value-type="float" office:value="-0.00304331217664116">
            <text:p>-0.0030433122</text:p>
          </table:table-cell>
          <table:table-cell office:value-type="float" office:value="0.355193082989526">
            <text:p>0.355193083</text:p>
          </table:table-cell>
          <table:table-cell office:value-type="float" office:value="-0.113730952692967">
            <text:p>-0.1137309527</text:p>
          </table:table-cell>
          <table:table-cell table:formula="of:=SQRT(([.B29]-[.D29])^2 + ([.C29]-[.E29])^2)" office:value-type="float" office:value="0.119399738339756">
            <text:p>0.1193997383</text:p>
          </table:table-cell>
        </table:table-row>
        <table:table-row table:style-name="ro1">
          <table:table-cell table:style-name="ce2" office:value-type="string">
            <text:p>21 Average</text:p>
          </table:table-cell>
          <table:table-cell table:number-columns-repeated="4"/>
          <table:table-cell table:style-name="Result" table:formula="of:=SUBTOTAL(1;[.$F$27:.$F$29])" office:value-type="float" office:value="0.106113665913512">
            <text:p>0.1061136659</text:p>
          </table:table-cell>
        </table:table-row>
        <table:table-row table:style-name="ro1">
          <table:table-cell office:value-type="float" office:value="21.6">
            <text:p>22</text:p>
          </table:table-cell>
          <table:table-cell office:value-type="float" office:value="0.399965214416687">
            <text:p>0.3999652144</text:p>
          </table:table-cell>
          <table:table-cell office:value-type="float" office:value="-0.00304331217664116">
            <text:p>-0.0030433122</text:p>
          </table:table-cell>
          <table:table-cell office:value-type="float" office:value="0.404339108015893">
            <text:p>0.404339108</text:p>
          </table:table-cell>
          <table:table-cell office:value-type="float" office:value="-0.0619219426869719">
            <text:p>-0.0619219427</text:p>
          </table:table-cell>
          <table:table-cell table:formula="of:=SQRT(([.B31]-[.D31])^2 + ([.C31]-[.E31])^2)" office:value-type="float" office:value="0.0590408678458339">
            <text:p>0.0590408678</text:p>
          </table:table-cell>
        </table:table-row>
        <table:table-row table:style-name="ro1">
          <table:table-cell office:value-type="float" office:value="21.8">
            <text:p>22</text:p>
          </table:table-cell>
          <table:table-cell office:value-type="float" office:value="0.499854939326123">
            <text:p>0.4998549393</text:p>
          </table:table-cell>
          <table:table-cell office:value-type="float" office:value="-0.00773829434032253">
            <text:p>-0.0077382943</text:p>
          </table:table-cell>
          <table:table-cell office:value-type="float" office:value="0.471549792797479">
            <text:p>0.4715497928</text:p>
          </table:table-cell>
          <table:table-cell office:value-type="float" office:value="0.00647065763747357">
            <text:p>0.0064706576</text:p>
          </table:table-cell>
          <table:table-cell table:formula="of:=SQRT(([.B32]-[.D32])^2 + ([.C32]-[.E32])^2)" office:value-type="float" office:value="0.0316713693470196">
            <text:p>0.0316713693</text:p>
          </table:table-cell>
        </table:table-row>
        <table:table-row table:style-name="ro1">
          <table:table-cell office:value-type="float" office:value="21.9">
            <text:p>22</text:p>
          </table:table-cell>
          <table:table-cell office:value-type="float" office:value="0.499854939326123">
            <text:p>0.4998549393</text:p>
          </table:table-cell>
          <table:table-cell office:value-type="float" office:value="-0.00773829434032253">
            <text:p>-0.0077382943</text:p>
          </table:table-cell>
          <table:table-cell office:value-type="float" office:value="0.580533280842207">
            <text:p>0.5805332808</text:p>
          </table:table-cell>
          <table:table-cell office:value-type="float" office:value="0.0197012257733533">
            <text:p>0.0197012258</text:p>
          </table:table-cell>
          <table:table-cell table:formula="of:=SQRT(([.B33]-[.D33])^2 + ([.C33]-[.E33])^2)" office:value-type="float" office:value="0.0852169117831359">
            <text:p>0.085216911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599644115901312">
            <text:p>0.5996441159</text:p>
          </table:table-cell>
          <table:table-cell office:value-type="float" office:value="-0.0142283050063892">
            <text:p>-0.014228305</text:p>
          </table:table-cell>
          <table:table-cell office:value-type="float" office:value="0.66078358376793">
            <text:p>0.6607835838</text:p>
          </table:table-cell>
          <table:table-cell office:value-type="float" office:value="0.0402775055736289">
            <text:p>0.0402775056</text:p>
          </table:table-cell>
          <table:table-cell table:formula="of:=SQRT(([.B34]-[.D34])^2 + ([.C34]-[.E34])^2)" office:value-type="float" office:value="0.0819079844581591">
            <text:p>0.0819079845</text:p>
          </table:table-cell>
        </table:table-row>
        <table:table-row table:style-name="ro1">
          <table:table-cell office:value-type="float" office:value="22.1">
            <text:p>22</text:p>
          </table:table-cell>
          <table:table-cell office:value-type="float" office:value="0.599644115901312">
            <text:p>0.5996441159</text:p>
          </table:table-cell>
          <table:table-cell office:value-type="float" office:value="-0.0142283050063892">
            <text:p>-0.014228305</text:p>
          </table:table-cell>
          <table:table-cell office:value-type="float" office:value="0.792795136437981">
            <text:p>0.7927951364</text:p>
          </table:table-cell>
          <table:table-cell office:value-type="float" office:value="0.021384991302142">
            <text:p>0.0213849913</text:p>
          </table:table-cell>
          <table:table-cell table:formula="of:=SQRT(([.B35]-[.D35])^2 + ([.C35]-[.E35])^2)" office:value-type="float" office:value="0.196406780963173">
            <text:p>0.196406781</text:p>
          </table:table-cell>
        </table:table-row>
        <table:table-row table:style-name="ro1">
          <table:table-cell table:style-name="ce2" office:value-type="string">
            <text:p>22 Average</text:p>
          </table:table-cell>
          <table:table-cell table:number-columns-repeated="4"/>
          <table:table-cell table:style-name="Result" table:formula="of:=SUBTOTAL(1;[.$F$31:.$F$35])" office:value-type="float" office:value="0.0908487828794643">
            <text:p>0.0908487829</text:p>
          </table:table-cell>
        </table:table-row>
        <table:table-row table:style-name="ro1">
          <table:table-cell office:value-type="float" office:value="22.6">
            <text:p>23</text:p>
          </table:table-cell>
          <table:table-cell office:value-type="float" office:value="0.699326962600963">
            <text:p>0.6993269626</text:p>
          </table:table-cell>
          <table:table-cell office:value-type="float" office:value="-0.0221863244744449">
            <text:p>-0.0221863245</text:p>
          </table:table-cell>
          <table:table-cell office:value-type="float" office:value="0.692873792340912">
            <text:p>0.6928737923</text:p>
          </table:table-cell>
          <table:table-cell office:value-type="float" office:value="-0.0112491082202997">
            <text:p>-0.0112491082</text:p>
          </table:table-cell>
          <table:table-cell table:formula="of:=SQRT(([.B37]-[.D37])^2 + ([.C37]-[.E37])^2)" office:value-type="float" office:value="0.0126990592484305">
            <text:p>0.0126990592</text:p>
          </table:table-cell>
        </table:table-row>
        <table:table-row table:style-name="ro1">
          <table:table-cell office:value-type="float" office:value="22.8">
            <text:p>23</text:p>
          </table:table-cell>
          <table:table-cell office:value-type="float" office:value="0.699326962600963">
            <text:p>0.6993269626</text:p>
          </table:table-cell>
          <table:table-cell office:value-type="float" office:value="-0.0221863244744449">
            <text:p>-0.0221863245</text:p>
          </table:table-cell>
          <table:table-cell office:value-type="float" office:value="0.793455398888195">
            <text:p>0.7934553989</text:p>
          </table:table-cell>
          <table:table-cell office:value-type="float" office:value="0.00473149124595196">
            <text:p>0.0047314912</text:p>
          </table:table-cell>
          <table:table-cell table:formula="of:=SQRT(([.B38]-[.D38])^2 + ([.C38]-[.E38])^2)" office:value-type="float" office:value="0.0979016410538496">
            <text:p>0.0979016411</text:p>
          </table:table-cell>
        </table:table-row>
        <table:table-row table:style-name="ro1">
          <table:table-cell table:style-name="ce2" office:value-type="string">
            <text:p>23 Average</text:p>
          </table:table-cell>
          <table:table-cell table:number-columns-repeated="4"/>
          <table:table-cell table:style-name="Result" table:formula="of:=SUBTOTAL(1;[.$F$37:.$F$38])" office:value-type="float" office:value="0.05530035015114">
            <text:p>0.055300350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798908212427741">
            <text:p>0.7989082124</text:p>
          </table:table-cell>
          <table:table-cell office:value-type="float" office:value="-0.0313282434708483">
            <text:p>-0.0313282435</text:p>
          </table:table-cell>
          <table:table-cell office:value-type="float" office:value="0.846554984042037">
            <text:p>0.846554984</text:p>
          </table:table-cell>
          <table:table-cell office:value-type="float" office:value="-0.0544208692324535">
            <text:p>-0.0544208692</text:p>
          </table:table-cell>
          <table:table-cell table:formula="of:=SQRT(([.B40]-[.D40])^2 + ([.C40]-[.E40])^2)" office:value-type="float" office:value="0.0529479386740445">
            <text:p>0.0529479387</text:p>
          </table:table-cell>
        </table:table-row>
        <table:table-row table:style-name="ro1">
          <table:table-cell table:style-name="ce2" office:value-type="string">
            <text:p>24 Average</text:p>
          </table:table-cell>
          <table:table-cell table:number-columns-repeated="4"/>
          <table:table-cell table:style-name="Result" table:formula="of:=SUBTOTAL(1;[.$F$40:.$F$40])" office:value-type="float" office:value="0.0529479386740445">
            <text:p>0.0529479387</text:p>
          </table:table-cell>
        </table:table-row>
        <table:table-row table:style-name="ro1">
          <table:table-cell office:value-type="float" office:value="24.5">
            <text:p>25</text:p>
          </table:table-cell>
          <table:table-cell office:value-type="float" office:value="0.898489462254519">
            <text:p>0.8984894623</text:p>
          </table:table-cell>
          <table:table-cell office:value-type="float" office:value="-0.0404701624672516">
            <text:p>-0.0404701625</text:p>
          </table:table-cell>
          <table:table-cell office:value-type="float" office:value="0.862311932948401">
            <text:p>0.8623119329</text:p>
          </table:table-cell>
          <table:table-cell office:value-type="float" office:value="-0.182918743895051">
            <text:p>-0.1829187439</text:p>
          </table:table-cell>
          <table:table-cell table:formula="of:=SQRT(([.B42]-[.D42])^2 + ([.C42]-[.E42])^2)" office:value-type="float" office:value="0.146970786136183">
            <text:p>0.146970786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98070712081298">
            <text:p>0.9980707121</text:p>
          </table:table-cell>
          <table:table-cell office:value-type="float" office:value="-0.0496120814636549">
            <text:p>-0.0496120815</text:p>
          </table:table-cell>
          <table:table-cell office:value-type="float" office:value="0.963369743989581">
            <text:p>0.963369744</text:p>
          </table:table-cell>
          <table:table-cell office:value-type="float" office:value="-0.107383549888878">
            <text:p>-0.1073835499</text:p>
          </table:table-cell>
          <table:table-cell table:formula="of:=SQRT(([.B43]-[.D43])^2 + ([.C43]-[.E43])^2)" office:value-type="float" office:value="0.0673921341887084">
            <text:p>0.0673921342</text:p>
          </table:table-cell>
        </table:table-row>
        <table:table-row table:style-name="ro1">
          <table:table-cell office:value-type="float" office:value="25.3">
            <text:p>25</text:p>
          </table:table-cell>
          <table:table-cell office:value-type="float" office:value="0.998070712081298">
            <text:p>0.9980707121</text:p>
          </table:table-cell>
          <table:table-cell office:value-type="float" office:value="-0.0496120814636549">
            <text:p>-0.0496120815</text:p>
          </table:table-cell>
          <table:table-cell office:value-type="float" office:value="0.928248051891309">
            <text:p>0.9282480519</text:p>
          </table:table-cell>
          <table:table-cell office:value-type="float" office:value="-0.175382174052702">
            <text:p>-0.1753821741</text:p>
          </table:table-cell>
          <table:table-cell table:formula="of:=SQRT(([.B44]-[.D44])^2 + ([.C44]-[.E44])^2)" office:value-type="float" office:value="0.143851729450376">
            <text:p>0.1438517295</text:p>
          </table:table-cell>
        </table:table-row>
        <table:table-row table:style-name="ro1">
          <table:table-cell table:style-name="ce2" office:value-type="string">
            <text:p>25 Average</text:p>
          </table:table-cell>
          <table:table-cell table:number-columns-repeated="4"/>
          <table:table-cell table:style-name="Result" table:formula="of:=SUBTOTAL(1;[.$F$42:.$F$44])" office:value-type="float" office:value="0.119404883258422">
            <text:p>0.1194048833</text:p>
          </table:table-cell>
        </table:table-row>
        <table:table-row table:style-name="ro1">
          <table:table-cell office:value-type="float" office:value="25.5">
            <text:p>26</text:p>
          </table:table-cell>
          <table:table-cell office:value-type="float" office:value="0.998070712081298">
            <text:p>0.9980707121</text:p>
          </table:table-cell>
          <table:table-cell office:value-type="float" office:value="-0.0496120814636549">
            <text:p>-0.0496120815</text:p>
          </table:table-cell>
          <table:table-cell office:value-type="float" office:value="0.876069076044956">
            <text:p>0.876069076</text:p>
          </table:table-cell>
          <table:table-cell office:value-type="float" office:value="-0.228128817823283">
            <text:p>-0.2281288178</text:p>
          </table:table-cell>
          <table:table-cell table:formula="of:=SQRT(([.B46]-[.D46])^2 + ([.C46]-[.E46])^2)" office:value-type="float" office:value="0.216223551807006">
            <text:p>0.2162235518</text:p>
          </table:table-cell>
        </table:table-row>
        <table:table-row table:style-name="ro1">
          <table:table-cell office:value-type="float" office:value="25.7">
            <text:p>26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0.966451670011168">
            <text:p>0.96645167</text:p>
          </table:table-cell>
          <table:table-cell office:value-type="float" office:value="-0.278321312097425">
            <text:p>-0.2783213121</text:p>
          </table:table-cell>
          <table:table-cell table:formula="of:=SQRT(([.B47]-[.D47])^2 + ([.C47]-[.E47])^2)" office:value-type="float" office:value="0.255779829019988">
            <text:p>0.25577982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0.98494559628578">
            <text:p>0.9849455963</text:p>
          </table:table-cell>
          <table:table-cell office:value-type="float" office:value="-0.178015866959095">
            <text:p>-0.178015867</text:p>
          </table:table-cell>
          <table:table-cell table:formula="of:=SQRT(([.B48]-[.D48])^2 + ([.C48]-[.E48])^2)" office:value-type="float" office:value="0.164091796420847">
            <text:p>0.1640917964</text:p>
          </table:table-cell>
        </table:table-row>
        <table:table-row table:style-name="ro1">
          <table:table-cell table:style-name="ce2" office:value-type="string">
            <text:p>26 Average</text:p>
          </table:table-cell>
          <table:table-cell table:number-columns-repeated="4"/>
          <table:table-cell table:style-name="Result" table:formula="of:=SUBTOTAL(1;[.$F$46:.$F$48])" office:value-type="float" office:value="0.21203172574928">
            <text:p>0.2120317257</text:p>
          </table:table-cell>
        </table:table-row>
        <table:table-row table:style-name="ro1">
          <table:table-cell office:value-type="float" office:value="26.7">
            <text:p>27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1.10432565969321">
            <text:p>1.1043256597</text:p>
          </table:table-cell>
          <table:table-cell office:value-type="float" office:value="-0.103067447890544">
            <text:p>-0.1030674479</text:p>
          </table:table-cell>
          <table:table-cell table:formula="of:=SQRT(([.B50]-[.D50])^2 + ([.C50]-[.E50])^2)" office:value-type="float" office:value="0.0448131662048298">
            <text:p>0.0448131662</text:p>
          </table:table-cell>
        </table:table-row>
        <table:table-row table:style-name="ro1">
          <table:table-cell office:value-type="float" office:value="26.8">
            <text:p>27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1.16773202544985">
            <text:p>1.1677320254</text:p>
          </table:table-cell>
          <table:table-cell office:value-type="float" office:value="-0.0299550055751876">
            <text:p>-0.0299550056</text:p>
          </table:table-cell>
          <table:table-cell table:formula="of:=SQRT(([.B51]-[.D51])^2 + ([.C51]-[.E51])^2)" office:value-type="float" office:value="0.0757667302475011">
            <text:p>0.0757667302</text:p>
          </table:table-cell>
        </table:table-row>
        <table:table-row table:style-name="ro1">
          <table:table-cell office:value-type="float" office:value="27.2">
            <text:p>27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1.1340583254826">
            <text:p>1.1340583255</text:p>
          </table:table-cell>
          <table:table-cell office:value-type="float" office:value="-0.110862602812784">
            <text:p>-0.1108626028</text:p>
          </table:table-cell>
          <table:table-cell table:formula="of:=SQRT(([.B52]-[.D52])^2 + ([.C52]-[.E52])^2)" office:value-type="float" office:value="0.0635667346013194">
            <text:p>0.0635667346</text:p>
          </table:table-cell>
        </table:table-row>
        <table:table-row table:style-name="ro1">
          <table:table-cell table:style-name="ce2" office:value-type="string">
            <text:p>27 Average</text:p>
          </table:table-cell>
          <table:table-cell table:number-columns-repeated="4"/>
          <table:table-cell table:style-name="Result" table:formula="of:=SUBTOTAL(1;[.$F$50:.$F$52])" office:value-type="float" office:value="0.0613822103512168">
            <text:p>0.0613822104</text:p>
          </table:table-cell>
        </table:table-row>
        <table:table-row table:style-name="ro1">
          <table:table-cell office:value-type="float" office:value="28.1">
            <text:p>28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1.17253069530918">
            <text:p>1.1725306953</text:p>
          </table:table-cell>
          <table:table-cell office:value-type="float" office:value="-0.035656992366901">
            <text:p>-0.0356569924</text:p>
          </table:table-cell>
          <table:table-cell table:formula="of:=SQRT(([.B54]-[.D54])^2 + ([.C54]-[.E54])^2)" office:value-type="float" office:value="0.0783600440186782">
            <text:p>0.078360044</text:p>
          </table:table-cell>
        </table:table-row>
        <table:table-row table:style-name="ro1">
          <table:table-cell table:style-name="ce2" office:value-type="string">
            <text:p>28 Average</text:p>
          </table:table-cell>
          <table:table-cell table:number-columns-repeated="4"/>
          <table:table-cell table:style-name="Result" table:formula="of:=SUBTOTAL(1;[.$F$54:.$F$54])" office:value-type="float" office:value="0.0783600440186782">
            <text:p>0.078360044</text:p>
          </table:table-cell>
        </table:table-row>
        <table:table-row table:style-name="ro1">
          <table:table-cell office:value-type="float" office:value="29.8">
            <text:p>30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1.1252268923173">
            <text:p>1.1252268923</text:p>
          </table:table-cell>
          <table:table-cell office:value-type="float" office:value="-0.100480866182174">
            <text:p>-0.1004808662</text:p>
          </table:table-cell>
          <table:table-cell table:formula="of:=SQRT(([.B56]-[.D56])^2 + ([.C56]-[.E56])^2)" office:value-type="float" office:value="0.0500150788269427">
            <text:p>0.0500150788</text:p>
          </table:table-cell>
        </table:table-row>
        <table:table-row table:style-name="ro1">
          <table:table-cell table:style-name="ce2" office:value-type="string">
            <text:p>30 Average</text:p>
          </table:table-cell>
          <table:table-cell table:number-columns-repeated="4"/>
          <table:table-cell table:style-name="Result" table:formula="of:=SUBTOTAL(1;[.$F$56:.$F$56])" office:value-type="float" office:value="0.0500150788269427">
            <text:p>0.0500150788</text:p>
          </table:table-cell>
        </table:table-row>
        <table:table-row table:style-name="ro1">
          <table:table-cell office:value-type="float" office:value="31.5">
            <text:p>32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1.18400833477128">
            <text:p>1.1840083348</text:p>
          </table:table-cell>
          <table:table-cell office:value-type="float" office:value="-0.032527007052412">
            <text:p>-0.0325270071</text:p>
          </table:table-cell>
          <table:table-cell table:formula="of:=SQRT(([.B58]-[.D58])^2 + ([.C58]-[.E58])^2)" office:value-type="float" office:value="0.0902511956557604">
            <text:p>0.0902511957</text:p>
          </table:table-cell>
        </table:table-row>
        <table:table-row table:style-name="ro1">
          <table:table-cell office:value-type="float" office:value="31.9">
            <text:p>32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1.10980475442723">
            <text:p>1.1098047544</text:p>
          </table:table-cell>
          <table:table-cell office:value-type="float" office:value="-0.0958664988166582">
            <text:p>-0.0958664988</text:p>
          </table:table-cell>
          <table:table-cell table:formula="of:=SQRT(([.B59]-[.D59])^2 + ([.C59]-[.E59])^2)" office:value-type="float" office:value="0.0390516056044085">
            <text:p>0.0390516056</text:p>
          </table:table-cell>
        </table:table-row>
        <table:table-row table:style-name="ro1">
          <table:table-cell table:style-name="ce2" office:value-type="string">
            <text:p>32 Average</text:p>
          </table:table-cell>
          <table:table-cell table:number-columns-repeated="4"/>
          <table:table-cell table:style-name="Result" table:formula="of:=SUBTOTAL(1;[.$F$58:.$F$59])" office:value-type="float" office:value="0.0646514006300845">
            <text:p>0.0646514006</text:p>
          </table:table-cell>
        </table:table-row>
        <table:table-row table:style-name="ro1">
          <table:table-cell office:value-type="float" office:value="33.2">
            <text:p>33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1.03877263493639">
            <text:p>1.0387726349</text:p>
          </table:table-cell>
          <table:table-cell office:value-type="float" office:value="-0.141854264192512">
            <text:p>-0.1418542642</text:p>
          </table:table-cell>
          <table:table-cell table:formula="of:=SQRT(([.B61]-[.D61])^2 + ([.C61]-[.E61])^2)" office:value-type="float" office:value="0.101845122500008">
            <text:p>0.1018451225</text:p>
          </table:table-cell>
        </table:table-row>
        <table:table-row table:style-name="ro1">
          <table:table-cell office:value-type="float" office:value="33.3">
            <text:p>33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0.969259978899004">
            <text:p>0.9692599789</text:p>
          </table:table-cell>
          <table:table-cell office:value-type="float" office:value="-0.18578392430868">
            <text:p>-0.1857839243</text:p>
          </table:table-cell>
          <table:table-cell table:formula="of:=SQRT(([.B62]-[.D62])^2 + ([.C62]-[.E62])^2)" office:value-type="float" office:value="0.180613130347681">
            <text:p>0.1806131303</text:p>
          </table:table-cell>
        </table:table-row>
        <table:table-row table:style-name="ro1">
          <table:table-cell table:style-name="ce2" office:value-type="string">
            <text:p>33 Average</text:p>
          </table:table-cell>
          <table:table-cell table:number-columns-repeated="4"/>
          <table:table-cell table:style-name="Result" table:formula="of:=SUBTOTAL(1;[.$F$61:.$F$62])" office:value-type="float" office:value="0.141229126423845">
            <text:p>0.1412291264</text:p>
          </table:table-cell>
        </table:table-row>
        <table:table-row table:style-name="ro1">
          <table:table-cell office:value-type="float" office:value="34.5">
            <text:p>35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1.09752082915966">
            <text:p>1.0975208292</text:p>
          </table:table-cell>
          <table:table-cell office:value-type="float" office:value="-0.165829839424754">
            <text:p>-0.1658298394</text:p>
          </table:table-cell>
          <table:table-cell table:formula="of:=SQRT(([.B64]-[.D64])^2 + ([.C64]-[.E64])^2)" office:value-type="float" office:value="0.107075919261948">
            <text:p>0.1070759193</text:p>
          </table:table-cell>
        </table:table-row>
        <table:table-row table:style-name="ro1">
          <table:table-cell office:value-type="float" office:value="35.2">
            <text:p>35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1.16904248708333">
            <text:p>1.1690424871</text:p>
          </table:table-cell>
          <table:table-cell office:value-type="float" office:value="-0.0564657268855857">
            <text:p>-0.0564657269</text:p>
          </table:table-cell>
          <table:table-cell table:formula="of:=SQRT(([.B65]-[.D65])^2 + ([.C65]-[.E65])^2)" office:value-type="float" office:value="0.0714271886661509">
            <text:p>0.0714271887</text:p>
          </table:table-cell>
        </table:table-row>
        <table:table-row table:style-name="ro1">
          <table:table-cell table:style-name="ce2" office:value-type="string">
            <text:p>35 Average</text:p>
          </table:table-cell>
          <table:table-cell table:number-columns-repeated="4"/>
          <table:table-cell table:style-name="Result" table:formula="of:=SUBTOTAL(1;[.$F$64:.$F$65])" office:value-type="float" office:value="0.0892515539640495">
            <text:p>0.089251554</text:p>
          </table:table-cell>
        </table:table-row>
        <table:table-row table:style-name="ro1">
          <table:table-cell office:value-type="float" office:value="35.5">
            <text:p>36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1.10410906966404">
            <text:p>1.1041090697</text:p>
          </table:table-cell>
          <table:table-cell office:value-type="float" office:value="-0.109073806682398">
            <text:p>-0.1090738067</text:p>
          </table:table-cell>
          <table:table-cell table:formula="of:=SQRT(([.B67]-[.D67])^2 + ([.C67]-[.E67])^2)" office:value-type="float" office:value="0.0507324071854067">
            <text:p>0.050732407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0.980079517041414">
            <text:p>0.980079517</text:p>
          </table:table-cell>
          <table:table-cell office:value-type="float" office:value="-0.177471103447758">
            <text:p>-0.1774711034</text:p>
          </table:table-cell>
          <table:table-cell table:formula="of:=SQRT(([.B68]-[.D68])^2 + ([.C68]-[.E68])^2)" office:value-type="float" office:value="0.167083902078316">
            <text:p>0.1670839021</text:p>
          </table:table-cell>
        </table:table-row>
        <table:table-row table:style-name="ro1">
          <table:table-cell table:style-name="ce2" office:value-type="string">
            <text:p>36 Average</text:p>
          </table:table-cell>
          <table:table-cell table:number-columns-repeated="4"/>
          <table:table-cell table:style-name="Result" table:formula="of:=SUBTOTAL(1;[.$F$67:.$F$68])" office:value-type="float" office:value="0.108908154631861">
            <text:p>0.1089081546</text:p>
          </table:table-cell>
        </table:table-row>
        <table:table-row table:style-name="ro1">
          <table:table-cell office:value-type="float" office:value="36.5">
            <text:p>37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1.05770365259371">
            <text:p>1.0577036526</text:p>
          </table:table-cell>
          <table:table-cell office:value-type="float" office:value="-0.119379819175972">
            <text:p>-0.1193798192</text:p>
          </table:table-cell>
          <table:table-cell table:formula="of:=SQRT(([.B70]-[.D70])^2 + ([.C70]-[.E70])^2)" office:value-type="float" office:value="0.0726041136028216">
            <text:p>0.0726041136</text:p>
          </table:table-cell>
        </table:table-row>
        <table:table-row table:style-name="ro1">
          <table:table-cell office:value-type="float" office:value="37.1">
            <text:p>37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1.13889814974733">
            <text:p>1.1388981497</text:p>
          </table:table-cell>
          <table:table-cell office:value-type="float" office:value="-0.0854110084137236">
            <text:p>-0.0854110084</text:p>
          </table:table-cell>
          <table:table-cell table:formula="of:=SQRT(([.B71]-[.D71])^2 + ([.C71]-[.E71])^2)" office:value-type="float" office:value="0.0491105292611794">
            <text:p>0.0491105293</text:p>
          </table:table-cell>
        </table:table-row>
        <table:table-row table:style-name="ro1">
          <table:table-cell table:style-name="ce2" office:value-type="string">
            <text:p>37 Average</text:p>
          </table:table-cell>
          <table:table-cell table:number-columns-repeated="4"/>
          <table:table-cell table:style-name="Result" table:formula="of:=SUBTOTAL(1;[.$F$70:.$F$71])" office:value-type="float" office:value="0.0608573214320005">
            <text:p>0.0608573214</text:p>
          </table:table-cell>
        </table:table-row>
        <table:table-row table:style-name="ro1">
          <table:table-cell office:value-type="float" office:value="38.3">
            <text:p>38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1.05332734885496">
            <text:p>1.0533273489</text:p>
          </table:table-cell>
          <table:table-cell office:value-type="float" office:value="-0.144657813525688">
            <text:p>-0.1446578135</text:p>
          </table:table-cell>
          <table:table-cell table:formula="of:=SQRT(([.B73]-[.D73])^2 + ([.C73]-[.E73])^2)" office:value-type="float" office:value="0.0966650734315317">
            <text:p>0.0966650734</text:p>
          </table:table-cell>
        </table:table-row>
        <table:table-row table:style-name="ro1">
          <table:table-cell table:style-name="ce2" office:value-type="string">
            <text:p>38 Average</text:p>
          </table:table-cell>
          <table:table-cell table:number-columns-repeated="4"/>
          <table:table-cell table:style-name="Result" table:formula="of:=SUBTOTAL(1;[.$F$73:.$F$73])" office:value-type="float" office:value="0.0966650734315317">
            <text:p>0.0966650734</text:p>
          </table:table-cell>
        </table:table-row>
        <table:table-row table:style-name="ro1">
          <table:table-cell office:value-type="float" office:value="38.6">
            <text:p>39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1.09920574225952">
            <text:p>1.0992057423</text:p>
          </table:table-cell>
          <table:table-cell office:value-type="float" office:value="-0.076906947316763">
            <text:p>-0.0769069473</text:p>
          </table:table-cell>
          <table:table-cell table:formula="of:=SQRT(([.B75]-[.D75])^2 + ([.C75]-[.E75])^2)" office:value-type="float" office:value="0.0182193225165728">
            <text:p>0.0182193225</text:p>
          </table:table-cell>
        </table:table-row>
        <table:table-row table:style-name="ro1">
          <table:table-cell table:style-name="ce2" office:value-type="string">
            <text:p>39 Average</text:p>
          </table:table-cell>
          <table:table-cell table:number-columns-repeated="4"/>
          <table:table-cell table:style-name="Result" table:formula="of:=SUBTOTAL(1;[.$F$75:.$F$75])" office:value-type="float" office:value="0.0182193225165728">
            <text:p>0.0182193225</text:p>
          </table:table-cell>
        </table:table-row>
        <table:table-row table:style-name="ro1">
          <table:table-cell office:value-type="float" office:value="39.6">
            <text:p>40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1.18973387608887">
            <text:p>1.1897338761</text:p>
          </table:table-cell>
          <table:table-cell office:value-type="float" office:value="-0.106206934160094">
            <text:p>-0.1062069342</text:p>
          </table:table-cell>
          <table:table-cell table:formula="of:=SQRT(([.B77]-[.D77])^2 + ([.C77]-[.E77])^2)" office:value-type="float" office:value="0.103589863577181">
            <text:p>0.1035898636</text:p>
          </table:table-cell>
        </table:table-row>
        <table:table-row table:style-name="ro1">
          <table:table-cell office:value-type="float" office:value="39.8">
            <text:p>40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1.00171869001399">
            <text:p>1.00171869</text:p>
          </table:table-cell>
          <table:table-cell office:value-type="float" office:value="-0.15418752420808">
            <text:p>-0.1541875242</text:p>
          </table:table-cell>
          <table:table-cell table:formula="of:=SQRT(([.B78]-[.D78])^2 + ([.C78]-[.E78])^2)" office:value-type="float" office:value="0.135317220305729">
            <text:p>0.1353172203</text:p>
          </table:table-cell>
        </table:table-row>
        <table:table-row table:style-name="ro1">
          <table:table-cell table:style-name="ce2" office:value-type="string">
            <text:p>40 Average</text:p>
          </table:table-cell>
          <table:table-cell table:number-columns-repeated="4"/>
          <table:table-cell table:style-name="Result" table:formula="of:=SUBTOTAL(1;[.$F$77:.$F$78])" office:value-type="float" office:value="0.119453541941455">
            <text:p>0.1194535419</text:p>
          </table:table-cell>
        </table:table-row>
        <table:table-row table:style-name="ro1">
          <table:table-cell office:value-type="float" office:value="40.5">
            <text:p>41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1.0700582909497">
            <text:p>1.0700582909</text:p>
          </table:table-cell>
          <table:table-cell office:value-type="float" office:value="-0.110699986977281">
            <text:p>-0.110699987</text:p>
          </table:table-cell>
          <table:table-cell table:formula="of:=SQRT(([.B80]-[.D80])^2 + ([.C80]-[.E80])^2)" office:value-type="float" office:value="0.0588200322356814">
            <text:p>0.058820032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1.1341080802834">
            <text:p>1.1341080803</text:p>
          </table:table-cell>
          <table:table-cell office:value-type="float" office:value="-0.0685288420430492">
            <text:p>-0.068528842</text:p>
          </table:table-cell>
          <table:table-cell table:formula="of:=SQRT(([.B81]-[.D81])^2 + ([.C81]-[.E81])^2)" office:value-type="float" office:value="0.0377438219443732">
            <text:p>0.0377438219</text:p>
          </table:table-cell>
        </table:table-row>
        <table:table-row table:style-name="ro1">
          <table:table-cell table:style-name="ce2" office:value-type="string">
            <text:p>41 Average</text:p>
          </table:table-cell>
          <table:table-cell table:number-columns-repeated="4"/>
          <table:table-cell table:style-name="Result" table:formula="of:=SUBTOTAL(1;[.$F$80:.$F$81])" office:value-type="float" office:value="0.0482819270900273">
            <text:p>0.0482819271</text:p>
          </table:table-cell>
        </table:table-row>
        <table:table-row table:style-name="ro1">
          <table:table-cell office:value-type="float" office:value="42.5">
            <text:p>43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1.025558472546">
            <text:p>1.0255584725</text:p>
          </table:table-cell>
          <table:table-cell office:value-type="float" office:value="-0.105806646332237">
            <text:p>-0.1058066463</text:p>
          </table:table-cell>
          <table:table-cell table:formula="of:=SQRT(([.B83]-[.D83])^2 + ([.C83]-[.E83])^2)" office:value-type="float" office:value="0.0860896201174799">
            <text:p>0.0860896201</text:p>
          </table:table-cell>
        </table:table-row>
        <table:table-row table:style-name="ro1">
          <table:table-cell office:value-type="float" office:value="42.7">
            <text:p>43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0.978547227367194">
            <text:p>0.9785472274</text:p>
          </table:table-cell>
          <table:table-cell office:value-type="float" office:value="-0.171053297596862">
            <text:p>-0.1710532976</text:p>
          </table:table-cell>
          <table:table-cell table:formula="of:=SQRT(([.B84]-[.D84])^2 + ([.C84]-[.E84])^2)" office:value-type="float" office:value="0.16369810605952">
            <text:p>0.1636981061</text:p>
          </table:table-cell>
        </table:table-row>
        <table:table-row table:style-name="ro1">
          <table:table-cell table:style-name="ce2" office:value-type="string">
            <text:p>43 Average</text:p>
          </table:table-cell>
          <table:table-cell table:number-columns-repeated="4"/>
          <table:table-cell table:style-name="Result" table:formula="of:=SUBTOTAL(1;[.$F$83:.$F$84])" office:value-type="float" office:value="0.1248938630885">
            <text:p>0.1248938631</text:p>
          </table:table-cell>
        </table:table-row>
        <table:table-row table:style-name="ro1">
          <table:table-cell office:value-type="float" office:value="43.7">
            <text:p>44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1.08858057467913">
            <text:p>1.0885805747</text:p>
          </table:table-cell>
          <table:table-cell office:value-type="float" office:value="-0.127347173043679">
            <text:p>-0.127347173</text:p>
          </table:table-cell>
          <table:table-cell table:formula="of:=SQRT(([.B86]-[.D86])^2 + ([.C86]-[.E86])^2)" office:value-type="float" office:value="0.0691904140133864">
            <text:p>0.069190414</text:p>
          </table:table-cell>
        </table:table-row>
        <table:table-row table:style-name="ro1">
          <table:table-cell office:value-type="float" office:value="44.1">
            <text:p>44</text:p>
          </table:table-cell>
          <table:table-cell office:value-type="float" office:value="1.09765196190808">
            <text:p>1.0976519619</text:p>
          </table:table-cell>
          <table:table-cell office:value-type="float" office:value="-0.0587540004600582">
            <text:p>-0.0587540005</text:p>
          </table:table-cell>
          <table:table-cell office:value-type="float" office:value="0.999468109746292">
            <text:p>0.9994681097</text:p>
          </table:table-cell>
          <table:table-cell office:value-type="float" office:value="-0.157158789812094">
            <text:p>-0.1571587898</text:p>
          </table:table-cell>
          <table:table-cell table:formula="of:=SQRT(([.B87]-[.D87])^2 + ([.C87]-[.E87])^2)" office:value-type="float" office:value="0.139009249306459">
            <text:p>0.1390092493</text:p>
          </table:table-cell>
        </table:table-row>
        <table:table-row table:style-name="ro1">
          <table:table-cell office:value-type="float" office:value="44.3">
            <text:p>44</text:p>
          </table:table-cell>
          <table:table-cell office:value-type="float" office:value="1.29683571462805">
            <text:p>1.2968357146</text:p>
          </table:table-cell>
          <table:table-cell office:value-type="float" office:value="-0.0768036654140495">
            <text:p>-0.0768036654</text:p>
          </table:table-cell>
          <table:table-cell office:value-type="float" office:value="1.15310296041805">
            <text:p>1.1531029604</text:p>
          </table:table-cell>
          <table:table-cell office:value-type="float" office:value="-0.19351265613787">
            <text:p>-0.1935126561</text:p>
          </table:table-cell>
          <table:table-cell table:formula="of:=SQRT(([.B88]-[.D88])^2 + ([.C88]-[.E88])^2)" office:value-type="float" office:value="0.185148840527199">
            <text:p>0.1851488405</text:p>
          </table:table-cell>
        </table:table-row>
        <table:table-row table:style-name="ro1">
          <table:table-cell office:value-type="float" office:value="44.4">
            <text:p>44</text:p>
          </table:table-cell>
          <table:table-cell office:value-type="float" office:value="1.29683571462805">
            <text:p>1.2968357146</text:p>
          </table:table-cell>
          <table:table-cell office:value-type="float" office:value="-0.0768036654140495">
            <text:p>-0.0768036654</text:p>
          </table:table-cell>
          <table:table-cell office:value-type="float" office:value="1.27208810646225">
            <text:p>1.2720881065</text:p>
          </table:table-cell>
          <table:table-cell office:value-type="float" office:value="-0.188443071664405">
            <text:p>-0.1884430717</text:p>
          </table:table-cell>
          <table:table-cell table:formula="of:=SQRT(([.B89]-[.D89])^2 + ([.C89]-[.E89])^2)" office:value-type="float" office:value="0.114349469337902">
            <text:p>0.1143494693</text:p>
          </table:table-cell>
        </table:table-row>
        <table:table-row table:style-name="ro1">
          <table:table-cell table:style-name="ce2" office:value-type="string">
            <text:p>44 Average</text:p>
          </table:table-cell>
          <table:table-cell table:number-columns-repeated="4"/>
          <table:table-cell table:style-name="Result" table:formula="of:=SUBTOTAL(1;[.$F$86:.$F$89])" office:value-type="float" office:value="0.126924493296237">
            <text:p>0.1269244933</text:p>
          </table:table-cell>
        </table:table-row>
        <table:table-row table:style-name="ro1">
          <table:table-cell office:value-type="float" office:value="44.7">
            <text:p>45</text:p>
          </table:table-cell>
          <table:table-cell office:value-type="float" office:value="1.39643686589508">
            <text:p>1.3964368659</text:p>
          </table:table-cell>
          <table:table-cell office:value-type="float" office:value="-0.0857261463628811">
            <text:p>-0.0857261464</text:p>
          </table:table-cell>
          <table:table-cell office:value-type="float" office:value="1.36259858728802">
            <text:p>1.3625985873</text:p>
          </table:table-cell>
          <table:table-cell office:value-type="float" office:value="-0.153285975588261">
            <text:p>-0.1532859756</text:p>
          </table:table-cell>
          <table:table-cell table:formula="of:=SQRT(([.B91]-[.D91])^2 + ([.C91]-[.E91])^2)" office:value-type="float" office:value="0.0755603045524008">
            <text:p>0.0755603046</text:p>
          </table:table-cell>
        </table:table-row>
        <table:table-row table:style-name="ro1">
          <table:table-cell office:value-type="float" office:value="44.9">
            <text:p>45</text:p>
          </table:table-cell>
          <table:table-cell office:value-type="float" office:value="1.59578398482787">
            <text:p>1.5957839848</text:p>
          </table:table-cell>
          <table:table-cell office:value-type="float" office:value="-0.101859141158389">
            <text:p>-0.1018591412</text:p>
          </table:table-cell>
          <table:table-cell office:value-type="float" office:value="1.47527542341983">
            <text:p>1.4752754234</text:p>
          </table:table-cell>
          <table:table-cell office:value-type="float" office:value="-0.252921083709067">
            <text:p>-0.2529210837</text:p>
          </table:table-cell>
          <table:table-cell table:formula="of:=SQRT(([.B92]-[.D92])^2 + ([.C92]-[.E92])^2)" office:value-type="float" office:value="0.193240844181092">
            <text:p>0.1932408442</text:p>
          </table:table-cell>
        </table:table-row>
        <table:table-row table:style-name="ro1">
          <table:table-cell office:value-type="float" office:value="45.1">
            <text:p>45</text:p>
          </table:table-cell>
          <table:table-cell office:value-type="float" office:value="1.69548467991375">
            <text:p>1.6954846799</text:p>
          </table:table-cell>
          <table:table-cell office:value-type="float" office:value="-0.109590337662947">
            <text:p>-0.1095903377</text:p>
          </table:table-cell>
          <table:table-cell office:value-type="float" office:value="1.70738135255878">
            <text:p>1.7073813526</text:p>
          </table:table-cell>
          <table:table-cell office:value-type="float" office:value="-0.216491482669186">
            <text:p>-0.2164914827</text:p>
          </table:table-cell>
          <table:table-cell table:formula="of:=SQRT(([.B93]-[.D93])^2 + ([.C93]-[.E93])^2)" office:value-type="float" office:value="0.107561078572446">
            <text:p>0.1075610786</text:p>
          </table:table-cell>
        </table:table-row>
        <table:table-row table:style-name="ro1">
          <table:table-cell table:style-name="ce2" office:value-type="string">
            <text:p>45 Average</text:p>
          </table:table-cell>
          <table:table-cell table:number-columns-repeated="4"/>
          <table:table-cell table:style-name="Result" table:formula="of:=SUBTOTAL(1;[.$F$91:.$F$93])" office:value-type="float" office:value="0.125454075768646">
            <text:p>0.1254540758</text:p>
          </table:table-cell>
        </table:table-row>
        <table:table-row table:style-name="ro1">
          <table:table-cell office:value-type="float" office:value="45.9">
            <text:p>46</text:p>
          </table:table-cell>
          <table:table-cell office:value-type="float" office:value="1.69548467991375">
            <text:p>1.6954846799</text:p>
          </table:table-cell>
          <table:table-cell office:value-type="float" office:value="-0.109590337662947">
            <text:p>-0.1095903377</text:p>
          </table:table-cell>
          <table:table-cell office:value-type="float" office:value="1.77545661390764">
            <text:p>1.7754566139</text:p>
          </table:table-cell>
          <table:table-cell office:value-type="float" office:value="-0.155602942659503">
            <text:p>-0.1556029427</text:p>
          </table:table-cell>
          <table:table-cell table:formula="of:=SQRT(([.B95]-[.D95])^2 + ([.C95]-[.E95])^2)" office:value-type="float" office:value="0.09226413195436">
            <text:p>0.092264132</text:p>
          </table:table-cell>
        </table:table-row>
        <table:table-row table:style-name="ro1">
          <table:table-cell office:value-type="float" office:value="46.4">
            <text:p>46</text:p>
          </table:table-cell>
          <table:table-cell office:value-type="float" office:value="1.69548467991375">
            <text:p>1.6954846799</text:p>
          </table:table-cell>
          <table:table-cell office:value-type="float" office:value="-0.109590337662947">
            <text:p>-0.1095903377</text:p>
          </table:table-cell>
          <table:table-cell office:value-type="float" office:value="1.72563272790603">
            <text:p>1.7256327279</text:p>
          </table:table-cell>
          <table:table-cell office:value-type="float" office:value="-0.21309728111437">
            <text:p>-0.2130972811</text:p>
          </table:table-cell>
          <table:table-cell table:formula="of:=SQRT(([.B96]-[.D96])^2 + ([.C96]-[.E96])^2)" office:value-type="float" office:value="0.107808126504456">
            <text:p>0.1078081265</text:p>
          </table:table-cell>
        </table:table-row>
        <table:table-row table:style-name="ro1">
          <table:table-cell table:style-name="ce2" office:value-type="string">
            <text:p>46 Average</text:p>
          </table:table-cell>
          <table:table-cell table:number-columns-repeated="4"/>
          <table:table-cell table:style-name="Result" table:formula="of:=SUBTOTAL(1;[.$F$95:.$F$96])" office:value-type="float" office:value="0.100036129229408">
            <text:p>0.1000361292</text:p>
          </table:table-cell>
        </table:table-row>
        <table:table-row table:style-name="ro1">
          <table:table-cell office:value-type="float" office:value="46.7">
            <text:p>47</text:p>
          </table:table-cell>
          <table:table-cell office:value-type="float" office:value="1.79526672802148">
            <text:p>1.795266728</text:p>
          </table:table-cell>
          <table:table-cell office:value-type="float" office:value="-0.116189040219305">
            <text:p>-0.1161890402</text:p>
          </table:table-cell>
          <table:table-cell office:value-type="float" office:value="1.78919652170847">
            <text:p>1.7891965217</text:p>
          </table:table-cell>
          <table:table-cell office:value-type="float" office:value="-0.169562554292655">
            <text:p>-0.1695625543</text:p>
          </table:table-cell>
          <table:table-cell table:formula="of:=SQRT(([.B98]-[.D98])^2 + ([.C98]-[.E98])^2)" office:value-type="float" office:value="0.0537175893839313">
            <text:p>0.053717589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.79526672802148">
            <text:p>1.795266728</text:p>
          </table:table-cell>
          <table:table-cell office:value-type="float" office:value="-0.116189040219305">
            <text:p>-0.1161890402</text:p>
          </table:table-cell>
          <table:table-cell office:value-type="float" office:value="1.88768009158001">
            <text:p>1.8876800916</text:p>
          </table:table-cell>
          <table:table-cell office:value-type="float" office:value="-0.133923274039638">
            <text:p>-0.133923274</text:p>
          </table:table-cell>
          <table:table-cell table:formula="of:=SQRT(([.B99]-[.D99])^2 + ([.C99]-[.E99])^2)" office:value-type="float" office:value="0.0940995898683681">
            <text:p>0.0940995899</text:p>
          </table:table-cell>
        </table:table-row>
        <table:table-row table:style-name="ro1">
          <table:table-cell office:value-type="float" office:value="47.4">
            <text:p>47</text:p>
          </table:table-cell>
          <table:table-cell office:value-type="float" office:value="1.79526672802148">
            <text:p>1.795266728</text:p>
          </table:table-cell>
          <table:table-cell office:value-type="float" office:value="-0.116189040219305">
            <text:p>-0.1161890402</text:p>
          </table:table-cell>
          <table:table-cell office:value-type="float" office:value="1.95684663940655">
            <text:p>1.9568466394</text:p>
          </table:table-cell>
          <table:table-cell office:value-type="float" office:value="-0.0920735481598101">
            <text:p>-0.0920735482</text:p>
          </table:table-cell>
          <table:table-cell table:formula="of:=SQRT(([.B100]-[.D100])^2 + ([.C100]-[.E100])^2)" office:value-type="float" office:value="0.163369595459126">
            <text:p>0.1633695955</text:p>
          </table:table-cell>
        </table:table-row>
        <table:table-row table:style-name="ro1">
          <table:table-cell table:style-name="ce2" office:value-type="string">
            <text:p>47 Average</text:p>
          </table:table-cell>
          <table:table-cell table:number-columns-repeated="4"/>
          <table:table-cell table:style-name="Result" table:formula="of:=SUBTOTAL(1;[.$F$98:.$F$100])" office:value-type="float" office:value="0.103728924903808">
            <text:p>0.1037289249</text:p>
          </table:table-cell>
        </table:table-row>
        <table:table-row table:style-name="ro1">
          <table:table-cell office:value-type="float" office:value="48.3">
            <text:p>48</text:p>
          </table:table-cell>
          <table:table-cell office:value-type="float" office:value="1.79526672802148">
            <text:p>1.795266728</text:p>
          </table:table-cell>
          <table:table-cell office:value-type="float" office:value="-0.116189040219305">
            <text:p>-0.1161890402</text:p>
          </table:table-cell>
          <table:table-cell office:value-type="float" office:value="1.86575855224329">
            <text:p>1.8657585522</text:p>
          </table:table-cell>
          <table:table-cell office:value-type="float" office:value="-0.123260768820208">
            <text:p>-0.1232607688</text:p>
          </table:table-cell>
          <table:table-cell table:formula="of:=SQRT(([.B102]-[.D102])^2 + ([.C102]-[.E102])^2)" office:value-type="float" office:value="0.070845653554207">
            <text:p>0.0708456536</text:p>
          </table:table-cell>
        </table:table-row>
        <table:table-row table:style-name="ro1">
          <table:table-cell table:style-name="ce2" office:value-type="string">
            <text:p>48 Average</text:p>
          </table:table-cell>
          <table:table-cell table:number-columns-repeated="4"/>
          <table:table-cell table:style-name="Result" table:formula="of:=SUBTOTAL(1;[.$F$102:.$F$102])" office:value-type="float" office:value="0.070845653554207">
            <text:p>0.070845653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.79526672802148">
            <text:p>1.795266728</text:p>
          </table:table-cell>
          <table:table-cell office:value-type="float" office:value="-0.116189040219305">
            <text:p>-0.1161890402</text:p>
          </table:table-cell>
          <table:table-cell office:value-type="float" office:value="1.95171825676078">
            <text:p>1.9517182568</text:p>
          </table:table-cell>
          <table:table-cell office:value-type="float" office:value="-0.0885959065110491">
            <text:p>-0.0885959065</text:p>
          </table:table-cell>
          <table:table-cell table:formula="of:=SQRT(([.B104]-[.D104])^2 + ([.C104]-[.E104])^2)" office:value-type="float" office:value="0.15886617598692">
            <text:p>0.158866176</text:p>
          </table:table-cell>
        </table:table-row>
        <table:table-row table:style-name="ro1">
          <table:table-cell table:style-name="ce2" office:value-type="string">
            <text:p>49 Average</text:p>
          </table:table-cell>
          <table:table-cell table:number-columns-repeated="4"/>
          <table:table-cell table:style-name="Result" table:formula="of:=SUBTOTAL(1;[.$F$104:.$F$104])" office:value-type="float" office:value="0.15886617598692">
            <text:p>0.158866176</text:p>
          </table:table-cell>
        </table:table-row>
        <table:table-row table:style-name="ro1">
          <table:table-cell office:value-type="float" office:value="49.6">
            <text:p>50</text:p>
          </table:table-cell>
          <table:table-cell office:value-type="float" office:value="1.79526672802148">
            <text:p>1.795266728</text:p>
          </table:table-cell>
          <table:table-cell office:value-type="float" office:value="-0.116189040219305">
            <text:p>-0.1161890402</text:p>
          </table:table-cell>
          <table:table-cell office:value-type="float" office:value="1.82298106093566">
            <text:p>1.8229810609</text:p>
          </table:table-cell>
          <table:table-cell office:value-type="float" office:value="-0.194605381695407">
            <text:p>-0.1946053817</text:p>
          </table:table-cell>
          <table:table-cell table:formula="of:=SQRT(([.B106]-[.D106])^2 + ([.C106]-[.E106])^2)" office:value-type="float" office:value="0.0831697472604949">
            <text:p>0.083169747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.79526672802148">
            <text:p>1.795266728</text:p>
          </table:table-cell>
          <table:table-cell office:value-type="float" office:value="-0.116189040219305">
            <text:p>-0.1161890402</text:p>
          </table:table-cell>
          <table:table-cell office:value-type="float" office:value="1.94835246573387">
            <text:p>1.9483524657</text:p>
          </table:table-cell>
          <table:table-cell office:value-type="float" office:value="-0.157602870174161">
            <text:p>-0.1576028702</text:p>
          </table:table-cell>
          <table:table-cell table:formula="of:=SQRT(([.B107]-[.D107])^2 + ([.C107]-[.E107])^2)" office:value-type="float" office:value="0.158588613722667">
            <text:p>0.1585886137</text:p>
          </table:table-cell>
        </table:table-row>
        <table:table-row table:style-name="ro1">
          <table:table-cell office:value-type="float" office:value="50.4">
            <text:p>50</text:p>
          </table:table-cell>
          <table:table-cell office:value-type="float" office:value="1.79526672802148">
            <text:p>1.795266728</text:p>
          </table:table-cell>
          <table:table-cell office:value-type="float" office:value="-0.116189040219305">
            <text:p>-0.1161890402</text:p>
          </table:table-cell>
          <table:table-cell office:value-type="float" office:value="1.8681678451503">
            <text:p>1.8681678452</text:p>
          </table:table-cell>
          <table:table-cell office:value-type="float" office:value="-0.093464216256189">
            <text:p>-0.0934642163</text:p>
          </table:table-cell>
          <table:table-cell table:formula="of:=SQRT(([.B108]-[.D108])^2 + ([.C108]-[.E108])^2)" office:value-type="float" office:value="0.076360922616113">
            <text:p>0.0763609226</text:p>
          </table:table-cell>
        </table:table-row>
        <table:table-row table:style-name="ro1">
          <table:table-cell table:style-name="ce2" office:value-type="string">
            <text:p>50 Average</text:p>
          </table:table-cell>
          <table:table-cell table:number-columns-repeated="4"/>
          <table:table-cell table:style-name="Result" table:formula="of:=SUBTOTAL(1;[.$F$106:.$F$108])" office:value-type="float" office:value="0.106039761199758">
            <text:p>0.1060397612</text:p>
          </table:table-cell>
        </table:table-row>
        <table:table-row table:style-name="ro1">
          <table:table-cell office:value-type="float" office:value="52.1">
            <text:p>52</text:p>
          </table:table-cell>
          <table:table-cell office:value-type="float" office:value="1.79526672802148">
            <text:p>1.795266728</text:p>
          </table:table-cell>
          <table:table-cell office:value-type="float" office:value="-0.116189040219305">
            <text:p>-0.1161890402</text:p>
          </table:table-cell>
          <table:table-cell office:value-type="float" office:value="1.96542776748494">
            <text:p>1.9654277675</text:p>
          </table:table-cell>
          <table:table-cell office:value-type="float" office:value="-0.113812601335351">
            <text:p>-0.1138126013</text:p>
          </table:table-cell>
          <table:table-cell table:formula="of:=SQRT(([.B110]-[.D110])^2 + ([.C110]-[.E110])^2)" office:value-type="float" office:value="0.170177633116265">
            <text:p>0.1701776331</text:p>
          </table:table-cell>
        </table:table-row>
        <table:table-row table:style-name="ro1">
          <table:table-cell office:value-type="float" office:value="52.4">
            <text:p>52</text:p>
          </table:table-cell>
          <table:table-cell office:value-type="float" office:value="1.89504877612921">
            <text:p>1.8950487761</text:p>
          </table:table-cell>
          <table:table-cell office:value-type="float" office:value="-0.122787742775664">
            <text:p>-0.1227877428</text:p>
          </table:table-cell>
          <table:table-cell office:value-type="float" office:value="1.87441345122119">
            <text:p>1.8744134512</text:p>
          </table:table-cell>
          <table:table-cell office:value-type="float" office:value="-0.198391135122314">
            <text:p>-0.1983911351</text:p>
          </table:table-cell>
          <table:table-cell table:formula="of:=SQRT(([.B111]-[.D111])^2 + ([.C111]-[.E111])^2)" office:value-type="float" office:value="0.0783689324182798">
            <text:p>0.0783689324</text:p>
          </table:table-cell>
        </table:table-row>
        <table:table-row table:style-name="ro1">
          <table:table-cell table:style-name="ce2" office:value-type="string">
            <text:p>52 Average</text:p>
          </table:table-cell>
          <table:table-cell table:number-columns-repeated="4"/>
          <table:table-cell table:style-name="Result" table:formula="of:=SUBTOTAL(1;[.$F$110:.$F$111])" office:value-type="float" office:value="0.124273282767273">
            <text:p>0.1242732828</text:p>
          </table:table-cell>
        </table:table-row>
        <table:table-row table:style-name="ro1">
          <table:table-cell office:value-type="float" office:value="52.5">
            <text:p>53</text:p>
          </table:table-cell>
          <table:table-cell office:value-type="float" office:value="1.89504877612921">
            <text:p>1.8950487761</text:p>
          </table:table-cell>
          <table:table-cell office:value-type="float" office:value="-0.122787742775664">
            <text:p>-0.1227877428</text:p>
          </table:table-cell>
          <table:table-cell office:value-type="float" office:value="2.0295295216685">
            <text:p>2.0295295217</text:p>
          </table:table-cell>
          <table:table-cell office:value-type="float" office:value="-0.170765752169533">
            <text:p>-0.1707657522</text:p>
          </table:table-cell>
          <table:table-cell table:formula="of:=SQRT(([.B113]-[.D113])^2 + ([.C113]-[.E113])^2)" office:value-type="float" office:value="0.142782913215144">
            <text:p>0.1427829132</text:p>
          </table:table-cell>
        </table:table-row>
        <table:table-row table:style-name="ro1">
          <table:table-cell office:value-type="float" office:value="52.6">
            <text:p>53</text:p>
          </table:table-cell>
          <table:table-cell office:value-type="float" office:value="1.89504877612921">
            <text:p>1.8950487761</text:p>
          </table:table-cell>
          <table:table-cell office:value-type="float" office:value="-0.122787742775664">
            <text:p>-0.1227877428</text:p>
          </table:table-cell>
          <table:table-cell office:value-type="float" office:value="1.94139915753818">
            <text:p>1.9413991575</text:p>
          </table:table-cell>
          <table:table-cell office:value-type="float" office:value="-0.238559547550162">
            <text:p>-0.2385595476</text:p>
          </table:table-cell>
          <table:table-cell table:formula="of:=SQRT(([.B114]-[.D114])^2 + ([.C114]-[.E114])^2)" office:value-type="float" office:value="0.124705527694253">
            <text:p>0.124705527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.89504877612921">
            <text:p>1.8950487761</text:p>
          </table:table-cell>
          <table:table-cell office:value-type="float" office:value="-0.122787742775664">
            <text:p>-0.1227877428</text:p>
          </table:table-cell>
          <table:table-cell office:value-type="float" office:value="1.92152085077636">
            <text:p>1.9215208508</text:p>
          </table:table-cell>
          <table:table-cell office:value-type="float" office:value="-0.15141003151582">
            <text:p>-0.1514100315</text:p>
          </table:table-cell>
          <table:table-cell table:formula="of:=SQRT(([.B115]-[.D115])^2 + ([.C115]-[.E115])^2)" office:value-type="float" office:value="0.0389872562364848">
            <text:p>0.0389872562</text:p>
          </table:table-cell>
        </table:table-row>
        <table:table-row table:style-name="ro1">
          <table:table-cell office:value-type="float" office:value="53.2">
            <text:p>53</text:p>
          </table:table-cell>
          <table:table-cell office:value-type="float" office:value="1.89504877612921">
            <text:p>1.8950487761</text:p>
          </table:table-cell>
          <table:table-cell office:value-type="float" office:value="-0.122787742775664">
            <text:p>-0.1227877428</text:p>
          </table:table-cell>
          <table:table-cell office:value-type="float" office:value="1.84760889985098">
            <text:p>1.8476088999</text:p>
          </table:table-cell>
          <table:table-cell office:value-type="float" office:value="-0.216989166616576">
            <text:p>-0.2169891666</text:p>
          </table:table-cell>
          <table:table-cell table:formula="of:=SQRT(([.B116]-[.D116])^2 + ([.C116]-[.E116])^2)" office:value-type="float" office:value="0.105472508811294">
            <text:p>0.1054725088</text:p>
          </table:table-cell>
        </table:table-row>
        <table:table-row table:style-name="ro1">
          <table:table-cell table:style-name="ce2" office:value-type="string">
            <text:p>53 Average</text:p>
          </table:table-cell>
          <table:table-cell table:number-columns-repeated="4"/>
          <table:table-cell table:style-name="Result" table:formula="of:=SUBTOTAL(1;[.$F$113:.$F$116])" office:value-type="float" office:value="0.102987051489294">
            <text:p>0.102987051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.89504877612921">
            <text:p>1.8950487761</text:p>
          </table:table-cell>
          <table:table-cell office:value-type="float" office:value="-0.122787742775664">
            <text:p>-0.1227877428</text:p>
          </table:table-cell>
          <table:table-cell office:value-type="float" office:value="1.91610675649121">
            <text:p>1.9161067565</text:p>
          </table:table-cell>
          <table:table-cell office:value-type="float" office:value="-0.144262993058678">
            <text:p>-0.1442629931</text:p>
          </table:table-cell>
          <table:table-cell table:formula="of:=SQRT(([.B118]-[.D118])^2 + ([.C118]-[.E118])^2)" office:value-type="float" office:value="0.0300769830874837">
            <text:p>0.0300769831</text:p>
          </table:table-cell>
        </table:table-row>
        <table:table-row table:style-name="ro1">
          <table:table-cell table:style-name="ce2" office:value-type="string">
            <text:p>54 Average</text:p>
          </table:table-cell>
          <table:table-cell table:number-columns-repeated="4"/>
          <table:table-cell table:style-name="Result" table:formula="of:=SUBTOTAL(1;[.$F$118:.$F$118])" office:value-type="float" office:value="0.0300769830874837">
            <text:p>0.0300769831</text:p>
          </table:table-cell>
        </table:table-row>
        <table:table-row table:style-name="ro1">
          <table:table-cell office:value-type="float" office:value="54.5">
            <text:p>55</text:p>
          </table:table-cell>
          <table:table-cell office:value-type="float" office:value="1.89504877612921">
            <text:p>1.8950487761</text:p>
          </table:table-cell>
          <table:table-cell office:value-type="float" office:value="-0.122787742775664">
            <text:p>-0.1227877428</text:p>
          </table:table-cell>
          <table:table-cell office:value-type="float" office:value="1.8738450944014">
            <text:p>1.8738450944</text:p>
          </table:table-cell>
          <table:table-cell office:value-type="float" office:value="-0.223580932574192">
            <text:p>-0.2235809326</text:p>
          </table:table-cell>
          <table:table-cell table:formula="of:=SQRT(([.B120]-[.D120])^2 + ([.C120]-[.E120])^2)" office:value-type="float" office:value="0.10299933605891">
            <text:p>0.1029993361</text:p>
          </table:table-cell>
        </table:table-row>
        <table:table-row table:style-name="ro1">
          <table:table-cell office:value-type="float" office:value="54.8">
            <text:p>55</text:p>
          </table:table-cell>
          <table:table-cell office:value-type="float" office:value="1.89504877612921">
            <text:p>1.8950487761</text:p>
          </table:table-cell>
          <table:table-cell office:value-type="float" office:value="-0.122787742775664">
            <text:p>-0.1227877428</text:p>
          </table:table-cell>
          <table:table-cell office:value-type="float" office:value="1.95818522824425">
            <text:p>1.9581852282</text:p>
          </table:table-cell>
          <table:table-cell office:value-type="float" office:value="-0.176940696678082">
            <text:p>-0.1769406967</text:p>
          </table:table-cell>
          <table:table-cell table:formula="of:=SQRT(([.B121]-[.D121])^2 + ([.C121]-[.E121])^2)" office:value-type="float" office:value="0.0831790478548069">
            <text:p>0.0831790479</text:p>
          </table:table-cell>
        </table:table-row>
        <table:table-row table:style-name="ro1">
          <table:table-cell table:style-name="ce2" office:value-type="string">
            <text:p>55 Average</text:p>
          </table:table-cell>
          <table:table-cell table:number-columns-repeated="4"/>
          <table:table-cell table:style-name="Result" table:formula="of:=SUBTOTAL(1;[.$F$120:.$F$121])" office:value-type="float" office:value="0.0930891919568584">
            <text:p>0.093089192</text:p>
          </table:table-cell>
        </table:table-row>
        <table:table-row table:style-name="ro1">
          <table:table-cell office:value-type="float" office:value="56.2">
            <text:p>56</text:p>
          </table:table-cell>
          <table:table-cell office:value-type="float" office:value="1.89504877612921">
            <text:p>1.8950487761</text:p>
          </table:table-cell>
          <table:table-cell office:value-type="float" office:value="-0.122787742775664">
            <text:p>-0.1227877428</text:p>
          </table:table-cell>
          <table:table-cell office:value-type="float" office:value="2.00220226451948">
            <text:p>2.0022022645</text:p>
          </table:table-cell>
          <table:table-cell office:value-type="float" office:value="-0.0928638822569585">
            <text:p>-0.0928638823</text:p>
          </table:table-cell>
          <table:table-cell table:formula="of:=SQRT(([.B123]-[.D123])^2 + ([.C123]-[.E123])^2)" office:value-type="float" office:value="0.111253348275668">
            <text:p>0.1112533483</text:p>
          </table:table-cell>
        </table:table-row>
        <table:table-row table:style-name="ro1">
          <table:table-cell table:style-name="ce2" office:value-type="string">
            <text:p>56 Average</text:p>
          </table:table-cell>
          <table:table-cell table:number-columns-repeated="4"/>
          <table:table-cell table:style-name="Result" table:formula="of:=SUBTOTAL(1;[.$F$123:.$F$123])" office:value-type="float" office:value="0.111253348275668">
            <text:p>0.1112533483</text:p>
          </table:table-cell>
        </table:table-row>
        <table:table-row table:style-name="ro1">
          <table:table-cell office:value-type="float" office:value="56.5">
            <text:p>57</text:p>
          </table:table-cell>
          <table:table-cell office:value-type="float" office:value="1.89504877612921">
            <text:p>1.8950487761</text:p>
          </table:table-cell>
          <table:table-cell office:value-type="float" office:value="-0.122787742775664">
            <text:p>-0.1227877428</text:p>
          </table:table-cell>
          <table:table-cell office:value-type="float" office:value="2.08389838306428">
            <text:p>2.0838983831</text:p>
          </table:table-cell>
          <table:table-cell office:value-type="float" office:value="-0.0542078084649429">
            <text:p>-0.0542078085</text:p>
          </table:table-cell>
          <table:table-cell table:formula="of:=SQRT(([.B125]-[.D125])^2 + ([.C125]-[.E125])^2)" office:value-type="float" office:value="0.200916354310932">
            <text:p>0.200916354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.89504877612921">
            <text:p>1.8950487761</text:p>
          </table:table-cell>
          <table:table-cell office:value-type="float" office:value="-0.122787742775664">
            <text:p>-0.1227877428</text:p>
          </table:table-cell>
          <table:table-cell office:value-type="float" office:value="2.15002052292001">
            <text:p>2.1500205229</text:p>
          </table:table-cell>
          <table:table-cell office:value-type="float" office:value="-0.0131086358068675">
            <text:p>-0.0131086358</text:p>
          </table:table-cell>
          <table:table-cell table:formula="of:=SQRT(([.B126]-[.D126])^2 + ([.C126]-[.E126])^2)" office:value-type="float" office:value="0.277560980988012">
            <text:p>0.277560981</text:p>
          </table:table-cell>
        </table:table-row>
        <table:table-row table:style-name="ro1">
          <table:table-cell office:value-type="float" office:value="57.4">
            <text:p>57</text:p>
          </table:table-cell>
          <table:table-cell office:value-type="float" office:value="1.89504877612921">
            <text:p>1.8950487761</text:p>
          </table:table-cell>
          <table:table-cell office:value-type="float" office:value="-0.122787742775664">
            <text:p>-0.1227877428</text:p>
          </table:table-cell>
          <table:table-cell office:value-type="float" office:value="2.08310413177554">
            <text:p>2.0831041318</text:p>
          </table:table-cell>
          <table:table-cell office:value-type="float" office:value="-0.0824307279652388">
            <text:p>-0.082430728</text:p>
          </table:table-cell>
          <table:table-cell table:formula="of:=SQRT(([.B127]-[.D127])^2 + ([.C127]-[.E127])^2)" office:value-type="float" office:value="0.192336958049349">
            <text:p>0.192336958</text:p>
          </table:table-cell>
        </table:table-row>
        <table:table-row table:style-name="ro1">
          <table:table-cell table:style-name="ce2" office:value-type="string">
            <text:p>57 Average</text:p>
          </table:table-cell>
          <table:table-cell table:number-columns-repeated="4"/>
          <table:table-cell table:style-name="Result" table:formula="of:=SUBTOTAL(1;[.$F$125:.$F$127])" office:value-type="float" office:value="0.223604764449431">
            <text:p>0.223604764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.89504877612921">
            <text:p>1.8950487761</text:p>
          </table:table-cell>
          <table:table-cell office:value-type="float" office:value="-0.122787742775664">
            <text:p>-0.1227877428</text:p>
          </table:table-cell>
          <table:table-cell office:value-type="float" office:value="1.99325438231469">
            <text:p>1.9932543823</text:p>
          </table:table-cell>
          <table:table-cell office:value-type="float" office:value="-0.125306385948184">
            <text:p>-0.1253063859</text:p>
          </table:table-cell>
          <table:table-cell table:formula="of:=SQRT(([.B129]-[.D129])^2 + ([.C129]-[.E129])^2)" office:value-type="float" office:value="0.0982378982352928">
            <text:p>0.0982378982</text:p>
          </table:table-cell>
        </table:table-row>
        <table:table-row table:style-name="ro1">
          <table:table-cell table:style-name="ce2" office:value-type="string">
            <text:p>60 Average</text:p>
          </table:table-cell>
          <table:table-cell table:number-columns-repeated="4"/>
          <table:table-cell table:style-name="Result" table:formula="of:=SUBTOTAL(1;[.$F$129:.$F$129])" office:value-type="float" office:value="0.0982378982352928">
            <text:p>0.0982378982</text:p>
          </table:table-cell>
        </table:table-row>
        <table:table-row table:style-name="ro1">
          <table:table-cell office:value-type="float" office:value="60.5">
            <text:p>61</text:p>
          </table:table-cell>
          <table:table-cell office:value-type="float" office:value="1.89504877612921">
            <text:p>1.8950487761</text:p>
          </table:table-cell>
          <table:table-cell office:value-type="float" office:value="-0.122787742775664">
            <text:p>-0.1227877428</text:p>
          </table:table-cell>
          <table:table-cell office:value-type="float" office:value="2.03659801494079">
            <text:p>2.0365980149</text:p>
          </table:table-cell>
          <table:table-cell office:value-type="float" office:value="-0.0668218788408321">
            <text:p>-0.0668218788</text:p>
          </table:table-cell>
          <table:table-cell table:formula="of:=SQRT(([.B131]-[.D131])^2 + ([.C131]-[.E131])^2)" office:value-type="float" office:value="0.152211579500738">
            <text:p>0.1522115795</text:p>
          </table:table-cell>
        </table:table-row>
        <table:table-row table:style-name="ro1">
          <table:table-cell table:style-name="ce2" office:value-type="string">
            <text:p>61 Average</text:p>
          </table:table-cell>
          <table:table-cell table:number-columns-repeated="4"/>
          <table:table-cell table:style-name="Result" table:formula="of:=SUBTOTAL(1;[.$F$131:.$F$131])" office:value-type="float" office:value="0.152211579500738">
            <text:p>0.1522115795</text:p>
          </table:table-cell>
        </table:table-row>
        <table:table-row table:style-name="ro1">
          <table:table-cell office:value-type="float" office:value="61.5">
            <text:p>62</text:p>
          </table:table-cell>
          <table:table-cell office:value-type="float" office:value="1.89504877612921">
            <text:p>1.8950487761</text:p>
          </table:table-cell>
          <table:table-cell office:value-type="float" office:value="-0.122787742775664">
            <text:p>-0.1227877428</text:p>
          </table:table-cell>
          <table:table-cell office:value-type="float" office:value="2.1372149942179">
            <text:p>2.1372149942</text:p>
          </table:table-cell>
          <table:table-cell office:value-type="float" office:value="-0.0525325949181141">
            <text:p>-0.0525325949</text:p>
          </table:table-cell>
          <table:table-cell table:formula="of:=SQRT(([.B133]-[.D133])^2 + ([.C133]-[.E133])^2)" office:value-type="float" office:value="0.252151270042148">
            <text:p>0.25215127</text:p>
          </table:table-cell>
        </table:table-row>
        <table:table-row table:style-name="ro1">
          <table:table-cell office:value-type="float" office:value="61.6">
            <text:p>62</text:p>
          </table:table-cell>
          <table:table-cell office:value-type="float" office:value="1.89504877612921">
            <text:p>1.8950487761</text:p>
          </table:table-cell>
          <table:table-cell office:value-type="float" office:value="-0.122787742775664">
            <text:p>-0.1227877428</text:p>
          </table:table-cell>
          <table:table-cell office:value-type="float" office:value="2.05785512304097">
            <text:p>2.057855123</text:p>
          </table:table-cell>
          <table:table-cell office:value-type="float" office:value="-0.0744695098507897">
            <text:p>-0.0744695099</text:p>
          </table:table-cell>
          <table:table-cell table:formula="of:=SQRT(([.B134]-[.D134])^2 + ([.C134]-[.E134])^2)" office:value-type="float" office:value="0.169825081268152">
            <text:p>0.1698250813</text:p>
          </table:table-cell>
        </table:table-row>
        <table:table-row table:style-name="ro1">
          <table:table-cell office:value-type="float" office:value="61.8">
            <text:p>62</text:p>
          </table:table-cell>
          <table:table-cell office:value-type="float" office:value="1.89504877612921">
            <text:p>1.8950487761</text:p>
          </table:table-cell>
          <table:table-cell office:value-type="float" office:value="-0.122787742775664">
            <text:p>-0.1227877428</text:p>
          </table:table-cell>
          <table:table-cell office:value-type="float" office:value="1.98127214493535">
            <text:p>1.9812721449</text:p>
          </table:table-cell>
          <table:table-cell office:value-type="float" office:value="-0.135744864896452">
            <text:p>-0.1357448649</text:p>
          </table:table-cell>
          <table:table-cell table:formula="of:=SQRT(([.B135]-[.D135])^2 + ([.C135]-[.E135])^2)" office:value-type="float" office:value="0.0871914923712925">
            <text:p>0.0871914924</text:p>
          </table:table-cell>
        </table:table-row>
        <table:table-row table:style-name="ro1">
          <table:table-cell office:value-type="float" office:value="62.1">
            <text:p>62</text:p>
          </table:table-cell>
          <table:table-cell office:value-type="float" office:value="1.89504877612921">
            <text:p>1.8950487761</text:p>
          </table:table-cell>
          <table:table-cell office:value-type="float" office:value="-0.122787742775664">
            <text:p>-0.1227877428</text:p>
          </table:table-cell>
          <table:table-cell office:value-type="float" office:value="1.91091465675036">
            <text:p>1.9109146568</text:p>
          </table:table-cell>
          <table:table-cell office:value-type="float" office:value="-0.176917939041697">
            <text:p>-0.176917939</text:p>
          </table:table-cell>
          <table:table-cell table:formula="of:=SQRT(([.B136]-[.D136])^2 + ([.C136]-[.E136])^2)" office:value-type="float" office:value="0.0564074845715009">
            <text:p>0.0564074846</text:p>
          </table:table-cell>
        </table:table-row>
        <table:table-row table:style-name="ro1">
          <table:table-cell table:style-name="ce2" office:value-type="string">
            <text:p>62 Average</text:p>
          </table:table-cell>
          <table:table-cell table:number-columns-repeated="4"/>
          <table:table-cell table:style-name="Result" table:formula="of:=SUBTOTAL(1;[.$F$133:.$F$136])" office:value-type="float" office:value="0.141393832063273">
            <text:p>0.1413938321</text:p>
          </table:table-cell>
        </table:table-row>
        <table:table-row table:style-name="ro1">
          <table:table-cell office:value-type="float" office:value="63.1">
            <text:p>63</text:p>
          </table:table-cell>
          <table:table-cell office:value-type="float" office:value="1.89504877612921">
            <text:p>1.8950487761</text:p>
          </table:table-cell>
          <table:table-cell office:value-type="float" office:value="-0.122787742775664">
            <text:p>-0.1227877428</text:p>
          </table:table-cell>
          <table:table-cell office:value-type="float" office:value="1.81743171195393">
            <text:p>1.817431712</text:p>
          </table:table-cell>
          <table:table-cell office:value-type="float" office:value="-0.210458938795952">
            <text:p>-0.2104589388</text:p>
          </table:table-cell>
          <table:table-cell table:formula="of:=SQRT(([.B138]-[.D138])^2 + ([.C138]-[.E138])^2)" office:value-type="float" office:value="0.11709247312623">
            <text:p>0.1170924731</text:p>
          </table:table-cell>
        </table:table-row>
        <table:table-row table:style-name="ro1">
          <table:table-cell table:style-name="ce2" office:value-type="string">
            <text:p>63 Average</text:p>
          </table:table-cell>
          <table:table-cell table:number-columns-repeated="4"/>
          <table:table-cell table:style-name="Result" table:formula="of:=SUBTOTAL(1;[.$F$138:.$F$138])" office:value-type="float" office:value="0.11709247312623">
            <text:p>0.1170924731</text:p>
          </table:table-cell>
        </table:table-row>
        <table:table-row table:style-name="ro1">
          <table:table-cell office:value-type="float" office:value="64.3">
            <text:p>64</text:p>
          </table:table-cell>
          <table:table-cell office:value-type="float" office:value="1.89504877612921">
            <text:p>1.8950487761</text:p>
          </table:table-cell>
          <table:table-cell office:value-type="float" office:value="-0.122787742775664">
            <text:p>-0.1227877428</text:p>
          </table:table-cell>
          <table:table-cell office:value-type="float" office:value="1.89124252339756">
            <text:p>1.8912425234</text:p>
          </table:table-cell>
          <table:table-cell office:value-type="float" office:value="-0.237403560129369">
            <text:p>-0.2374035601</text:p>
          </table:table-cell>
          <table:table-cell table:formula="of:=SQRT(([.B140]-[.D140])^2 + ([.C140]-[.E140])^2)" office:value-type="float" office:value="0.114679000464405">
            <text:p>0.1146790005</text:p>
          </table:table-cell>
        </table:table-row>
        <table:table-row table:style-name="ro1">
          <table:table-cell table:style-name="ce2" office:value-type="string">
            <text:p>64 Average</text:p>
          </table:table-cell>
          <table:table-cell table:number-columns-repeated="4"/>
          <table:table-cell table:style-name="Result" table:formula="of:=SUBTOTAL(1;[.$F$140:.$F$140])" office:value-type="float" office:value="0.114679000464405">
            <text:p>0.1146790005</text:p>
          </table:table-cell>
        </table:table-row>
        <table:table-row table:style-name="ro1">
          <table:table-cell office:value-type="float" office:value="64.6">
            <text:p>65</text:p>
          </table:table-cell>
          <table:table-cell office:value-type="float" office:value="1.89504877612921">
            <text:p>1.8950487761</text:p>
          </table:table-cell>
          <table:table-cell office:value-type="float" office:value="-0.122787742775664">
            <text:p>-0.1227877428</text:p>
          </table:table-cell>
          <table:table-cell office:value-type="float" office:value="1.94055263084879">
            <text:p>1.9405526308</text:p>
          </table:table-cell>
          <table:table-cell office:value-type="float" office:value="-0.186543934667167">
            <text:p>-0.1865439347</text:p>
          </table:table-cell>
          <table:table-cell table:formula="of:=SQRT(([.B142]-[.D142])^2 + ([.C142]-[.E142])^2)" office:value-type="float" office:value="0.0783291312274494">
            <text:p>0.0783291312</text:p>
          </table:table-cell>
        </table:table-row>
        <table:table-row table:style-name="ro1">
          <table:table-cell table:style-name="ce2" office:value-type="string">
            <text:p>65 Average</text:p>
          </table:table-cell>
          <table:table-cell table:number-columns-repeated="4"/>
          <table:table-cell table:style-name="Result" table:formula="of:=SUBTOTAL(1;[.$F$142:.$F$142])" office:value-type="float" office:value="0.0783291312274494">
            <text:p>0.078329131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.09461287234466">
            <text:p>2.0946128723</text:p>
          </table:table-cell>
          <table:table-cell office:value-type="float" office:value="-0.135985147888381">
            <text:p>-0.1359851479</text:p>
          </table:table-cell>
          <table:table-cell office:value-type="float" office:value="1.98961356194292">
            <text:p>1.9896135619</text:p>
          </table:table-cell>
          <table:table-cell office:value-type="float" office:value="-0.257610791306224">
            <text:p>-0.2576107913</text:p>
          </table:table-cell>
          <table:table-cell table:formula="of:=SQRT(([.B144]-[.D144])^2 + ([.C144]-[.E144])^2)" office:value-type="float" office:value="0.160678723923375">
            <text:p>0.1606787239</text:p>
          </table:table-cell>
        </table:table-row>
        <table:table-row table:style-name="ro1">
          <table:table-cell office:value-type="float" office:value="68.1">
            <text:p>68</text:p>
          </table:table-cell>
          <table:table-cell office:value-type="float" office:value="2.19449359223268">
            <text:p>2.1944935922</text:p>
          </table:table-cell>
          <table:table-cell office:value-type="float" office:value="-0.14086795391068">
            <text:p>-0.1408679539</text:p>
          </table:table-cell>
          <table:table-cell office:value-type="float" office:value="2.09071472125377">
            <text:p>2.0907147213</text:p>
          </table:table-cell>
          <table:table-cell office:value-type="float" office:value="-0.223141816152951">
            <text:p>-0.2231418162</text:p>
          </table:table-cell>
          <table:table-cell table:formula="of:=SQRT(([.B145]-[.D145])^2 + ([.C145]-[.E145])^2)" office:value-type="float" office:value="0.132435050005336">
            <text:p>0.13243505</text:p>
          </table:table-cell>
        </table:table-row>
        <table:table-row table:style-name="ro1">
          <table:table-cell office:value-type="float" office:value="68.2">
            <text:p>68</text:p>
          </table:table-cell>
          <table:table-cell office:value-type="float" office:value="2.29444713383467">
            <text:p>2.2944471338</text:p>
          </table:table-cell>
          <table:table-cell office:value-type="float" office:value="-0.14391582549886">
            <text:p>-0.1439158255</text:p>
          </table:table-cell>
          <table:table-cell office:value-type="float" office:value="2.17293357574107">
            <text:p>2.1729335757</text:p>
          </table:table-cell>
          <table:table-cell office:value-type="float" office:value="-0.252716827730225">
            <text:p>-0.2527168277</text:p>
          </table:table-cell>
          <table:table-cell table:formula="of:=SQRT(([.B146]-[.D146])^2 + ([.C146]-[.E146])^2)" office:value-type="float" office:value="0.163104883087899">
            <text:p>0.1631048831</text:p>
          </table:table-cell>
        </table:table-row>
        <table:table-row table:style-name="ro1">
          <table:table-cell office:value-type="float" office:value="68.3">
            <text:p>68</text:p>
          </table:table-cell>
          <table:table-cell office:value-type="float" office:value="2.3944409899727">
            <text:p>2.39444099</text:p>
          </table:table-cell>
          <table:table-cell office:value-type="float" office:value="-0.145024308537842">
            <text:p>-0.1450243085</text:p>
          </table:table-cell>
          <table:table-cell office:value-type="float" office:value="2.30707887878152">
            <text:p>2.3070788788</text:p>
          </table:table-cell>
          <table:table-cell office:value-type="float" office:value="-0.221926066828626">
            <text:p>-0.2219260668</text:p>
          </table:table-cell>
          <table:table-cell table:formula="of:=SQRT(([.B147]-[.D147])^2 + ([.C147]-[.E147])^2)" office:value-type="float" office:value="0.116387365723238">
            <text:p>0.1163873657</text:p>
          </table:table-cell>
        </table:table-row>
        <table:table-row table:style-name="ro1">
          <table:table-cell table:style-name="ce2" office:value-type="string">
            <text:p>68 Average</text:p>
          </table:table-cell>
          <table:table-cell table:number-columns-repeated="4"/>
          <table:table-cell table:style-name="Result" table:formula="of:=SUBTOTAL(1;[.$F$144:.$F$147])" office:value-type="float" office:value="0.143151505684962">
            <text:p>0.1431515057</text:p>
          </table:table-cell>
        </table:table-row>
        <table:table-row table:style-name="ro1">
          <table:table-cell office:value-type="float" office:value="68.5">
            <text:p>69</text:p>
          </table:table-cell>
          <table:table-cell office:value-type="float" office:value="2.49443677708949">
            <text:p>2.4944367771</text:p>
          </table:table-cell>
          <table:table-cell office:value-type="float" office:value="-0.144106398469487">
            <text:p>-0.1441063985</text:p>
          </table:table-cell>
          <table:table-cell office:value-type="float" office:value="2.39812384148012">
            <text:p>2.3981238415</text:p>
          </table:table-cell>
          <table:table-cell office:value-type="float" office:value="-0.250130974591126">
            <text:p>-0.2501309746</text:p>
          </table:table-cell>
          <table:table-cell table:formula="of:=SQRT(([.B149]-[.D149])^2 + ([.C149]-[.E149])^2)" office:value-type="float" office:value="0.143238934328161">
            <text:p>0.1432389343</text:p>
          </table:table-cell>
        </table:table-row>
        <table:table-row table:style-name="ro1">
          <table:table-cell office:value-type="float" office:value="68.6">
            <text:p>69</text:p>
          </table:table-cell>
          <table:table-cell office:value-type="float" office:value="2.59439258823639">
            <text:p>2.5943925882</text:p>
          </table:table-cell>
          <table:table-cell office:value-type="float" office:value="-0.141133888088449">
            <text:p>-0.1411338881</text:p>
          </table:table-cell>
          <table:table-cell office:value-type="float" office:value="2.31203217740504">
            <text:p>2.3120321774</text:p>
          </table:table-cell>
          <table:table-cell office:value-type="float" office:value="-0.310888800892728">
            <text:p>-0.3108888009</text:p>
          </table:table-cell>
          <table:table-cell table:formula="of:=SQRT(([.B150]-[.D150])^2 + ([.C150]-[.E150])^2)" office:value-type="float" office:value="0.329460364878747">
            <text:p>0.3294603649</text:p>
          </table:table-cell>
        </table:table-row>
        <table:table-row table:style-name="ro1">
          <table:table-cell office:value-type="float" office:value="68.8">
            <text:p>69</text:p>
          </table:table-cell>
          <table:table-cell office:value-type="float" office:value="2.69426526957515">
            <text:p>2.6942652696</text:p>
          </table:table-cell>
          <table:table-cell office:value-type="float" office:value="-0.136089334371102">
            <text:p>-0.1360893344</text:p>
          </table:table-cell>
          <table:table-cell office:value-type="float" office:value="2.41468127218284">
            <text:p>2.4146812722</text:p>
          </table:table-cell>
          <table:table-cell office:value-type="float" office:value="-0.349407062792315">
            <text:p>-0.3494070628</text:p>
          </table:table-cell>
          <table:table-cell table:formula="of:=SQRT(([.B151]-[.D151])^2 + ([.C151]-[.E151])^2)" office:value-type="float" office:value="0.351669823636671">
            <text:p>0.3516698236</text:p>
          </table:table-cell>
        </table:table-row>
        <table:table-row table:style-name="ro1">
          <table:table-cell table:style-name="ce2" office:value-type="string">
            <text:p>69 Average</text:p>
          </table:table-cell>
          <table:table-cell table:number-columns-repeated="4"/>
          <table:table-cell table:style-name="Result" table:formula="of:=SUBTOTAL(1;[.$F$149:.$F$151])" office:value-type="float" office:value="0.274789707614526">
            <text:p>0.2747897076</text:p>
          </table:table-cell>
        </table:table-row>
        <table:table-row table:style-name="ro1">
          <table:table-cell office:value-type="float" office:value="69.8">
            <text:p>70</text:p>
          </table:table-cell>
          <table:table-cell office:value-type="float" office:value="2.69426526957515">
            <text:p>2.6942652696</text:p>
          </table:table-cell>
          <table:table-cell office:value-type="float" office:value="-0.136089334371102">
            <text:p>-0.1360893344</text:p>
          </table:table-cell>
          <table:table-cell office:value-type="float" office:value="2.32504942518128">
            <text:p>2.3250494252</text:p>
          </table:table-cell>
          <table:table-cell office:value-type="float" office:value="-0.368642533166581">
            <text:p>-0.3686425332</text:p>
          </table:table-cell>
          <table:table-cell table:formula="of:=SQRT(([.B153]-[.D153])^2 + ([.C153]-[.E153])^2)" office:value-type="float" office:value="0.436350008618637">
            <text:p>0.4363500086</text:p>
          </table:table-cell>
        </table:table-row>
        <table:table-row table:style-name="ro1">
          <table:table-cell office:value-type="float" office:value="69.9">
            <text:p>70</text:p>
          </table:table-cell>
          <table:table-cell office:value-type="float" office:value="2.69426526957515">
            <text:p>2.6942652696</text:p>
          </table:table-cell>
          <table:table-cell office:value-type="float" office:value="-0.136089334371102">
            <text:p>-0.1360893344</text:p>
          </table:table-cell>
          <table:table-cell office:value-type="float" office:value="2.436342307085">
            <text:p>2.4363423071</text:p>
          </table:table-cell>
          <table:table-cell office:value-type="float" office:value="-0.379095740426878">
            <text:p>-0.3790957404</text:p>
          </table:table-cell>
          <table:table-cell table:formula="of:=SQRT(([.B154]-[.D154])^2 + ([.C154]-[.E154])^2)" office:value-type="float" office:value="0.354367560541086">
            <text:p>0.3543675605</text:p>
          </table:table-cell>
        </table:table-row>
        <table:table-row table:style-name="ro1">
          <table:table-cell table:style-name="ce2" office:value-type="string">
            <text:p>70 Average</text:p>
          </table:table-cell>
          <table:table-cell table:number-columns-repeated="4"/>
          <table:table-cell table:style-name="Result" table:formula="of:=SUBTOTAL(1;[.$F$153:.$F$154])" office:value-type="float" office:value="0.395358784579862">
            <text:p>0.3953587846</text:p>
          </table:table-cell>
        </table:table-row>
        <table:table-row table:style-name="ro1">
          <table:table-cell office:value-type="float" office:value="70.7">
            <text:p>71</text:p>
          </table:table-cell>
          <table:table-cell office:value-type="float" office:value="2.79163015769487">
            <text:p>2.7916301577</text:p>
          </table:table-cell>
          <table:table-cell office:value-type="float" office:value="-0.129119305565003">
            <text:p>-0.1291193056</text:p>
          </table:table-cell>
          <table:table-cell office:value-type="float" office:value="2.52247112033694">
            <text:p>2.5224711203</text:p>
          </table:table-cell>
          <table:table-cell office:value-type="float" office:value="-0.325935231507646">
            <text:p>-0.3259352315</text:p>
          </table:table-cell>
          <table:table-cell table:formula="of:=SQRT(([.B156]-[.D156])^2 + ([.C156]-[.E156])^2)" office:value-type="float" office:value="0.333441293327791">
            <text:p>0.3334412933</text:p>
          </table:table-cell>
        </table:table-row>
        <table:table-row table:style-name="ro1">
          <table:table-cell office:value-type="float" office:value="71.1">
            <text:p>71</text:p>
          </table:table-cell>
          <table:table-cell office:value-type="float" office:value="2.79163015769487">
            <text:p>2.7916301577</text:p>
          </table:table-cell>
          <table:table-cell office:value-type="float" office:value="-0.129119305565003">
            <text:p>-0.1291193056</text:p>
          </table:table-cell>
          <table:table-cell office:value-type="float" office:value="2.63201831613684">
            <text:p>2.6320183161</text:p>
          </table:table-cell>
          <table:table-cell office:value-type="float" office:value="-0.285410454922337">
            <text:p>-0.2854104549</text:p>
          </table:table-cell>
          <table:table-cell table:formula="of:=SQRT(([.B157]-[.D157])^2 + ([.C157]-[.E157])^2)" office:value-type="float" office:value="0.223389487964366">
            <text:p>0.223389488</text:p>
          </table:table-cell>
        </table:table-row>
        <table:table-row table:style-name="ro1">
          <table:table-cell table:style-name="ce2" office:value-type="string">
            <text:p>71 Average</text:p>
          </table:table-cell>
          <table:table-cell table:number-columns-repeated="4"/>
          <table:table-cell table:style-name="Result" table:formula="of:=SUBTOTAL(1;[.$F$156:.$F$157])" office:value-type="float" office:value="0.278415390646079">
            <text:p>0.2784153906</text:p>
          </table:table-cell>
        </table:table-row>
        <table:table-row table:style-name="ro1">
          <table:table-cell office:value-type="float" office:value="71.9">
            <text:p>72</text:p>
          </table:table-cell>
          <table:table-cell office:value-type="float" office:value="2.79163015769487">
            <text:p>2.7916301577</text:p>
          </table:table-cell>
          <table:table-cell office:value-type="float" office:value="-0.129119305565003">
            <text:p>-0.1291193056</text:p>
          </table:table-cell>
          <table:table-cell office:value-type="float" office:value="2.78611545315603">
            <text:p>2.7861154532</text:p>
          </table:table-cell>
          <table:table-cell office:value-type="float" office:value="-0.205754910483318">
            <text:p>-0.2057549105</text:p>
          </table:table-cell>
          <table:table-cell table:formula="of:=SQRT(([.B159]-[.D159])^2 + ([.C159]-[.E159])^2)" office:value-type="float" office:value="0.0768337680147655">
            <text:p>0.076833768</text:p>
          </table:table-cell>
        </table:table-row>
        <table:table-row table:style-name="ro1">
          <table:table-cell table:style-name="ce2" office:value-type="string">
            <text:p>72 Average</text:p>
          </table:table-cell>
          <table:table-cell table:number-columns-repeated="4"/>
          <table:table-cell table:style-name="Result" table:formula="of:=SUBTOTAL(1;[.$F$159:.$F$159])" office:value-type="float" office:value="0.0768337680147655">
            <text:p>0.076833768</text:p>
          </table:table-cell>
        </table:table-row>
        <table:table-row table:style-name="ro1">
          <table:table-cell office:value-type="float" office:value="72.5">
            <text:p>73</text:p>
          </table:table-cell>
          <table:table-cell office:value-type="float" office:value="2.79163015769487">
            <text:p>2.7916301577</text:p>
          </table:table-cell>
          <table:table-cell office:value-type="float" office:value="-0.129119305565003">
            <text:p>-0.1291193056</text:p>
          </table:table-cell>
          <table:table-cell office:value-type="float" office:value="2.6986533722323">
            <text:p>2.6986533722</text:p>
          </table:table-cell>
          <table:table-cell office:value-type="float" office:value="-0.178837231817372">
            <text:p>-0.1788372318</text:p>
          </table:table-cell>
          <table:table-cell table:formula="of:=SQRT(([.B161]-[.D161])^2 + ([.C161]-[.E161])^2)" office:value-type="float" office:value="0.105435073982945">
            <text:p>0.105435074</text:p>
          </table:table-cell>
        </table:table-row>
        <table:table-row table:style-name="ro1">
          <table:table-cell office:value-type="float" office:value="72.9">
            <text:p>73</text:p>
          </table:table-cell>
          <table:table-cell office:value-type="float" office:value="2.79163015769487">
            <text:p>2.7916301577</text:p>
          </table:table-cell>
          <table:table-cell office:value-type="float" office:value="-0.129119305565003">
            <text:p>-0.1291193056</text:p>
          </table:table-cell>
          <table:table-cell office:value-type="float" office:value="2.79826006247762">
            <text:p>2.7982600625</text:p>
          </table:table-cell>
          <table:table-cell office:value-type="float" office:value="-0.198734023094328">
            <text:p>-0.1987340231</text:p>
          </table:table-cell>
          <table:table-cell table:formula="of:=SQRT(([.B162]-[.D162])^2 + ([.C162]-[.E162])^2)" office:value-type="float" office:value="0.0699297113830456">
            <text:p>0.0699297114</text:p>
          </table:table-cell>
        </table:table-row>
        <table:table-row table:style-name="ro1">
          <table:table-cell table:style-name="ce2" office:value-type="string">
            <text:p>73 Average</text:p>
          </table:table-cell>
          <table:table-cell table:number-columns-repeated="4"/>
          <table:table-cell table:style-name="Result" table:formula="of:=SUBTOTAL(1;[.$F$161:.$F$162])" office:value-type="float" office:value="0.0876823926829955">
            <text:p>0.0876823927</text:p>
          </table:table-cell>
        </table:table-row>
        <table:table-row table:style-name="ro1">
          <table:table-cell office:value-type="float" office:value="74.8">
            <text:p>75</text:p>
          </table:table-cell>
          <table:table-cell office:value-type="float" office:value="2.79163015769487">
            <text:p>2.7916301577</text:p>
          </table:table-cell>
          <table:table-cell office:value-type="float" office:value="-0.129119305565003">
            <text:p>-0.1291193056</text:p>
          </table:table-cell>
          <table:table-cell office:value-type="float" office:value="2.84267947216294">
            <text:p>2.8426794722</text:p>
          </table:table-cell>
          <table:table-cell office:value-type="float" office:value="-0.140681324916239">
            <text:p>-0.1406813249</text:p>
          </table:table-cell>
          <table:table-cell table:formula="of:=SQRT(([.B164]-[.D164])^2 + ([.C164]-[.E164])^2)" office:value-type="float" office:value="0.0523422658960983">
            <text:p>0.0523422659</text:p>
          </table:table-cell>
        </table:table-row>
        <table:table-row table:style-name="ro1">
          <table:table-cell table:style-name="ce2" office:value-type="string">
            <text:p>75 Average</text:p>
          </table:table-cell>
          <table:table-cell table:number-columns-repeated="4"/>
          <table:table-cell table:style-name="Result" table:formula="of:=SUBTOTAL(1;[.$F$164:.$F$164])" office:value-type="float" office:value="0.0523422658960983">
            <text:p>0.0523422659</text:p>
          </table:table-cell>
        </table:table-row>
        <table:table-row table:style-name="ro1">
          <table:table-cell office:value-type="float" office:value="75.5">
            <text:p>76</text:p>
          </table:table-cell>
          <table:table-cell office:value-type="float" office:value="2.79163015769487">
            <text:p>2.7916301577</text:p>
          </table:table-cell>
          <table:table-cell office:value-type="float" office:value="-0.129119305565003">
            <text:p>-0.1291193056</text:p>
          </table:table-cell>
          <table:table-cell office:value-type="float" office:value="2.79236398128798">
            <text:p>2.7923639813</text:p>
          </table:table-cell>
          <table:table-cell office:value-type="float" office:value="-0.216234562117801">
            <text:p>-0.2162345621</text:p>
          </table:table-cell>
          <table:table-cell table:formula="of:=SQRT(([.B166]-[.D166])^2 + ([.C166]-[.E166])^2)" office:value-type="float" office:value="0.0871183472141528">
            <text:p>0.0871183472</text:p>
          </table:table-cell>
        </table:table-row>
        <table:table-row table:style-name="ro1">
          <table:table-cell office:value-type="float" office:value="75.9">
            <text:p>76</text:p>
          </table:table-cell>
          <table:table-cell office:value-type="float" office:value="2.88547250177039">
            <text:p>2.8854725018</text:p>
          </table:table-cell>
          <table:table-cell office:value-type="float" office:value="-0.120332799060039">
            <text:p>-0.1203327991</text:p>
          </table:table-cell>
          <table:table-cell office:value-type="float" office:value="2.94443430067088">
            <text:p>2.9444343007</text:p>
          </table:table-cell>
          <table:table-cell office:value-type="float" office:value="-0.162539244614832">
            <text:p>-0.1625392446</text:p>
          </table:table-cell>
          <table:table-cell table:formula="of:=SQRT(([.B167]-[.D167])^2 + ([.C167]-[.E167])^2)" office:value-type="float" office:value="0.0725112251720443">
            <text:p>0.0725112252</text:p>
          </table:table-cell>
        </table:table-row>
        <table:table-row table:style-name="ro1">
          <table:table-cell office:value-type="float" office:value="76.2">
            <text:p>76</text:p>
          </table:table-cell>
          <table:table-cell office:value-type="float" office:value="2.88547250177039">
            <text:p>2.8854725018</text:p>
          </table:table-cell>
          <table:table-cell office:value-type="float" office:value="-0.120332799060039">
            <text:p>-0.1203327991</text:p>
          </table:table-cell>
          <table:table-cell office:value-type="float" office:value="3.01305009481116">
            <text:p>3.0130500948</text:p>
          </table:table-cell>
          <table:table-cell office:value-type="float" office:value="-0.117485423388047">
            <text:p>-0.1174854234</text:p>
          </table:table-cell>
          <table:table-cell table:formula="of:=SQRT(([.B168]-[.D168])^2 + ([.C168]-[.E168])^2)" office:value-type="float" office:value="0.127609364054108">
            <text:p>0.1276093641</text:p>
          </table:table-cell>
        </table:table-row>
        <table:table-row table:style-name="ro1">
          <table:table-cell table:style-name="ce2" office:value-type="string">
            <text:p>76 Average</text:p>
          </table:table-cell>
          <table:table-cell table:number-columns-repeated="4"/>
          <table:table-cell table:style-name="Result" table:formula="of:=SUBTOTAL(1;[.$F$166:.$F$168])" office:value-type="float" office:value="0.0957463121467682">
            <text:p>0.0957463121</text:p>
          </table:table-cell>
        </table:table-row>
        <table:table-row table:style-name="ro1">
          <table:table-cell office:value-type="float" office:value="76.9">
            <text:p>77</text:p>
          </table:table-cell>
          <table:table-cell office:value-type="float" office:value="2.88547250177039">
            <text:p>2.8854725018</text:p>
          </table:table-cell>
          <table:table-cell office:value-type="float" office:value="-0.120332799060039">
            <text:p>-0.1203327991</text:p>
          </table:table-cell>
          <table:table-cell office:value-type="float" office:value="3.0756243213">
            <text:p>3.0756243213</text:p>
          </table:table-cell>
          <table:table-cell office:value-type="float" office:value="-0.0643824362770999">
            <text:p>-0.0643824363</text:p>
          </table:table-cell>
          <table:table-cell table:formula="of:=SQRT(([.B170]-[.D170])^2 + ([.C170]-[.E170])^2)" office:value-type="float" office:value="0.198212405176781">
            <text:p>0.1982124052</text:p>
          </table:table-cell>
        </table:table-row>
        <table:table-row table:style-name="ro1">
          <table:table-cell office:value-type="float" office:value="77.1">
            <text:p>77</text:p>
          </table:table-cell>
          <table:table-cell office:value-type="float" office:value="2.88547250177039">
            <text:p>2.8854725018</text:p>
          </table:table-cell>
          <table:table-cell office:value-type="float" office:value="-0.120332799060039">
            <text:p>-0.1203327991</text:p>
          </table:table-cell>
          <table:table-cell office:value-type="float" office:value="2.99774498641212">
            <text:p>2.9977449864</text:p>
          </table:table-cell>
          <table:table-cell office:value-type="float" office:value="-0.121326376423839">
            <text:p>-0.1213263764</text:p>
          </table:table-cell>
          <table:table-cell table:formula="of:=SQRT(([.B171]-[.D171])^2 + ([.C171]-[.E171])^2)" office:value-type="float" office:value="0.112276880984486">
            <text:p>0.112276881</text:p>
          </table:table-cell>
        </table:table-row>
        <table:table-row table:style-name="ro1">
          <table:table-cell table:style-name="ce2" office:value-type="string">
            <text:p>77 Average</text:p>
          </table:table-cell>
          <table:table-cell table:number-columns-repeated="4"/>
          <table:table-cell table:style-name="Result" table:formula="of:=SUBTOTAL(1;[.$F$170:.$F$171])" office:value-type="float" office:value="0.155244643080633">
            <text:p>0.1552446431</text:p>
          </table:table-cell>
        </table:table-row>
        <table:table-row table:style-name="ro1">
          <table:table-cell office:value-type="float" office:value="78.3">
            <text:p>78</text:p>
          </table:table-cell>
          <table:table-cell office:value-type="float" office:value="2.88547250177039">
            <text:p>2.8854725018</text:p>
          </table:table-cell>
          <table:table-cell office:value-type="float" office:value="-0.120332799060039">
            <text:p>-0.1203327991</text:p>
          </table:table-cell>
          <table:table-cell office:value-type="float" office:value="3.0653477751932">
            <text:p>3.0653477752</text:p>
          </table:table-cell>
          <table:table-cell office:value-type="float" office:value="-0.087159032672389">
            <text:p>-0.0871590327</text:p>
          </table:table-cell>
          <table:table-cell table:formula="of:=SQRT(([.B173]-[.D173])^2 + ([.C173]-[.E173])^2)" office:value-type="float" office:value="0.182908755299662">
            <text:p>0.1829087553</text:p>
          </table:table-cell>
        </table:table-row>
        <table:table-row table:style-name="ro1">
          <table:table-cell table:style-name="ce2" office:value-type="string">
            <text:p>78 Average</text:p>
          </table:table-cell>
          <table:table-cell table:number-columns-repeated="4"/>
          <table:table-cell table:style-name="Result" table:formula="of:=SUBTOTAL(1;[.$F$173:.$F$173])" office:value-type="float" office:value="0.182908755299662">
            <text:p>0.1829087553</text:p>
          </table:table-cell>
        </table:table-row>
        <table:table-row table:style-name="ro1">
          <table:table-cell office:value-type="float" office:value="79.1">
            <text:p>79</text:p>
          </table:table-cell>
          <table:table-cell office:value-type="float" office:value="2.88547250177039">
            <text:p>2.8854725018</text:p>
          </table:table-cell>
          <table:table-cell office:value-type="float" office:value="-0.120332799060039">
            <text:p>-0.1203327991</text:p>
          </table:table-cell>
          <table:table-cell office:value-type="float" office:value="3.01536759947282">
            <text:p>3.0153675995</text:p>
          </table:table-cell>
          <table:table-cell office:value-type="float" office:value="-0.147618146058935">
            <text:p>-0.1476181461</text:p>
          </table:table-cell>
          <table:table-cell table:formula="of:=SQRT(([.B175]-[.D175])^2 + ([.C175]-[.E175])^2)" office:value-type="float" office:value="0.132729900806007">
            <text:p>0.1327299008</text:p>
          </table:table-cell>
        </table:table-row>
        <table:table-row table:style-name="ro1">
          <table:table-cell table:style-name="ce2" office:value-type="string">
            <text:p>79 Average</text:p>
          </table:table-cell>
          <table:table-cell table:number-columns-repeated="4"/>
          <table:table-cell table:style-name="Result" table:formula="of:=SUBTOTAL(1;[.$F$175:.$F$175])" office:value-type="float" office:value="0.132729900806007">
            <text:p>0.132729900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.88547250177039">
            <text:p>2.8854725018</text:p>
          </table:table-cell>
          <table:table-cell office:value-type="float" office:value="-0.120332799060039">
            <text:p>-0.1203327991</text:p>
          </table:table-cell>
          <table:table-cell office:value-type="float" office:value="2.93406635973741">
            <text:p>2.9340663597</text:p>
          </table:table-cell>
          <table:table-cell office:value-type="float" office:value="-0.174091015744615">
            <text:p>-0.1740910157</text:p>
          </table:table-cell>
          <table:table-cell table:formula="of:=SQRT(([.B177]-[.D177])^2 + ([.C177]-[.E177])^2)" office:value-type="float" office:value="0.072465915389406">
            <text:p>0.0724659154</text:p>
          </table:table-cell>
        </table:table-row>
        <table:table-row table:style-name="ro1">
          <table:table-cell office:value-type="float" office:value="80.2">
            <text:p>80</text:p>
          </table:table-cell>
          <table:table-cell office:value-type="float" office:value="2.88547250177039">
            <text:p>2.8854725018</text:p>
          </table:table-cell>
          <table:table-cell office:value-type="float" office:value="-0.120332799060039">
            <text:p>-0.1203327991</text:p>
          </table:table-cell>
          <table:table-cell office:value-type="float" office:value="2.85887208116936">
            <text:p>2.8588720812</text:p>
          </table:table-cell>
          <table:table-cell office:value-type="float" office:value="-0.211763260098198">
            <text:p>-0.2117632601</text:p>
          </table:table-cell>
          <table:table-cell table:formula="of:=SQRT(([.B178]-[.D178])^2 + ([.C178]-[.E178])^2)" office:value-type="float" office:value="0.0952213819570087">
            <text:p>0.095221382</text:p>
          </table:table-cell>
        </table:table-row>
        <table:table-row table:style-name="ro1">
          <table:table-cell table:style-name="ce2" office:value-type="string">
            <text:p>80 Average</text:p>
          </table:table-cell>
          <table:table-cell table:number-columns-repeated="4"/>
          <table:table-cell table:style-name="Result" table:formula="of:=SUBTOTAL(1;[.$F$177:.$F$178])" office:value-type="float" office:value="0.0838436486732074">
            <text:p>0.0838436487</text:p>
          </table:table-cell>
        </table:table-row>
        <table:table-row table:style-name="ro1">
          <table:table-cell office:value-type="float" office:value="80.5">
            <text:p>81</text:p>
          </table:table-cell>
          <table:table-cell office:value-type="float" office:value="2.88547250177039">
            <text:p>2.8854725018</text:p>
          </table:table-cell>
          <table:table-cell office:value-type="float" office:value="-0.120332799060039">
            <text:p>-0.1203327991</text:p>
          </table:table-cell>
          <table:table-cell office:value-type="float" office:value="2.77746343819554">
            <text:p>2.7774634382</text:p>
          </table:table-cell>
          <table:table-cell office:value-type="float" office:value="-0.299485890814724">
            <text:p>-0.2994858908</text:p>
          </table:table-cell>
          <table:table-cell table:formula="of:=SQRT(([.B180]-[.D180])^2 + ([.C180]-[.E180])^2)" office:value-type="float" office:value="0.209193183683357">
            <text:p>0.209193183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.88547250177039">
            <text:p>2.8854725018</text:p>
          </table:table-cell>
          <table:table-cell office:value-type="float" office:value="-0.120332799060039">
            <text:p>-0.1203327991</text:p>
          </table:table-cell>
          <table:table-cell office:value-type="float" office:value="2.8303939722898">
            <text:p>2.8303939723</text:p>
          </table:table-cell>
          <table:table-cell office:value-type="float" office:value="-0.231876550470332">
            <text:p>-0.2318765505</text:p>
          </table:table-cell>
          <table:table-cell table:formula="of:=SQRT(([.B181]-[.D181])^2 + ([.C181]-[.E181])^2)" office:value-type="float" office:value="0.124401177198715">
            <text:p>0.1244011772</text:p>
          </table:table-cell>
        </table:table-row>
        <table:table-row table:style-name="ro1">
          <table:table-cell office:value-type="float" office:value="81.4">
            <text:p>81</text:p>
          </table:table-cell>
          <table:table-cell office:value-type="float" office:value="2.88547250177039">
            <text:p>2.8854725018</text:p>
          </table:table-cell>
          <table:table-cell office:value-type="float" office:value="-0.120332799060039">
            <text:p>-0.1203327991</text:p>
          </table:table-cell>
          <table:table-cell office:value-type="float" office:value="2.93634672668546">
            <text:p>2.9363467267</text:p>
          </table:table-cell>
          <table:table-cell office:value-type="float" office:value="-0.193834394485773">
            <text:p>-0.1938343945</text:p>
          </table:table-cell>
          <table:table-cell table:formula="of:=SQRT(([.B182]-[.D182])^2 + ([.C182]-[.E182])^2)" office:value-type="float" office:value="0.0893905548189336">
            <text:p>0.0893905548</text:p>
          </table:table-cell>
        </table:table-row>
        <table:table-row table:style-name="ro1">
          <table:table-cell table:style-name="ce2" office:value-type="string">
            <text:p>81 Average</text:p>
          </table:table-cell>
          <table:table-cell table:number-columns-repeated="4"/>
          <table:table-cell table:style-name="Result" table:formula="of:=SUBTOTAL(1;[.$F$180:.$F$182])" office:value-type="float" office:value="0.140994971900335">
            <text:p>0.140994971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.88547250177039">
            <text:p>2.8854725018</text:p>
          </table:table-cell>
          <table:table-cell office:value-type="float" office:value="-0.120332799060039">
            <text:p>-0.1203327991</text:p>
          </table:table-cell>
          <table:table-cell office:value-type="float" office:value="3.01008831545933">
            <text:p>3.0100883155</text:p>
          </table:table-cell>
          <table:table-cell office:value-type="float" office:value="-0.0973646568915268">
            <text:p>-0.0973646569</text:p>
          </table:table-cell>
          <table:table-cell table:formula="of:=SQRT(([.B184]-[.D184])^2 + ([.C184]-[.E184])^2)" office:value-type="float" office:value="0.126714784362481">
            <text:p>0.1267147844</text:p>
          </table:table-cell>
        </table:table-row>
        <table:table-row table:style-name="ro1">
          <table:table-cell table:style-name="ce2" office:value-type="string">
            <text:p>82 Average</text:p>
          </table:table-cell>
          <table:table-cell table:number-columns-repeated="4"/>
          <table:table-cell table:style-name="Result" table:formula="of:=SUBTOTAL(1;[.$F$184:.$F$184])" office:value-type="float" office:value="0.126714784362481">
            <text:p>0.1267147844</text:p>
          </table:table-cell>
        </table:table-row>
        <table:table-row table:style-name="ro1">
          <table:table-cell office:value-type="float" office:value="84.4">
            <text:p>84</text:p>
          </table:table-cell>
          <table:table-cell office:value-type="float" office:value="2.88547250177039">
            <text:p>2.8854725018</text:p>
          </table:table-cell>
          <table:table-cell office:value-type="float" office:value="-0.120332799060039">
            <text:p>-0.1203327991</text:p>
          </table:table-cell>
          <table:table-cell office:value-type="float" office:value="3.07622973855103">
            <text:p>3.0762297386</text:p>
          </table:table-cell>
          <table:table-cell office:value-type="float" office:value="-0.0569462692743983">
            <text:p>-0.0569462693</text:p>
          </table:table-cell>
          <table:table-cell table:formula="of:=SQRT(([.B186]-[.D186])^2 + ([.C186]-[.E186])^2)" office:value-type="float" office:value="0.201012874071418">
            <text:p>0.2010128741</text:p>
          </table:table-cell>
        </table:table-row>
        <table:table-row table:style-name="ro1">
          <table:table-cell table:style-name="ce2" office:value-type="string">
            <text:p>84 Average</text:p>
          </table:table-cell>
          <table:table-cell table:number-columns-repeated="4"/>
          <table:table-cell table:style-name="Result" table:formula="of:=SUBTOTAL(1;[.$F$186:.$F$186])" office:value-type="float" office:value="0.201012874071418">
            <text:p>0.2010128741</text:p>
          </table:table-cell>
        </table:table-row>
        <table:table-row table:style-name="ro1">
          <table:table-cell office:value-type="float" office:value="85.7">
            <text:p>86</text:p>
          </table:table-cell>
          <table:table-cell office:value-type="float" office:value="2.88547250177039">
            <text:p>2.8854725018</text:p>
          </table:table-cell>
          <table:table-cell office:value-type="float" office:value="-0.120332799060039">
            <text:p>-0.1203327991</text:p>
          </table:table-cell>
          <table:table-cell office:value-type="float" office:value="3.03316085053977">
            <text:p>3.0331608505</text:p>
          </table:table-cell>
          <table:table-cell office:value-type="float" office:value="-0.126405133214295">
            <text:p>-0.1264051332</text:p>
          </table:table-cell>
          <table:table-cell table:formula="of:=SQRT(([.B188]-[.D188])^2 + ([.C188]-[.E188])^2)" office:value-type="float" office:value="0.147813130689755">
            <text:p>0.1478131307</text:p>
          </table:table-cell>
        </table:table-row>
        <table:table-row table:style-name="ro1">
          <table:table-cell table:style-name="ce2" office:value-type="string">
            <text:p>86 Average</text:p>
          </table:table-cell>
          <table:table-cell table:number-columns-repeated="4"/>
          <table:table-cell table:style-name="Result" table:formula="of:=SUBTOTAL(1;[.$F$188:.$F$188])" office:value-type="float" office:value="0.147813130689755">
            <text:p>0.147813130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.88547250177039">
            <text:p>2.8854725018</text:p>
          </table:table-cell>
          <table:table-cell office:value-type="float" office:value="-0.120332799060039">
            <text:p>-0.1203327991</text:p>
          </table:table-cell>
          <table:table-cell office:value-type="float" office:value="2.97406695898104">
            <text:p>2.974066959</text:p>
          </table:table-cell>
          <table:table-cell office:value-type="float" office:value="-0.0848242106882733">
            <text:p>-0.0848242107</text:p>
          </table:table-cell>
          <table:table-cell table:formula="of:=SQRT(([.B190]-[.D190])^2 + ([.C190]-[.E190])^2)" office:value-type="float" office:value="0.0954454697542221">
            <text:p>0.0954454698</text:p>
          </table:table-cell>
        </table:table-row>
        <table:table-row table:style-name="ro1">
          <table:table-cell table:style-name="ce2" office:value-type="string">
            <text:p>87 Average</text:p>
          </table:table-cell>
          <table:table-cell table:number-columns-repeated="4"/>
          <table:table-cell table:style-name="Result" table:formula="of:=SUBTOTAL(1;[.$F$190:.$F$190])" office:value-type="float" office:value="0.0954454697542221">
            <text:p>0.0954454698</text:p>
          </table:table-cell>
        </table:table-row>
        <table:table-row table:style-name="ro1">
          <table:table-cell office:value-type="float" office:value="87.6">
            <text:p>88</text:p>
          </table:table-cell>
          <table:table-cell office:value-type="float" office:value="2.88547250177039">
            <text:p>2.8854725018</text:p>
          </table:table-cell>
          <table:table-cell office:value-type="float" office:value="-0.120332799060039">
            <text:p>-0.1203327991</text:p>
          </table:table-cell>
          <table:table-cell office:value-type="float" office:value="3.05387127777323">
            <text:p>3.0538712778</text:p>
          </table:table-cell>
          <table:table-cell office:value-type="float" office:value="-0.0415909156670562">
            <text:p>-0.0415909157</text:p>
          </table:table-cell>
          <table:table-cell table:formula="of:=SQRT(([.B192]-[.D192])^2 + ([.C192]-[.E192])^2)" office:value-type="float" office:value="0.185898983212728">
            <text:p>0.1858989832</text:p>
          </table:table-cell>
        </table:table-row>
        <table:table-row table:style-name="ro1">
          <table:table-cell office:value-type="float" office:value="87.8">
            <text:p>88</text:p>
          </table:table-cell>
          <table:table-cell office:value-type="float" office:value="2.88547250177039">
            <text:p>2.8854725018</text:p>
          </table:table-cell>
          <table:table-cell office:value-type="float" office:value="-0.120332799060039">
            <text:p>-0.1203327991</text:p>
          </table:table-cell>
          <table:table-cell office:value-type="float" office:value="2.99823341311813">
            <text:p>2.9982334131</text:p>
          </table:table-cell>
          <table:table-cell office:value-type="float" office:value="-0.0909020429312726">
            <text:p>-0.0909020429</text:p>
          </table:table-cell>
          <table:table-cell table:formula="of:=SQRT(([.B193]-[.D193])^2 + ([.C193]-[.E193])^2)" office:value-type="float" office:value="0.116538373655563">
            <text:p>0.1165383737</text:p>
          </table:table-cell>
        </table:table-row>
        <table:table-row table:style-name="ro1">
          <table:table-cell table:style-name="ce2" office:value-type="string">
            <text:p>88 Average</text:p>
          </table:table-cell>
          <table:table-cell table:number-columns-repeated="4"/>
          <table:table-cell table:style-name="Result" table:formula="of:=SUBTOTAL(1;[.$F$192:.$F$193])" office:value-type="float" office:value="0.151218678434146">
            <text:p>0.151218678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.88547250177039">
            <text:p>2.8854725018</text:p>
          </table:table-cell>
          <table:table-cell office:value-type="float" office:value="-0.120332799060039">
            <text:p>-0.1203327991</text:p>
          </table:table-cell>
          <table:table-cell office:value-type="float" office:value="2.945884280708">
            <text:p>2.9458842807</text:p>
          </table:table-cell>
          <table:table-cell office:value-type="float" office:value="-0.182750033765142">
            <text:p>-0.1827500338</text:p>
          </table:table-cell>
          <table:table-cell table:formula="of:=SQRT(([.B195]-[.D195])^2 + ([.C195]-[.E195])^2)" office:value-type="float" office:value="0.0868648042802072">
            <text:p>0.0868648043</text:p>
          </table:table-cell>
        </table:table-row>
        <table:table-row table:style-name="ro1">
          <table:table-cell table:style-name="ce2" office:value-type="string">
            <text:p>89 Average</text:p>
          </table:table-cell>
          <table:table-cell table:number-columns-repeated="4"/>
          <table:table-cell table:style-name="Result" table:formula="of:=SUBTOTAL(1;[.$F$195:.$F$195])" office:value-type="float" office:value="0.0868648042802072">
            <text:p>0.0868648043</text:p>
          </table:table-cell>
        </table:table-row>
        <table:table-row table:style-name="ro1">
          <table:table-cell office:value-type="float" office:value="89.8">
            <text:p>90</text:p>
          </table:table-cell>
          <table:table-cell office:value-type="float" office:value="2.88547250177039">
            <text:p>2.8854725018</text:p>
          </table:table-cell>
          <table:table-cell office:value-type="float" office:value="-0.120332799060039">
            <text:p>-0.1203327991</text:p>
          </table:table-cell>
          <table:table-cell office:value-type="float" office:value="2.86531866992666">
            <text:p>2.8653186699</text:p>
          </table:table-cell>
          <table:table-cell office:value-type="float" office:value="-0.216888306601232">
            <text:p>-0.2168883066</text:p>
          </table:table-cell>
          <table:table-cell table:formula="of:=SQRT(([.B197]-[.D197])^2 + ([.C197]-[.E197])^2)" office:value-type="float" office:value="0.0986364180945508">
            <text:p>0.0986364181</text:p>
          </table:table-cell>
        </table:table-row>
        <table:table-row table:style-name="ro1">
          <table:table-cell table:style-name="ce2" office:value-type="string">
            <text:p>90 Average</text:p>
          </table:table-cell>
          <table:table-cell table:number-columns-repeated="4"/>
          <table:table-cell table:style-name="Result" table:formula="of:=SUBTOTAL(1;[.$F$197:.$F$197])" office:value-type="float" office:value="0.0986364180945508">
            <text:p>0.0986364181</text:p>
          </table:table-cell>
        </table:table-row>
        <table:table-row table:style-name="ro1">
          <table:table-cell office:value-type="float" office:value="90.6">
            <text:p>91</text:p>
          </table:table-cell>
          <table:table-cell office:value-type="float" office:value="2.98220610425116">
            <text:p>2.9822061043</text:p>
          </table:table-cell>
          <table:table-cell office:value-type="float" office:value="-0.109093438423939">
            <text:p>-0.1090934384</text:p>
          </table:table-cell>
          <table:table-cell office:value-type="float" office:value="2.97876248843227">
            <text:p>2.9787624884</text:p>
          </table:table-cell>
          <table:table-cell office:value-type="float" office:value="-0.198641119860044">
            <text:p>-0.1986411199</text:p>
          </table:table-cell>
          <table:table-cell table:formula="of:=SQRT(([.B199]-[.D199])^2 + ([.C199]-[.E199])^2)" office:value-type="float" office:value="0.0896138702461308">
            <text:p>0.0896138702</text:p>
          </table:table-cell>
        </table:table-row>
        <table:table-row table:style-name="ro1">
          <table:table-cell office:value-type="float" office:value="90.8">
            <text:p>91</text:p>
          </table:table-cell>
          <table:table-cell office:value-type="float" office:value="2.98220610425116">
            <text:p>2.9822061043</text:p>
          </table:table-cell>
          <table:table-cell office:value-type="float" office:value="-0.109093438423939">
            <text:p>-0.1090934384</text:p>
          </table:table-cell>
          <table:table-cell office:value-type="float" office:value="3.04148124806404">
            <text:p>3.0414812481</text:p>
          </table:table-cell>
          <table:table-cell office:value-type="float" office:value="-0.136390181178873">
            <text:p>-0.1363901812</text:p>
          </table:table-cell>
          <table:table-cell table:formula="of:=SQRT(([.B200]-[.D200])^2 + ([.C200]-[.E200])^2)" office:value-type="float" office:value="0.06525836987749">
            <text:p>0.065258369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.07670227232195">
            <text:p>3.0767022723</text:p>
          </table:table-cell>
          <table:table-cell office:value-type="float" office:value="-0.0959311115600174">
            <text:p>-0.0959311116</text:p>
          </table:table-cell>
          <table:table-cell office:value-type="float" office:value="3.15404246343129">
            <text:p>3.1540424634</text:p>
          </table:table-cell>
          <table:table-cell office:value-type="float" office:value="-0.0888554227181402">
            <text:p>-0.0888554227</text:p>
          </table:table-cell>
          <table:table-cell table:formula="of:=SQRT(([.B201]-[.D201])^2 + ([.C201]-[.E201])^2)" office:value-type="float" office:value="0.0776631864747855">
            <text:p>0.0776631865</text:p>
          </table:table-cell>
        </table:table-row>
        <table:table-row table:style-name="ro1">
          <table:table-cell office:value-type="float" office:value="91.3">
            <text:p>91</text:p>
          </table:table-cell>
          <table:table-cell office:value-type="float" office:value="3.17458812167741">
            <text:p>3.1745881217</text:p>
          </table:table-cell>
          <table:table-cell office:value-type="float" office:value="-0.0800506257461967">
            <text:p>-0.0800506257</text:p>
          </table:table-cell>
          <table:table-cell office:value-type="float" office:value="3.31039724887905">
            <text:p>3.3103972489</text:p>
          </table:table-cell>
          <table:table-cell office:value-type="float" office:value="-0.0513054598683294">
            <text:p>-0.0513054599</text:p>
          </table:table-cell>
          <table:table-cell table:formula="of:=SQRT(([.B202]-[.D202])^2 + ([.C202]-[.E202])^2)" office:value-type="float" office:value="0.138817879225329">
            <text:p>0.1388178792</text:p>
          </table:table-cell>
        </table:table-row>
        <table:table-row table:style-name="ro1">
          <table:table-cell table:style-name="ce2" office:value-type="string">
            <text:p>91 Average</text:p>
          </table:table-cell>
          <table:table-cell table:number-columns-repeated="4"/>
          <table:table-cell table:style-name="Result" table:formula="of:=SUBTOTAL(1;[.$F$199:.$F$202])" office:value-type="float" office:value="0.0928383264559337">
            <text:p>0.0928383265</text:p>
          </table:table-cell>
        </table:table-row>
        <table:table-row table:style-name="ro1">
          <table:table-cell office:value-type="float" office:value="92.1">
            <text:p>92</text:p>
          </table:table-cell>
          <table:table-cell office:value-type="float" office:value="3.17458812167741">
            <text:p>3.1745881217</text:p>
          </table:table-cell>
          <table:table-cell office:value-type="float" office:value="-0.0800506257461967">
            <text:p>-0.0800506257</text:p>
          </table:table-cell>
          <table:table-cell office:value-type="float" office:value="3.28171570663185">
            <text:p>3.2817157066</text:p>
          </table:table-cell>
          <table:table-cell office:value-type="float" office:value="-0.143943037700527">
            <text:p>-0.1439430377</text:p>
          </table:table-cell>
          <table:table-cell table:formula="of:=SQRT(([.B204]-[.D204])^2 + ([.C204]-[.E204])^2)" office:value-type="float" office:value="0.124733955936275">
            <text:p>0.1247339559</text:p>
          </table:table-cell>
        </table:table-row>
        <table:table-row table:style-name="ro1">
          <table:table-cell table:style-name="ce2" office:value-type="string">
            <text:p>92 Average</text:p>
          </table:table-cell>
          <table:table-cell table:number-columns-repeated="4"/>
          <table:table-cell table:style-name="Result" table:formula="of:=SUBTOTAL(1;[.$F$204:.$F$204])" office:value-type="float" office:value="0.124733955936275">
            <text:p>0.1247339559</text:p>
          </table:table-cell>
        </table:table-row>
        <table:table-row table:style-name="ro1">
          <table:table-cell office:value-type="float" office:value="92.5">
            <text:p>93</text:p>
          </table:table-cell>
          <table:table-cell office:value-type="float" office:value="3.17458812167741">
            <text:p>3.1745881217</text:p>
          </table:table-cell>
          <table:table-cell office:value-type="float" office:value="-0.0800506257461967">
            <text:p>-0.0800506257</text:p>
          </table:table-cell>
          <table:table-cell office:value-type="float" office:value="3.32657253066289">
            <text:p>3.3265725307</text:p>
          </table:table-cell>
          <table:table-cell office:value-type="float" office:value="-0.0726615586776322">
            <text:p>-0.0726615587</text:p>
          </table:table-cell>
          <table:table-cell table:formula="of:=SQRT(([.B206]-[.D206])^2 + ([.C206]-[.E206])^2)" office:value-type="float" office:value="0.152163921107496">
            <text:p>0.1521639211</text:p>
          </table:table-cell>
        </table:table-row>
        <table:table-row table:style-name="ro1">
          <table:table-cell table:style-name="ce2" office:value-type="string">
            <text:p>93 Average</text:p>
          </table:table-cell>
          <table:table-cell table:number-columns-repeated="4"/>
          <table:table-cell table:style-name="Result" table:formula="of:=SUBTOTAL(1;[.$F$206:.$F$206])" office:value-type="float" office:value="0.152163921107496">
            <text:p>0.1521639211</text:p>
          </table:table-cell>
        </table:table-row>
        <table:table-row table:style-name="ro1">
          <table:table-cell office:value-type="float" office:value="93.5">
            <text:p>94</text:p>
          </table:table-cell>
          <table:table-cell office:value-type="float" office:value="3.17458812167741">
            <text:p>3.1745881217</text:p>
          </table:table-cell>
          <table:table-cell office:value-type="float" office:value="-0.0800506257461967">
            <text:p>-0.0800506257</text:p>
          </table:table-cell>
          <table:table-cell office:value-type="float" office:value="3.19951645451491">
            <text:p>3.1995164545</text:p>
          </table:table-cell>
          <table:table-cell office:value-type="float" office:value="-0.118697414840582">
            <text:p>-0.1186974148</text:p>
          </table:table-cell>
          <table:table-cell table:formula="of:=SQRT(([.B208]-[.D208])^2 + ([.C208]-[.E208])^2)" office:value-type="float" office:value="0.0459890865897909">
            <text:p>0.045989086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.17458812167741">
            <text:p>3.1745881217</text:p>
          </table:table-cell>
          <table:table-cell office:value-type="float" office:value="-0.0800506257461967">
            <text:p>-0.0800506257</text:p>
          </table:table-cell>
          <table:table-cell office:value-type="float" office:value="3.25875011740194">
            <text:p>3.2587501174</text:p>
          </table:table-cell>
          <table:table-cell office:value-type="float" office:value="-0.0767437071167585">
            <text:p>-0.0767437071</text:p>
          </table:table-cell>
          <table:table-cell table:formula="of:=SQRT(([.B209]-[.D209])^2 + ([.C209]-[.E209])^2)" office:value-type="float" office:value="0.0842269388922436">
            <text:p>0.0842269389</text:p>
          </table:table-cell>
        </table:table-row>
        <table:table-row table:style-name="ro1">
          <table:table-cell table:style-name="ce2" office:value-type="string">
            <text:p>94 Average</text:p>
          </table:table-cell>
          <table:table-cell table:number-columns-repeated="4"/>
          <table:table-cell table:style-name="Result" table:formula="of:=SUBTOTAL(1;[.$F$208:.$F$209])" office:value-type="float" office:value="0.0651080127410172">
            <text:p>0.0651080127</text:p>
          </table:table-cell>
        </table:table-row>
        <table:table-row table:style-name="ro1">
          <table:table-cell office:value-type="float" office:value="94.8">
            <text:p>95</text:p>
          </table:table-cell>
          <table:table-cell office:value-type="float" office:value="3.17458812167741">
            <text:p>3.1745881217</text:p>
          </table:table-cell>
          <table:table-cell office:value-type="float" office:value="-0.0800506257461967">
            <text:p>-0.0800506257</text:p>
          </table:table-cell>
          <table:table-cell office:value-type="float" office:value="3.33143376353312">
            <text:p>3.3314337635</text:p>
          </table:table-cell>
          <table:table-cell office:value-type="float" office:value="-0.040359190209557">
            <text:p>-0.0403591902</text:p>
          </table:table-cell>
          <table:table-cell table:formula="of:=SQRT(([.B211]-[.D211])^2 + ([.C211]-[.E211])^2)" office:value-type="float" office:value="0.161789880474923">
            <text:p>0.1617898805</text:p>
          </table:table-cell>
        </table:table-row>
        <table:table-row table:style-name="ro1">
          <table:table-cell table:style-name="ce2" office:value-type="string">
            <text:p>95 Average</text:p>
          </table:table-cell>
          <table:table-cell table:number-columns-repeated="4"/>
          <table:table-cell table:style-name="Result" table:formula="of:=SUBTOTAL(1;[.$F$211:.$F$211])" office:value-type="float" office:value="0.161789880474923">
            <text:p>0.1617898805</text:p>
          </table:table-cell>
        </table:table-row>
        <table:table-row table:style-name="ro1">
          <table:table-cell office:value-type="float" office:value="96.8">
            <text:p>97</text:p>
          </table:table-cell>
          <table:table-cell office:value-type="float" office:value="3.17458812167741">
            <text:p>3.1745881217</text:p>
          </table:table-cell>
          <table:table-cell office:value-type="float" office:value="-0.0800506257461967">
            <text:p>-0.0800506257</text:p>
          </table:table-cell>
          <table:table-cell office:value-type="float" office:value="3.29619136674216">
            <text:p>3.2961913667</text:p>
          </table:table-cell>
          <table:table-cell office:value-type="float" office:value="-0.112854417427497">
            <text:p>-0.1128544174</text:p>
          </table:table-cell>
          <table:table-cell table:formula="of:=SQRT(([.B213]-[.D213])^2 + ([.C213]-[.E213])^2)" office:value-type="float" office:value="0.125950140765891">
            <text:p>0.1259501408</text:p>
          </table:table-cell>
        </table:table-row>
        <table:table-row table:style-name="ro1">
          <table:table-cell table:style-name="ce2" office:value-type="string">
            <text:p>97 Average</text:p>
          </table:table-cell>
          <table:table-cell table:number-columns-repeated="4"/>
          <table:table-cell table:style-name="Result" table:formula="of:=SUBTOTAL(1;[.$F$213:.$F$213])" office:value-type="float" office:value="0.125950140765891">
            <text:p>0.1259501408</text:p>
          </table:table-cell>
        </table:table-row>
        <table:table-row table:style-name="ro1">
          <table:table-cell office:value-type="float" office:value="98.1">
            <text:p>98</text:p>
          </table:table-cell>
          <table:table-cell office:value-type="float" office:value="3.17458812167741">
            <text:p>3.1745881217</text:p>
          </table:table-cell>
          <table:table-cell office:value-type="float" office:value="-0.0800506257461967">
            <text:p>-0.0800506257</text:p>
          </table:table-cell>
          <table:table-cell office:value-type="float" office:value="3.22612116377841">
            <text:p>3.2261211638</text:p>
          </table:table-cell>
          <table:table-cell office:value-type="float" office:value="-0.149335952762527">
            <text:p>-0.1493359528</text:p>
          </table:table-cell>
          <table:table-cell table:formula="of:=SQRT(([.B215]-[.D215])^2 + ([.C215]-[.E215])^2)" office:value-type="float" office:value="0.0863487751386384">
            <text:p>0.0863487751</text:p>
          </table:table-cell>
        </table:table-row>
        <table:table-row table:style-name="ro1">
          <table:table-cell table:style-name="ce2" office:value-type="string">
            <text:p>98 Average</text:p>
          </table:table-cell>
          <table:table-cell table:number-columns-repeated="4"/>
          <table:table-cell table:style-name="Result" table:formula="of:=SUBTOTAL(1;[.$F$215:.$F$215])" office:value-type="float" office:value="0.0863487751386384">
            <text:p>0.0863487751</text:p>
          </table:table-cell>
        </table:table-row>
        <table:table-row table:style-name="ro1">
          <table:table-cell office:value-type="float" office:value="98.5">
            <text:p>99</text:p>
          </table:table-cell>
          <table:table-cell office:value-type="float" office:value="3.17458812167741">
            <text:p>3.1745881217</text:p>
          </table:table-cell>
          <table:table-cell office:value-type="float" office:value="-0.0800506257461967">
            <text:p>-0.0800506257</text:p>
          </table:table-cell>
          <table:table-cell office:value-type="float" office:value="3.29305741611125">
            <text:p>3.2930574161</text:p>
          </table:table-cell>
          <table:table-cell office:value-type="float" office:value="-0.0760585921956434">
            <text:p>-0.0760585922</text:p>
          </table:table-cell>
          <table:table-cell table:formula="of:=SQRT(([.B217]-[.D217])^2 + ([.C217]-[.E217])^2)" office:value-type="float" office:value="0.118536534686658">
            <text:p>0.1185365347</text:p>
          </table:table-cell>
        </table:table-row>
        <table:table-row table:style-name="ro1">
          <table:table-cell table:style-name="ce2" office:value-type="string">
            <text:p>99 Average</text:p>
          </table:table-cell>
          <table:table-cell table:number-columns-repeated="4"/>
          <table:table-cell table:style-name="Result" table:formula="of:=SUBTOTAL(1;[.$F$217:.$F$217])" office:value-type="float" office:value="0.118536534686658">
            <text:p>0.1185365347</text:p>
          </table:table-cell>
        </table:table-row>
        <table:table-row table:style-name="ro1">
          <table:table-cell office:value-type="float" office:value="99.8">
            <text:p>100</text:p>
          </table:table-cell>
          <table:table-cell office:value-type="float" office:value="3.17458812167741">
            <text:p>3.1745881217</text:p>
          </table:table-cell>
          <table:table-cell office:value-type="float" office:value="-0.0800506257461967">
            <text:p>-0.0800506257</text:p>
          </table:table-cell>
          <table:table-cell office:value-type="float" office:value="3.21432979316396">
            <text:p>3.2143297932</text:p>
          </table:table-cell>
          <table:table-cell office:value-type="float" office:value="-0.118067879315854">
            <text:p>-0.1180678793</text:p>
          </table:table-cell>
          <table:table-cell table:formula="of:=SQRT(([.B219]-[.D219])^2 + ([.C219]-[.E219])^2)" office:value-type="float" office:value="0.054997381951547">
            <text:p>0.054997382</text:p>
          </table:table-cell>
        </table:table-row>
        <table:table-row table:style-name="ro1">
          <table:table-cell office:value-type="float" office:value="100.1">
            <text:p>100</text:p>
          </table:table-cell>
          <table:table-cell office:value-type="float" office:value="3.17458812167741">
            <text:p>3.1745881217</text:p>
          </table:table-cell>
          <table:table-cell office:value-type="float" office:value="-0.0800506257461967">
            <text:p>-0.0800506257</text:p>
          </table:table-cell>
          <table:table-cell office:value-type="float" office:value="3.28973293308932">
            <text:p>3.2897329331</text:p>
          </table:table-cell>
          <table:table-cell office:value-type="float" office:value="-0.081662179942315">
            <text:p>-0.0816621799</text:p>
          </table:table-cell>
          <table:table-cell table:formula="of:=SQRT(([.B220]-[.D220])^2 + ([.C220]-[.E220])^2)" office:value-type="float" office:value="0.115156088427889">
            <text:p>0.1151560884</text:p>
          </table:table-cell>
        </table:table-row>
        <table:table-row table:style-name="ro1">
          <table:table-cell table:style-name="ce2" office:value-type="string">
            <text:p>100 Average</text:p>
          </table:table-cell>
          <table:table-cell table:number-columns-repeated="4"/>
          <table:table-cell table:style-name="Result" table:formula="of:=SUBTOTAL(1;[.$F$219:.$F$220])" office:value-type="float" office:value="0.0850767351897179">
            <text:p>0.0850767352</text:p>
          </table:table-cell>
        </table:table-row>
        <table:table-row table:style-name="ro1">
          <table:table-cell office:value-type="float" office:value="103.6">
            <text:p>104</text:p>
          </table:table-cell>
          <table:table-cell office:value-type="float" office:value="3.17458812167741">
            <text:p>3.1745881217</text:p>
          </table:table-cell>
          <table:table-cell office:value-type="float" office:value="-0.0800506257461967">
            <text:p>-0.0800506257</text:p>
          </table:table-cell>
          <table:table-cell office:value-type="float" office:value="3.34819073331687">
            <text:p>3.3481907333</text:p>
          </table:table-cell>
          <table:table-cell office:value-type="float" office:value="-0.00513434494772014">
            <text:p>-0.0051343449</text:p>
          </table:table-cell>
          <table:table-cell table:formula="of:=SQRT(([.B222]-[.D222])^2 + ([.C222]-[.E222])^2)" office:value-type="float" office:value="0.189077539376619">
            <text:p>0.1890775394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.17458812167741">
            <text:p>3.1745881217</text:p>
          </table:table-cell>
          <table:table-cell office:value-type="float" office:value="-0.0800506257461967">
            <text:p>-0.0800506257</text:p>
          </table:table-cell>
          <table:table-cell office:value-type="float" office:value="3.28726722701123">
            <text:p>3.287267227</text:p>
          </table:table-cell>
          <table:table-cell office:value-type="float" office:value="-0.0708389479843508">
            <text:p>-0.070838948</text:p>
          </table:table-cell>
          <table:table-cell table:formula="of:=SQRT(([.B223]-[.D223])^2 + ([.C223]-[.E223])^2)" office:value-type="float" office:value="0.113055012210948">
            <text:p>0.1130550122</text:p>
          </table:table-cell>
        </table:table-row>
        <table:table-row table:style-name="ro1">
          <table:table-cell table:style-name="ce2" office:value-type="string">
            <text:p>104 Average</text:p>
          </table:table-cell>
          <table:table-cell table:number-columns-repeated="4"/>
          <table:table-cell table:style-name="Result" table:formula="of:=SUBTOTAL(1;[.$F$222:.$F$223])" office:value-type="float" office:value="0.151066275793783">
            <text:p>0.1510662758</text:p>
          </table:table-cell>
        </table:table-row>
        <table:table-row table:style-name="ro1">
          <table:table-cell office:value-type="float" office:value="104.7">
            <text:p>105</text:p>
          </table:table-cell>
          <table:table-cell office:value-type="float" office:value="3.17458812167741">
            <text:p>3.1745881217</text:p>
          </table:table-cell>
          <table:table-cell office:value-type="float" office:value="-0.0800506257461967">
            <text:p>-0.0800506257</text:p>
          </table:table-cell>
          <table:table-cell office:value-type="float" office:value="3.39387354845438">
            <text:p>3.3938735485</text:p>
          </table:table-cell>
          <table:table-cell office:value-type="float" office:value="-0.0349139906435489">
            <text:p>-0.0349139906</text:p>
          </table:table-cell>
          <table:table-cell table:formula="of:=SQRT(([.B225]-[.D225])^2 + ([.C225]-[.E225])^2)" office:value-type="float" office:value="0.223882590268088">
            <text:p>0.2238825903</text:p>
          </table:table-cell>
        </table:table-row>
        <table:table-row table:style-name="ro1">
          <table:table-cell office:value-type="float" office:value="105.3">
            <text:p>105</text:p>
          </table:table-cell>
          <table:table-cell office:value-type="float" office:value="3.17458812167741">
            <text:p>3.1745881217</text:p>
          </table:table-cell>
          <table:table-cell office:value-type="float" office:value="-0.0800506257461967">
            <text:p>-0.0800506257</text:p>
          </table:table-cell>
          <table:table-cell office:value-type="float" office:value="3.29402116874665">
            <text:p>3.2940211687</text:p>
          </table:table-cell>
          <table:table-cell office:value-type="float" office:value="-0.0485206152672984">
            <text:p>-0.0485206153</text:p>
          </table:table-cell>
          <table:table-cell table:formula="of:=SQRT(([.B226]-[.D226])^2 + ([.C226]-[.E226])^2)" office:value-type="float" office:value="0.123524873175581">
            <text:p>0.1235248732</text:p>
          </table:table-cell>
        </table:table-row>
        <table:table-row table:style-name="ro1">
          <table:table-cell table:style-name="ce2" office:value-type="string">
            <text:p>105 Average</text:p>
          </table:table-cell>
          <table:table-cell table:number-columns-repeated="4"/>
          <table:table-cell table:style-name="Result" table:formula="of:=SUBTOTAL(1;[.$F$225:.$F$226])" office:value-type="float" office:value="0.173703731721835">
            <text:p>0.1737037317</text:p>
          </table:table-cell>
        </table:table-row>
        <table:table-row table:style-name="ro1">
          <table:table-cell office:value-type="float" office:value="107.6">
            <text:p>108</text:p>
          </table:table-cell>
          <table:table-cell office:value-type="float" office:value="3.17458812167741">
            <text:p>3.1745881217</text:p>
          </table:table-cell>
          <table:table-cell office:value-type="float" office:value="-0.0800506257461967">
            <text:p>-0.0800506257</text:p>
          </table:table-cell>
          <table:table-cell office:value-type="float" office:value="3.37586040414938">
            <text:p>3.3758604041</text:p>
          </table:table-cell>
          <table:table-cell office:value-type="float" office:value="-0.0295288328140391">
            <text:p>-0.0295288328</text:p>
          </table:table-cell>
          <table:table-cell table:formula="of:=SQRT(([.B228]-[.D228])^2 + ([.C228]-[.E228])^2)" office:value-type="float" office:value="0.20751622407069">
            <text:p>0.2075162241</text:p>
          </table:table-cell>
        </table:table-row>
        <table:table-row table:style-name="ro1">
          <table:table-cell office:value-type="float" office:value="107.8">
            <text:p>108</text:p>
          </table:table-cell>
          <table:table-cell office:value-type="float" office:value="3.17458812167741">
            <text:p>3.1745881217</text:p>
          </table:table-cell>
          <table:table-cell office:value-type="float" office:value="-0.0800506257461967">
            <text:p>-0.0800506257</text:p>
          </table:table-cell>
          <table:table-cell office:value-type="float" office:value="3.27946470337932">
            <text:p>3.2794647034</text:p>
          </table:table-cell>
          <table:table-cell office:value-type="float" office:value="-0.0731327906037738">
            <text:p>-0.0731327906</text:p>
          </table:table-cell>
          <table:table-cell table:formula="of:=SQRT(([.B229]-[.D229])^2 + ([.C229]-[.E229])^2)" office:value-type="float" office:value="0.105104490068382">
            <text:p>0.1051044901</text:p>
          </table:table-cell>
        </table:table-row>
        <table:table-row table:style-name="ro1">
          <table:table-cell office:value-type="float" office:value="108.2">
            <text:p>108</text:p>
          </table:table-cell>
          <table:table-cell office:value-type="float" office:value="3.17458812167741">
            <text:p>3.1745881217</text:p>
          </table:table-cell>
          <table:table-cell office:value-type="float" office:value="-0.0800506257461967">
            <text:p>-0.0800506257</text:p>
          </table:table-cell>
          <table:table-cell office:value-type="float" office:value="3.20900649484435">
            <text:p>3.2090064948</text:p>
          </table:table-cell>
          <table:table-cell office:value-type="float" office:value="-0.127965661176578">
            <text:p>-0.1279656612</text:p>
          </table:table-cell>
          <table:table-cell table:formula="of:=SQRT(([.B230]-[.D230])^2 + ([.C230]-[.E230])^2)" office:value-type="float" office:value="0.0589955509488097">
            <text:p>0.0589955509</text:p>
          </table:table-cell>
        </table:table-row>
        <table:table-row table:style-name="ro1">
          <table:table-cell table:style-name="ce2" office:value-type="string">
            <text:p>108 Average</text:p>
          </table:table-cell>
          <table:table-cell table:number-columns-repeated="4"/>
          <table:table-cell table:style-name="Result" table:formula="of:=SUBTOTAL(1;[.$F$228:.$F$230])" office:value-type="float" office:value="0.123872088362627">
            <text:p>0.1238720884</text:p>
          </table:table-cell>
        </table:table-row>
        <table:table-row table:style-name="ro1">
          <table:table-cell office:value-type="float" office:value="109.4">
            <text:p>109</text:p>
          </table:table-cell>
          <table:table-cell office:value-type="float" office:value="3.17458812167741">
            <text:p>3.1745881217</text:p>
          </table:table-cell>
          <table:table-cell office:value-type="float" office:value="-0.0800506257461967">
            <text:p>-0.0800506257</text:p>
          </table:table-cell>
          <table:table-cell office:value-type="float" office:value="3.28148383827258">
            <text:p>3.2814838383</text:p>
          </table:table-cell>
          <table:table-cell office:value-type="float" office:value="-0.0666309346839675">
            <text:p>-0.0666309347</text:p>
          </table:table-cell>
          <table:table-cell table:formula="of:=SQRT(([.B232]-[.D232])^2 + ([.C232]-[.E232])^2)" office:value-type="float" office:value="0.107734777739599">
            <text:p>0.1077347777</text:p>
          </table:table-cell>
        </table:table-row>
        <table:table-row table:style-name="ro1">
          <table:table-cell table:style-name="ce2" office:value-type="string">
            <text:p>109 Average</text:p>
          </table:table-cell>
          <table:table-cell table:number-columns-repeated="4"/>
          <table:table-cell table:style-name="Result" table:formula="of:=SUBTOTAL(1;[.$F$232:.$F$232])" office:value-type="float" office:value="0.107734777739599">
            <text:p>0.1077347777</text:p>
          </table:table-cell>
        </table:table-row>
        <table:table-row table:style-name="ro1">
          <table:table-cell office:value-type="float" office:value="110.3">
            <text:p>110</text:p>
          </table:table-cell>
          <table:table-cell office:value-type="float" office:value="3.17458812167741">
            <text:p>3.1745881217</text:p>
          </table:table-cell>
          <table:table-cell office:value-type="float" office:value="-0.0800506257461967">
            <text:p>-0.0800506257</text:p>
          </table:table-cell>
          <table:table-cell office:value-type="float" office:value="3.39754331595837">
            <text:p>3.397543316</text:p>
          </table:table-cell>
          <table:table-cell office:value-type="float" office:value="-0.0322298463406927">
            <text:p>-0.0322298463</text:p>
          </table:table-cell>
          <table:table-cell table:formula="of:=SQRT(([.B234]-[.D234])^2 + ([.C234]-[.E234])^2)" office:value-type="float" office:value="0.228025975712878">
            <text:p>0.2280259757</text:p>
          </table:table-cell>
        </table:table-row>
        <table:table-row table:style-name="ro1">
          <table:table-cell table:style-name="ce2" office:value-type="string">
            <text:p>110 Average</text:p>
          </table:table-cell>
          <table:table-cell table:number-columns-repeated="4"/>
          <table:table-cell table:style-name="Result" table:formula="of:=SUBTOTAL(1;[.$F$234:.$F$234])" office:value-type="float" office:value="0.228025975712878">
            <text:p>0.2280259757</text:p>
          </table:table-cell>
        </table:table-row>
        <table:table-row table:style-name="ro1">
          <table:table-cell office:value-type="float" office:value="110.6">
            <text:p>111</text:p>
          </table:table-cell>
          <table:table-cell office:value-type="float" office:value="3.17458812167741">
            <text:p>3.1745881217</text:p>
          </table:table-cell>
          <table:table-cell office:value-type="float" office:value="-0.0800506257461967">
            <text:p>-0.0800506257</text:p>
          </table:table-cell>
          <table:table-cell office:value-type="float" office:value="3.34370190415914">
            <text:p>3.3437019042</text:p>
          </table:table-cell>
          <table:table-cell office:value-type="float" office:value="-0.0863349179611763">
            <text:p>-0.086334918</text:p>
          </table:table-cell>
          <table:table-cell table:formula="of:=SQRT(([.B236]-[.D236])^2 + ([.C236]-[.E236])^2)" office:value-type="float" office:value="0.169230504797217">
            <text:p>0.1692305048</text:p>
          </table:table-cell>
        </table:table-row>
        <table:table-row table:style-name="ro1">
          <table:table-cell office:value-type="float" office:value="111.4">
            <text:p>111</text:p>
          </table:table-cell>
          <table:table-cell office:value-type="float" office:value="3.17458812167741">
            <text:p>3.1745881217</text:p>
          </table:table-cell>
          <table:table-cell office:value-type="float" office:value="-0.0800506257461967">
            <text:p>-0.0800506257</text:p>
          </table:table-cell>
          <table:table-cell office:value-type="float" office:value="3.22920738308292">
            <text:p>3.2292073831</text:p>
          </table:table-cell>
          <table:table-cell office:value-type="float" office:value="-0.116558588713403">
            <text:p>-0.1165585887</text:p>
          </table:table-cell>
          <table:table-cell table:formula="of:=SQRT(([.B237]-[.D237])^2 + ([.C237]-[.E237])^2)" office:value-type="float" office:value="0.0656969944251469">
            <text:p>0.0656969944</text:p>
          </table:table-cell>
        </table:table-row>
        <table:table-row table:style-name="ro1">
          <table:table-cell table:style-name="ce2" office:value-type="string">
            <text:p>111 Average</text:p>
          </table:table-cell>
          <table:table-cell table:number-columns-repeated="4"/>
          <table:table-cell table:style-name="Result" table:formula="of:=SUBTOTAL(1;[.$F$236:.$F$237])" office:value-type="float" office:value="0.117463749611182">
            <text:p>0.1174637496</text:p>
          </table:table-cell>
        </table:table-row>
        <table:table-row table:style-name="ro1">
          <table:table-cell office:value-type="float" office:value="111.8">
            <text:p>112</text:p>
          </table:table-cell>
          <table:table-cell office:value-type="float" office:value="3.17458812167741">
            <text:p>3.1745881217</text:p>
          </table:table-cell>
          <table:table-cell office:value-type="float" office:value="-0.0800506257461967">
            <text:p>-0.0800506257</text:p>
          </table:table-cell>
          <table:table-cell office:value-type="float" office:value="3.31876403725885">
            <text:p>3.3187640373</text:p>
          </table:table-cell>
          <table:table-cell office:value-type="float" office:value="-0.0425240799699793">
            <text:p>-0.04252408</text:p>
          </table:table-cell>
          <table:table-cell table:formula="of:=SQRT(([.B239]-[.D239])^2 + ([.C239]-[.E239])^2)" office:value-type="float" office:value="0.148979650528656">
            <text:p>0.1489796505</text:p>
          </table:table-cell>
        </table:table-row>
        <table:table-row table:style-name="ro1">
          <table:table-cell table:style-name="ce2" office:value-type="string">
            <text:p>112 Average</text:p>
          </table:table-cell>
          <table:table-cell table:number-columns-repeated="4"/>
          <table:table-cell table:style-name="Result" table:formula="of:=SUBTOTAL(1;[.$F$239:.$F$239])" office:value-type="float" office:value="0.148979650528656">
            <text:p>0.1489796505</text:p>
          </table:table-cell>
        </table:table-row>
        <table:table-row table:style-name="ro1">
          <table:table-cell office:value-type="float" office:value="112.6">
            <text:p>113</text:p>
          </table:table-cell>
          <table:table-cell office:value-type="float" office:value="3.17458812167741">
            <text:p>3.1745881217</text:p>
          </table:table-cell>
          <table:table-cell office:value-type="float" office:value="-0.0800506257461967">
            <text:p>-0.0800506257</text:p>
          </table:table-cell>
          <table:table-cell office:value-type="float" office:value="3.26627829245306">
            <text:p>3.2662782925</text:p>
          </table:table-cell>
          <table:table-cell office:value-type="float" office:value="-0.0951823578168014">
            <text:p>-0.0951823578</text:p>
          </table:table-cell>
          <table:table-cell table:formula="of:=SQRT(([.B241]-[.D241])^2 + ([.C241]-[.E241])^2)" office:value-type="float" office:value="0.0929303864853911">
            <text:p>0.0929303865</text:p>
          </table:table-cell>
        </table:table-row>
        <table:table-row table:style-name="ro1">
          <table:table-cell table:style-name="ce2" office:value-type="string">
            <text:p>113 Average</text:p>
          </table:table-cell>
          <table:table-cell table:number-columns-repeated="4"/>
          <table:table-cell table:style-name="Result" table:formula="of:=SUBTOTAL(1;[.$F$241:.$F$241])" office:value-type="float" office:value="0.0929303864853911">
            <text:p>0.0929303865</text:p>
          </table:table-cell>
        </table:table-row>
        <table:table-row table:style-name="ro1">
          <table:table-cell office:value-type="float" office:value="114.8">
            <text:p>115</text:p>
          </table:table-cell>
          <table:table-cell office:value-type="float" office:value="3.26757964108741">
            <text:p>3.2675796411</text:p>
          </table:table-cell>
          <table:table-cell office:value-type="float" office:value="-0.0627433938634845">
            <text:p>-0.0627433939</text:p>
          </table:table-cell>
          <table:table-cell office:value-type="float" office:value="3.32181944130647">
            <text:p>3.3218194413</text:p>
          </table:table-cell>
          <table:table-cell office:value-type="float" office:value="-0.0319615774313498">
            <text:p>-0.0319615774</text:p>
          </table:table-cell>
          <table:table-cell table:formula="of:=SQRT(([.B243]-[.D243])^2 + ([.C243]-[.E243])^2)" office:value-type="float" office:value="0.062365664837835">
            <text:p>0.0623656648</text:p>
          </table:table-cell>
        </table:table-row>
        <table:table-row table:style-name="ro1">
          <table:table-cell office:value-type="float" office:value="114.9">
            <text:p>115</text:p>
          </table:table-cell>
          <table:table-cell office:value-type="float" office:value="3.36542627762819">
            <text:p>3.3654262776</text:p>
          </table:table-cell>
          <table:table-cell office:value-type="float" office:value="-0.042102761177991">
            <text:p>-0.0421027612</text:p>
          </table:table-cell>
          <table:table-cell office:value-type="float" office:value="3.40987544597375">
            <text:p>3.409875446</text:p>
          </table:table-cell>
          <table:table-cell office:value-type="float" office:value="0.027283068922026">
            <text:p>0.0272830689</text:p>
          </table:table-cell>
          <table:table-cell table:formula="of:=SQRT(([.B244]-[.D244])^2 + ([.C244]-[.E244])^2)" office:value-type="float" office:value="0.0824021964833491">
            <text:p>0.082402196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.46278373719202">
            <text:p>3.4627837372</text:p>
          </table:table-cell>
          <table:table-cell office:value-type="float" office:value="-0.0192658378458595">
            <text:p>-0.0192658378</text:p>
          </table:table-cell>
          <table:table-cell office:value-type="float" office:value="3.53107219138421">
            <text:p>3.5310721914</text:p>
          </table:table-cell>
          <table:table-cell office:value-type="float" office:value="0.00869013230876625">
            <text:p>0.0086901323</text:p>
          </table:table-cell>
          <table:table-cell table:formula="of:=SQRT(([.B245]-[.D245])^2 + ([.C245]-[.E245])^2)" office:value-type="float" office:value="0.0737892217281454">
            <text:p>0.0737892217</text:p>
          </table:table-cell>
        </table:table-row>
        <table:table-row table:style-name="ro1">
          <table:table-cell office:value-type="float" office:value="115.1">
            <text:p>115</text:p>
          </table:table-cell>
          <table:table-cell office:value-type="float" office:value="3.46278373719202">
            <text:p>3.4627837372</text:p>
          </table:table-cell>
          <table:table-cell office:value-type="float" office:value="-0.0192658378458595">
            <text:p>-0.0192658378</text:p>
          </table:table-cell>
          <table:table-cell office:value-type="float" office:value="3.59539145739218">
            <text:p>3.5953914574</text:p>
          </table:table-cell>
          <table:table-cell office:value-type="float" office:value="0.0613441768205565">
            <text:p>0.0613441768</text:p>
          </table:table-cell>
          <table:table-cell table:formula="of:=SQRT(([.B246]-[.D246])^2 + ([.C246]-[.E246])^2)" office:value-type="float" office:value="0.155186281356325">
            <text:p>0.1551862814</text:p>
          </table:table-cell>
        </table:table-row>
        <table:table-row table:style-name="ro1">
          <table:table-cell office:value-type="float" office:value="115.3">
            <text:p>115</text:p>
          </table:table-cell>
          <table:table-cell office:value-type="float" office:value="3.64907379384954">
            <text:p>3.6490737938</text:p>
          </table:table-cell>
          <table:table-cell office:value-type="float" office:value="0.0312310642583357">
            <text:p>0.0312310643</text:p>
          </table:table-cell>
          <table:table-cell office:value-type="float" office:value="3.72098740356122">
            <text:p>3.7209874036</text:p>
          </table:table-cell>
          <table:table-cell office:value-type="float" office:value="0.0647341045043799">
            <text:p>0.0647341045</text:p>
          </table:table-cell>
          <table:table-cell table:formula="of:=SQRT(([.B247]-[.D247])^2 + ([.C247]-[.E247])^2)" office:value-type="float" office:value="0.0793348660268077">
            <text:p>0.079334866</text:p>
          </table:table-cell>
        </table:table-row>
        <table:table-row table:style-name="ro1">
          <table:table-cell office:value-type="float" office:value="115.4">
            <text:p>115</text:p>
          </table:table-cell>
          <table:table-cell office:value-type="float" office:value="3.73779478240087">
            <text:p>3.7377947824</text:p>
          </table:table-cell>
          <table:table-cell office:value-type="float" office:value="0.0586029974119617">
            <text:p>0.0586029974</text:p>
          </table:table-cell>
          <table:table-cell office:value-type="float" office:value="3.81322689517106">
            <text:p>3.8132268952</text:p>
          </table:table-cell>
          <table:table-cell office:value-type="float" office:value="0.10762728130611">
            <text:p>0.1076272813</text:p>
          </table:table-cell>
          <table:table-cell table:formula="of:=SQRT(([.B248]-[.D248])^2 + ([.C248]-[.E248])^2)" office:value-type="float" office:value="0.0899632372044744">
            <text:p>0.0899632372</text:p>
          </table:table-cell>
        </table:table-row>
        <table:table-row table:style-name="ro1">
          <table:table-cell table:style-name="ce2" office:value-type="string">
            <text:p>115 Average</text:p>
          </table:table-cell>
          <table:table-cell table:number-columns-repeated="4"/>
          <table:table-cell table:style-name="Result" table:formula="of:=SUBTOTAL(1;[.$F$243:.$F$248])" office:value-type="float" office:value="0.0905069112728227">
            <text:p>0.0905069113</text:p>
          </table:table-cell>
        </table:table-row>
        <table:table-row table:style-name="ro1">
          <table:table-cell office:value-type="float" office:value="115.5">
            <text:p>116</text:p>
          </table:table-cell>
          <table:table-cell office:value-type="float" office:value="3.73779478240087">
            <text:p>3.7377947824</text:p>
          </table:table-cell>
          <table:table-cell office:value-type="float" office:value="0.0586029974119617">
            <text:p>0.0586029974</text:p>
          </table:table-cell>
          <table:table-cell office:value-type="float" office:value="3.92462766365145">
            <text:p>3.9246276637</text:p>
          </table:table-cell>
          <table:table-cell office:value-type="float" office:value="0.174676751531303">
            <text:p>0.1746767515</text:p>
          </table:table-cell>
          <table:table-cell table:formula="of:=SQRT(([.B250]-[.D250])^2 + ([.C250]-[.E250])^2)" office:value-type="float" office:value="0.219953726751223">
            <text:p>0.2199537268</text:p>
          </table:table-cell>
        </table:table-row>
        <table:table-row table:style-name="ro1">
          <table:table-cell office:value-type="float" office:value="115.8">
            <text:p>116</text:p>
          </table:table-cell>
          <table:table-cell office:value-type="float" office:value="3.83167148118441">
            <text:p>3.8316714812</text:p>
          </table:table-cell>
          <table:table-cell office:value-type="float" office:value="0.0895146900780405">
            <text:p>0.0895146901</text:p>
          </table:table-cell>
          <table:table-cell office:value-type="float" office:value="4.06336902014396">
            <text:p>4.0633690201</text:p>
          </table:table-cell>
          <table:table-cell office:value-type="float" office:value="0.222605593284991">
            <text:p>0.2226055933</text:p>
          </table:table-cell>
          <table:table-cell table:formula="of:=SQRT(([.B251]-[.D251])^2 + ([.C251]-[.E251])^2)" office:value-type="float" office:value="0.267202054775699">
            <text:p>0.2672020548</text:p>
          </table:table-cell>
        </table:table-row>
        <table:table-row table:style-name="ro1">
          <table:table-cell office:value-type="float" office:value="116.3">
            <text:p>116</text:p>
          </table:table-cell>
          <table:table-cell office:value-type="float" office:value="3.92605240025802">
            <text:p>3.9260524003</text:p>
          </table:table-cell>
          <table:table-cell office:value-type="float" office:value="0.122563776522596">
            <text:p>0.1225637765</text:p>
          </table:table-cell>
          <table:table-cell office:value-type="float" office:value="4.20352652857978">
            <text:p>4.2035265286</text:p>
          </table:table-cell>
          <table:table-cell office:value-type="float" office:value="0.268102128683507">
            <text:p>0.2681021287</text:p>
          </table:table-cell>
          <table:table-cell table:formula="of:=SQRT(([.B252]-[.D252])^2 + ([.C252]-[.E252])^2)" office:value-type="float" office:value="0.313326193985809">
            <text:p>0.313326194</text:p>
          </table:table-cell>
        </table:table-row>
        <table:table-row table:style-name="ro1">
          <table:table-cell table:style-name="ce2" office:value-type="string">
            <text:p>116 Average</text:p>
          </table:table-cell>
          <table:table-cell table:number-columns-repeated="4"/>
          <table:table-cell table:style-name="Result" table:formula="of:=SUBTOTAL(1;[.$F$250:.$F$252])" office:value-type="float" office:value="0.26682732517091">
            <text:p>0.2668273252</text:p>
          </table:table-cell>
        </table:table-row>
        <table:table-row table:style-name="ro1">
          <table:table-cell office:value-type="float" office:value="118.3">
            <text:p>118</text:p>
          </table:table-cell>
          <table:table-cell office:value-type="float" office:value="3.92605240025802">
            <text:p>3.9260524003</text:p>
          </table:table-cell>
          <table:table-cell office:value-type="float" office:value="0.122563776522596">
            <text:p>0.1225637765</text:p>
          </table:table-cell>
          <table:table-cell office:value-type="float" office:value="4.11493355239877">
            <text:p>4.1149335524</text:p>
          </table:table-cell>
          <table:table-cell office:value-type="float" office:value="0.285033713029952">
            <text:p>0.285033713</text:p>
          </table:table-cell>
          <table:table-cell table:formula="of:=SQRT(([.B254]-[.D254])^2 + ([.C254]-[.E254])^2)" office:value-type="float" office:value="0.249143673214312">
            <text:p>0.2491436732</text:p>
          </table:table-cell>
        </table:table-row>
        <table:table-row table:style-name="ro1">
          <table:table-cell table:style-name="ce2" office:value-type="string">
            <text:p>118 Average</text:p>
          </table:table-cell>
          <table:table-cell table:number-columns-repeated="4"/>
          <table:table-cell table:style-name="Result" table:formula="of:=SUBTOTAL(1;[.$F$254:.$F$254])" office:value-type="float" office:value="0.249143673214312">
            <text:p>0.2491436732</text:p>
          </table:table-cell>
        </table:table-row>
        <table:table-row table:style-name="ro1">
          <table:table-cell office:value-type="float" office:value="118.7">
            <text:p>119</text:p>
          </table:table-cell>
          <table:table-cell office:value-type="float" office:value="4.11279369897355">
            <text:p>4.112793699</text:p>
          </table:table-cell>
          <table:table-cell office:value-type="float" office:value="0.194146054160392">
            <text:p>0.1941460542</text:p>
          </table:table-cell>
          <table:table-cell office:value-type="float" office:value="4.23169466517019">
            <text:p>4.2316946652</text:p>
          </table:table-cell>
          <table:table-cell office:value-type="float" office:value="0.254180175381121">
            <text:p>0.2541801754</text:p>
          </table:table-cell>
          <table:table-cell table:formula="of:=SQRT(([.B256]-[.D256])^2 + ([.C256]-[.E256])^2)" office:value-type="float" office:value="0.133197355353772">
            <text:p>0.1331973554</text:p>
          </table:table-cell>
        </table:table-row>
        <table:table-row table:style-name="ro1">
          <table:table-cell office:value-type="float" office:value="118.8">
            <text:p>119</text:p>
          </table:table-cell>
          <table:table-cell office:value-type="float" office:value="4.11279369897355">
            <text:p>4.112793699</text:p>
          </table:table-cell>
          <table:table-cell office:value-type="float" office:value="0.194146054160392">
            <text:p>0.1941460542</text:p>
          </table:table-cell>
          <table:table-cell office:value-type="float" office:value="4.29146562386913">
            <text:p>4.2914656239</text:p>
          </table:table-cell>
          <table:table-cell office:value-type="float" office:value="0.311324340416197">
            <text:p>0.3113243404</text:p>
          </table:table-cell>
          <table:table-cell table:formula="of:=SQRT(([.B257]-[.D257])^2 + ([.C257]-[.E257])^2)" office:value-type="float" office:value="0.213668920331754">
            <text:p>0.2136689203</text:p>
          </table:table-cell>
        </table:table-row>
        <table:table-row table:style-name="ro1">
          <table:table-cell office:value-type="float" office:value="119.3">
            <text:p>119</text:p>
          </table:table-cell>
          <table:table-cell office:value-type="float" office:value="4.20510243554945">
            <text:p>4.2051024355</text:p>
          </table:table-cell>
          <table:table-cell office:value-type="float" office:value="0.232605086282409">
            <text:p>0.2326050863</text:p>
          </table:table-cell>
          <table:table-cell office:value-type="float" office:value="4.34641008287167">
            <text:p>4.3464100829</text:p>
          </table:table-cell>
          <table:table-cell office:value-type="float" office:value="0.358446379559611">
            <text:p>0.3584463796</text:p>
          </table:table-cell>
          <table:table-cell table:formula="of:=SQRT(([.B258]-[.D258])^2 + ([.C258]-[.E258])^2)" office:value-type="float" office:value="0.189219138264131">
            <text:p>0.1892191383</text:p>
          </table:table-cell>
        </table:table-row>
        <table:table-row table:style-name="ro1">
          <table:table-cell table:style-name="ce2" office:value-type="string">
            <text:p>119 Average</text:p>
          </table:table-cell>
          <table:table-cell table:number-columns-repeated="4"/>
          <table:table-cell table:style-name="Result" table:formula="of:=SUBTOTAL(1;[.$F$256:.$F$258])" office:value-type="float" office:value="0.178695137983219">
            <text:p>0.178695138</text:p>
          </table:table-cell>
        </table:table-row>
        <table:table-row table:style-name="ro1">
          <table:table-cell office:value-type="float" office:value="119.5">
            <text:p>120</text:p>
          </table:table-cell>
          <table:table-cell office:value-type="float" office:value="4.20510243554945">
            <text:p>4.2051024355</text:p>
          </table:table-cell>
          <table:table-cell office:value-type="float" office:value="0.232605086282409">
            <text:p>0.2326050863</text:p>
          </table:table-cell>
          <table:table-cell office:value-type="float" office:value="4.29531596824262">
            <text:p>4.2953159682</text:p>
          </table:table-cell>
          <table:table-cell office:value-type="float" office:value="0.284491417488605">
            <text:p>0.2844914175</text:p>
          </table:table-cell>
          <table:table-cell table:formula="of:=SQRT(([.B260]-[.D260])^2 + ([.C260]-[.E260])^2)" office:value-type="float" office:value="0.104070518625693">
            <text:p>0.1040705186</text:p>
          </table:table-cell>
        </table:table-row>
        <table:table-row table:style-name="ro1">
          <table:table-cell table:style-name="ce2" office:value-type="string">
            <text:p>120 Average</text:p>
          </table:table-cell>
          <table:table-cell table:number-columns-repeated="4"/>
          <table:table-cell table:style-name="Result" table:formula="of:=SUBTOTAL(1;[.$F$260:.$F$260])" office:value-type="float" office:value="0.104070518625693">
            <text:p>0.1040705186</text:p>
          </table:table-cell>
        </table:table-row>
        <table:table-row table:style-name="ro1">
          <table:table-cell office:value-type="float" office:value="120.5">
            <text:p>121</text:p>
          </table:table-cell>
          <table:table-cell office:value-type="float" office:value="4.29664885369262">
            <text:p>4.2966488537</text:p>
          </table:table-cell>
          <table:table-cell office:value-type="float" office:value="0.272845033165515">
            <text:p>0.2728450332</text:p>
          </table:table-cell>
          <table:table-cell office:value-type="float" office:value="4.34765406915699">
            <text:p>4.3476540692</text:p>
          </table:table-cell>
          <table:table-cell office:value-type="float" office:value="0.34665016178125">
            <text:p>0.3466501618</text:p>
          </table:table-cell>
          <table:table-cell table:formula="of:=SQRT(([.B262]-[.D262])^2 + ([.C262]-[.E262])^2)" office:value-type="float" office:value="0.0897147090200482">
            <text:p>0.089714709</text:p>
          </table:table-cell>
        </table:table-row>
        <table:table-row table:style-name="ro1">
          <table:table-cell office:value-type="float" office:value="120.7">
            <text:p>121</text:p>
          </table:table-cell>
          <table:table-cell office:value-type="float" office:value="4.29664885369262">
            <text:p>4.2966488537</text:p>
          </table:table-cell>
          <table:table-cell office:value-type="float" office:value="0.272845033165515">
            <text:p>0.2728450332</text:p>
          </table:table-cell>
          <table:table-cell office:value-type="float" office:value="4.42466789214872">
            <text:p>4.4246678921</text:p>
          </table:table-cell>
          <table:table-cell office:value-type="float" office:value="0.39185162339407">
            <text:p>0.3918516234</text:p>
          </table:table-cell>
          <table:table-cell table:formula="of:=SQRT(([.B263]-[.D263])^2 + ([.C263]-[.E263])^2)" office:value-type="float" office:value="0.174789710009058">
            <text:p>0.17478971</text:p>
          </table:table-cell>
        </table:table-row>
        <table:table-row table:style-name="ro1">
          <table:table-cell office:value-type="float" office:value="121.3">
            <text:p>121</text:p>
          </table:table-cell>
          <table:table-cell office:value-type="float" office:value="4.29664885369262">
            <text:p>4.2966488537</text:p>
          </table:table-cell>
          <table:table-cell office:value-type="float" office:value="0.272845033165515">
            <text:p>0.2728450332</text:p>
          </table:table-cell>
          <table:table-cell office:value-type="float" office:value="4.36592851264412">
            <text:p>4.3659285126</text:p>
          </table:table-cell>
          <table:table-cell office:value-type="float" office:value="0.317154550172569">
            <text:p>0.3171545502</text:p>
          </table:table-cell>
          <table:table-cell table:formula="of:=SQRT(([.B264]-[.D264])^2 + ([.C264]-[.E264])^2)" office:value-type="float" office:value="0.0822374880564452">
            <text:p>0.0822374881</text:p>
          </table:table-cell>
        </table:table-row>
        <table:table-row table:style-name="ro1">
          <table:table-cell table:style-name="ce2" office:value-type="string">
            <text:p>121 Average</text:p>
          </table:table-cell>
          <table:table-cell table:number-columns-repeated="4"/>
          <table:table-cell table:style-name="Result" table:formula="of:=SUBTOTAL(1;[.$F$262:.$F$264])" office:value-type="float" office:value="0.115580635695184">
            <text:p>0.1155806357</text:p>
          </table:table-cell>
        </table:table-row>
        <table:table-row table:style-name="ro1">
          <table:table-cell office:value-type="float" office:value="122.3">
            <text:p>122</text:p>
          </table:table-cell>
          <table:table-cell office:value-type="float" office:value="4.29664885369262">
            <text:p>4.2966488537</text:p>
          </table:table-cell>
          <table:table-cell office:value-type="float" office:value="0.272845033165515">
            <text:p>0.2728450332</text:p>
          </table:table-cell>
          <table:table-cell office:value-type="float" office:value="4.44401113562388">
            <text:p>4.4440111356</text:p>
          </table:table-cell>
          <table:table-cell office:value-type="float" office:value="0.372869122018662">
            <text:p>0.372869122</text:p>
          </table:table-cell>
          <table:table-cell table:formula="of:=SQRT(([.B266]-[.D266])^2 + ([.C266]-[.E266])^2)" office:value-type="float" office:value="0.178102387650728">
            <text:p>0.1781023877</text:p>
          </table:table-cell>
        </table:table-row>
        <table:table-row table:style-name="ro1">
          <table:table-cell table:style-name="ce2" office:value-type="string">
            <text:p>122 Average</text:p>
          </table:table-cell>
          <table:table-cell table:number-columns-repeated="4"/>
          <table:table-cell table:style-name="Result" table:formula="of:=SUBTOTAL(1;[.$F$266:.$F$266])" office:value-type="float" office:value="0.178102387650728">
            <text:p>0.1781023877</text:p>
          </table:table-cell>
        </table:table-row>
        <table:table-row table:style-name="ro1">
          <table:table-cell office:value-type="float" office:value="124.4">
            <text:p>124</text:p>
          </table:table-cell>
          <table:table-cell office:value-type="float" office:value="4.29664885369262">
            <text:p>4.2966488537</text:p>
          </table:table-cell>
          <table:table-cell office:value-type="float" office:value="0.272845033165515">
            <text:p>0.2728450332</text:p>
          </table:table-cell>
          <table:table-cell office:value-type="float" office:value="4.36322619327828">
            <text:p>4.3632261933</text:p>
          </table:table-cell>
          <table:table-cell office:value-type="float" office:value="0.329736081545994">
            <text:p>0.3297360815</text:p>
          </table:table-cell>
          <table:table-cell table:formula="of:=SQRT(([.B268]-[.D268])^2 + ([.C268]-[.E268])^2)" office:value-type="float" office:value="0.0875735892386137">
            <text:p>0.0875735892</text:p>
          </table:table-cell>
        </table:table-row>
        <table:table-row table:style-name="ro1">
          <table:table-cell table:style-name="ce2" office:value-type="string">
            <text:p>124 Average</text:p>
          </table:table-cell>
          <table:table-cell table:number-columns-repeated="4"/>
          <table:table-cell table:style-name="Result" table:formula="of:=SUBTOTAL(1;[.$F$268:.$F$268])" office:value-type="float" office:value="0.0875735892386137">
            <text:p>0.0875735892</text:p>
          </table:table-cell>
        </table:table-row>
        <table:table-row table:style-name="ro1">
          <table:table-cell office:value-type="float" office:value="124.7">
            <text:p>125</text:p>
          </table:table-cell>
          <table:table-cell office:value-type="float" office:value="4.29664885369262">
            <text:p>4.2966488537</text:p>
          </table:table-cell>
          <table:table-cell office:value-type="float" office:value="0.272845033165515">
            <text:p>0.2728450332</text:p>
          </table:table-cell>
          <table:table-cell office:value-type="float" office:value="4.39886199618847">
            <text:p>4.3988619962</text:p>
          </table:table-cell>
          <table:table-cell office:value-type="float" office:value="0.256961301477125">
            <text:p>0.2569613015</text:p>
          </table:table-cell>
          <table:table-cell table:formula="of:=SQRT(([.B270]-[.D270])^2 + ([.C270]-[.E270])^2)" office:value-type="float" office:value="0.103439931512086">
            <text:p>0.1034399315</text:p>
          </table:table-cell>
        </table:table-row>
        <table:table-row table:style-name="ro1">
          <table:table-cell office:value-type="float" office:value="125.1">
            <text:p>125</text:p>
          </table:table-cell>
          <table:table-cell office:value-type="float" office:value="4.29664885369262">
            <text:p>4.2966488537</text:p>
          </table:table-cell>
          <table:table-cell office:value-type="float" office:value="0.272845033165515">
            <text:p>0.2728450332</text:p>
          </table:table-cell>
          <table:table-cell office:value-type="float" office:value="4.36404364422172">
            <text:p>4.3640436442</text:p>
          </table:table-cell>
          <table:table-cell office:value-type="float" office:value="0.324047942821226">
            <text:p>0.3240479428</text:p>
          </table:table-cell>
          <table:table-cell table:formula="of:=SQRT(([.B271]-[.D271])^2 + ([.C271]-[.E271])^2)" office:value-type="float" office:value="0.0846392092807575">
            <text:p>0.0846392093</text:p>
          </table:table-cell>
        </table:table-row>
        <table:table-row table:style-name="ro1">
          <table:table-cell table:style-name="ce2" office:value-type="string">
            <text:p>125 Average</text:p>
          </table:table-cell>
          <table:table-cell table:number-columns-repeated="4"/>
          <table:table-cell table:style-name="Result" table:formula="of:=SUBTOTAL(1;[.$F$270:.$F$271])" office:value-type="float" office:value="0.0940395703964219">
            <text:p>0.0940395704</text:p>
          </table:table-cell>
        </table:table-row>
        <table:table-row table:style-name="ro1">
          <table:table-cell office:value-type="float" office:value="126.6">
            <text:p>127</text:p>
          </table:table-cell>
          <table:table-cell office:value-type="float" office:value="4.29664885369262">
            <text:p>4.2966488537</text:p>
          </table:table-cell>
          <table:table-cell office:value-type="float" office:value="0.272845033165515">
            <text:p>0.2728450332</text:p>
          </table:table-cell>
          <table:table-cell office:value-type="float" office:value="4.45438662029525">
            <text:p>4.4543866203</text:p>
          </table:table-cell>
          <table:table-cell office:value-type="float" office:value="0.341185731408716">
            <text:p>0.3411857314</text:p>
          </table:table-cell>
          <table:table-cell table:formula="of:=SQRT(([.B273]-[.D273])^2 + ([.C273]-[.E273])^2)" office:value-type="float" office:value="0.171905945357205">
            <text:p>0.1719059454</text:p>
          </table:table-cell>
        </table:table-row>
        <table:table-row table:style-name="ro1">
          <table:table-cell table:style-name="ce2" office:value-type="string">
            <text:p>127 Average</text:p>
          </table:table-cell>
          <table:table-cell table:number-columns-repeated="4"/>
          <table:table-cell table:style-name="Result" table:formula="of:=SUBTOTAL(1;[.$F$273:.$F$273])" office:value-type="float" office:value="0.171905945357205">
            <text:p>0.171905945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.29664885369262">
            <text:p>4.2966488537</text:p>
          </table:table-cell>
          <table:table-cell office:value-type="float" office:value="0.272845033165515">
            <text:p>0.2728450332</text:p>
          </table:table-cell>
          <table:table-cell office:value-type="float" office:value="4.39774584385821">
            <text:p>4.3977458439</text:p>
          </table:table-cell>
          <table:table-cell office:value-type="float" office:value="0.397882295329081">
            <text:p>0.3978822953</text:p>
          </table:table-cell>
          <table:table-cell table:formula="of:=SQRT(([.B275]-[.D275])^2 + ([.C275]-[.E275])^2)" office:value-type="float" office:value="0.160794646521272">
            <text:p>0.1607946465</text:p>
          </table:table-cell>
        </table:table-row>
        <table:table-row table:style-name="ro1">
          <table:table-cell table:style-name="ce2" office:value-type="string">
            <text:p>130 Average</text:p>
          </table:table-cell>
          <table:table-cell table:number-columns-repeated="4"/>
          <table:table-cell table:style-name="Result" table:formula="of:=SUBTOTAL(1;[.$F$275:.$F$275])" office:value-type="float" office:value="0.160794646521272">
            <text:p>0.1607946465</text:p>
          </table:table-cell>
        </table:table-row>
        <table:table-row table:style-name="ro1">
          <table:table-cell office:value-type="float" office:value="131.1">
            <text:p>131</text:p>
          </table:table-cell>
          <table:table-cell office:value-type="float" office:value="4.29664885369262">
            <text:p>4.2966488537</text:p>
          </table:table-cell>
          <table:table-cell office:value-type="float" office:value="0.272845033165515">
            <text:p>0.2728450332</text:p>
          </table:table-cell>
          <table:table-cell office:value-type="float" office:value="4.4741910711691">
            <text:p>4.4741910712</text:p>
          </table:table-cell>
          <table:table-cell office:value-type="float" office:value="0.42724959757493">
            <text:p>0.4272495976</text:p>
          </table:table-cell>
          <table:table-cell table:formula="of:=SQRT(([.B277]-[.D277])^2 + ([.C277]-[.E277])^2)" office:value-type="float" office:value="0.235291326862948">
            <text:p>0.2352913269</text:p>
          </table:table-cell>
        </table:table-row>
        <table:table-row table:style-name="ro1">
          <table:table-cell table:style-name="ce2" office:value-type="string">
            <text:p>131 Average</text:p>
          </table:table-cell>
          <table:table-cell table:number-columns-repeated="4"/>
          <table:table-cell table:style-name="Result" table:formula="of:=SUBTOTAL(1;[.$F$277:.$F$277])" office:value-type="float" office:value="0.235291326862948">
            <text:p>0.2352913269</text:p>
          </table:table-cell>
        </table:table-row>
        <table:table-row table:style-name="ro1">
          <table:table-cell office:value-type="float" office:value="132.3">
            <text:p>132</text:p>
          </table:table-cell>
          <table:table-cell office:value-type="float" office:value="4.29664885369262">
            <text:p>4.2966488537</text:p>
          </table:table-cell>
          <table:table-cell office:value-type="float" office:value="0.272845033165515">
            <text:p>0.2728450332</text:p>
          </table:table-cell>
          <table:table-cell office:value-type="float" office:value="4.40190651934024">
            <text:p>4.4019065193</text:p>
          </table:table-cell>
          <table:table-cell office:value-type="float" office:value="0.326027484281363">
            <text:p>0.3260274843</text:p>
          </table:table-cell>
          <table:table-cell table:formula="of:=SQRT(([.B279]-[.D279])^2 + ([.C279]-[.E279])^2)" office:value-type="float" office:value="0.117930272976343">
            <text:p>0.117930273</text:p>
          </table:table-cell>
        </table:table-row>
        <table:table-row table:style-name="ro1">
          <table:table-cell table:style-name="ce2" office:value-type="string">
            <text:p>132 Average</text:p>
          </table:table-cell>
          <table:table-cell table:number-columns-repeated="4"/>
          <table:table-cell table:style-name="Result" table:formula="of:=SUBTOTAL(1;[.$F$279:.$F$279])" office:value-type="float" office:value="0.117930272976343">
            <text:p>0.117930273</text:p>
          </table:table-cell>
        </table:table-row>
        <table:table-row table:style-name="ro1">
          <table:table-cell table:style-name="ce2" office:value-type="string">
            <text:p>Grand Total</text:p>
          </table:table-cell>
          <table:table-cell table:number-columns-repeated="4"/>
          <table:table-cell table:style-name="Result" table:formula="of:=SUBTOTAL(1;[.$F$2:.$F$280])" office:value-type="float" office:value="0.136537754226539">
            <text:p>0.1365377542</text:p>
          </table:table-cell>
        </table:table-row>
        <table:table-row table:style-name="ro1" table:number-rows-repeated="104829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1" table:style-name="ta1"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Result"/>
        <table:table-column table:style-name="co5" table:default-cell-style-name="Default"/>
        <table:table-column table:style-name="co4" table:number-columns-repeated="7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>
            <text:p>time</text:p>
          </table:table-cell>
          <table:table-cell office:value-type="string">
            <text:p>normalised</text:p>
          </table:table-cell>
          <table:table-cell table:style-name="Default" office:value-type="string">
            <text:p>diff</text:p>
          </table:table-cell>
          <table:table-cell office:value-type="string">
            <text:p>[119, 0.16264114750990952]</text:p>
          </table:table-cell>
          <table:table-cell table:style-name="ce1" office:value-type="string">
            <text:p>time</text:p>
          </table:table-cell>
          <table:table-cell office:value-type="string">
            <text:p>normalised</text:p>
          </table:table-cell>
          <table:table-cell office:value-type="string">
            <text:p>diff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table:formula="of:=[.B3]-[.$A$3]" office:value-type="float" office:value="0">
            <text:p>0</text:p>
          </table:table-cell>
          <table:table-cell table:formula="of:=SUBTOTAL(1;[.$F$2:.$F$5])" office:value-type="float" office:value="1.05039920866921">
            <text:p>1.0503992087</text:p>
          </table:table-cell>
          <table:table-cell office:value-type="string">
            <text:p>[0, 0.42544144560270525]</text:p>
          </table:table-cell>
          <table:table-cell table:style-name="ce2" office:value-type="float" office:value="13">
            <text:p>13</text:p>
          </table:table-cell>
          <table:table-cell table:formula="of:=[.F3]-[.$E$3]" office:value-type="float" office:value="0">
            <text:p>#VALUE!</text:p>
          </table:table-cell>
          <table:table-cell table:style-name="Result" table:formula="of:=SUBTOTAL(1;[.$F$2:.$F$6])" office:value-type="float" office:value="0.510243512464282">
            <text:p>0.5102435125</text:p>
          </table:table-cell>
          <table:table-cell table:number-columns-repeated="3"/>
          <table:table-cell office:value-type="string">
            <text:p>[119, 0.16264114750990952]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B4]-[.$A$3]" office:value-type="float" office:value="1">
            <text:p>1</text:p>
          </table:table-cell>
          <table:table-cell table:formula="of:=SUBTOTAL(1;[.$F$7:.$F$12])" office:value-type="float" office:value="0.464521501263957">
            <text:p>0.4645215013</text:p>
          </table:table-cell>
          <table:table-cell office:value-type="string">
            <text:p>[1, 0.10754205195881993]</text:p>
          </table:table-cell>
          <table:table-cell table:style-name="ce2" office:value-type="float" office:value="14">
            <text:p>14</text:p>
          </table:table-cell>
          <table:table-cell table:formula="of:=[.F4]-[.$E$3]" office:value-type="float" office:value="0">
            <text:p>#VALUE!</text:p>
          </table:table-cell>
          <table:table-cell table:style-name="Result" table:formula="of:=SUBTOTAL(1;[.$F$8:.$F$10])" office:value-type="float" office:value="0.119955959186125">
            <text:p>0.1199559592</text:p>
          </table:table-cell>
          <table:table-cell table:number-columns-repeated="3"/>
          <table:table-cell office:value-type="string">
            <text:p>[0, 0.42544144560270525]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B5]-[.$A$3]" office:value-type="float" office:value="2">
            <text:p>2</text:p>
          </table:table-cell>
          <table:table-cell table:formula="of:=SUBTOTAL(1;[.$F$14:.$F$17])" office:value-type="float" office:value="0.115040489646783">
            <text:p>0.1150404896</text:p>
          </table:table-cell>
          <table:table-cell office:value-type="string">
            <text:p>[2, 0.15726294281783784]</text:p>
          </table:table-cell>
          <table:table-cell table:style-name="ce2" office:value-type="float" office:value="16">
            <text:p>16</text:p>
          </table:table-cell>
          <table:table-cell table:formula="of:=[.F5]-[.$E$3]" office:value-type="float" office:value="0">
            <text:p>#VALUE!</text:p>
          </table:table-cell>
          <table:table-cell table:style-name="Result" table:formula="of:=SUBTOTAL(1;[.$F$12:.$F$13])" office:value-type="float" office:value="0.116643108394276">
            <text:p>0.1166431084</text:p>
          </table:table-cell>
          <table:table-cell table:number-columns-repeated="3"/>
          <table:table-cell office:value-type="string">
            <text:p>[1, 0.10754205195881993]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B6]-[.$A$3]" office:value-type="float" office:value="3">
            <text:p>3</text:p>
          </table:table-cell>
          <table:table-cell table:formula="of:=SUBTOTAL(1;[.$F$19:.$F$20])" office:value-type="float" office:value="0.181619998785671">
            <text:p>0.1816199988</text:p>
          </table:table-cell>
          <table:table-cell office:value-type="string">
            <text:p>[3, 0.20395535194803113]</text:p>
          </table:table-cell>
          <table:table-cell table:style-name="ce2" office:value-type="float" office:value="17">
            <text:p>17</text:p>
          </table:table-cell>
          <table:table-cell table:formula="of:=[.F6]-[.$E$3]" office:value-type="float" office:value="0">
            <text:p>#VALUE!</text:p>
          </table:table-cell>
          <table:table-cell table:style-name="Result" table:formula="of:=SUBTOTAL(1;[.$F$15:.$F$16])" office:value-type="float" office:value="0.0672074689363287">
            <text:p>0.0672074689</text:p>
          </table:table-cell>
          <table:table-cell table:number-columns-repeated="3"/>
          <table:table-cell office:value-type="string">
            <text:p>[2, 0.15726294281783784]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B7]-[.$A$3]" office:value-type="float" office:value="4">
            <text:p>4</text:p>
          </table:table-cell>
          <table:table-cell table:formula="of:=SUBTOTAL(1;[.$F$22:.$F$23])" office:value-type="float" office:value="0.201637710654514">
            <text:p>0.2016377107</text:p>
          </table:table-cell>
          <table:table-cell office:value-type="string">
            <text:p>[4, 0.07844764673178098]</text:p>
          </table:table-cell>
          <table:table-cell table:style-name="ce2" office:value-type="float" office:value="18">
            <text:p>18</text:p>
          </table:table-cell>
          <table:table-cell table:formula="of:=[.F7]-[.$E$3]" office:value-type="float" office:value="0">
            <text:p>#VALUE!</text:p>
          </table:table-cell>
          <table:table-cell table:style-name="Result" table:formula="of:=SUBTOTAL(1;[.$F$18:.$F$18])" office:value-type="float" office:value="0.0525671590011638">
            <text:p>0.052567159</text:p>
          </table:table-cell>
          <table:table-cell table:number-columns-repeated="3"/>
          <table:table-cell office:value-type="string">
            <text:p>[3, 0.20395535194803113]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B8]-[.$A$3]" office:value-type="float" office:value="5">
            <text:p>5</text:p>
          </table:table-cell>
          <table:table-cell table:formula="of:=SUBTOTAL(1;[.$F$25:.$F$25])" office:value-type="float" office:value="0.203955351948031">
            <text:p>0.2039553519</text:p>
          </table:table-cell>
          <table:table-cell office:value-type="string">
            <text:p>[5, 0.12873601999520418]</text:p>
          </table:table-cell>
          <table:table-cell table:style-name="ce2" office:value-type="float" office:value="19">
            <text:p>19</text:p>
          </table:table-cell>
          <table:table-cell table:formula="of:=[.F8]-[.$E$3]" office:value-type="float" office:value="0">
            <text:p>#VALUE!</text:p>
          </table:table-cell>
          <table:table-cell table:style-name="Result" table:formula="of:=SUBTOTAL(1;[.$F$20:.$F$21])" office:value-type="float" office:value="0.121986714123853">
            <text:p>0.1219867141</text:p>
          </table:table-cell>
          <table:table-cell table:formula="of:=AVERAGE([.H7];[.H8])" office:value-type="float" office:value="0.0872769365625086">
            <text:p>0.0872769366</text:p>
          </table:table-cell>
          <table:table-cell table:number-columns-repeated="2"/>
          <table:table-cell office:value-type="string">
            <text:p>[4, 0.07844764673178098]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B9]-[.$A$3]" office:value-type="float" office:value="6">
            <text:p>6</text:p>
          </table:table-cell>
          <table:table-cell table:formula="of:=SUBTOTAL(1;[.$F$27:.$F$28])" office:value-type="float" office:value="0.103591833363493">
            <text:p>0.1035918334</text:p>
          </table:table-cell>
          <table:table-cell office:value-type="string">
            <text:p>[6, 0.06091911911086182]</text:p>
          </table:table-cell>
          <table:table-cell table:style-name="ce2" office:value-type="float" office:value="20">
            <text:p>20</text:p>
          </table:table-cell>
          <table:table-cell table:formula="of:=[.F9]-[.$E$3]" office:value-type="float" office:value="0">
            <text:p>#VALUE!</text:p>
          </table:table-cell>
          <table:table-cell table:style-name="Result" table:formula="of:=SUBTOTAL(1;[.$F$23:.$F$25])" office:value-type="float" office:value="0.113450553854558">
            <text:p>0.1134505539</text:p>
          </table:table-cell>
          <table:table-cell/>
          <table:table-cell table:formula="of:=AVERAGE([.I8];[.H9])" office:value-type="float" office:value="0.100363745208533">
            <text:p>0.1003637452</text:p>
          </table:table-cell>
          <table:table-cell table:formula="of:=AVERAGE([.H7:.H9])" office:value-type="float" office:value="0.0960014756598582">
            <text:p>0.0960014757</text:p>
          </table:table-cell>
          <table:table-cell office:value-type="string">
            <text:p>[5, 0.12873601999520418]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B10]-[.$A$3]" office:value-type="float" office:value="7">
            <text:p>7</text:p>
          </table:table-cell>
          <table:table-cell table:formula="of:=SUBTOTAL(1;[.$F$30:.$F$31])" office:value-type="float" office:value="0.0442865916137772">
            <text:p>0.0442865916</text:p>
          </table:table-cell>
          <table:table-cell office:value-type="string">
            <text:p>[7, 0.1376482077176358]</text:p>
          </table:table-cell>
          <table:table-cell table:style-name="ce2" office:value-type="float" office:value="21">
            <text:p>21</text:p>
          </table:table-cell>
          <table:table-cell table:formula="of:=[.F10]-[.$E$3]" office:value-type="float" office:value="0">
            <text:p>#VALUE!</text:p>
          </table:table-cell>
          <table:table-cell table:style-name="Result" table:formula="of:=SUBTOTAL(1;[.$F$27:.$F$29])" office:value-type="float" office:value="0.106113665913512">
            <text:p>0.1061136659</text:p>
          </table:table-cell>
          <table:table-cell table:number-columns-repeated="3"/>
          <table:table-cell office:value-type="string">
            <text:p>[6, 0.06091911911086182]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B11]-[.$A$3]" office:value-type="float" office:value="8">
            <text:p>8</text:p>
          </table:table-cell>
          <table:table-cell table:formula="of:=SUBTOTAL(1;[.$F$33:.$F$33])" office:value-type="float" office:value="0.137648207717636">
            <text:p>0.1376482077</text:p>
          </table:table-cell>
          <table:table-cell office:value-type="string">
            <text:p>[8, 0.2188645518647183]</text:p>
          </table:table-cell>
          <table:table-cell table:style-name="ce2" office:value-type="float" office:value="22">
            <text:p>22</text:p>
          </table:table-cell>
          <table:table-cell table:formula="of:=[.F11]-[.$E$3]" office:value-type="float" office:value="0">
            <text:p>#VALUE!</text:p>
          </table:table-cell>
          <table:table-cell table:style-name="Result" table:formula="of:=SUBTOTAL(1;[.$F$31:.$F$35])" office:value-type="float" office:value="0.0908487828794643">
            <text:p>0.0908487829</text:p>
          </table:table-cell>
          <table:table-cell table:number-columns-repeated="3"/>
          <table:table-cell office:value-type="string">
            <text:p>[7, 0.1376482077176358]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B12]-[.$A$3]" office:value-type="float" office:value="9">
            <text:p>9</text:p>
          </table:table-cell>
          <table:table-cell table:formula="of:=SUBTOTAL(1;[.$F$35:.$F$35])" office:value-type="float" office:value="0.218864551864718">
            <text:p>0.2188645519</text:p>
          </table:table-cell>
          <table:table-cell office:value-type="string">
            <text:p>[9, 0.14626782553444448]</text:p>
          </table:table-cell>
          <table:table-cell table:style-name="ce2" office:value-type="float" office:value="23">
            <text:p>23</text:p>
          </table:table-cell>
          <table:table-cell table:formula="of:=[.F12]-[.$E$3]" office:value-type="float" office:value="0">
            <text:p>#VALUE!</text:p>
          </table:table-cell>
          <table:table-cell table:style-name="Result" table:formula="of:=SUBTOTAL(1;[.$F$37:.$F$38])" office:value-type="float" office:value="0.05530035015114">
            <text:p>0.0553003502</text:p>
          </table:table-cell>
          <table:table-cell table:number-columns-repeated="3"/>
          <table:table-cell office:value-type="string">
            <text:p>[8, 0.2188645518647183]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B13]-[.$A$3]" office:value-type="float" office:value="10">
            <text:p>10</text:p>
          </table:table-cell>
          <table:table-cell table:formula="of:=SUBTOTAL(1;[.$F$37:.$F$38])" office:value-type="float" office:value="0.0997040838281599">
            <text:p>0.0997040838</text:p>
          </table:table-cell>
          <table:table-cell office:value-type="string">
            <text:p>[10, 0.04075542546260295]</text:p>
          </table:table-cell>
          <table:table-cell table:style-name="ce2" office:value-type="float" office:value="24">
            <text:p>24</text:p>
          </table:table-cell>
          <table:table-cell table:formula="of:=[.F13]-[.$E$3]" office:value-type="float" office:value="0">
            <text:p>#VALUE!</text:p>
          </table:table-cell>
          <table:table-cell table:style-name="Result" table:formula="of:=SUBTOTAL(1;[.$F$40:.$F$40])" office:value-type="float" office:value="0.0529479386740445">
            <text:p>0.0529479387</text:p>
          </table:table-cell>
          <table:table-cell table:number-columns-repeated="3"/>
          <table:table-cell office:value-type="string">
            <text:p>[9, 0.14626782553444448]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B14]-[.$A$3]" office:value-type="float" office:value="12">
            <text:p>12</text:p>
          </table:table-cell>
          <table:table-cell table:formula="of:=SUBTOTAL(1;[.$F$40:.$F$42])" office:value-type="float" office:value="0.0500468822463749">
            <text:p>0.0500468822</text:p>
          </table:table-cell>
          <table:table-cell office:value-type="string">
            <text:p>[11, 0.04155485312427364]</text:p>
          </table:table-cell>
          <table:table-cell table:style-name="ce2" office:value-type="float" office:value="25">
            <text:p>25</text:p>
          </table:table-cell>
          <table:table-cell table:formula="of:=[.F14]-[.$E$3]" office:value-type="float" office:value="0">
            <text:p>#VALUE!</text:p>
          </table:table-cell>
          <table:table-cell table:style-name="Result" table:formula="of:=SUBTOTAL(1;[.$F$42:.$F$44])" office:value-type="float" office:value="0.119404883258422">
            <text:p>0.1194048833</text:p>
          </table:table-cell>
          <table:table-cell table:number-columns-repeated="3"/>
          <table:table-cell office:value-type="string">
            <text:p>[10, 0.04075542546260295]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B15]-[.$A$3]" office:value-type="float" office:value="13">
            <text:p>13</text:p>
          </table:table-cell>
          <table:table-cell table:formula="of:=SUBTOTAL(1;[.$F$44:.$F$44])" office:value-type="float" office:value="0.0857153908260879">
            <text:p>0.0857153908</text:p>
          </table:table-cell>
          <table:table-cell office:value-type="string">
            <text:p>[12, 0.08571539082608791]</text:p>
          </table:table-cell>
          <table:table-cell table:style-name="ce2" office:value-type="float" office:value="26">
            <text:p>26</text:p>
          </table:table-cell>
          <table:table-cell table:formula="of:=[.F15]-[.$E$3]" office:value-type="float" office:value="0">
            <text:p>#VALUE!</text:p>
          </table:table-cell>
          <table:table-cell table:style-name="Result" table:formula="of:=SUBTOTAL(1;[.$F$46:.$F$48])" office:value-type="float" office:value="0.21203172574928">
            <text:p>0.2120317257</text:p>
          </table:table-cell>
          <table:table-cell table:number-columns-repeated="3"/>
          <table:table-cell office:value-type="string">
            <text:p>[11, 0.04155485312427364]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B16]-[.$A$3]" office:value-type="float" office:value="14">
            <text:p>14</text:p>
          </table:table-cell>
          <table:table-cell table:formula="of:=SUBTOTAL(1;[.$F$46:.$F$47])" office:value-type="float" office:value="0.0748428419521952">
            <text:p>0.074842842</text:p>
          </table:table-cell>
          <table:table-cell office:value-type="string">
            <text:p>[13, 0.1298247631464632]</text:p>
          </table:table-cell>
          <table:table-cell table:style-name="ce2" office:value-type="float" office:value="27">
            <text:p>27</text:p>
          </table:table-cell>
          <table:table-cell table:formula="of:=[.F16]-[.$E$3]" office:value-type="float" office:value="0">
            <text:p>#VALUE!</text:p>
          </table:table-cell>
          <table:table-cell table:style-name="Result" table:formula="of:=SUBTOTAL(1;[.$F$50:.$F$52])" office:value-type="float" office:value="0.0613822103512168">
            <text:p>0.0613822104</text:p>
          </table:table-cell>
          <table:table-cell table:number-columns-repeated="3"/>
          <table:table-cell office:value-type="string">
            <text:p>[12, 0.08571539082608791]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B17]-[.$A$3]" office:value-type="float" office:value="15">
            <text:p>15</text:p>
          </table:table-cell>
          <table:table-cell table:formula="of:=SUBTOTAL(1;[.$F$49:.$F$49])" office:value-type="float" office:value="0.129824763146463">
            <text:p>0.1298247631</text:p>
          </table:table-cell>
          <table:table-cell office:value-type="string">
            <text:p>[15, 0.1559856525670859]</text:p>
          </table:table-cell>
          <table:table-cell table:style-name="ce2" office:value-type="float" office:value="28">
            <text:p>28</text:p>
          </table:table-cell>
          <table:table-cell table:formula="of:=[.F17]-[.$E$3]" office:value-type="float" office:value="0">
            <text:p>#VALUE!</text:p>
          </table:table-cell>
          <table:table-cell table:style-name="Result" table:formula="of:=SUBTOTAL(1;[.$F$54:.$F$54])" office:value-type="float" office:value="0.0783600440186782">
            <text:p>0.078360044</text:p>
          </table:table-cell>
          <table:table-cell table:number-columns-repeated="3"/>
          <table:table-cell office:value-type="string">
            <text:p>[13, 0.1298247631464632]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B18]-[.$A$3]" office:value-type="float" office:value="16">
            <text:p>16</text:p>
          </table:table-cell>
          <table:table-cell table:formula="of:=SUBTOTAL(1;[.$F$51:.$F$53])" office:value-type="float" office:value="0.152433847799221">
            <text:p>0.1524338478</text:p>
          </table:table-cell>
          <table:table-cell office:value-type="string">
            <text:p>[16, 0.03439994276543442]</text:p>
          </table:table-cell>
          <table:table-cell table:style-name="ce2" office:value-type="float" office:value="30">
            <text:p>30</text:p>
          </table:table-cell>
          <table:table-cell table:formula="of:=[.F18]-[.$E$3]" office:value-type="float" office:value="0">
            <text:p>#VALUE!</text:p>
          </table:table-cell>
          <table:table-cell table:style-name="Result" table:formula="of:=SUBTOTAL(1;[.$F$56:.$F$56])" office:value-type="float" office:value="0.0500150788269427">
            <text:p>0.0500150788</text:p>
          </table:table-cell>
          <table:table-cell table:number-columns-repeated="3"/>
          <table:table-cell office:value-type="string">
            <text:p>[15, 0.1559856525670859]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B19]-[.$A$3]" office:value-type="float" office:value="17">
            <text:p>17</text:p>
          </table:table-cell>
          <table:table-cell table:formula="of:=SUBTOTAL(1;[.$F$55:.$F$56])" office:value-type="float" office:value="0.0505949344075628">
            <text:p>0.0505949344</text:p>
          </table:table-cell>
          <table:table-cell office:value-type="string">
            <text:p>[17, 0.08473694045334866]</text:p>
          </table:table-cell>
          <table:table-cell table:style-name="ce2" office:value-type="float" office:value="32">
            <text:p>32</text:p>
          </table:table-cell>
          <table:table-cell table:formula="of:=[.F19]-[.$E$3]" office:value-type="float" office:value="0">
            <text:p>#VALUE!</text:p>
          </table:table-cell>
          <table:table-cell table:style-name="Result" table:formula="of:=SUBTOTAL(1;[.$F$58:.$F$59])" office:value-type="float" office:value="0.0646514006300845">
            <text:p>0.0646514006</text:p>
          </table:table-cell>
          <table:table-cell table:number-columns-repeated="3"/>
          <table:table-cell office:value-type="string">
            <text:p>[16, 0.03439994276543442]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B20]-[.$A$3]" office:value-type="float" office:value="18">
            <text:p>18</text:p>
          </table:table-cell>
          <table:table-cell table:formula="of:=SUBTOTAL(1;[.$F$58:.$F$60])" office:value-type="float" office:value="0.07195218218002">
            <text:p>0.0719521822</text:p>
          </table:table-cell>
          <table:table-cell office:value-type="string">
            <text:p>[18, 0.23844664171194996]</text:p>
          </table:table-cell>
          <table:table-cell table:style-name="ce2" office:value-type="float" office:value="33">
            <text:p>33</text:p>
          </table:table-cell>
          <table:table-cell table:formula="of:=[.F20]-[.$E$3]" office:value-type="float" office:value="0">
            <text:p>#VALUE!</text:p>
          </table:table-cell>
          <table:table-cell table:style-name="Result" table:formula="of:=SUBTOTAL(1;[.$F$61:.$F$62])" office:value-type="float" office:value="0.141229126423845">
            <text:p>0.1412291264</text:p>
          </table:table-cell>
          <table:table-cell table:number-columns-repeated="3"/>
          <table:table-cell office:value-type="string">
            <text:p>[17, 0.08473694045334866]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B21]-[.$A$3]" office:value-type="float" office:value="19">
            <text:p>19</text:p>
          </table:table-cell>
          <table:table-cell table:formula="of:=SUBTOTAL(1;[.$F$62:.$F$64])" office:value-type="float" office:value="0.188473463048355">
            <text:p>0.188473463</text:p>
          </table:table-cell>
          <table:table-cell office:value-type="string">
            <text:p>[19, 0.17109665820149778]</text:p>
          </table:table-cell>
          <table:table-cell table:style-name="ce2" office:value-type="float" office:value="35">
            <text:p>35</text:p>
          </table:table-cell>
          <table:table-cell table:formula="of:=[.F21]-[.$E$3]" office:value-type="float" office:value="0">
            <text:p>#VALUE!</text:p>
          </table:table-cell>
          <table:table-cell table:style-name="Result" table:formula="of:=SUBTOTAL(1;[.$F$64:.$F$65])" office:value-type="float" office:value="0.0892515539640495">
            <text:p>0.089251554</text:p>
          </table:table-cell>
          <table:table-cell table:number-columns-repeated="3"/>
          <table:table-cell office:value-type="string">
            <text:p>[18, 0.23844664171194996]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B22]-[.$A$3]" office:value-type="float" office:value="20">
            <text:p>20</text:p>
          </table:table-cell>
          <table:table-cell table:formula="of:=SUBTOTAL(1;[.$F$66:.$F$66])" office:value-type="float" office:value="0.171096658201498">
            <text:p>0.1710966582</text:p>
          </table:table-cell>
          <table:table-cell office:value-type="string">
            <text:p>[20, 0.024243429549355548]</text:p>
          </table:table-cell>
          <table:table-cell table:style-name="ce2" office:value-type="float" office:value="36">
            <text:p>36</text:p>
          </table:table-cell>
          <table:table-cell table:formula="of:=[.F22]-[.$E$3]" office:value-type="float" office:value="0">
            <text:p>#VALUE!</text:p>
          </table:table-cell>
          <table:table-cell table:style-name="Result" table:formula="of:=SUBTOTAL(1;[.$F$67:.$F$68])" office:value-type="float" office:value="0.108908154631861">
            <text:p>0.1089081546</text:p>
          </table:table-cell>
          <table:table-cell table:number-columns-repeated="3"/>
          <table:table-cell office:value-type="string">
            <text:p>[19, 0.17109665820149778]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B23]-[.$A$3]" office:value-type="float" office:value="21">
            <text:p>21</text:p>
          </table:table-cell>
          <table:table-cell table:formula="of:=SUBTOTAL(1;[.$F$68:.$F$68])" office:value-type="float" office:value="0.0242434295493555">
            <text:p>0.0242434295</text:p>
          </table:table-cell>
          <table:table-cell office:value-type="string">
            <text:p>[21, 0.028856543955954463]</text:p>
          </table:table-cell>
          <table:table-cell table:style-name="ce2" office:value-type="float" office:value="37">
            <text:p>37</text:p>
          </table:table-cell>
          <table:table-cell table:formula="of:=[.F23]-[.$E$3]" office:value-type="float" office:value="0">
            <text:p>#VALUE!</text:p>
          </table:table-cell>
          <table:table-cell table:style-name="Result" table:formula="of:=SUBTOTAL(1;[.$F$70:.$F$71])" office:value-type="float" office:value="0.0608573214320005">
            <text:p>0.0608573214</text:p>
          </table:table-cell>
          <table:table-cell table:number-columns-repeated="3"/>
          <table:table-cell office:value-type="string">
            <text:p>[20, 0.024243429549355548]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B24]-[.$A$3]" office:value-type="float" office:value="22">
            <text:p>22</text:p>
          </table:table-cell>
          <table:table-cell table:formula="of:=SUBTOTAL(1;[.$F$70:.$F$71])" office:value-type="float" office:value="0.0547531029278311">
            <text:p>0.0547531029</text:p>
          </table:table-cell>
          <table:table-cell office:value-type="string">
            <text:p>[22, 0.16128726980153807]</text:p>
          </table:table-cell>
          <table:table-cell table:style-name="ce2" office:value-type="float" office:value="38">
            <text:p>38</text:p>
          </table:table-cell>
          <table:table-cell table:formula="of:=[.F24]-[.$E$3]" office:value-type="float" office:value="0">
            <text:p>#VALUE!</text:p>
          </table:table-cell>
          <table:table-cell table:style-name="Result" table:formula="of:=SUBTOTAL(1;[.$F$73:.$F$73])" office:value-type="float" office:value="0.0966650734315317">
            <text:p>0.0966650734</text:p>
          </table:table-cell>
          <table:table-cell table:number-columns-repeated="3"/>
          <table:table-cell office:value-type="string">
            <text:p>[21, 0.028856543955954463]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B25]-[.$A$3]" office:value-type="float" office:value="23">
            <text:p>23</text:p>
          </table:table-cell>
          <table:table-cell table:formula="of:=SUBTOTAL(1;[.$F$73:.$F$75])" office:value-type="float" office:value="0.118209297898138">
            <text:p>0.1182092979</text:p>
          </table:table-cell>
          <table:table-cell office:value-type="string">
            <text:p>[23, 0.06331875763237214]</text:p>
          </table:table-cell>
          <table:table-cell table:style-name="ce2" office:value-type="float" office:value="39">
            <text:p>39</text:p>
          </table:table-cell>
          <table:table-cell table:formula="of:=[.F25]-[.$E$3]" office:value-type="float" office:value="0">
            <text:p>#VALUE!</text:p>
          </table:table-cell>
          <table:table-cell table:style-name="Result" table:formula="of:=SUBTOTAL(1;[.$F$75:.$F$75])" office:value-type="float" office:value="0.0182193225165728">
            <text:p>0.0182193225</text:p>
          </table:table-cell>
          <table:table-cell table:number-columns-repeated="3"/>
          <table:table-cell office:value-type="string">
            <text:p>[22, 0.16128726980153807]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B26]-[.$A$3]" office:value-type="float" office:value="24">
            <text:p>24</text:p>
          </table:table-cell>
          <table:table-cell table:formula="of:=SUBTOTAL(1;[.$F$77:.$F$78])" office:value-type="float" office:value="0.069423081270711">
            <text:p>0.0694230813</text:p>
          </table:table-cell>
          <table:table-cell office:value-type="string">
            <text:p>[24, 0.19404274394610696]</text:p>
          </table:table-cell>
          <table:table-cell table:style-name="ce2" office:value-type="float" office:value="40">
            <text:p>40</text:p>
          </table:table-cell>
          <table:table-cell table:formula="of:=[.F26]-[.$E$3]" office:value-type="float" office:value="0">
            <text:p>#VALUE!</text:p>
          </table:table-cell>
          <table:table-cell table:style-name="Result" table:formula="of:=SUBTOTAL(1;[.$F$77:.$F$78])" office:value-type="float" office:value="0.119453541941455">
            <text:p>0.1194535419</text:p>
          </table:table-cell>
          <table:table-cell table:number-columns-repeated="3"/>
          <table:table-cell office:value-type="string">
            <text:p>[23, 0.06331875763237214]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B27]-[.$A$3]" office:value-type="float" office:value="25">
            <text:p>25</text:p>
          </table:table-cell>
          <table:table-cell table:formula="of:=SUBTOTAL(1;[.$F$80:.$F$82])" office:value-type="float" office:value="0.170686628788264">
            <text:p>0.1706866288</text:p>
          </table:table-cell>
          <table:table-cell office:value-type="string">
            <text:p>[25, 0.5103280259812734]</text:p>
          </table:table-cell>
          <table:table-cell table:style-name="ce2" office:value-type="float" office:value="41">
            <text:p>41</text:p>
          </table:table-cell>
          <table:table-cell table:formula="of:=[.F27]-[.$E$3]" office:value-type="float" office:value="0">
            <text:p>#VALUE!</text:p>
          </table:table-cell>
          <table:table-cell table:style-name="Result" table:formula="of:=SUBTOTAL(1;[.$F$80:.$F$81])" office:value-type="float" office:value="0.0482819270900273">
            <text:p>0.0482819271</text:p>
          </table:table-cell>
          <table:table-cell table:number-columns-repeated="3"/>
          <table:table-cell office:value-type="string">
            <text:p>[24, 0.19404274394610696]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B28]-[.$A$3]" office:value-type="float" office:value="26">
            <text:p>26</text:p>
          </table:table-cell>
          <table:table-cell table:formula="of:=SUBTOTAL(1;[.$F$84:.$F$87])" office:value-type="float" office:value="0.467828239732657">
            <text:p>0.4678282397</text:p>
          </table:table-cell>
          <table:table-cell office:value-type="string">
            <text:p>[26, 0.5485703530943674]</text:p>
          </table:table-cell>
          <table:table-cell table:style-name="ce2" office:value-type="float" office:value="43">
            <text:p>43</text:p>
          </table:table-cell>
          <table:table-cell table:formula="of:=[.F28]-[.$E$3]" office:value-type="float" office:value="0">
            <text:p>#VALUE!</text:p>
          </table:table-cell>
          <table:table-cell table:style-name="Result" table:formula="of:=SUBTOTAL(1;[.$F$83:.$F$84])" office:value-type="float" office:value="0.1248938630885">
            <text:p>0.1248938631</text:p>
          </table:table-cell>
          <table:table-cell table:number-columns-repeated="3"/>
          <table:table-cell office:value-type="string">
            <text:p>[25, 0.5103280259812734]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B29]-[.$A$3]" office:value-type="float" office:value="27">
            <text:p>27</text:p>
          </table:table-cell>
          <table:table-cell table:formula="of:=SUBTOTAL(1;[.$F$89:.$F$92])" office:value-type="float" office:value="0.502214385971676">
            <text:p>0.502214386</text:p>
          </table:table-cell>
          <table:table-cell office:value-type="string">
            <text:p>[27, 0.2299808809459059]</text:p>
          </table:table-cell>
          <table:table-cell table:style-name="ce2" office:value-type="float" office:value="44">
            <text:p>44</text:p>
          </table:table-cell>
          <table:table-cell table:formula="of:=[.F29]-[.$E$3]" office:value-type="float" office:value="0">
            <text:p>#VALUE!</text:p>
          </table:table-cell>
          <table:table-cell table:style-name="Result" table:formula="of:=SUBTOTAL(1;[.$F$86:.$F$89])" office:value-type="float" office:value="0.126924493296237">
            <text:p>0.1269244933</text:p>
          </table:table-cell>
          <table:table-cell table:number-columns-repeated="3"/>
          <table:table-cell office:value-type="string">
            <text:p>[26, 0.5485703530943674]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B30]-[.$A$3]" office:value-type="float" office:value="28">
            <text:p>28</text:p>
          </table:table-cell>
          <table:table-cell table:formula="of:=SUBTOTAL(1;[.$F$94:.$F$95])" office:value-type="float" office:value="0.286787290048787">
            <text:p>0.28678729</text:p>
          </table:table-cell>
          <table:table-cell office:value-type="string">
            <text:p>[28, 0.12356069267778097]</text:p>
          </table:table-cell>
          <table:table-cell table:style-name="ce2" office:value-type="float" office:value="45">
            <text:p>45</text:p>
          </table:table-cell>
          <table:table-cell table:formula="of:=[.F30]-[.$E$3]" office:value-type="float" office:value="0">
            <text:p>#VALUE!</text:p>
          </table:table-cell>
          <table:table-cell table:style-name="Result" table:formula="of:=SUBTOTAL(1;[.$F$91:.$F$93])" office:value-type="float" office:value="0.125454075768646">
            <text:p>0.1254540758</text:p>
          </table:table-cell>
          <table:table-cell table:number-columns-repeated="3"/>
          <table:table-cell office:value-type="string">
            <text:p>[27, 0.2299808809459059]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B31]-[.$A$3]" office:value-type="float" office:value="29">
            <text:p>29</text:p>
          </table:table-cell>
          <table:table-cell table:formula="of:=SUBTOTAL(1;[.$F$97:.$F$100])" office:value-type="float" office:value="0.128807991292904">
            <text:p>0.1288079913</text:p>
          </table:table-cell>
          <table:table-cell office:value-type="string">
            <text:p>[29, 0.02716171831271227]</text:p>
          </table:table-cell>
          <table:table-cell table:style-name="ce2" office:value-type="float" office:value="46">
            <text:p>46</text:p>
          </table:table-cell>
          <table:table-cell table:formula="of:=[.F31]-[.$E$3]" office:value-type="float" office:value="0">
            <text:p>#VALUE!</text:p>
          </table:table-cell>
          <table:table-cell table:style-name="Result" table:formula="of:=SUBTOTAL(1;[.$F$95:.$F$96])" office:value-type="float" office:value="0.100036129229408">
            <text:p>0.1000361292</text:p>
          </table:table-cell>
          <table:table-cell table:number-columns-repeated="3"/>
          <table:table-cell office:value-type="string">
            <text:p>[28, 0.12356069267778097]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[.B32]-[.$A$3]" office:value-type="float" office:value="30">
            <text:p>30</text:p>
          </table:table-cell>
          <table:table-cell table:formula="of:=SUBTOTAL(1;[.$F$102:.$F$103])" office:value-type="float" office:value="0.0602674340042545">
            <text:p>0.060267434</text:p>
          </table:table-cell>
          <table:table-cell office:value-type="string">
            <text:p>[30, 0.05896522592737369]</text:p>
          </table:table-cell>
          <table:table-cell table:style-name="ce2" office:value-type="float" office:value="47">
            <text:p>47</text:p>
          </table:table-cell>
          <table:table-cell table:formula="of:=[.F32]-[.$E$3]" office:value-type="float" office:value="0">
            <text:p>#VALUE!</text:p>
          </table:table-cell>
          <table:table-cell table:style-name="Result" table:formula="of:=SUBTOTAL(1;[.$F$98:.$F$100])" office:value-type="float" office:value="0.103728924903808">
            <text:p>0.1037289249</text:p>
          </table:table-cell>
          <table:table-cell table:number-columns-repeated="3"/>
          <table:table-cell office:value-type="string">
            <text:p>[29, 0.02716171831271227]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[.B33]-[.$A$3]" office:value-type="float" office:value="31">
            <text:p>31</text:p>
          </table:table-cell>
          <table:table-cell table:formula="of:=SUBTOTAL(1;[.$F$105:.$F$105])" office:value-type="float" office:value="0.134020078783086">
            <text:p>0.1340200788</text:p>
          </table:table-cell>
          <table:table-cell office:value-type="string">
            <text:p>[32, 0.0854267595733762]</text:p>
          </table:table-cell>
          <table:table-cell table:style-name="ce2" office:value-type="float" office:value="48">
            <text:p>48</text:p>
          </table:table-cell>
          <table:table-cell table:formula="of:=[.F33]-[.$E$3]" office:value-type="float" office:value="0">
            <text:p>#VALUE!</text:p>
          </table:table-cell>
          <table:table-cell table:style-name="Result" table:formula="of:=SUBTOTAL(1;[.$F$102:.$F$102])" office:value-type="float" office:value="0.070845653554207">
            <text:p>0.0708456536</text:p>
          </table:table-cell>
          <table:table-cell table:number-columns-repeated="3"/>
          <table:table-cell office:value-type="string">
            <text:p>[30, 0.05896522592737369]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[.B34]-[.$A$3]" office:value-type="float" office:value="32">
            <text:p>32</text:p>
          </table:table-cell>
          <table:table-cell table:formula="of:=SUBTOTAL(1;[.$F$107:.$F$107])" office:value-type="float" office:value="0.0589652259273737">
            <text:p>0.0589652259</text:p>
          </table:table-cell>
          <table:table-cell office:value-type="string">
            <text:p>[33, 0.05529252737261531]</text:p>
          </table:table-cell>
          <table:table-cell table:style-name="ce2" office:value-type="float" office:value="49">
            <text:p>49</text:p>
          </table:table-cell>
          <table:table-cell table:formula="of:=[.F34]-[.$E$3]" office:value-type="float" office:value="0">
            <text:p>#VALUE!</text:p>
          </table:table-cell>
          <table:table-cell table:style-name="Result" table:formula="of:=SUBTOTAL(1;[.$F$104:.$F$104])" office:value-type="float" office:value="0.15886617598692">
            <text:p>0.158866176</text:p>
          </table:table-cell>
          <table:table-cell table:number-columns-repeated="3"/>
          <table:table-cell office:value-type="string">
            <text:p>[32, 0.0854267595733762]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[.B35]-[.$A$3]" office:value-type="float" office:value="33">
            <text:p>33</text:p>
          </table:table-cell>
          <table:table-cell table:formula="of:=SUBTOTAL(1;[.$F$109:.$F$110])" office:value-type="float" office:value="0.0686022824471436">
            <text:p>0.0686022824</text:p>
          </table:table-cell>
          <table:table-cell office:value-type="string">
            <text:p>[34, 0.10380148175021937]</text:p>
          </table:table-cell>
          <table:table-cell table:style-name="ce2" office:value-type="float" office:value="50">
            <text:p>50</text:p>
          </table:table-cell>
          <table:table-cell table:formula="of:=[.F35]-[.$E$3]" office:value-type="float" office:value="0">
            <text:p>#VALUE!</text:p>
          </table:table-cell>
          <table:table-cell table:style-name="Result" table:formula="of:=SUBTOTAL(1;[.$F$106:.$F$108])" office:value-type="float" office:value="0.106039761199758">
            <text:p>0.1060397612</text:p>
          </table:table-cell>
          <table:table-cell table:number-columns-repeated="3"/>
          <table:table-cell office:value-type="string">
            <text:p>[33, 0.05529252737261531]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[.B36]-[.$A$3]" office:value-type="float" office:value="34">
            <text:p>34</text:p>
          </table:table-cell>
          <table:table-cell table:formula="of:=SUBTOTAL(1;[.$F$112:.$F$113])" office:value-type="float" office:value="0.0781193352664165">
            <text:p>0.0781193353</text:p>
          </table:table-cell>
          <table:table-cell office:value-type="string">
            <text:p>[35, 0.1085407675749961]</text:p>
          </table:table-cell>
          <table:table-cell table:style-name="ce2" office:value-type="float" office:value="52">
            <text:p>52</text:p>
          </table:table-cell>
          <table:table-cell table:formula="of:=[.F36]-[.$E$3]" office:value-type="float" office:value="0">
            <text:p>#VALUE!</text:p>
          </table:table-cell>
          <table:table-cell table:style-name="Result" table:formula="of:=SUBTOTAL(1;[.$F$110:.$F$111])" office:value-type="float" office:value="0.124273282767273">
            <text:p>0.1242732828</text:p>
          </table:table-cell>
          <table:table-cell table:number-columns-repeated="3"/>
          <table:table-cell office:value-type="string">
            <text:p>[34, 0.10380148175021937]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[.B37]-[.$A$3]" office:value-type="float" office:value="35">
            <text:p>35</text:p>
          </table:table-cell>
          <table:table-cell table:formula="of:=SUBTOTAL(1;[.$F$115:.$F$115])" office:value-type="float" office:value="0.101285643616648">
            <text:p>0.1012856436</text:p>
          </table:table-cell>
          <table:table-cell office:value-type="string">
            <text:p>[36, 0.04926466503493559]</text:p>
          </table:table-cell>
          <table:table-cell table:style-name="ce2" office:value-type="float" office:value="53">
            <text:p>53</text:p>
          </table:table-cell>
          <table:table-cell table:formula="of:=[.F37]-[.$E$3]" office:value-type="float" office:value="0">
            <text:p>#VALUE!</text:p>
          </table:table-cell>
          <table:table-cell table:style-name="Result" table:formula="of:=SUBTOTAL(1;[.$F$113:.$F$116])" office:value-type="float" office:value="0.102987051489294">
            <text:p>0.1029870515</text:p>
          </table:table-cell>
          <table:table-cell table:number-columns-repeated="3"/>
          <table:table-cell office:value-type="string">
            <text:p>[35, 0.1085407675749961]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[.B38]-[.$A$3]" office:value-type="float" office:value="36">
            <text:p>36</text:p>
          </table:table-cell>
          <table:table-cell table:formula="of:=SUBTOTAL(1;[.$F$117:.$F$119])" office:value-type="float" office:value="0.111906122856158">
            <text:p>0.1119061229</text:p>
          </table:table-cell>
          <table:table-cell office:value-type="string">
            <text:p>[37, 0.21287191580505538]</text:p>
          </table:table-cell>
          <table:table-cell table:style-name="ce2" office:value-type="float" office:value="54">
            <text:p>54</text:p>
          </table:table-cell>
          <table:table-cell table:formula="of:=[.F38]-[.$E$3]" office:value-type="float" office:value="0">
            <text:p>#VALUE!</text:p>
          </table:table-cell>
          <table:table-cell table:style-name="Result" table:formula="of:=SUBTOTAL(1;[.$F$118:.$F$118])" office:value-type="float" office:value="0.0300769830874837">
            <text:p>0.0300769831</text:p>
          </table:table-cell>
          <table:table-cell table:number-columns-repeated="3"/>
          <table:table-cell office:value-type="string">
            <text:p>[36, 0.04926466503493559]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[.B39]-[.$A$3]" office:value-type="float" office:value="37">
            <text:p>37</text:p>
          </table:table-cell>
          <table:table-cell table:formula="of:=SUBTOTAL(1;[.$F$121:.$F$122])" office:value-type="float" office:value="0.0836704630282925">
            <text:p>0.083670463</text:p>
          </table:table-cell>
          <table:table-cell office:value-type="string">
            <text:p>[39, 0.1997996443114722]</text:p>
          </table:table-cell>
          <table:table-cell table:style-name="ce2" office:value-type="float" office:value="55">
            <text:p>55</text:p>
          </table:table-cell>
          <table:table-cell table:formula="of:=[.F39]-[.$E$3]" office:value-type="float" office:value="0">
            <text:p>#VALUE!</text:p>
          </table:table-cell>
          <table:table-cell table:style-name="Result" table:formula="of:=SUBTOTAL(1;[.$F$120:.$F$121])" office:value-type="float" office:value="0.0930891919568584">
            <text:p>0.093089192</text:p>
          </table:table-cell>
          <table:table-cell table:number-columns-repeated="3"/>
          <table:table-cell office:value-type="string">
            <text:p>[37, 0.21287191580505538]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[.B40]-[.$A$3]" office:value-type="float" office:value="38">
            <text:p>38</text:p>
          </table:table-cell>
          <table:table-cell table:formula="of:=SUBTOTAL(1;[.$F$124:.$F$124])" office:value-type="float" office:value="0.126354799420163">
            <text:p>0.1263547994</text:p>
          </table:table-cell>
          <table:table-cell office:value-type="string">
            <text:p>[41, 0.19875643608804286]</text:p>
          </table:table-cell>
          <table:table-cell table:style-name="ce2" office:value-type="float" office:value="56">
            <text:p>56</text:p>
          </table:table-cell>
          <table:table-cell table:formula="of:=[.F40]-[.$E$3]" office:value-type="float" office:value="0">
            <text:p>#VALUE!</text:p>
          </table:table-cell>
          <table:table-cell table:style-name="Result" table:formula="of:=SUBTOTAL(1;[.$F$123:.$F$123])" office:value-type="float" office:value="0.111253348275668">
            <text:p>0.1112533483</text:p>
          </table:table-cell>
          <table:table-cell table:number-columns-repeated="3"/>
          <table:table-cell office:value-type="string">
            <text:p>[39, 0.1997996443114722]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B41]-[.$A$3]" office:value-type="float" office:value="39">
            <text:p>39</text:p>
          </table:table-cell>
          <table:table-cell table:formula="of:=SUBTOTAL(1;[.$F$126:.$F$126])" office:value-type="float" office:value="0.212871915805055">
            <text:p>0.2128719158</text:p>
          </table:table-cell>
          <table:table-cell office:value-type="string">
            <text:p>[43, 0.2846481206761369]</text:p>
          </table:table-cell>
          <table:table-cell table:style-name="ce2" office:value-type="float" office:value="57">
            <text:p>57</text:p>
          </table:table-cell>
          <table:table-cell table:formula="of:=[.F41]-[.$E$3]" office:value-type="float" office:value="0">
            <text:p>#VALUE!</text:p>
          </table:table-cell>
          <table:table-cell table:style-name="Result" table:formula="of:=SUBTOTAL(1;[.$F$125:.$F$127])" office:value-type="float" office:value="0.223604764449431">
            <text:p>0.2236047644</text:p>
          </table:table-cell>
          <table:table-cell table:number-columns-repeated="3"/>
          <table:table-cell office:value-type="string">
            <text:p>[41, 0.19875643608804286]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[.B42]-[.$A$3]" office:value-type="float" office:value="40">
            <text:p>40</text:p>
          </table:table-cell>
          <table:table-cell table:formula="of:=SUBTOTAL(1;[.$F$128:.$F$128])" office:value-type="float" office:value="0.140504107593619">
            <text:p>0.1405041076</text:p>
          </table:table-cell>
          <table:table-cell office:value-type="string">
            <text:p>[45, 0.25999737083344604]</text:p>
          </table:table-cell>
          <table:table-cell table:style-name="ce2" office:value-type="float" office:value="60">
            <text:p>60</text:p>
          </table:table-cell>
          <table:table-cell table:formula="of:=[.F42]-[.$E$3]" office:value-type="float" office:value="0">
            <text:p>#VALUE!</text:p>
          </table:table-cell>
          <table:table-cell table:style-name="Result" table:formula="of:=SUBTOTAL(1;[.$F$129:.$F$129])" office:value-type="float" office:value="0.0982378982352928">
            <text:p>0.0982378982</text:p>
          </table:table-cell>
          <table:table-cell table:number-columns-repeated="3"/>
          <table:table-cell office:value-type="string">
            <text:p>[43, 0.2846481206761369]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[.B43]-[.$A$3]" office:value-type="float" office:value="41">
            <text:p>41</text:p>
          </table:table-cell>
          <table:table-cell table:formula="of:=SUBTOTAL(1;[.$F$130:.$F$131])" office:value-type="float" office:value="0.164435149602288">
            <text:p>0.1644351496</text:p>
          </table:table-cell>
          <table:table-cell office:value-type="string">
            <text:p>[46, 0.06446500231972595]</text:p>
          </table:table-cell>
          <table:table-cell table:style-name="ce2" office:value-type="float" office:value="61">
            <text:p>61</text:p>
          </table:table-cell>
          <table:table-cell table:formula="of:=[.F43]-[.$E$3]" office:value-type="float" office:value="0">
            <text:p>#VALUE!</text:p>
          </table:table-cell>
          <table:table-cell table:style-name="Result" table:formula="of:=SUBTOTAL(1;[.$F$131:.$F$131])" office:value-type="float" office:value="0.152211579500738">
            <text:p>0.1522115795</text:p>
          </table:table-cell>
          <table:table-cell table:number-columns-repeated="3"/>
          <table:table-cell office:value-type="string">
            <text:p>[45, 0.25999737083344604]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B44]-[.$A$3]" office:value-type="float" office:value="43">
            <text:p>43</text:p>
          </table:table-cell>
          <table:table-cell table:formula="of:=SUBTOTAL(1;[.$F$133:.$F$133])" office:value-type="float" office:value="0.198756436088043">
            <text:p>0.1987564361</text:p>
          </table:table-cell>
          <table:table-cell office:value-type="string">
            <text:p>[47, 0.23209462906325973]</text:p>
          </table:table-cell>
          <table:table-cell table:style-name="ce2" office:value-type="float" office:value="62">
            <text:p>62</text:p>
          </table:table-cell>
          <table:table-cell table:formula="of:=[.F44]-[.$E$3]" office:value-type="float" office:value="0">
            <text:p>#VALUE!</text:p>
          </table:table-cell>
          <table:table-cell table:style-name="Result" table:formula="of:=SUBTOTAL(1;[.$F$133:.$F$136])" office:value-type="float" office:value="0.141393832063273">
            <text:p>0.1413938321</text:p>
          </table:table-cell>
          <table:table-cell table:number-columns-repeated="3"/>
          <table:table-cell office:value-type="string">
            <text:p>[46, 0.06446500231972595]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[.B45]-[.$A$3]" office:value-type="float" office:value="44">
            <text:p>44</text:p>
          </table:table-cell>
          <table:table-cell table:formula="of:=SUBTOTAL(1;[.$F$135:.$F$135])" office:value-type="float" office:value="0.18762040567549">
            <text:p>0.1876204057</text:p>
          </table:table-cell>
          <table:table-cell office:value-type="string">
            <text:p>[48, 0.11041811766669428]</text:p>
          </table:table-cell>
          <table:table-cell table:style-name="ce2" office:value-type="float" office:value="63">
            <text:p>63</text:p>
          </table:table-cell>
          <table:table-cell table:formula="of:=[.F45]-[.$E$3]" office:value-type="float" office:value="0">
            <text:p>#VALUE!</text:p>
          </table:table-cell>
          <table:table-cell table:style-name="Result" table:formula="of:=SUBTOTAL(1;[.$F$138:.$F$138])" office:value-type="float" office:value="0.11709247312623">
            <text:p>0.1170924731</text:p>
          </table:table-cell>
          <table:table-cell table:number-columns-repeated="3"/>
          <table:table-cell office:value-type="string">
            <text:p>[47, 0.23209462906325973]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[.B46]-[.$A$3]" office:value-type="float" office:value="45">
            <text:p>45</text:p>
          </table:table-cell>
          <table:table-cell table:formula="of:=SUBTOTAL(1;[.$F$137:.$F$137])" office:value-type="float" office:value="0.284648120676137">
            <text:p>0.2846481207</text:p>
          </table:table-cell>
          <table:table-cell office:value-type="string">
            <text:p>[49, 0.18116879948563813]</text:p>
          </table:table-cell>
          <table:table-cell table:style-name="ce2" office:value-type="float" office:value="64">
            <text:p>64</text:p>
          </table:table-cell>
          <table:table-cell table:formula="of:=[.F46]-[.$E$3]" office:value-type="float" office:value="0">
            <text:p>#VALUE!</text:p>
          </table:table-cell>
          <table:table-cell table:style-name="Result" table:formula="of:=SUBTOTAL(1;[.$F$140:.$F$140])" office:value-type="float" office:value="0.114679000464405">
            <text:p>0.1146790005</text:p>
          </table:table-cell>
          <table:table-cell table:number-columns-repeated="3"/>
          <table:table-cell office:value-type="string">
            <text:p>[48, 0.11041811766669428]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[.B47]-[.$A$3]" office:value-type="float" office:value="47">
            <text:p>47</text:p>
          </table:table-cell>
          <table:table-cell table:formula="of:=SUBTOTAL(1;[.$F$139:.$F$141])" office:value-type="float" office:value="0.183296647165753">
            <text:p>0.1832966472</text:p>
          </table:table-cell>
          <table:table-cell office:value-type="string">
            <text:p>[50, 0.1548941084373165]</text:p>
          </table:table-cell>
          <table:table-cell table:style-name="ce2" office:value-type="float" office:value="65">
            <text:p>65</text:p>
          </table:table-cell>
          <table:table-cell table:formula="of:=[.F47]-[.$E$3]" office:value-type="float" office:value="0">
            <text:p>#VALUE!</text:p>
          </table:table-cell>
          <table:table-cell table:style-name="Result" table:formula="of:=SUBTOTAL(1;[.$F$142:.$F$142])" office:value-type="float" office:value="0.0783291312274494">
            <text:p>0.0783291312</text:p>
          </table:table-cell>
          <table:table-cell table:number-columns-repeated="3"/>
          <table:table-cell office:value-type="string">
            <text:p>[49, 0.18116879948563813]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[.B48]-[.$A$3]" office:value-type="float" office:value="48">
            <text:p>48</text:p>
          </table:table-cell>
          <table:table-cell table:formula="of:=SUBTOTAL(1;[.$F$143:.$F$143])" office:value-type="float" office:value="0.23209462906326">
            <text:p>0.2320946291</text:p>
          </table:table-cell>
          <table:table-cell office:value-type="string">
            <text:p>[51, 0.23109706582832817]</text:p>
          </table:table-cell>
          <table:table-cell table:style-name="ce2" office:value-type="float" office:value="68">
            <text:p>68</text:p>
          </table:table-cell>
          <table:table-cell table:formula="of:=[.F48]-[.$E$3]" office:value-type="float" office:value="0">
            <text:p>#VALUE!</text:p>
          </table:table-cell>
          <table:table-cell table:style-name="Result" table:formula="of:=SUBTOTAL(1;[.$F$144:.$F$147])" office:value-type="float" office:value="0.143151505684962">
            <text:p>0.1431515057</text:p>
          </table:table-cell>
          <table:table-cell table:number-columns-repeated="3"/>
          <table:table-cell office:value-type="string">
            <text:p>[50, 0.1548941084373165]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B49]-[.$A$3]" office:value-type="float" office:value="49">
            <text:p>49</text:p>
          </table:table-cell>
          <table:table-cell table:formula="of:=SUBTOTAL(1;[.$F$145:.$F$148])" office:value-type="float" office:value="0.149800196129057">
            <text:p>0.1498001961</text:p>
          </table:table-cell>
          <table:table-cell office:value-type="string">
            <text:p>[52, 0.09922909684312395]</text:p>
          </table:table-cell>
          <table:table-cell table:style-name="ce2" office:value-type="float" office:value="69">
            <text:p>69</text:p>
          </table:table-cell>
          <table:table-cell table:formula="of:=[.F49]-[.$E$3]" office:value-type="float" office:value="0">
            <text:p>#VALUE!</text:p>
          </table:table-cell>
          <table:table-cell table:style-name="Result" table:formula="of:=SUBTOTAL(1;[.$F$149:.$F$151])" office:value-type="float" office:value="0.274789707614526">
            <text:p>0.2747897076</text:p>
          </table:table-cell>
          <table:table-cell table:number-columns-repeated="3"/>
          <table:table-cell office:value-type="string">
            <text:p>[51, 0.23109706582832817]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[.B50]-[.$A$3]" office:value-type="float" office:value="50">
            <text:p>50</text:p>
          </table:table-cell>
          <table:table-cell table:formula="of:=SUBTOTAL(1;[.$F$150:.$F$151])" office:value-type="float" office:value="0.136229732642817">
            <text:p>0.1362297326</text:p>
          </table:table-cell>
          <table:table-cell office:value-type="string">
            <text:p>[53, 0.12477158810022976]</text:p>
          </table:table-cell>
          <table:table-cell table:style-name="ce2" office:value-type="float" office:value="70">
            <text:p>70</text:p>
          </table:table-cell>
          <table:table-cell table:formula="of:=[.F50]-[.$E$3]" office:value-type="float" office:value="0">
            <text:p>#VALUE!</text:p>
          </table:table-cell>
          <table:table-cell table:style-name="Result" table:formula="of:=SUBTOTAL(1;[.$F$153:.$F$154])" office:value-type="float" office:value="0.395358784579862">
            <text:p>0.3953587846</text:p>
          </table:table-cell>
          <table:table-cell table:number-columns-repeated="3"/>
          <table:table-cell office:value-type="string">
            <text:p>[52, 0.09922909684312395]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[.B51]-[.$A$3]" office:value-type="float" office:value="52">
            <text:p>52</text:p>
          </table:table-cell>
          <table:table-cell table:formula="of:=SUBTOTAL(1;[.$F$153:.$F$155])" office:value-type="float" office:value="0.16210447196003">
            <text:p>0.162104472</text:p>
          </table:table-cell>
          <table:table-cell office:value-type="string">
            <text:p>[54, 0.22675096391792374]</text:p>
          </table:table-cell>
          <table:table-cell table:style-name="ce2" office:value-type="float" office:value="71">
            <text:p>71</text:p>
          </table:table-cell>
          <table:table-cell table:formula="of:=[.F51]-[.$E$3]" office:value-type="float" office:value="0">
            <text:p>#VALUE!</text:p>
          </table:table-cell>
          <table:table-cell table:style-name="Result" table:formula="of:=SUBTOTAL(1;[.$F$156:.$F$157])" office:value-type="float" office:value="0.278415390646079">
            <text:p>0.2784153906</text:p>
          </table:table-cell>
          <table:table-cell table:number-columns-repeated="3"/>
          <table:table-cell office:value-type="string">
            <text:p>[53, 0.12477158810022976]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[.B52]-[.$A$3]" office:value-type="float" office:value="53">
            <text:p>53</text:p>
          </table:table-cell>
          <table:table-cell table:formula="of:=SUBTOTAL(1;[.$F$157:.$F$157])" office:value-type="float" office:value="0.231097065828328">
            <text:p>0.2310970658</text:p>
          </table:table-cell>
          <table:table-cell office:value-type="string">
            <text:p>[55, 0.10969903513385938]</text:p>
          </table:table-cell>
          <table:table-cell table:style-name="ce2" office:value-type="float" office:value="72">
            <text:p>72</text:p>
          </table:table-cell>
          <table:table-cell table:formula="of:=[.F52]-[.$E$3]" office:value-type="float" office:value="0">
            <text:p>#VALUE!</text:p>
          </table:table-cell>
          <table:table-cell table:style-name="Result" table:formula="of:=SUBTOTAL(1;[.$F$159:.$F$159])" office:value-type="float" office:value="0.0768337680147655">
            <text:p>0.076833768</text:p>
          </table:table-cell>
          <table:table-cell table:number-columns-repeated="3"/>
          <table:table-cell office:value-type="string">
            <text:p>[54, 0.22675096391792374]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[.B53]-[.$A$3]" office:value-type="float" office:value="54">
            <text:p>54</text:p>
          </table:table-cell>
          <table:table-cell table:formula="of:=SUBTOTAL(1;[.$F$159:.$F$161])" office:value-type="float" office:value="0.140987402894179">
            <text:p>0.1409874029</text:p>
          </table:table-cell>
          <table:table-cell office:value-type="string">
            <text:p>[56, 0.09039986643320777]</text:p>
          </table:table-cell>
          <table:table-cell table:style-name="ce2" office:value-type="float" office:value="73">
            <text:p>73</text:p>
          </table:table-cell>
          <table:table-cell table:formula="of:=[.F53]-[.$E$3]" office:value-type="float" office:value="0">
            <text:p>#VALUE!</text:p>
          </table:table-cell>
          <table:table-cell table:style-name="Result" table:formula="of:=SUBTOTAL(1;[.$F$161:.$F$162])" office:value-type="float" office:value="0.0876823926829955">
            <text:p>0.0876823927</text:p>
          </table:table-cell>
          <table:table-cell table:number-columns-repeated="3"/>
          <table:table-cell office:value-type="string">
            <text:p>[55, 0.10969903513385938]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[.B54]-[.$A$3]" office:value-type="float" office:value="55">
            <text:p>55</text:p>
          </table:table-cell>
          <table:table-cell table:formula="of:=SUBTOTAL(1;[.$F$163:.$F$164])" office:value-type="float" office:value="0.216403897432378">
            <text:p>0.2164038974</text:p>
          </table:table-cell>
          <table:table-cell office:value-type="string">
            <text:p>[57, 0.17222228391142966]</text:p>
          </table:table-cell>
          <table:table-cell table:style-name="ce2" office:value-type="float" office:value="75">
            <text:p>75</text:p>
          </table:table-cell>
          <table:table-cell table:formula="of:=[.F54]-[.$E$3]" office:value-type="float" office:value="0">
            <text:p>#VALUE!</text:p>
          </table:table-cell>
          <table:table-cell table:style-name="Result" table:formula="of:=SUBTOTAL(1;[.$F$164:.$F$164])" office:value-type="float" office:value="0.0523422658960983">
            <text:p>0.0523422659</text:p>
          </table:table-cell>
          <table:table-cell table:number-columns-repeated="3"/>
          <table:table-cell office:value-type="string">
            <text:p>[56, 0.09039986643320777]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[.B55]-[.$A$3]" office:value-type="float" office:value="56">
            <text:p>56</text:p>
          </table:table-cell>
          <table:table-cell table:formula="of:=SUBTOTAL(1;[.$F$166:.$F$167])" office:value-type="float" office:value="0.157885008886885">
            <text:p>0.1578850089</text:p>
          </table:table-cell>
          <table:table-cell office:value-type="string">
            <text:p>[58, 0.2087970011090188]</text:p>
          </table:table-cell>
          <table:table-cell table:style-name="ce2" office:value-type="float" office:value="76">
            <text:p>76</text:p>
          </table:table-cell>
          <table:table-cell table:formula="of:=[.F55]-[.$E$3]" office:value-type="float" office:value="0">
            <text:p>#VALUE!</text:p>
          </table:table-cell>
          <table:table-cell table:style-name="Result" table:formula="of:=SUBTOTAL(1;[.$F$166:.$F$168])" office:value-type="float" office:value="0.0957463121467682">
            <text:p>0.0957463121</text:p>
          </table:table-cell>
          <table:table-cell table:number-columns-repeated="3"/>
          <table:table-cell office:value-type="string">
            <text:p>[57, 0.17222228391142966]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[.B56]-[.$A$3]" office:value-type="float" office:value="57">
            <text:p>57</text:p>
          </table:table-cell>
          <table:table-cell table:formula="of:=SUBTOTAL(1;[.$F$169:.$F$169])" office:value-type="float" office:value="0.0903998664332078">
            <text:p>0.0903998664</text:p>
          </table:table-cell>
          <table:table-cell office:value-type="string">
            <text:p>[61, 0.08985523587983033]</text:p>
          </table:table-cell>
          <table:table-cell table:style-name="ce2" office:value-type="float" office:value="77">
            <text:p>77</text:p>
          </table:table-cell>
          <table:table-cell table:formula="of:=[.F56]-[.$E$3]" office:value-type="float" office:value="0">
            <text:p>#VALUE!</text:p>
          </table:table-cell>
          <table:table-cell table:style-name="Result" table:formula="of:=SUBTOTAL(1;[.$F$170:.$F$171])" office:value-type="float" office:value="0.155244643080633">
            <text:p>0.1552446431</text:p>
          </table:table-cell>
          <table:table-cell table:number-columns-repeated="3"/>
          <table:table-cell office:value-type="string">
            <text:p>[58, 0.2087970011090188]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[.B57]-[.$A$3]" office:value-type="float" office:value="58">
            <text:p>58</text:p>
          </table:table-cell>
          <table:table-cell table:formula="of:=SUBTOTAL(1;[.$F$171:.$F$172])" office:value-type="float" office:value="0.15255392360264">
            <text:p>0.1525539236</text:p>
          </table:table-cell>
          <table:table-cell office:value-type="string">
            <text:p>[62, 0.1583012223018905]</text:p>
          </table:table-cell>
          <table:table-cell table:style-name="ce2" office:value-type="float" office:value="78">
            <text:p>78</text:p>
          </table:table-cell>
          <table:table-cell table:formula="of:=[.F57]-[.$E$3]" office:value-type="float" office:value="0">
            <text:p>#VALUE!</text:p>
          </table:table-cell>
          <table:table-cell table:style-name="Result" table:formula="of:=SUBTOTAL(1;[.$F$173:.$F$173])" office:value-type="float" office:value="0.182908755299662">
            <text:p>0.1829087553</text:p>
          </table:table-cell>
          <table:table-cell table:number-columns-repeated="3"/>
          <table:table-cell office:value-type="string">
            <text:p>[61, 0.08985523587983033]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B58]-[.$A$3]" office:value-type="float" office:value="59">
            <text:p>59</text:p>
          </table:table-cell>
          <table:table-cell table:formula="of:=SUBTOTAL(1;[.$F$174:.$F$174])" office:value-type="float" office:value="0.141493147931741">
            <text:p>0.1414931479</text:p>
          </table:table-cell>
          <table:table-cell office:value-type="string">
            <text:p>[64, 0.1004202063899759]</text:p>
          </table:table-cell>
          <table:table-cell table:style-name="ce2" office:value-type="float" office:value="79">
            <text:p>79</text:p>
          </table:table-cell>
          <table:table-cell table:formula="of:=[.F58]-[.$E$3]" office:value-type="float" office:value="0">
            <text:p>#VALUE!</text:p>
          </table:table-cell>
          <table:table-cell table:style-name="Result" table:formula="of:=SUBTOTAL(1;[.$F$175:.$F$175])" office:value-type="float" office:value="0.132729900806007">
            <text:p>0.1327299008</text:p>
          </table:table-cell>
          <table:table-cell table:number-columns-repeated="3"/>
          <table:table-cell office:value-type="string">
            <text:p>[62, 0.1583012223018905]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[.B59]-[.$A$3]" office:value-type="float" office:value="61">
            <text:p>61</text:p>
          </table:table-cell>
          <table:table-cell table:formula="of:=SUBTOTAL(1;[.$F$176:.$F$176])" office:value-type="float" office:value="0.208797001109019">
            <text:p>0.2087970011</text:p>
          </table:table-cell>
          <table:table-cell office:value-type="string">
            <text:p>[65, 0.13423907788310172]</text:p>
          </table:table-cell>
          <table:table-cell table:style-name="ce2" office:value-type="float" office:value="80">
            <text:p>80</text:p>
          </table:table-cell>
          <table:table-cell table:formula="of:=[.F59]-[.$E$3]" office:value-type="float" office:value="0">
            <text:p>#VALUE!</text:p>
          </table:table-cell>
          <table:table-cell table:style-name="Result" table:formula="of:=SUBTOTAL(1;[.$F$177:.$F$178])" office:value-type="float" office:value="0.0838436486732074">
            <text:p>0.0838436487</text:p>
          </table:table-cell>
          <table:table-cell table:number-columns-repeated="3"/>
          <table:table-cell office:value-type="string">
            <text:p>[64, 0.1004202063899759]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f:=[.B60]-[.$A$3]" office:value-type="float" office:value="62">
            <text:p>62</text:p>
          </table:table-cell>
          <table:table-cell table:formula="of:=SUBTOTAL(1;[.$F$178:.$F$178])" office:value-type="float" office:value="0.0898552358798303">
            <text:p>0.0898552359</text:p>
          </table:table-cell>
          <table:table-cell office:value-type="string">
            <text:p>[66, 0.06175596982914381]</text:p>
          </table:table-cell>
          <table:table-cell table:style-name="ce2" office:value-type="float" office:value="81">
            <text:p>81</text:p>
          </table:table-cell>
          <table:table-cell table:formula="of:=[.F60]-[.$E$3]" office:value-type="float" office:value="0">
            <text:p>#VALUE!</text:p>
          </table:table-cell>
          <table:table-cell table:style-name="Result" table:formula="of:=SUBTOTAL(1;[.$F$180:.$F$182])" office:value-type="float" office:value="0.140994971900335">
            <text:p>0.1409949719</text:p>
          </table:table-cell>
          <table:table-cell table:number-columns-repeated="3"/>
          <table:table-cell office:value-type="string">
            <text:p>[65, 0.13423907788310172]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[.B61]-[.$A$3]" office:value-type="float" office:value="64">
            <text:p>64</text:p>
          </table:table-cell>
          <table:table-cell table:formula="of:=SUBTOTAL(1;[.$F$180:.$F$180])" office:value-type="float" office:value="0.158301222301891">
            <text:p>0.1583012223</text:p>
          </table:table-cell>
          <table:table-cell office:value-type="string">
            <text:p>[67, 0.10031850165987068]</text:p>
          </table:table-cell>
          <table:table-cell table:style-name="ce2" office:value-type="float" office:value="82">
            <text:p>82</text:p>
          </table:table-cell>
          <table:table-cell table:formula="of:=[.F61]-[.$E$3]" office:value-type="float" office:value="0">
            <text:p>#VALUE!</text:p>
          </table:table-cell>
          <table:table-cell table:style-name="Result" table:formula="of:=SUBTOTAL(1;[.$F$184:.$F$184])" office:value-type="float" office:value="0.126714784362481">
            <text:p>0.1267147844</text:p>
          </table:table-cell>
          <table:table-cell table:number-columns-repeated="3"/>
          <table:table-cell office:value-type="string">
            <text:p>[66, 0.06175596982914381]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[.B62]-[.$A$3]" office:value-type="float" office:value="65">
            <text:p>65</text:p>
          </table:table-cell>
          <table:table-cell table:formula="of:=SUBTOTAL(1;[.$F$182:.$F$184])" office:value-type="float" office:value="0.148719851759836">
            <text:p>0.1487198518</text:p>
          </table:table-cell>
          <table:table-cell office:value-type="string">
            <text:p>[68, 0.12158430358432053]</text:p>
          </table:table-cell>
          <table:table-cell table:style-name="ce2" office:value-type="float" office:value="84">
            <text:p>84</text:p>
          </table:table-cell>
          <table:table-cell table:formula="of:=[.F62]-[.$E$3]" office:value-type="float" office:value="0">
            <text:p>#VALUE!</text:p>
          </table:table-cell>
          <table:table-cell table:style-name="Result" table:formula="of:=SUBTOTAL(1;[.$F$186:.$F$186])" office:value-type="float" office:value="0.201012874071418">
            <text:p>0.2010128741</text:p>
          </table:table-cell>
          <table:table-cell table:number-columns-repeated="3"/>
          <table:table-cell office:value-type="string">
            <text:p>[67, 0.10031850165987068]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f:=[.B63]-[.$A$3]" office:value-type="float" office:value="66">
            <text:p>66</text:p>
          </table:table-cell>
          <table:table-cell table:formula="of:=SUBTOTAL(1;[.$F$186:.$F$186])" office:value-type="float" office:value="0.134239077883102">
            <text:p>0.1342390779</text:p>
          </table:table-cell>
          <table:table-cell office:value-type="string">
            <text:p>[71, 0.12902132764438254]</text:p>
          </table:table-cell>
          <table:table-cell table:style-name="ce2" office:value-type="float" office:value="86">
            <text:p>86</text:p>
          </table:table-cell>
          <table:table-cell table:formula="of:=[.F63]-[.$E$3]" office:value-type="float" office:value="0">
            <text:p>#VALUE!</text:p>
          </table:table-cell>
          <table:table-cell table:style-name="Result" table:formula="of:=SUBTOTAL(1;[.$F$188:.$F$188])" office:value-type="float" office:value="0.147813130689755">
            <text:p>0.1478131307</text:p>
          </table:table-cell>
          <table:table-cell table:number-columns-repeated="3"/>
          <table:table-cell office:value-type="string">
            <text:p>[68, 0.12158430358432053]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[.B64]-[.$A$3]" office:value-type="float" office:value="67">
            <text:p>67</text:p>
          </table:table-cell>
          <table:table-cell table:formula="of:=SUBTOTAL(1;[.$F$188:.$F$188])" office:value-type="float" office:value="0.166164942482118">
            <text:p>0.1661649425</text:p>
          </table:table-cell>
          <table:table-cell office:value-type="string">
            <text:p>[72, 0.09147405528379696]</text:p>
          </table:table-cell>
          <table:table-cell table:style-name="ce2" office:value-type="float" office:value="87">
            <text:p>87</text:p>
          </table:table-cell>
          <table:table-cell table:formula="of:=[.F64]-[.$E$3]" office:value-type="float" office:value="0">
            <text:p>#VALUE!</text:p>
          </table:table-cell>
          <table:table-cell table:style-name="Result" table:formula="of:=SUBTOTAL(1;[.$F$190:.$F$190])" office:value-type="float" office:value="0.0954454697542221">
            <text:p>0.0954454698</text:p>
          </table:table-cell>
          <table:table-cell table:number-columns-repeated="3"/>
          <table:table-cell office:value-type="string">
            <text:p>[71, 0.12902132764438254]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f:=[.B65]-[.$A$3]" office:value-type="float" office:value="68">
            <text:p>68</text:p>
          </table:table-cell>
          <table:table-cell table:formula="of:=SUBTOTAL(1;[.$F$190:.$F$192])" office:value-type="float" office:value="0.117763369808475">
            <text:p>0.1177633698</text:p>
          </table:table-cell>
          <table:table-cell office:value-type="string">
            <text:p>[73, 0.12881521138084548]</text:p>
          </table:table-cell>
          <table:table-cell table:style-name="ce2" office:value-type="float" office:value="88">
            <text:p>88</text:p>
          </table:table-cell>
          <table:table-cell table:formula="of:=[.F65]-[.$E$3]" office:value-type="float" office:value="0">
            <text:p>#VALUE!</text:p>
          </table:table-cell>
          <table:table-cell table:style-name="Result" table:formula="of:=SUBTOTAL(1;[.$F$192:.$F$193])" office:value-type="float" office:value="0.151218678434146">
            <text:p>0.1512186784</text:p>
          </table:table-cell>
          <table:table-cell table:number-columns-repeated="3"/>
          <table:table-cell office:value-type="string">
            <text:p>[72, 0.09147405528379696]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[.B66]-[.$A$3]" office:value-type="float" office:value="71">
            <text:p>71</text:p>
          </table:table-cell>
          <table:table-cell table:formula="of:=SUBTOTAL(1;[.$F$194:.$F$194])" office:value-type="float" office:value="0.12158430358432">
            <text:p>0.1215843036</text:p>
          </table:table-cell>
          <table:table-cell office:value-type="string">
            <text:p>[75, 0.16468791170055927]</text:p>
          </table:table-cell>
          <table:table-cell table:style-name="ce2" office:value-type="float" office:value="89">
            <text:p>89</text:p>
          </table:table-cell>
          <table:table-cell table:formula="of:=[.F66]-[.$E$3]" office:value-type="float" office:value="0">
            <text:p>#VALUE!</text:p>
          </table:table-cell>
          <table:table-cell table:style-name="Result" table:formula="of:=SUBTOTAL(1;[.$F$195:.$F$195])" office:value-type="float" office:value="0.0868648042802072">
            <text:p>0.0868648043</text:p>
          </table:table-cell>
          <table:table-cell table:number-columns-repeated="3"/>
          <table:table-cell office:value-type="string">
            <text:p>[73, 0.12881521138084548]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[.B67]-[.$A$3]" office:value-type="float" office:value="72">
            <text:p>72</text:p>
          </table:table-cell>
          <table:table-cell table:formula="of:=SUBTOTAL(1;[.$F$196:.$F$197])" office:value-type="float" office:value="0.136392942285666">
            <text:p>0.1363929423</text:p>
          </table:table-cell>
          <table:table-cell office:value-type="string">
            <text:p>[76, 0.1949154352792023]</text:p>
          </table:table-cell>
          <table:table-cell table:style-name="ce2" office:value-type="float" office:value="90">
            <text:p>90</text:p>
          </table:table-cell>
          <table:table-cell table:formula="of:=[.F67]-[.$E$3]" office:value-type="float" office:value="0">
            <text:p>#VALUE!</text:p>
          </table:table-cell>
          <table:table-cell table:style-name="Result" table:formula="of:=SUBTOTAL(1;[.$F$197:.$F$197])" office:value-type="float" office:value="0.0986364180945508">
            <text:p>0.0986364181</text:p>
          </table:table-cell>
          <table:table-cell table:number-columns-repeated="3"/>
          <table:table-cell office:value-type="string">
            <text:p>[75, 0.16468791170055927]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[.B68]-[.$A$3]" office:value-type="float" office:value="74">
            <text:p>74</text:p>
          </table:table-cell>
          <table:table-cell table:formula="of:=SUBTOTAL(1;[.$F$199:.$F$200])" office:value-type="float" office:value="0.109324935898583">
            <text:p>0.1093249359</text:p>
          </table:table-cell>
          <table:table-cell office:value-type="string">
            <text:p>[77, 0.14472599728661367]</text:p>
          </table:table-cell>
          <table:table-cell table:style-name="ce2" office:value-type="float" office:value="91">
            <text:p>91</text:p>
          </table:table-cell>
          <table:table-cell table:formula="of:=[.F68]-[.$E$3]" office:value-type="float" office:value="0">
            <text:p>#VALUE!</text:p>
          </table:table-cell>
          <table:table-cell table:style-name="Result" table:formula="of:=SUBTOTAL(1;[.$F$199:.$F$202])" office:value-type="float" office:value="0.0928383264559337">
            <text:p>0.0928383265</text:p>
          </table:table-cell>
          <table:table-cell table:number-columns-repeated="3"/>
          <table:table-cell office:value-type="string">
            <text:p>[76, 0.1949154352792023]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f:=[.B69]-[.$A$3]" office:value-type="float" office:value="76">
            <text:p>76</text:p>
          </table:table-cell>
          <table:table-cell table:formula="of:=SUBTOTAL(1;[.$F$202:.$F$203])" office:value-type="float" office:value="0.162577457364905">
            <text:p>0.1625774574</text:p>
          </table:table-cell>
          <table:table-cell office:value-type="string">
            <text:p>[78, 0.24990528434598464]</text:p>
          </table:table-cell>
          <table:table-cell table:style-name="ce2" office:value-type="float" office:value="92">
            <text:p>92</text:p>
          </table:table-cell>
          <table:table-cell table:formula="of:=[.F69]-[.$E$3]" office:value-type="float" office:value="0">
            <text:p>#VALUE!</text:p>
          </table:table-cell>
          <table:table-cell table:style-name="Result" table:formula="of:=SUBTOTAL(1;[.$F$204:.$F$204])" office:value-type="float" office:value="0.124733955936275">
            <text:p>0.1247339559</text:p>
          </table:table-cell>
          <table:table-cell table:number-columns-repeated="3"/>
          <table:table-cell office:value-type="string">
            <text:p>[77, 0.14472599728661367]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[.B70]-[.$A$3]" office:value-type="float" office:value="77">
            <text:p>77</text:p>
          </table:table-cell>
          <table:table-cell table:formula="of:=SUBTOTAL(1;[.$F$205:.$F$206])" office:value-type="float" office:value="0.179801673489881">
            <text:p>0.1798016735</text:p>
          </table:table-cell>
          <table:table-cell office:value-type="string">
            <text:p>[79, 0.23172898350074295]</text:p>
          </table:table-cell>
          <table:table-cell table:style-name="ce2" office:value-type="float" office:value="93">
            <text:p>93</text:p>
          </table:table-cell>
          <table:table-cell table:formula="of:=[.F70]-[.$E$3]" office:value-type="float" office:value="0">
            <text:p>#VALUE!</text:p>
          </table:table-cell>
          <table:table-cell table:style-name="Result" table:formula="of:=SUBTOTAL(1;[.$F$206:.$F$206])" office:value-type="float" office:value="0.152163921107496">
            <text:p>0.1521639211</text:p>
          </table:table-cell>
          <table:table-cell table:number-columns-repeated="3"/>
          <table:table-cell office:value-type="string">
            <text:p>[78, 0.24990528434598464]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f:=[.B71]-[.$A$3]" office:value-type="float" office:value="78">
            <text:p>78</text:p>
          </table:table-cell>
          <table:table-cell table:formula="of:=SUBTOTAL(1;[.$F$208:.$F$208])" office:value-type="float" office:value="0.144725997286614">
            <text:p>0.1447259973</text:p>
          </table:table-cell>
          <table:table-cell office:value-type="string">
            <text:p>[80, 0.19371614188626654]</text:p>
          </table:table-cell>
          <table:table-cell table:style-name="ce2" office:value-type="float" office:value="94">
            <text:p>94</text:p>
          </table:table-cell>
          <table:table-cell table:formula="of:=[.F71]-[.$E$3]" office:value-type="float" office:value="0">
            <text:p>#VALUE!</text:p>
          </table:table-cell>
          <table:table-cell table:style-name="Result" table:formula="of:=SUBTOTAL(1;[.$F$208:.$F$209])" office:value-type="float" office:value="0.0651080127410172">
            <text:p>0.0651080127</text:p>
          </table:table-cell>
          <table:table-cell table:number-columns-repeated="3"/>
          <table:table-cell office:value-type="string">
            <text:p>[79, 0.23172898350074295]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B72]-[.$A$3]" office:value-type="float" office:value="79">
            <text:p>79</text:p>
          </table:table-cell>
          <table:table-cell table:formula="of:=SUBTOTAL(1;[.$F$210:.$F$210])" office:value-type="float" office:value="0.249905284345984">
            <text:p>0.2499052843</text:p>
          </table:table-cell>
          <table:table-cell office:value-type="string">
            <text:p>[81, 0.1398062694618875]</text:p>
          </table:table-cell>
          <table:table-cell table:style-name="ce2" office:value-type="float" office:value="95">
            <text:p>95</text:p>
          </table:table-cell>
          <table:table-cell table:formula="of:=[.F72]-[.$E$3]" office:value-type="float" office:value="0">
            <text:p>#VALUE!</text:p>
          </table:table-cell>
          <table:table-cell table:style-name="Result" table:formula="of:=SUBTOTAL(1;[.$F$211:.$F$211])" office:value-type="float" office:value="0.161789880474923">
            <text:p>0.1617898805</text:p>
          </table:table-cell>
          <table:table-cell table:number-columns-repeated="3"/>
          <table:table-cell office:value-type="string">
            <text:p>[80, 0.19371614188626654]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 table:formula="of:=[.B73]-[.$A$3]" office:value-type="float" office:value="80">
            <text:p>80</text:p>
          </table:table-cell>
          <table:table-cell table:formula="of:=SUBTOTAL(1;[.$F$212:.$F$213])" office:value-type="float" office:value="0.198168503090933">
            <text:p>0.1981685031</text:p>
          </table:table-cell>
          <table:table-cell office:value-type="string">
            <text:p>[82, 0.22062327250395122]</text:p>
          </table:table-cell>
          <table:table-cell table:style-name="ce2" office:value-type="float" office:value="97">
            <text:p>97</text:p>
          </table:table-cell>
          <table:table-cell table:formula="of:=[.F73]-[.$E$3]" office:value-type="float" office:value="0">
            <text:p>#VALUE!</text:p>
          </table:table-cell>
          <table:table-cell table:style-name="Result" table:formula="of:=SUBTOTAL(1;[.$F$213:.$F$213])" office:value-type="float" office:value="0.125950140765891">
            <text:p>0.1259501408</text:p>
          </table:table-cell>
          <table:table-cell table:number-columns-repeated="3"/>
          <table:table-cell office:value-type="string">
            <text:p>[81, 0.1398062694618875]</text:p>
          </table:table-cell>
        </table:table-row>
        <table:table-row table:style-name="ro1">
          <table:table-cell/>
          <table:table-cell office:value-type="float" office:value="102">
            <text:p>102</text:p>
          </table:table-cell>
          <table:table-cell table:formula="of:=[.B74]-[.$A$3]" office:value-type="float" office:value="81">
            <text:p>81</text:p>
          </table:table-cell>
          <table:table-cell table:formula="of:=SUBTOTAL(1;[.$F$215:.$F$215])" office:value-type="float" office:value="0.259962823493761">
            <text:p>0.2599628235</text:p>
          </table:table-cell>
          <table:table-cell office:value-type="string">
            <text:p>[83, 0.08474142626411633]</text:p>
          </table:table-cell>
          <table:table-cell table:style-name="ce2" office:value-type="float" office:value="98">
            <text:p>98</text:p>
          </table:table-cell>
          <table:table-cell table:formula="of:=[.F74]-[.$E$3]" office:value-type="float" office:value="0">
            <text:p>#VALUE!</text:p>
          </table:table-cell>
          <table:table-cell table:style-name="Result" table:formula="of:=SUBTOTAL(1;[.$F$215:.$F$215])" office:value-type="float" office:value="0.0863487751386384">
            <text:p>0.0863487751</text:p>
          </table:table-cell>
          <table:table-cell table:number-columns-repeated="3"/>
          <table:table-cell office:value-type="string">
            <text:p>[82, 0.22062327250395122]</text:p>
          </table:table-cell>
        </table:table-row>
        <table:table-row table:style-name="ro1">
          <table:table-cell/>
          <table:table-cell office:value-type="float" office:value="103">
            <text:p>103</text:p>
          </table:table-cell>
          <table:table-cell table:formula="of:=[.B75]-[.$A$3]" office:value-type="float" office:value="82">
            <text:p>82</text:p>
          </table:table-cell>
          <table:table-cell table:formula="of:=SUBTOTAL(1;[.$F$217:.$F$217])" office:value-type="float" office:value="0.193716141886267">
            <text:p>0.1937161419</text:p>
          </table:table-cell>
          <table:table-cell office:value-type="string">
            <text:p>[84, 0.23429620295297074]</text:p>
          </table:table-cell>
          <table:table-cell table:style-name="ce2" office:value-type="float" office:value="99">
            <text:p>99</text:p>
          </table:table-cell>
          <table:table-cell table:formula="of:=[.F75]-[.$E$3]" office:value-type="float" office:value="0">
            <text:p>#VALUE!</text:p>
          </table:table-cell>
          <table:table-cell table:style-name="Result" table:formula="of:=SUBTOTAL(1;[.$F$217:.$F$217])" office:value-type="float" office:value="0.118536534686658">
            <text:p>0.1185365347</text:p>
          </table:table-cell>
          <table:table-cell table:number-columns-repeated="3"/>
          <table:table-cell office:value-type="string">
            <text:p>[83, 0.08474142626411633]</text:p>
          </table:table-cell>
        </table:table-row>
        <table:table-row table:style-name="ro1">
          <table:table-cell/>
          <table:table-cell office:value-type="float" office:value="104">
            <text:p>104</text:p>
          </table:table-cell>
          <table:table-cell table:formula="of:=[.B76]-[.$A$3]" office:value-type="float" office:value="83">
            <text:p>83</text:p>
          </table:table-cell>
          <table:table-cell table:formula="of:=SUBTOTAL(1;[.$F$219:.$F$220])" office:value-type="float" office:value="0.180214770982919">
            <text:p>0.180214771</text:p>
          </table:table-cell>
          <table:table-cell office:value-type="string">
            <text:p>[85, 0.14507247150999464]</text:p>
          </table:table-cell>
          <table:table-cell table:style-name="ce2" office:value-type="float" office:value="100">
            <text:p>100</text:p>
          </table:table-cell>
          <table:table-cell table:formula="of:=[.F76]-[.$E$3]" office:value-type="float" office:value="0">
            <text:p>#VALUE!</text:p>
          </table:table-cell>
          <table:table-cell table:style-name="Result" table:formula="of:=SUBTOTAL(1;[.$F$219:.$F$220])" office:value-type="float" office:value="0.0850767351897179">
            <text:p>0.0850767352</text:p>
          </table:table-cell>
          <table:table-cell table:number-columns-repeated="3"/>
          <table:table-cell office:value-type="string">
            <text:p>[84, 0.23429620295297074]</text:p>
          </table:table-cell>
        </table:table-row>
        <table:table-row table:style-name="ro1">
          <table:table-cell/>
          <table:table-cell office:value-type="float" office:value="105">
            <text:p>105</text:p>
          </table:table-cell>
          <table:table-cell table:formula="of:=[.B77]-[.$A$3]" office:value-type="float" office:value="84">
            <text:p>84</text:p>
          </table:table-cell>
          <table:table-cell table:formula="of:=SUBTOTAL(1;[.$F$222:.$F$224])" office:value-type="float" office:value="0.154328137602561">
            <text:p>0.1543281376</text:p>
          </table:table-cell>
          <table:table-cell office:value-type="string">
            <text:p>[86, 0.12407765796135153]</text:p>
          </table:table-cell>
          <table:table-cell table:style-name="ce2" office:value-type="float" office:value="104">
            <text:p>104</text:p>
          </table:table-cell>
          <table:table-cell table:formula="of:=[.F77]-[.$E$3]" office:value-type="float" office:value="0">
            <text:p>#VALUE!</text:p>
          </table:table-cell>
          <table:table-cell table:style-name="Result" table:formula="of:=SUBTOTAL(1;[.$F$222:.$F$223])" office:value-type="float" office:value="0.151066275793783">
            <text:p>0.1510662758</text:p>
          </table:table-cell>
          <table:table-cell table:number-columns-repeated="3"/>
          <table:table-cell office:value-type="string">
            <text:p>[85, 0.14507247150999464]</text:p>
          </table:table-cell>
        </table:table-row>
        <table:table-row table:style-name="ro1">
          <table:table-cell/>
          <table:table-cell office:value-type="float" office:value="106">
            <text:p>106</text:p>
          </table:table-cell>
          <table:table-cell table:formula="of:=[.B78]-[.$A$3]" office:value-type="float" office:value="85">
            <text:p>85</text:p>
          </table:table-cell>
          <table:table-cell table:formula="of:=SUBTOTAL(1;[.$F$226:.$F$226])" office:value-type="float" office:value="0.234296202952971">
            <text:p>0.234296203</text:p>
          </table:table-cell>
          <table:table-cell office:value-type="string">
            <text:p>[87, 0.13979350835315782]</text:p>
          </table:table-cell>
          <table:table-cell table:style-name="ce2" office:value-type="float" office:value="105">
            <text:p>105</text:p>
          </table:table-cell>
          <table:table-cell table:formula="of:=[.F78]-[.$E$3]" office:value-type="float" office:value="0">
            <text:p>#VALUE!</text:p>
          </table:table-cell>
          <table:table-cell table:style-name="Result" table:formula="of:=SUBTOTAL(1;[.$F$225:.$F$226])" office:value-type="float" office:value="0.173703731721835">
            <text:p>0.1737037317</text:p>
          </table:table-cell>
          <table:table-cell table:number-columns-repeated="3"/>
          <table:table-cell office:value-type="string">
            <text:p>[86, 0.12407765796135153]</text:p>
          </table:table-cell>
        </table:table-row>
        <table:table-row table:style-name="ro1">
          <table:table-cell/>
          <table:table-cell office:value-type="float" office:value="107">
            <text:p>107</text:p>
          </table:table-cell>
          <table:table-cell table:formula="of:=[.B79]-[.$A$3]" office:value-type="float" office:value="86">
            <text:p>86</text:p>
          </table:table-cell>
          <table:table-cell table:formula="of:=SUBTOTAL(1;[.$F$228:.$F$229])" office:value-type="float" office:value="0.157623175968913">
            <text:p>0.157623176</text:p>
          </table:table-cell>
          <table:table-cell office:value-type="string">
            <text:p>[88, 0.1964336751765466]</text:p>
          </table:table-cell>
          <table:table-cell table:style-name="ce2" office:value-type="float" office:value="108">
            <text:p>108</text:p>
          </table:table-cell>
          <table:table-cell table:formula="of:=[.F79]-[.$E$3]" office:value-type="float" office:value="0">
            <text:p>#VALUE!</text:p>
          </table:table-cell>
          <table:table-cell table:style-name="Result" table:formula="of:=SUBTOTAL(1;[.$F$228:.$F$230])" office:value-type="float" office:value="0.123872088362627">
            <text:p>0.1238720884</text:p>
          </table:table-cell>
          <table:table-cell table:number-columns-repeated="3"/>
          <table:table-cell office:value-type="string">
            <text:p>[87, 0.13979350835315782]</text:p>
          </table:table-cell>
        </table:table-row>
        <table:table-row table:style-name="ro1">
          <table:table-cell/>
          <table:table-cell office:value-type="float" office:value="108">
            <text:p>108</text:p>
          </table:table-cell>
          <table:table-cell table:formula="of:=[.B80]-[.$A$3]" office:value-type="float" office:value="87">
            <text:p>87</text:p>
          </table:table-cell>
          <table:table-cell table:formula="of:=SUBTOTAL(1;[.$F$231:.$F$232])" office:value-type="float" office:value="0.15429000027544">
            <text:p>0.1542900003</text:p>
          </table:table-cell>
          <table:table-cell office:value-type="string">
            <text:p>[89, 0.15899819031504775]</text:p>
          </table:table-cell>
          <table:table-cell table:style-name="ce2" office:value-type="float" office:value="109">
            <text:p>109</text:p>
          </table:table-cell>
          <table:table-cell table:formula="of:=[.F80]-[.$E$3]" office:value-type="float" office:value="0">
            <text:p>#VALUE!</text:p>
          </table:table-cell>
          <table:table-cell table:style-name="Result" table:formula="of:=SUBTOTAL(1;[.$F$232:.$F$232])" office:value-type="float" office:value="0.107734777739599">
            <text:p>0.1077347777</text:p>
          </table:table-cell>
          <table:table-cell table:number-columns-repeated="3"/>
          <table:table-cell office:value-type="string">
            <text:p>[88, 0.1964336751765466]</text:p>
          </table:table-cell>
        </table:table-row>
        <table:table-row table:style-name="ro1">
          <table:table-cell/>
          <table:table-cell office:value-type="float" office:value="109">
            <text:p>109</text:p>
          </table:table-cell>
          <table:table-cell table:formula="of:=[.B81]-[.$A$3]" office:value-type="float" office:value="88">
            <text:p>88</text:p>
          </table:table-cell>
          <table:table-cell table:formula="of:=SUBTOTAL(1;[.$F$234:.$F$234])" office:value-type="float" office:value="0.200337140720696">
            <text:p>0.2003371407</text:p>
          </table:table-cell>
          <table:table-cell office:value-type="string">
            <text:p>[90, 0.055857722452372215]</text:p>
          </table:table-cell>
          <table:table-cell table:style-name="ce2" office:value-type="float" office:value="110">
            <text:p>110</text:p>
          </table:table-cell>
          <table:table-cell table:formula="of:=[.F81]-[.$E$3]" office:value-type="float" office:value="0">
            <text:p>#VALUE!</text:p>
          </table:table-cell>
          <table:table-cell table:style-name="Result" table:formula="of:=SUBTOTAL(1;[.$F$234:.$F$234])" office:value-type="float" office:value="0.228025975712878">
            <text:p>0.2280259757</text:p>
          </table:table-cell>
          <table:table-cell table:number-columns-repeated="3"/>
          <table:table-cell office:value-type="string">
            <text:p>[89, 0.15899819031504775]</text:p>
          </table:table-cell>
        </table:table-row>
        <table:table-row table:style-name="ro1">
          <table:table-cell/>
          <table:table-cell office:value-type="float" office:value="110">
            <text:p>110</text:p>
          </table:table-cell>
          <table:table-cell table:formula="of:=[.B82]-[.$A$3]" office:value-type="float" office:value="89">
            <text:p>89</text:p>
          </table:table-cell>
          <table:table-cell table:formula="of:=SUBTOTAL(1;[.$F$236:.$F$237])" office:value-type="float" office:value="0.168113591764852">
            <text:p>0.1681135918</text:p>
          </table:table-cell>
          <table:table-cell office:value-type="string">
            <text:p>[91, 0.10822599268619824]</text:p>
          </table:table-cell>
          <table:table-cell table:style-name="ce2" office:value-type="float" office:value="111">
            <text:p>111</text:p>
          </table:table-cell>
          <table:table-cell table:formula="of:=[.F82]-[.$E$3]" office:value-type="float" office:value="0">
            <text:p>#VALUE!</text:p>
          </table:table-cell>
          <table:table-cell table:style-name="Result" table:formula="of:=SUBTOTAL(1;[.$F$236:.$F$237])" office:value-type="float" office:value="0.117463749611182">
            <text:p>0.1174637496</text:p>
          </table:table-cell>
          <table:table-cell table:number-columns-repeated="3"/>
          <table:table-cell office:value-type="string">
            <text:p>[90, 0.055857722452372215]</text:p>
          </table:table-cell>
        </table:table-row>
        <table:table-row table:style-name="ro1">
          <table:table-cell/>
          <table:table-cell office:value-type="float" office:value="111">
            <text:p>111</text:p>
          </table:table-cell>
          <table:table-cell table:formula="of:=[.B83]-[.$A$3]" office:value-type="float" office:value="90">
            <text:p>90</text:p>
          </table:table-cell>
          <table:table-cell table:formula="of:=SUBTOTAL(1;[.$F$239:.$F$241])" office:value-type="float" office:value="0.163182549073911">
            <text:p>0.1631825491</text:p>
          </table:table-cell>
          <table:table-cell office:value-type="string">
            <text:p>[92, 0.1801939727881892]</text:p>
          </table:table-cell>
          <table:table-cell table:style-name="ce2" office:value-type="float" office:value="112">
            <text:p>112</text:p>
          </table:table-cell>
          <table:table-cell table:formula="of:=[.F83]-[.$E$3]" office:value-type="float" office:value="0">
            <text:p>#VALUE!</text:p>
          </table:table-cell>
          <table:table-cell table:style-name="Result" table:formula="of:=SUBTOTAL(1;[.$F$239:.$F$239])" office:value-type="float" office:value="0.148979650528656">
            <text:p>0.1489796505</text:p>
          </table:table-cell>
          <table:table-cell table:number-columns-repeated="3"/>
          <table:table-cell office:value-type="string">
            <text:p>[91, 0.10822599268619824]</text:p>
          </table:table-cell>
        </table:table-row>
        <table:table-row table:style-name="ro1">
          <table:table-cell/>
          <table:table-cell office:value-type="float" office:value="112">
            <text:p>112</text:p>
          </table:table-cell>
          <table:table-cell table:formula="of:=[.B84]-[.$A$3]" office:value-type="float" office:value="91">
            <text:p>91</text:p>
          </table:table-cell>
          <table:table-cell table:formula="of:=SUBTOTAL(1;[.$F$243:.$F$243])" office:value-type="float" office:value="0.0558577224523723">
            <text:p>0.0558577225</text:p>
          </table:table-cell>
          <table:table-cell office:value-type="string">
            <text:p>[94, 0.06962214084643563]</text:p>
          </table:table-cell>
          <table:table-cell table:style-name="ce2" office:value-type="float" office:value="113">
            <text:p>113</text:p>
          </table:table-cell>
          <table:table-cell table:formula="of:=[.F84]-[.$E$3]" office:value-type="float" office:value="0">
            <text:p>#VALUE!</text:p>
          </table:table-cell>
          <table:table-cell table:style-name="Result" table:formula="of:=SUBTOTAL(1;[.$F$241:.$F$241])" office:value-type="float" office:value="0.0929303864853911">
            <text:p>0.0929303865</text:p>
          </table:table-cell>
          <table:table-cell table:number-columns-repeated="3"/>
          <table:table-cell office:value-type="string">
            <text:p>[92, 0.1801939727881892]</text:p>
          </table:table-cell>
        </table:table-row>
        <table:table-row table:style-name="ro1">
          <table:table-cell/>
          <table:table-cell office:value-type="float" office:value="113">
            <text:p>113</text:p>
          </table:table-cell>
          <table:table-cell table:formula="of:=[.B85]-[.$A$3]" office:value-type="float" office:value="92">
            <text:p>92</text:p>
          </table:table-cell>
          <table:table-cell table:formula="of:=SUBTOTAL(1;[.$F$245:.$F$245])" office:value-type="float" office:value="0.0940312538524523">
            <text:p>0.0940312539</text:p>
          </table:table-cell>
          <table:table-cell office:value-type="string">
            <text:p>[95, 0.13770330302738515]</text:p>
          </table:table-cell>
          <table:table-cell table:style-name="ce2" office:value-type="float" office:value="115">
            <text:p>115</text:p>
          </table:table-cell>
          <table:table-cell table:formula="of:=[.F85]-[.$E$3]" office:value-type="float" office:value="0">
            <text:p>#VALUE!</text:p>
          </table:table-cell>
          <table:table-cell table:style-name="Result" table:formula="of:=SUBTOTAL(1;[.$F$243:.$F$248])" office:value-type="float" office:value="0.0905069112728227">
            <text:p>0.0905069113</text:p>
          </table:table-cell>
          <table:table-cell table:number-columns-repeated="3"/>
          <table:table-cell office:value-type="string">
            <text:p>[94, 0.06962214084643563]</text:p>
          </table:table-cell>
        </table:table-row>
        <table:table-row table:style-name="ro1">
          <table:table-cell/>
          <table:table-cell office:value-type="float" office:value="114">
            <text:p>114</text:p>
          </table:table-cell>
          <table:table-cell table:formula="of:=[.B86]-[.$A$3]" office:value-type="float" office:value="93">
            <text:p>93</text:p>
          </table:table-cell>
          <table:table-cell table:formula="of:=SUBTOTAL(1;[.$F$247:.$F$247])" office:value-type="float" office:value="0.108225992686198">
            <text:p>0.1082259927</text:p>
          </table:table-cell>
          <table:table-cell office:value-type="string">
            <text:p>[96, 0.21661513676338257]</text:p>
          </table:table-cell>
          <table:table-cell table:style-name="ce2" office:value-type="float" office:value="116">
            <text:p>116</text:p>
          </table:table-cell>
          <table:table-cell table:formula="of:=[.F86]-[.$E$3]" office:value-type="float" office:value="0">
            <text:p>#VALUE!</text:p>
          </table:table-cell>
          <table:table-cell table:style-name="Result" table:formula="of:=SUBTOTAL(1;[.$F$250:.$F$252])" office:value-type="float" office:value="0.26682732517091">
            <text:p>0.2668273252</text:p>
          </table:table-cell>
          <table:table-cell table:number-columns-repeated="3"/>
          <table:table-cell office:value-type="string">
            <text:p>[95, 0.13770330302738515]</text:p>
          </table:table-cell>
        </table:table-row>
        <table:table-row table:style-name="ro1">
          <table:table-cell/>
          <table:table-cell office:value-type="float" office:value="115">
            <text:p>115</text:p>
          </table:table-cell>
          <table:table-cell table:formula="of:=[.B87]-[.$A$3]" office:value-type="float" office:value="94">
            <text:p>94</text:p>
          </table:table-cell>
          <table:table-cell table:formula="of:=SUBTOTAL(1;[.$F$249:.$F$249])" office:value-type="float" office:value="0.180193972788189">
            <text:p>0.1801939728</text:p>
          </table:table-cell>
          <table:table-cell office:value-type="string">
            <text:p>[97, 0.15000785664190455]</text:p>
          </table:table-cell>
          <table:table-cell table:style-name="ce2" office:value-type="float" office:value="118">
            <text:p>118</text:p>
          </table:table-cell>
          <table:table-cell table:formula="of:=[.F87]-[.$E$3]" office:value-type="float" office:value="0">
            <text:p>#VALUE!</text:p>
          </table:table-cell>
          <table:table-cell table:style-name="Result" table:formula="of:=SUBTOTAL(1;[.$F$254:.$F$254])" office:value-type="float" office:value="0.249143673214312">
            <text:p>0.2491436732</text:p>
          </table:table-cell>
          <table:table-cell table:number-columns-repeated="3"/>
          <table:table-cell office:value-type="string">
            <text:p>[96, 0.21661513676338257]</text:p>
          </table:table-cell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f:=[.B88]-[.$A$3]" office:value-type="float" office:value="95">
            <text:p>95</text:p>
          </table:table-cell>
          <table:table-cell table:formula="of:=SUBTOTAL(1;[.$F$251:.$F$254])" office:value-type="float" office:value="0.0803793398507458">
            <text:p>0.0803793399</text:p>
          </table:table-cell>
          <table:table-cell office:value-type="string">
            <text:p>[99, 0.19148837596169535]</text:p>
          </table:table-cell>
          <table:table-cell table:style-name="ce2" office:value-type="float" office:value="119">
            <text:p>119</text:p>
          </table:table-cell>
          <table:table-cell table:formula="of:=[.F88]-[.$E$3]" office:value-type="float" office:value="0">
            <text:p>#VALUE!</text:p>
          </table:table-cell>
          <table:table-cell table:style-name="Result" table:formula="of:=SUBTOTAL(1;[.$F$256:.$F$258])" office:value-type="float" office:value="0.178695137983219">
            <text:p>0.178695138</text:p>
          </table:table-cell>
          <table:table-cell table:number-columns-repeated="3"/>
          <table:table-cell office:value-type="string">
            <text:p>[97, 0.15000785664190455]</text:p>
          </table:table-cell>
        </table:table-row>
        <table:table-row table:style-name="ro1">
          <table:table-cell/>
          <table:table-cell office:value-type="float" office:value="117">
            <text:p>117</text:p>
          </table:table-cell>
          <table:table-cell table:formula="of:=[.B89]-[.$A$3]" office:value-type="float" office:value="96">
            <text:p>96</text:p>
          </table:table-cell>
          <table:table-cell table:formula="of:=SUBTOTAL(1;[.$F$256:.$F$256])" office:value-type="float" office:value="0.135756917536988">
            <text:p>0.1357569175</text:p>
          </table:table-cell>
          <table:table-cell office:value-type="string">
            <text:p>[100, 0.13567316732553195]</text:p>
          </table:table-cell>
          <table:table-cell table:style-name="ce2" office:value-type="float" office:value="120">
            <text:p>120</text:p>
          </table:table-cell>
          <table:table-cell table:formula="of:=[.F89]-[.$E$3]" office:value-type="float" office:value="0">
            <text:p>#VALUE!</text:p>
          </table:table-cell>
          <table:table-cell table:style-name="Result" table:formula="of:=SUBTOTAL(1;[.$F$260:.$F$260])" office:value-type="float" office:value="0.104070518625693">
            <text:p>0.1040705186</text:p>
          </table:table-cell>
          <table:table-cell table:number-columns-repeated="3"/>
          <table:table-cell office:value-type="string">
            <text:p>[99, 0.19148837596169535]</text:p>
          </table:table-cell>
        </table:table-row>
        <table:table-row table:style-name="ro1">
          <table:table-cell/>
          <table:table-cell office:value-type="float" office:value="118">
            <text:p>118</text:p>
          </table:table-cell>
          <table:table-cell table:formula="of:=[.B90]-[.$A$3]" office:value-type="float" office:value="97">
            <text:p>97</text:p>
          </table:table-cell>
          <table:table-cell table:formula="of:=SUBTOTAL(1;[.$F$258:.$F$259])" office:value-type="float" office:value="0.177159219895384">
            <text:p>0.1771592199</text:p>
          </table:table-cell>
          <table:table-cell office:value-type="string">
            <text:p>[101, 0.13356145825896512]</text:p>
          </table:table-cell>
          <table:table-cell table:style-name="ce2" office:value-type="float" office:value="121">
            <text:p>121</text:p>
          </table:table-cell>
          <table:table-cell table:formula="of:=[.F90]-[.$E$3]" office:value-type="float" office:value="0">
            <text:p>#VALUE!</text:p>
          </table:table-cell>
          <table:table-cell table:style-name="Result" table:formula="of:=SUBTOTAL(1;[.$F$262:.$F$264])" office:value-type="float" office:value="0.115580635695184">
            <text:p>0.1155806357</text:p>
          </table:table-cell>
          <table:table-cell table:number-columns-repeated="3"/>
          <table:table-cell office:value-type="string">
            <text:p>[100, 0.13567316732553195]</text:p>
          </table:table-cell>
        </table:table-row>
        <table:table-row table:style-name="ro1">
          <table:table-cell/>
          <table:table-cell office:value-type="float" office:value="121">
            <text:p>121</text:p>
          </table:table-cell>
          <table:table-cell table:formula="of:=[.B91]-[.$A$3]" office:value-type="float" office:value="100">
            <text:p>100</text:p>
          </table:table-cell>
          <table:table-cell table:formula="of:=SUBTOTAL(1;[.$F$261:.$F$262])" office:value-type="float" office:value="0.1707481163018">
            <text:p>0.1707481163</text:p>
          </table:table-cell>
          <table:table-cell office:value-type="string">
            <text:p>[102, 0.20068429314867597]</text:p>
          </table:table-cell>
          <table:table-cell table:style-name="ce2" office:value-type="float" office:value="122">
            <text:p>122</text:p>
          </table:table-cell>
          <table:table-cell table:formula="of:=[.F91]-[.$E$3]" office:value-type="float" office:value="0">
            <text:p>#VALUE!</text:p>
          </table:table-cell>
          <table:table-cell table:style-name="Result" table:formula="of:=SUBTOTAL(1;[.$F$266:.$F$266])" office:value-type="float" office:value="0.178102387650728">
            <text:p>0.1781023877</text:p>
          </table:table-cell>
          <table:table-cell table:number-columns-repeated="3"/>
          <table:table-cell office:value-type="string">
            <text:p>[101, 0.13356145825896512]</text:p>
          </table:table-cell>
        </table:table-row>
        <table:table-row table:style-name="ro1">
          <table:table-cell/>
          <table:table-cell office:value-type="float" office:value="123">
            <text:p>123</text:p>
          </table:table-cell>
          <table:table-cell table:formula="of:=[.B92]-[.$A$3]" office:value-type="float" office:value="102">
            <text:p>102</text:p>
          </table:table-cell>
          <table:table-cell table:formula="of:=SUBTOTAL(1;[.$F$264:.$F$265])" office:value-type="float" office:value="0.134617312792249">
            <text:p>0.1346173128</text:p>
          </table:table-cell>
          <table:table-cell office:value-type="string">
            <text:p>[103, 0.12986426776048593]</text:p>
          </table:table-cell>
          <table:table-cell table:style-name="ce2" office:value-type="float" office:value="124">
            <text:p>124</text:p>
          </table:table-cell>
          <table:table-cell table:formula="of:=[.F92]-[.$E$3]" office:value-type="float" office:value="0">
            <text:p>#VALUE!</text:p>
          </table:table-cell>
          <table:table-cell table:style-name="Result" table:formula="of:=SUBTOTAL(1;[.$F$268:.$F$268])" office:value-type="float" office:value="0.0875735892386137">
            <text:p>0.0875735892</text:p>
          </table:table-cell>
          <table:table-cell table:number-columns-repeated="3"/>
          <table:table-cell office:value-type="string">
            <text:p>[102, 0.20068429314867597]</text:p>
          </table:table-cell>
        </table:table-row>
        <table:table-row table:style-name="ro1">
          <table:table-cell/>
          <table:table-cell office:value-type="float" office:value="124">
            <text:p>124</text:p>
          </table:table-cell>
          <table:table-cell table:formula="of:=[.B93]-[.$A$3]" office:value-type="float" office:value="103">
            <text:p>103</text:p>
          </table:table-cell>
          <table:table-cell table:formula="of:=SUBTOTAL(1;[.$F$267:.$F$269])" office:value-type="float" office:value="0.159388236450344">
            <text:p>0.1593882365</text:p>
          </table:table-cell>
          <table:table-cell office:value-type="string">
            <text:p>[105, 0.12841369496511315]</text:p>
          </table:table-cell>
          <table:table-cell table:style-name="ce2" office:value-type="float" office:value="125">
            <text:p>125</text:p>
          </table:table-cell>
          <table:table-cell table:formula="of:=[.F93]-[.$E$3]" office:value-type="float" office:value="0">
            <text:p>#VALUE!</text:p>
          </table:table-cell>
          <table:table-cell table:style-name="Result" table:formula="of:=SUBTOTAL(1;[.$F$270:.$F$271])" office:value-type="float" office:value="0.0940395703964219">
            <text:p>0.0940395704</text:p>
          </table:table-cell>
          <table:table-cell table:number-columns-repeated="3"/>
          <table:table-cell office:value-type="string">
            <text:p>[103, 0.12986426776048593]</text:p>
          </table:table-cell>
        </table:table-row>
        <table:table-row table:style-name="ro1">
          <table:table-cell/>
          <table:table-cell office:value-type="float" office:value="126">
            <text:p>126</text:p>
          </table:table-cell>
          <table:table-cell table:formula="of:=[.B94]-[.$A$3]" office:value-type="float" office:value="105">
            <text:p>105</text:p>
          </table:table-cell>
          <table:table-cell table:formula="of:=SUBTOTAL(1;[.$F$271:.$F$271])" office:value-type="float" office:value="0.129864267760486">
            <text:p>0.1298642678</text:p>
          </table:table-cell>
          <table:table-cell office:value-type="string">
            <text:p>[106, 0.13497933263723286]</text:p>
          </table:table-cell>
          <table:table-cell table:style-name="ce2" office:value-type="float" office:value="127">
            <text:p>127</text:p>
          </table:table-cell>
          <table:table-cell table:formula="of:=[.F94]-[.$E$3]" office:value-type="float" office:value="0">
            <text:p>#VALUE!</text:p>
          </table:table-cell>
          <table:table-cell table:style-name="Result" table:formula="of:=SUBTOTAL(1;[.$F$273:.$F$273])" office:value-type="float" office:value="0.171905945357205">
            <text:p>0.1719059454</text:p>
          </table:table-cell>
          <table:table-cell table:number-columns-repeated="3"/>
          <table:table-cell office:value-type="string">
            <text:p>[105, 0.12841369496511315]</text:p>
          </table:table-cell>
        </table:table-row>
        <table:table-row table:style-name="ro1">
          <table:table-cell/>
          <table:table-cell office:value-type="float" office:value="127">
            <text:p>127</text:p>
          </table:table-cell>
          <table:table-cell table:formula="of:=[.B95]-[.$A$3]" office:value-type="float" office:value="106">
            <text:p>106</text:p>
          </table:table-cell>
          <table:table-cell table:formula="of:=SUBTOTAL(1;[.$F$273:.$F$274])" office:value-type="float" office:value="0.151961607735132">
            <text:p>0.1519616077</text:p>
          </table:table-cell>
          <table:table-cell office:value-type="string">
            <text:p>[108, 0.24607645281976084]</text:p>
          </table:table-cell>
          <table:table-cell table:style-name="ce2" office:value-type="float" office:value="130">
            <text:p>130</text:p>
          </table:table-cell>
          <table:table-cell table:formula="of:=[.F95]-[.$E$3]" office:value-type="float" office:value="0">
            <text:p>#VALUE!</text:p>
          </table:table-cell>
          <table:table-cell table:style-name="Result" table:formula="of:=SUBTOTAL(1;[.$F$275:.$F$275])" office:value-type="float" office:value="0.160794646521272">
            <text:p>0.1607946465</text:p>
          </table:table-cell>
          <table:table-cell table:number-columns-repeated="3"/>
          <table:table-cell office:value-type="string">
            <text:p>[106, 0.13497933263723286]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[.B96]-[.$A$3]" office:value-type="float" office:value="107">
            <text:p>107</text:p>
          </table:table-cell>
          <table:table-cell table:formula="of:=SUBTOTAL(1;[.$F$276:.$F$276])" office:value-type="float" office:value="0.186656574329093">
            <text:p>0.1866565743</text:p>
          </table:table-cell>
          <table:table-cell office:value-type="string">
            <text:p>[109, 0.14680388603417607]</text:p>
          </table:table-cell>
          <table:table-cell table:style-name="ce2" office:value-type="float" office:value="131">
            <text:p>131</text:p>
          </table:table-cell>
          <table:table-cell table:formula="of:=[.F96]-[.$E$3]" office:value-type="float" office:value="0">
            <text:p>#VALUE!</text:p>
          </table:table-cell>
          <table:table-cell table:style-name="Result" table:formula="of:=SUBTOTAL(1;[.$F$277:.$F$277])" office:value-type="float" office:value="0.235291326862948">
            <text:p>0.2352913269</text:p>
          </table:table-cell>
          <table:table-cell table:number-columns-repeated="3"/>
          <table:table-cell office:value-type="string">
            <text:p>[108, 0.24607645281976084]</text:p>
          </table:table-cell>
        </table:table-row>
        <table:table-row table:style-name="ro1">
          <table:table-cell/>
          <table:table-cell office:value-type="float" office:value="129">
            <text:p>129</text:p>
          </table:table-cell>
          <table:table-cell table:formula="of:=[.B97]-[.$A$3]" office:value-type="float" office:value="108">
            <text:p>108</text:p>
          </table:table-cell>
          <table:table-cell table:formula="of:=SUBTOTAL(1;[.$F$278:.$F$278])" office:value-type="float" office:value="0.134979332637233">
            <text:p>0.1349793326</text:p>
          </table:table-cell>
          <table:table-cell office:value-type="string">
            <text:p>[110, 0.15115582030354527]</text:p>
          </table:table-cell>
          <table:table-cell table:style-name="ce2" office:value-type="float" office:value="132">
            <text:p>132</text:p>
          </table:table-cell>
          <table:table-cell table:formula="of:=[.F97]-[.$E$3]" office:value-type="float" office:value="0">
            <text:p>#VALUE!</text:p>
          </table:table-cell>
          <table:table-cell table:style-name="Result" table:formula="of:=SUBTOTAL(1;[.$F$279:.$F$279])" office:value-type="float" office:value="0.117930272976343">
            <text:p>0.117930273</text:p>
          </table:table-cell>
          <table:table-cell table:number-columns-repeated="3"/>
          <table:table-cell office:value-type="string">
            <text:p>[109, 0.14680388603417607]</text:p>
          </table:table-cell>
        </table:table-row>
        <table:table-row table:style-name="ro1">
          <table:table-cell/>
          <table:table-cell office:value-type="float" office:value="130">
            <text:p>130</text:p>
          </table:table-cell>
          <table:table-cell table:formula="of:=[.B98]-[.$A$3]" office:value-type="float" office:value="109">
            <text:p>109</text:p>
          </table:table-cell>
          <table:table-cell table:formula="of:=SUBTOTAL(1;[.$F$280:.$F$280])" office:value-type="float" office:value="0.246076452819761">
            <text:p>0.2460764528</text:p>
          </table:table-cell>
          <table:table-cell office:value-type="string">
            <text:p>[111, 0.2170921484884513]</text:p>
          </table:table-cell>
          <table:table-cell table:style-name="ce2"/>
          <table:table-cell/>
          <table:table-cell table:style-name="Result"/>
          <table:table-cell table:number-columns-repeated="3"/>
          <table:table-cell office:value-type="string">
            <text:p>[110, 0.15115582030354527]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table:formula="of:=[.B99]-[.$A$3]" office:value-type="float" office:value="110">
            <text:p>110</text:p>
          </table:table-cell>
          <table:table-cell table:formula="of:=SUBTOTAL(1;[.$F$282:.$F$282])" office:value-type="float" office:value="0.196150824743065">
            <text:p>0.1961508247</text:p>
          </table:table-cell>
          <table:table-cell office:value-type="string">
            <text:p>[112, 0.18874330928461247]</text:p>
          </table:table-cell>
          <table:table-cell table:number-columns-repeated="6"/>
          <table:table-cell office:value-type="string">
            <text:p>[111, 0.2170921484884513]</text:p>
          </table:table-cell>
        </table:table-row>
        <table:table-row table:style-name="ro1">
          <table:table-cell/>
          <table:table-cell office:value-type="float" office:value="132">
            <text:p>132</text:p>
          </table:table-cell>
          <table:table-cell table:formula="of:=[.B100]-[.$A$3]" office:value-type="float" office:value="111">
            <text:p>111</text:p>
          </table:table-cell>
          <table:table-cell table:formula="of:=SUBTOTAL(1;[.$F$284:.$F$285])" office:value-type="float" office:value="0.148979853168861">
            <text:p>0.1489798532</text:p>
          </table:table-cell>
          <table:table-cell office:value-type="string">
            <text:p>[113, 0.24643881446536406]</text:p>
          </table:table-cell>
          <table:table-cell table:number-columns-repeated="6"/>
          <table:table-cell office:value-type="string">
            <text:p>[112, 0.18874330928461247]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 table:formula="of:=[.B101]-[.$A$3]" office:value-type="float" office:value="112">
            <text:p>112</text:p>
          </table:table-cell>
          <table:table-cell table:formula="of:=SUBTOTAL(1;[.$F$287:.$F$288])" office:value-type="float" office:value="0.194265541793283">
            <text:p>0.1942655418</text:p>
          </table:table-cell>
          <table:table-cell table:number-columns-repeated="7"/>
          <table:table-cell office:value-type="string">
            <text:p>[113, 0.24643881446536406]</text:p>
          </table:table-cell>
        </table:table-row>
        <table:table-row table:style-name="ro1">
          <table:table-cell/>
          <table:table-cell office:value-type="float" office:value="134">
            <text:p>134</text:p>
          </table:table-cell>
          <table:table-cell table:formula="of:=[.B102]-[.$A$3]" office:value-type="float" office:value="113">
            <text:p>113</text:p>
          </table:table-cell>
          <table:table-cell table:formula="of:=SUBTOTAL(1;[.$F$290:.$F$291])" office:value-type="float" office:value="0.190656862997835">
            <text:p>0.190656863</text:p>
          </table:table-cell>
          <table:table-cell office:value-type="string">
            <text:p>[115, 0.20556423233395943]</text:p>
          </table:table-cell>
          <table:table-cell table:number-columns-repeated="6"/>
          <table:table-cell office:value-type="string">
            <text:p>[114, 0.1794505104913088]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 table:formula="of:=[.B103]-[.$A$3]" office:value-type="float" office:value="114">
            <text:p>114</text:p>
          </table:table-cell>
          <table:table-cell table:formula="of:=SUBTOTAL(1;[.$F$293:.$F$294])" office:value-type="float" office:value="0.241762253338983">
            <text:p>0.2417622533</text:p>
          </table:table-cell>
          <table:table-cell office:value-type="string">
            <text:p>[116, 0.23935820484131645]</text:p>
          </table:table-cell>
          <table:table-cell table:number-columns-repeated="6"/>
          <table:table-cell office:value-type="string">
            <text:p>[115, 0.20556423233395943]</text:p>
          </table:table-cell>
        </table:table-row>
        <table:table-row table:style-name="ro1">
          <table:table-cell/>
          <table:table-cell office:value-type="float" office:value="136">
            <text:p>136</text:p>
          </table:table-cell>
          <table:table-cell table:formula="of:=[.B104]-[.$A$3]" office:value-type="float" office:value="115">
            <text:p>115</text:p>
          </table:table-cell>
          <table:table-cell table:formula="of:=SUBTOTAL(1;[.$F$296:.$F$296])" office:value-type="float" office:value="0.179450510491309">
            <text:p>0.1794505105</text:p>
          </table:table-cell>
          <table:table-cell office:value-type="string">
            <text:p>[114, 0.1794505104913088]</text:p>
          </table:table-cell>
          <table:table-cell table:number-columns-repeated="6"/>
          <table:table-cell office:value-type="string">
            <text:p>[116, 0.23935820484131645]</text:p>
          </table:table-cell>
        </table:table-row>
        <table:table-row table:style-name="ro1">
          <table:table-cell/>
          <table:table-cell office:value-type="float" office:value="137">
            <text:p>137</text:p>
          </table:table-cell>
          <table:table-cell table:formula="of:=[.B105]-[.$A$3]" office:value-type="float" office:value="116">
            <text:p>116</text:p>
          </table:table-cell>
          <table:table-cell table:formula="of:=SUBTOTAL(1;[.$F$298:.$F$298])" office:value-type="float" office:value="0.20556423233396">
            <text:p>0.2055642323</text:p>
          </table:table-cell>
          <table:table-cell table:number-columns-repeated="7"/>
          <table:table-cell office:value-type="string">
            <text:p>[117, 0.18958093409179358]</text:p>
          </table:table-cell>
        </table:table-row>
        <table:table-row table:style-name="ro1">
          <table:table-cell/>
          <table:table-cell office:value-type="float" office:value="138">
            <text:p>138</text:p>
          </table:table-cell>
          <table:table-cell table:formula="of:=[.B106]-[.$A$3]" office:value-type="float" office:value="117">
            <text:p>117</text:p>
          </table:table-cell>
          <table:table-cell table:formula="of:=SUBTOTAL(1;[.$F$300:.$F$301])" office:value-type="float" office:value="0.182324822581207">
            <text:p>0.1823248226</text:p>
          </table:table-cell>
          <table:table-cell table:number-columns-repeated="7"/>
          <table:table-cell office:value-type="string">
            <text:p>[118, 0.16264114750990935]</text:p>
          </table:table-cell>
        </table:table-row>
        <table:table-row table:style-name="ro1">
          <table:table-cell/>
          <table:table-cell office:value-type="float" office:value="139">
            <text:p>139</text:p>
          </table:table-cell>
          <table:table-cell table:formula="of:=[.B107]-[.$A$3]" office:value-type="float" office:value="118">
            <text:p>118</text:p>
          </table:table-cell>
          <table:table-cell table:formula="of:=SUBTOTAL(1;[.$F$303:.$F$303])" office:value-type="float" office:value="0.189580934091794">
            <text:p>0.1895809341</text:p>
          </table:table-cell>
          <table:table-cell office:value-type="string">
            <text:p>[117, 0.18958093409179358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formula="of:=[.B108]-[.$A$3]" office:value-type="float" office:value="119">
            <text:p>119</text:p>
          </table:table-cell>
          <table:table-cell table:formula="of:=SUBTOTAL(1;[.$F$305:.$F$305])" office:value-type="float" office:value="0.16264114750991">
            <text:p>0.1626411475</text:p>
          </table:table-cell>
          <table:table-cell office:value-type="string">
            <text:p>[118, 0.16264114750990935]</text:p>
          </table:table-cell>
          <table:table-cell table:number-columns-repeated="7"/>
        </table:table-row>
        <table:table-row table:style-name="ro1" table:number-rows-repeated="87"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-1.26777050729047">
            <text:p>-1.2677705073</text:p>
          </table:table-cell>
          <table:table-cell office:value-type="float" office:value="-0.168601701122247">
            <text:p>-0.1686017011</text:p>
          </table:table-cell>
          <table:table-cell table:formula="of:=SQRT((([.C196]-[.E196])^2 + ([.D196]-[.F196])^2) )" office:value-type="float" office:value="1.27893259899686">
            <text:p>1.278932599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1.1">
            <text:p>21.1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-1.09665683206601">
            <text:p>-1.0966568321</text:p>
          </table:table-cell>
          <table:table-cell office:value-type="float" office:value="-0.260718385464894">
            <text:p>-0.2607183855</text:p>
          </table:table-cell>
          <table:table-cell table:formula="of:=SQRT((([.C197]-[.E197])^2 + ([.D197]-[.F197])^2) )" office:value-type="float" office:value="1.12722237550382">
            <text:p>1.1272223755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1.2">
            <text:p>21.2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-0.919848580037236">
            <text:p>-0.91984858</text:p>
          </table:table-cell>
          <table:table-cell office:value-type="float" office:value="-0.2288885427115">
            <text:p>-0.2288885427</text:p>
          </table:table-cell>
          <table:table-cell table:formula="of:=SQRT((([.C198]-[.E198])^2 + ([.D198]-[.F198])^2) )" office:value-type="float" office:value="0.947898399186914">
            <text:p>0.9478983992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1.4">
            <text:p>21.4</text:p>
          </table:table-cell>
          <table:table-cell office:value-type="float" office:value="0.1">
            <text:p>0.1</text:p>
          </table:table-cell>
          <table:table-cell table:style-name="Default" office:value-type="float" office:value="0">
            <text:p>0</text:p>
          </table:table-cell>
          <table:table-cell office:value-type="float" office:value="-0.659438143732803">
            <text:p>-0.6594381437</text:p>
          </table:table-cell>
          <table:table-cell office:value-type="float" office:value="-0.376275994596092">
            <text:p>-0.3762759946</text:p>
          </table:table-cell>
          <table:table-cell table:formula="of:=SQRT((([.C199]-[.E199])^2 + ([.D199]-[.F199])^2) )" office:value-type="float" office:value="0.847543460989231">
            <text:p>0.847543461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1.5">
            <text:p>21.5</text:p>
          </table:table-cell>
          <table:table-cell office:value-type="float" office:value="0.1">
            <text:p>0.1</text:p>
          </table:table-cell>
          <table:table-cell table:style-name="Default" office:value-type="float" office:value="0">
            <text:p>0</text:p>
          </table:table-cell>
          <table:table-cell office:value-type="float" office:value="-0.480302696341937">
            <text:p>-0.4803026963</text:p>
          </table:table-cell>
          <table:table-cell office:value-type="float" office:value="-0.341549022755986">
            <text:p>-0.3415490228</text:p>
          </table:table-cell>
          <table:table-cell table:formula="of:=SQRT((([.C200]-[.E200])^2 + ([.D200]-[.F200])^2) )" office:value-type="float" office:value="0.673354998739366">
            <text:p>0.6733549987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1.8">
            <text:p>21.8</text:p>
          </table:table-cell>
          <table:table-cell office:value-type="float" office:value="0.1">
            <text:p>0.1</text:p>
          </table:table-cell>
          <table:table-cell table:style-name="Default" office:value-type="float" office:value="0">
            <text:p>0</text:p>
          </table:table-cell>
          <table:table-cell office:value-type="float" office:value="-0.37335998652895">
            <text:p>-0.3733599865</text:p>
          </table:table-cell>
          <table:table-cell office:value-type="float" office:value="-0.348167038804039">
            <text:p>-0.3481670388</text:p>
          </table:table-cell>
          <table:table-cell table:formula="of:=SQRT((([.C201]-[.E201])^2 + ([.D201]-[.F201])^2) )" office:value-type="float" office:value="0.587613787922187">
            <text:p>0.5876137879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21.9">
            <text:p>21.9</text:p>
          </table:table-cell>
          <table:table-cell office:value-type="float" office:value="0.2">
            <text:p>0.2</text:p>
          </table:table-cell>
          <table:table-cell table:style-name="Default" office:value-type="float" office:value="0">
            <text:p>0</text:p>
          </table:table-cell>
          <table:table-cell office:value-type="float" office:value="-0.250672423410439">
            <text:p>-0.2506724234</text:p>
          </table:table-cell>
          <table:table-cell office:value-type="float" office:value="-0.284387714888798">
            <text:p>-0.2843877149</text:p>
          </table:table-cell>
          <table:table-cell table:formula="of:=SQRT((([.C202]-[.E202])^2 + ([.D202]-[.F202])^2) )" office:value-type="float" office:value="0.532899620568743">
            <text:p>0.5328996206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formula="of:=AVERAGE([.G196:.G202])" office:value-type="float" office:value="0.85649503455816">
            <text:p>0.8564950346</text:p>
          </table:table-cell>
          <table:table-cell table:number-columns-repeated="5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shapes>
          <draw:frame draw:z-index="0" draw:style-name="gr1" svg:width="25.552cm" svg:height="11.848cm" svg:x="24.147cm" svg:y="2.549cm">
            <draw:object draw:notify-on-update-of-ranges="Sheet3.C6:Sheet3.C6 Sheet3.C7:Sheet3.C127 Sheet3.D6:Sheet3.D127 Sheet3.G6:Sheet3.G127 Sheet3.J6:Sheet3.J1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10" table:default-cell-style-name="Default"/>
        <table:table-row table:style-name="ro2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time</text:p>
          </table:table-cell>
          <table:table-cell office:value-type="string">
            <text:p>diff</text:p>
          </table:table-cell>
          <table:table-cell/>
          <table:table-cell office:value-type="string">
            <text:p>time</text:p>
          </table:table-cell>
          <table:table-cell office:value-type="string">
            <text:p>diff</text:p>
          </table:table-cell>
          <table:table-cell/>
          <table:table-cell office:value-type="string">
            <text:p>time</text:p>
          </table:table-cell>
          <table:table-cell office:value-type="string">
            <text:p>diff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0.755159537246">
            <text:p>0.7551595372</text:p>
          </table:table-cell>
          <table:table-cell/>
          <table:table-cell office:value-type="float" office:value="0">
            <text:p>0</text:p>
          </table:table-cell>
          <table:table-cell office:value-type="float" office:value="0.641429874276726">
            <text:p>0.6414298743</text:p>
          </table:table-cell>
          <table:table-cell/>
          <table:table-cell office:value-type="float" office:value="0">
            <text:p>0</text:p>
          </table:table-cell>
          <table:table-cell office:value-type="float" office:value="0.713306208749695">
            <text:p>0.713306208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348178471456">
            <text:p>0.3481784715</text:p>
          </table:table-cell>
          <table:table-cell/>
          <table:table-cell office:value-type="float" office:value="1">
            <text:p>1</text:p>
          </table:table-cell>
          <table:table-cell office:value-type="float" office:value="0.352653830881468">
            <text:p>0.3526538309</text:p>
          </table:table-cell>
          <table:table-cell/>
          <table:table-cell office:value-type="float" office:value="1">
            <text:p>1</text:p>
          </table:table-cell>
          <table:table-cell office:value-type="float" office:value="0.432980616814568">
            <text:p>0.4329806168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.168802023002">
            <text:p>0.168802023</text:p>
          </table:table-cell>
          <table:table-cell/>
          <table:table-cell office:value-type="float" office:value="2">
            <text:p>2</text:p>
          </table:table-cell>
          <table:table-cell office:value-type="float" office:value="0.284390967501992">
            <text:p>0.2843909675</text:p>
          </table:table-cell>
          <table:table-cell/>
          <table:table-cell office:value-type="float" office:value="2">
            <text:p>2</text:p>
          </table:table-cell>
          <table:table-cell office:value-type="float" office:value="0.297597381739845">
            <text:p>0.2975973817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0.125589472045">
            <text:p>0.125589472</text:p>
          </table:table-cell>
          <table:table-cell/>
          <table:table-cell office:value-type="float" office:value="3">
            <text:p>3</text:p>
          </table:table-cell>
          <table:table-cell office:value-type="float" office:value="0.242594438707799">
            <text:p>0.2425944387</text:p>
          </table:table-cell>
          <table:table-cell/>
          <table:table-cell office:value-type="float" office:value="3">
            <text:p>3</text:p>
          </table:table-cell>
          <table:table-cell office:value-type="float" office:value="0.177302985055203">
            <text:p>0.177302985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0.138334147298">
            <text:p>0.1383341473</text:p>
          </table:table-cell>
          <table:table-cell/>
          <table:table-cell office:value-type="float" office:value="4">
            <text:p>4</text:p>
          </table:table-cell>
          <table:table-cell office:value-type="float" office:value="0.302034086882411">
            <text:p>0.3020340869</text:p>
          </table:table-cell>
          <table:table-cell/>
          <table:table-cell office:value-type="float" office:value="4">
            <text:p>4</text:p>
          </table:table-cell>
          <table:table-cell office:value-type="float" office:value="0.179940742946717">
            <text:p>0.1799407429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0.101640558803">
            <text:p>0.1016405588</text:p>
          </table:table-cell>
          <table:table-cell/>
          <table:table-cell office:value-type="float" office:value="5">
            <text:p>5</text:p>
          </table:table-cell>
          <table:table-cell office:value-type="float" office:value="0.207896676379617">
            <text:p>0.2078966764</text:p>
          </table:table-cell>
          <table:table-cell/>
          <table:table-cell office:value-type="float" office:value="5">
            <text:p>5</text:p>
          </table:table-cell>
          <table:table-cell office:value-type="float" office:value="0.124615361878941">
            <text:p>0.1246153619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0.12937179422">
            <text:p>0.1293717942</text:p>
          </table:table-cell>
          <table:table-cell/>
          <table:table-cell office:value-type="float" office:value="6">
            <text:p>6</text:p>
          </table:table-cell>
          <table:table-cell office:value-type="float" office:value="0.201112665139216">
            <text:p>0.2011126651</text:p>
          </table:table-cell>
          <table:table-cell/>
          <table:table-cell office:value-type="float" office:value="6">
            <text:p>6</text:p>
          </table:table-cell>
          <table:table-cell office:value-type="float" office:value="0.130509226727324">
            <text:p>0.1305092267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0.101332021016">
            <text:p>0.101332021</text:p>
          </table:table-cell>
          <table:table-cell/>
          <table:table-cell office:value-type="float" office:value="7">
            <text:p>7</text:p>
          </table:table-cell>
          <table:table-cell office:value-type="float" office:value="0.219917685543452">
            <text:p>0.2199176855</text:p>
          </table:table-cell>
          <table:table-cell/>
          <table:table-cell office:value-type="float" office:value="7">
            <text:p>7</text:p>
          </table:table-cell>
          <table:table-cell office:value-type="float" office:value="0.132469700549488">
            <text:p>0.1324697005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.100205100344">
            <text:p>0.1002051003</text:p>
          </table:table-cell>
          <table:table-cell/>
          <table:table-cell office:value-type="float" office:value="8">
            <text:p>8</text:p>
          </table:table-cell>
          <table:table-cell office:value-type="float" office:value="0.20639193073787">
            <text:p>0.2063919307</text:p>
          </table:table-cell>
          <table:table-cell/>
          <table:table-cell office:value-type="float" office:value="8">
            <text:p>8</text:p>
          </table:table-cell>
          <table:table-cell office:value-type="float" office:value="0.127753570018517">
            <text:p>0.12775357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0.125104418727">
            <text:p>0.1251044187</text:p>
          </table:table-cell>
          <table:table-cell/>
          <table:table-cell office:value-type="float" office:value="9">
            <text:p>9</text:p>
          </table:table-cell>
          <table:table-cell office:value-type="float" office:value="0.211513797613138">
            <text:p>0.2115137976</text:p>
          </table:table-cell>
          <table:table-cell/>
          <table:table-cell office:value-type="float" office:value="9">
            <text:p>9</text:p>
          </table:table-cell>
          <table:table-cell office:value-type="float" office:value="0.105393309741466">
            <text:p>0.1053933097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0.0948465123732">
            <text:p>0.0948465124</text:p>
          </table:table-cell>
          <table:table-cell/>
          <table:table-cell office:value-type="float" office:value="10">
            <text:p>10</text:p>
          </table:table-cell>
          <table:table-cell office:value-type="float" office:value="0.234280311290418">
            <text:p>0.2342803113</text:p>
          </table:table-cell>
          <table:table-cell/>
          <table:table-cell office:value-type="float" office:value="10">
            <text:p>10</text:p>
          </table:table-cell>
          <table:table-cell office:value-type="float" office:value="0.163832696750676">
            <text:p>0.1638326968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0.0960649500048">
            <text:p>0.09606495</text:p>
          </table:table-cell>
          <table:table-cell/>
          <table:table-cell office:value-type="float" office:value="11">
            <text:p>11</text:p>
          </table:table-cell>
          <table:table-cell office:value-type="float" office:value="0.171479661004417">
            <text:p>0.171479661</text:p>
          </table:table-cell>
          <table:table-cell/>
          <table:table-cell office:value-type="float" office:value="11">
            <text:p>11</text:p>
          </table:table-cell>
          <table:table-cell office:value-type="float" office:value="0.148182847312029">
            <text:p>0.1481828473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0.0875879058732">
            <text:p>0.0875879059</text:p>
          </table:table-cell>
          <table:table-cell/>
          <table:table-cell office:value-type="float" office:value="12">
            <text:p>12</text:p>
          </table:table-cell>
          <table:table-cell office:value-type="float" office:value="0.180294226229113">
            <text:p>0.1802942262</text:p>
          </table:table-cell>
          <table:table-cell/>
          <table:table-cell office:value-type="float" office:value="12">
            <text:p>12</text:p>
          </table:table-cell>
          <table:table-cell office:value-type="float" office:value="0.11812844423803">
            <text:p>0.1181284442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0.0983358987844">
            <text:p>0.0983358988</text:p>
          </table:table-cell>
          <table:table-cell/>
          <table:table-cell office:value-type="float" office:value="13">
            <text:p>13</text:p>
          </table:table-cell>
          <table:table-cell office:value-type="float" office:value="0.185086754124388">
            <text:p>0.1850867541</text:p>
          </table:table-cell>
          <table:table-cell/>
          <table:table-cell office:value-type="float" office:value="13">
            <text:p>13</text:p>
          </table:table-cell>
          <table:table-cell office:value-type="float" office:value="0.154965576241811">
            <text:p>0.1549655762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0.113537111808">
            <text:p>0.1135371118</text:p>
          </table:table-cell>
          <table:table-cell/>
          <table:table-cell office:value-type="float" office:value="14">
            <text:p>14</text:p>
          </table:table-cell>
          <table:table-cell office:value-type="float" office:value="0.130596398411021">
            <text:p>0.1305963984</text:p>
          </table:table-cell>
          <table:table-cell/>
          <table:table-cell office:value-type="float" office:value="14">
            <text:p>14</text:p>
          </table:table-cell>
          <table:table-cell office:value-type="float" office:value="0.151507875981738">
            <text:p>0.151507876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0.15637804349">
            <text:p>0.1563780435</text:p>
          </table:table-cell>
          <table:table-cell/>
          <table:table-cell office:value-type="float" office:value="15">
            <text:p>15</text:p>
          </table:table-cell>
          <table:table-cell office:value-type="float" office:value="0.174732117806431">
            <text:p>0.1747321178</text:p>
          </table:table-cell>
          <table:table-cell/>
          <table:table-cell office:value-type="float" office:value="15">
            <text:p>15</text:p>
          </table:table-cell>
          <table:table-cell office:value-type="float" office:value="0.121795083505827">
            <text:p>0.1217950835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0.15468888105">
            <text:p>0.1546888811</text:p>
          </table:table-cell>
          <table:table-cell/>
          <table:table-cell office:value-type="float" office:value="16">
            <text:p>16</text:p>
          </table:table-cell>
          <table:table-cell office:value-type="float" office:value="0.153588144527168">
            <text:p>0.1535881445</text:p>
          </table:table-cell>
          <table:table-cell/>
          <table:table-cell office:value-type="float" office:value="16">
            <text:p>16</text:p>
          </table:table-cell>
          <table:table-cell office:value-type="float" office:value="0.109168871074066">
            <text:p>0.1091688711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0.111503225629">
            <text:p>0.1115032256</text:p>
          </table:table-cell>
          <table:table-cell/>
          <table:table-cell office:value-type="float" office:value="17">
            <text:p>17</text:p>
          </table:table-cell>
          <table:table-cell office:value-type="float" office:value="0.150442829324892">
            <text:p>0.1504428293</text:p>
          </table:table-cell>
          <table:table-cell/>
          <table:table-cell office:value-type="float" office:value="17">
            <text:p>17</text:p>
          </table:table-cell>
          <table:table-cell office:value-type="float" office:value="0.175524315994534">
            <text:p>0.175524316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0.186073449075">
            <text:p>0.1860734491</text:p>
          </table:table-cell>
          <table:table-cell/>
          <table:table-cell office:value-type="float" office:value="18">
            <text:p>18</text:p>
          </table:table-cell>
          <table:table-cell office:value-type="float" office:value="0.140919724539172">
            <text:p>0.1409197245</text:p>
          </table:table-cell>
          <table:table-cell/>
          <table:table-cell office:value-type="float" office:value="18">
            <text:p>18</text:p>
          </table:table-cell>
          <table:table-cell office:value-type="float" office:value="0.166612251417471">
            <text:p>0.1666122514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0.0942134754979">
            <text:p>0.0942134755</text:p>
          </table:table-cell>
          <table:table-cell/>
          <table:table-cell office:value-type="float" office:value="19">
            <text:p>19</text:p>
          </table:table-cell>
          <table:table-cell office:value-type="float" office:value="0.157017620867608">
            <text:p>0.1570176209</text:p>
          </table:table-cell>
          <table:table-cell/>
          <table:table-cell office:value-type="float" office:value="19">
            <text:p>19</text:p>
          </table:table-cell>
          <table:table-cell office:value-type="float" office:value="0.26536462394544">
            <text:p>0.2653646239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0.167997553269">
            <text:p>0.1679975533</text:p>
          </table:table-cell>
          <table:table-cell/>
          <table:table-cell office:value-type="float" office:value="20">
            <text:p>20</text:p>
          </table:table-cell>
          <table:table-cell office:value-type="float" office:value="0.194595918453352">
            <text:p>0.1945959185</text:p>
          </table:table-cell>
          <table:table-cell/>
          <table:table-cell office:value-type="float" office:value="20">
            <text:p>20</text:p>
          </table:table-cell>
          <table:table-cell office:value-type="float" office:value="0.456179262528506">
            <text:p>0.4561792625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0.109053123004">
            <text:p>0.109053123</text:p>
          </table:table-cell>
          <table:table-cell/>
          <table:table-cell office:value-type="float" office:value="21">
            <text:p>21</text:p>
          </table:table-cell>
          <table:table-cell office:value-type="float" office:value="0.124790913133175">
            <text:p>0.1247909131</text:p>
          </table:table-cell>
          <table:table-cell/>
          <table:table-cell office:value-type="float" office:value="21">
            <text:p>21</text:p>
          </table:table-cell>
          <table:table-cell office:value-type="float" office:value="0.219957790057808">
            <text:p>0.2199577901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0.0860390416495">
            <text:p>0.0860390416</text:p>
          </table:table-cell>
          <table:table-cell/>
          <table:table-cell office:value-type="float" office:value="22">
            <text:p>22</text:p>
          </table:table-cell>
          <table:table-cell office:value-type="float" office:value="0.136737662047928">
            <text:p>0.136737662</text:p>
          </table:table-cell>
          <table:table-cell/>
          <table:table-cell office:value-type="float" office:value="22">
            <text:p>22</text:p>
          </table:table-cell>
          <table:table-cell office:value-type="float" office:value="0.145827475317408">
            <text:p>0.1458274753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0.0846222124434">
            <text:p>0.0846222124</text:p>
          </table:table-cell>
          <table:table-cell/>
          <table:table-cell office:value-type="float" office:value="23">
            <text:p>23</text:p>
          </table:table-cell>
          <table:table-cell office:value-type="float" office:value="0.15324785968149">
            <text:p>0.1532478597</text:p>
          </table:table-cell>
          <table:table-cell/>
          <table:table-cell office:value-type="float" office:value="23">
            <text:p>23</text:p>
          </table:table-cell>
          <table:table-cell office:value-type="float" office:value="0.206448105989431">
            <text:p>0.206448106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0.0917533115808">
            <text:p>0.0917533116</text:p>
          </table:table-cell>
          <table:table-cell/>
          <table:table-cell office:value-type="float" office:value="24">
            <text:p>24</text:p>
          </table:table-cell>
          <table:table-cell office:value-type="float" office:value="0.138653997033364">
            <text:p>0.138653997</text:p>
          </table:table-cell>
          <table:table-cell/>
          <table:table-cell office:value-type="float" office:value="24">
            <text:p>24</text:p>
          </table:table-cell>
          <table:table-cell office:value-type="float" office:value="0.209730195672065">
            <text:p>0.2097301957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0.199479855163">
            <text:p>0.1994798552</text:p>
          </table:table-cell>
          <table:table-cell/>
          <table:table-cell office:value-type="float" office:value="25">
            <text:p>25</text:p>
          </table:table-cell>
          <table:table-cell office:value-type="float" office:value="0.138631807929823">
            <text:p>0.1386318079</text:p>
          </table:table-cell>
          <table:table-cell/>
          <table:table-cell office:value-type="float" office:value="25">
            <text:p>25</text:p>
          </table:table-cell>
          <table:table-cell office:value-type="float" office:value="0.23361229233272">
            <text:p>0.2336122923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0.243263659549">
            <text:p>0.2432636595</text:p>
          </table:table-cell>
          <table:table-cell/>
          <table:table-cell office:value-type="float" office:value="26">
            <text:p>26</text:p>
          </table:table-cell>
          <table:table-cell office:value-type="float" office:value="0.184694031608307">
            <text:p>0.1846940316</text:p>
          </table:table-cell>
          <table:table-cell/>
          <table:table-cell office:value-type="float" office:value="26">
            <text:p>26</text:p>
          </table:table-cell>
          <table:table-cell office:value-type="float" office:value="0.170891694361129">
            <text:p>0.1708916944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0.228331508985">
            <text:p>0.228331509</text:p>
          </table:table-cell>
          <table:table-cell/>
          <table:table-cell office:value-type="float" office:value="27">
            <text:p>27</text:p>
          </table:table-cell>
          <table:table-cell office:value-type="float" office:value="0.151862088924255">
            <text:p>0.1518620889</text:p>
          </table:table-cell>
          <table:table-cell/>
          <table:table-cell office:value-type="float" office:value="27">
            <text:p>27</text:p>
          </table:table-cell>
          <table:table-cell office:value-type="float" office:value="0.158379624933395">
            <text:p>0.1583796249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0.12722785405">
            <text:p>0.1272278541</text:p>
          </table:table-cell>
          <table:table-cell/>
          <table:table-cell office:value-type="float" office:value="28">
            <text:p>28</text:p>
          </table:table-cell>
          <table:table-cell office:value-type="float" office:value="0.129967428318799">
            <text:p>0.1299674283</text:p>
          </table:table-cell>
          <table:table-cell/>
          <table:table-cell office:value-type="float" office:value="28">
            <text:p>28</text:p>
          </table:table-cell>
          <table:table-cell office:value-type="float" office:value="0.204785707879556">
            <text:p>0.2047857079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0.167748140025">
            <text:p>0.16774814</text:p>
          </table:table-cell>
          <table:table-cell/>
          <table:table-cell office:value-type="float" office:value="29">
            <text:p>29</text:p>
          </table:table-cell>
          <table:table-cell office:value-type="float" office:value="0.135961961294127">
            <text:p>0.1359619613</text:p>
          </table:table-cell>
          <table:table-cell/>
          <table:table-cell office:value-type="float" office:value="29">
            <text:p>29</text:p>
          </table:table-cell>
          <table:table-cell office:value-type="float" office:value="0.30745694578654">
            <text:p>0.3074569458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0.156526190076">
            <text:p>0.1565261901</text:p>
          </table:table-cell>
          <table:table-cell/>
          <table:table-cell office:value-type="float" office:value="30">
            <text:p>30</text:p>
          </table:table-cell>
          <table:table-cell office:value-type="float" office:value="0.131469721452221">
            <text:p>0.1314697215</text:p>
          </table:table-cell>
          <table:table-cell/>
          <table:table-cell office:value-type="float" office:value="30">
            <text:p>30</text:p>
          </table:table-cell>
          <table:table-cell office:value-type="float" office:value="0.188763743530549">
            <text:p>0.1887637435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0.153223178468">
            <text:p>0.1532231785</text:p>
          </table:table-cell>
          <table:table-cell/>
          <table:table-cell office:value-type="float" office:value="31">
            <text:p>31</text:p>
          </table:table-cell>
          <table:table-cell office:value-type="float" office:value="0.153007387719606">
            <text:p>0.1530073877</text:p>
          </table:table-cell>
          <table:table-cell/>
          <table:table-cell office:value-type="float" office:value="31">
            <text:p>31</text:p>
          </table:table-cell>
          <table:table-cell office:value-type="float" office:value="0.203958194366142">
            <text:p>0.2039581944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0.118060492877">
            <text:p>0.1180604929</text:p>
          </table:table-cell>
          <table:table-cell/>
          <table:table-cell office:value-type="float" office:value="32">
            <text:p>32</text:p>
          </table:table-cell>
          <table:table-cell office:value-type="float" office:value="0.14291642869331">
            <text:p>0.1429164287</text:p>
          </table:table-cell>
          <table:table-cell/>
          <table:table-cell office:value-type="float" office:value="32">
            <text:p>32</text:p>
          </table:table-cell>
          <table:table-cell office:value-type="float" office:value="0.146628837003476">
            <text:p>0.146628837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0.126338234651">
            <text:p>0.1263382347</text:p>
          </table:table-cell>
          <table:table-cell/>
          <table:table-cell office:value-type="float" office:value="33">
            <text:p>33</text:p>
          </table:table-cell>
          <table:table-cell office:value-type="float" office:value="0.104916975439235">
            <text:p>0.1049169754</text:p>
          </table:table-cell>
          <table:table-cell/>
          <table:table-cell office:value-type="float" office:value="33">
            <text:p>33</text:p>
          </table:table-cell>
          <table:table-cell office:value-type="float" office:value="0.190063289849911">
            <text:p>0.1900632898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0.118447492439">
            <text:p>0.1184474924</text:p>
          </table:table-cell>
          <table:table-cell/>
          <table:table-cell office:value-type="float" office:value="34">
            <text:p>34</text:p>
          </table:table-cell>
          <table:table-cell office:value-type="float" office:value="0.158359634975182">
            <text:p>0.158359635</text:p>
          </table:table-cell>
          <table:table-cell/>
          <table:table-cell office:value-type="float" office:value="34">
            <text:p>34</text:p>
          </table:table-cell>
          <table:table-cell office:value-type="float" office:value="0.230529909348922">
            <text:p>0.2305299093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0.161434659359">
            <text:p>0.1614346594</text:p>
          </table:table-cell>
          <table:table-cell/>
          <table:table-cell office:value-type="float" office:value="35">
            <text:p>35</text:p>
          </table:table-cell>
          <table:table-cell office:value-type="float" office:value="0.148307658138678">
            <text:p>0.1483076581</text:p>
          </table:table-cell>
          <table:table-cell/>
          <table:table-cell office:value-type="float" office:value="35">
            <text:p>35</text:p>
          </table:table-cell>
          <table:table-cell office:value-type="float" office:value="0.230229220535488">
            <text:p>0.2302292205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0.162221153074">
            <text:p>0.1622211531</text:p>
          </table:table-cell>
          <table:table-cell/>
          <table:table-cell office:value-type="float" office:value="36">
            <text:p>36</text:p>
          </table:table-cell>
          <table:table-cell office:value-type="float" office:value="0.153277845923915">
            <text:p>0.1532778459</text:p>
          </table:table-cell>
          <table:table-cell/>
          <table:table-cell office:value-type="float" office:value="36">
            <text:p>36</text:p>
          </table:table-cell>
          <table:table-cell office:value-type="float" office:value="0.153729623435704">
            <text:p>0.1537296234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0.0948909687311">
            <text:p>0.0948909687</text:p>
          </table:table-cell>
          <table:table-cell/>
          <table:table-cell office:value-type="float" office:value="37">
            <text:p>37</text:p>
          </table:table-cell>
          <table:table-cell office:value-type="float" office:value="0.132540793679343">
            <text:p>0.1325407937</text:p>
          </table:table-cell>
          <table:table-cell/>
          <table:table-cell office:value-type="float" office:value="37">
            <text:p>37</text:p>
          </table:table-cell>
          <table:table-cell office:value-type="float" office:value="0.157069851241552">
            <text:p>0.1570698512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0.121509848">
            <text:p>0.121509848</text:p>
          </table:table-cell>
          <table:table-cell/>
          <table:table-cell office:value-type="float" office:value="38">
            <text:p>38</text:p>
          </table:table-cell>
          <table:table-cell office:value-type="float" office:value="0.174039505822498">
            <text:p>0.1740395058</text:p>
          </table:table-cell>
          <table:table-cell/>
          <table:table-cell office:value-type="float" office:value="38">
            <text:p>38</text:p>
          </table:table-cell>
          <table:table-cell office:value-type="float" office:value="0.192560735562768">
            <text:p>0.1925607356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0.148120990379">
            <text:p>0.1481209904</text:p>
          </table:table-cell>
          <table:table-cell/>
          <table:table-cell office:value-type="float" office:value="39">
            <text:p>39</text:p>
          </table:table-cell>
          <table:table-cell office:value-type="float" office:value="0.167528158609285">
            <text:p>0.1675281586</text:p>
          </table:table-cell>
          <table:table-cell/>
          <table:table-cell office:value-type="float" office:value="39">
            <text:p>39</text:p>
          </table:table-cell>
          <table:table-cell office:value-type="float" office:value="0.151132181255503">
            <text:p>0.1511321813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0.110112312522">
            <text:p>0.1101123125</text:p>
          </table:table-cell>
          <table:table-cell/>
          <table:table-cell office:value-type="float" office:value="40">
            <text:p>40</text:p>
          </table:table-cell>
          <table:table-cell office:value-type="float" office:value="0.142737361202046">
            <text:p>0.1427373612</text:p>
          </table:table-cell>
          <table:table-cell/>
          <table:table-cell office:value-type="float" office:value="40">
            <text:p>40</text:p>
          </table:table-cell>
          <table:table-cell office:value-type="float" office:value="0.13844918450015">
            <text:p>0.1384491845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0.160101847921">
            <text:p>0.1601018479</text:p>
          </table:table-cell>
          <table:table-cell/>
          <table:table-cell office:value-type="float" office:value="41">
            <text:p>41</text:p>
          </table:table-cell>
          <table:table-cell office:value-type="float" office:value="0.150597164024891">
            <text:p>0.150597164</text:p>
          </table:table-cell>
          <table:table-cell/>
          <table:table-cell office:value-type="float" office:value="41">
            <text:p>41</text:p>
          </table:table-cell>
          <table:table-cell office:value-type="float" office:value="0.227091259043031">
            <text:p>0.227091259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0.14310963285">
            <text:p>0.1431096329</text:p>
          </table:table-cell>
          <table:table-cell/>
          <table:table-cell office:value-type="float" office:value="42">
            <text:p>42</text:p>
          </table:table-cell>
          <table:table-cell office:value-type="float" office:value="0.207381101138091">
            <text:p>0.2073811011</text:p>
          </table:table-cell>
          <table:table-cell/>
          <table:table-cell office:value-type="float" office:value="42">
            <text:p>42</text:p>
          </table:table-cell>
          <table:table-cell office:value-type="float" office:value="0.183320497506018">
            <text:p>0.1833204975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0.152483399523">
            <text:p>0.1524833995</text:p>
          </table:table-cell>
          <table:table-cell/>
          <table:table-cell office:value-type="float" office:value="43">
            <text:p>43</text:p>
          </table:table-cell>
          <table:table-cell office:value-type="float" office:value="0.169992690858127">
            <text:p>0.1699926909</text:p>
          </table:table-cell>
          <table:table-cell/>
          <table:table-cell office:value-type="float" office:value="43">
            <text:p>43</text:p>
          </table:table-cell>
          <table:table-cell office:value-type="float" office:value="0.124038560028125">
            <text:p>0.12403856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0.187772623963">
            <text:p>0.187772624</text:p>
          </table:table-cell>
          <table:table-cell/>
          <table:table-cell office:value-type="float" office:value="44">
            <text:p>44</text:p>
          </table:table-cell>
          <table:table-cell office:value-type="float" office:value="0.153361086998885">
            <text:p>0.153361087</text:p>
          </table:table-cell>
          <table:table-cell/>
          <table:table-cell office:value-type="float" office:value="44">
            <text:p>44</text:p>
          </table:table-cell>
          <table:table-cell office:value-type="float" office:value="0.105498080568337">
            <text:p>0.1054980806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0.222582773075">
            <text:p>0.2225827731</text:p>
          </table:table-cell>
          <table:table-cell/>
          <table:table-cell office:value-type="float" office:value="45">
            <text:p>45</text:p>
          </table:table-cell>
          <table:table-cell office:value-type="float" office:value="0.142341584819246">
            <text:p>0.1423415848</text:p>
          </table:table-cell>
          <table:table-cell/>
          <table:table-cell office:value-type="float" office:value="45">
            <text:p>45</text:p>
          </table:table-cell>
          <table:table-cell office:value-type="float" office:value="0.18038533464756">
            <text:p>0.1803853346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0.228040858782">
            <text:p>0.2280408588</text:p>
          </table:table-cell>
          <table:table-cell/>
          <table:table-cell office:value-type="float" office:value="46">
            <text:p>46</text:p>
          </table:table-cell>
          <table:table-cell office:value-type="float" office:value="0.158762175140577">
            <text:p>0.1587621751</text:p>
          </table:table-cell>
          <table:table-cell/>
          <table:table-cell office:value-type="float" office:value="46">
            <text:p>46</text:p>
          </table:table-cell>
          <table:table-cell office:value-type="float" office:value="0.21395505018793">
            <text:p>0.2139550502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0.199717048879">
            <text:p>0.1997170489</text:p>
          </table:table-cell>
          <table:table-cell/>
          <table:table-cell office:value-type="float" office:value="47">
            <text:p>47</text:p>
          </table:table-cell>
          <table:table-cell office:value-type="float" office:value="0.143470783552038">
            <text:p>0.1434707836</text:p>
          </table:table-cell>
          <table:table-cell/>
          <table:table-cell office:value-type="float" office:value="47">
            <text:p>47</text:p>
          </table:table-cell>
          <table:table-cell office:value-type="float" office:value="0.178917655226712">
            <text:p>0.1789176552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0.266756284886">
            <text:p>0.2667562849</text:p>
          </table:table-cell>
          <table:table-cell/>
          <table:table-cell office:value-type="float" office:value="48">
            <text:p>48</text:p>
          </table:table-cell>
          <table:table-cell office:value-type="float" office:value="0.165266552357826">
            <text:p>0.1652665524</text:p>
          </table:table-cell>
          <table:table-cell/>
          <table:table-cell office:value-type="float" office:value="48">
            <text:p>48</text:p>
          </table:table-cell>
          <table:table-cell office:value-type="float" office:value="0.190864791506481">
            <text:p>0.1908647915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0.142889727722">
            <text:p>0.1428897277</text:p>
          </table:table-cell>
          <table:table-cell/>
          <table:table-cell office:value-type="float" office:value="49">
            <text:p>49</text:p>
          </table:table-cell>
          <table:table-cell office:value-type="float" office:value="0.153522404206784">
            <text:p>0.1535224042</text:p>
          </table:table-cell>
          <table:table-cell/>
          <table:table-cell office:value-type="float" office:value="49">
            <text:p>49</text:p>
          </table:table-cell>
          <table:table-cell office:value-type="float" office:value="0.139688992938105">
            <text:p>0.1396889929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0.10748053934">
            <text:p>0.1074805393</text:p>
          </table:table-cell>
          <table:table-cell/>
          <table:table-cell office:value-type="float" office:value="50">
            <text:p>50</text:p>
          </table:table-cell>
          <table:table-cell office:value-type="float" office:value="0.188170996382097">
            <text:p>0.1881709964</text:p>
          </table:table-cell>
          <table:table-cell/>
          <table:table-cell office:value-type="float" office:value="50">
            <text:p>50</text:p>
          </table:table-cell>
          <table:table-cell office:value-type="float" office:value="0.157648294535731">
            <text:p>0.1576482945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0.129487559548">
            <text:p>0.1294875595</text:p>
          </table:table-cell>
          <table:table-cell/>
          <table:table-cell office:value-type="float" office:value="51">
            <text:p>51</text:p>
          </table:table-cell>
          <table:table-cell office:value-type="float" office:value="0.23480449788101">
            <text:p>0.2348044979</text:p>
          </table:table-cell>
          <table:table-cell/>
          <table:table-cell office:value-type="float" office:value="51">
            <text:p>51</text:p>
          </table:table-cell>
          <table:table-cell office:value-type="float" office:value="0.13307573444472">
            <text:p>0.1330757344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0.179587203239">
            <text:p>0.1795872032</text:p>
          </table:table-cell>
          <table:table-cell/>
          <table:table-cell office:value-type="float" office:value="52">
            <text:p>52</text:p>
          </table:table-cell>
          <table:table-cell office:value-type="float" office:value="0.151371531180155">
            <text:p>0.1513715312</text:p>
          </table:table-cell>
          <table:table-cell/>
          <table:table-cell office:value-type="float" office:value="52">
            <text:p>52</text:p>
          </table:table-cell>
          <table:table-cell office:value-type="float" office:value="0.131180381634184">
            <text:p>0.1311803816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0.214968199984">
            <text:p>0.2149682</text:p>
          </table:table-cell>
          <table:table-cell/>
          <table:table-cell office:value-type="float" office:value="53">
            <text:p>53</text:p>
          </table:table-cell>
          <table:table-cell office:value-type="float" office:value="0.171755020778769">
            <text:p>0.1717550208</text:p>
          </table:table-cell>
          <table:table-cell/>
          <table:table-cell office:value-type="float" office:value="53">
            <text:p>53</text:p>
          </table:table-cell>
          <table:table-cell office:value-type="float" office:value="0.154980810905804">
            <text:p>0.1549808109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0.132010782852">
            <text:p>0.1320107829</text:p>
          </table:table-cell>
          <table:table-cell/>
          <table:table-cell office:value-type="float" office:value="54">
            <text:p>54</text:p>
          </table:table-cell>
          <table:table-cell office:value-type="float" office:value="0.149455554136375">
            <text:p>0.1494555541</text:p>
          </table:table-cell>
          <table:table-cell/>
          <table:table-cell office:value-type="float" office:value="54">
            <text:p>54</text:p>
          </table:table-cell>
          <table:table-cell office:value-type="float" office:value="0.196836943037868">
            <text:p>0.196836943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0.154984691685">
            <text:p>0.1549846917</text:p>
          </table:table-cell>
          <table:table-cell/>
          <table:table-cell office:value-type="float" office:value="55">
            <text:p>55</text:p>
          </table:table-cell>
          <table:table-cell office:value-type="float" office:value="0.147438015053927">
            <text:p>0.1474380151</text:p>
          </table:table-cell>
          <table:table-cell/>
          <table:table-cell office:value-type="float" office:value="55">
            <text:p>55</text:p>
          </table:table-cell>
          <table:table-cell office:value-type="float" office:value="0.21097443653763">
            <text:p>0.2109744365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0.185565604995">
            <text:p>0.185565605</text:p>
          </table:table-cell>
          <table:table-cell/>
          <table:table-cell office:value-type="float" office:value="56">
            <text:p>56</text:p>
          </table:table-cell>
          <table:table-cell office:value-type="float" office:value="0.149101235062166">
            <text:p>0.1491012351</text:p>
          </table:table-cell>
          <table:table-cell/>
          <table:table-cell office:value-type="float" office:value="56">
            <text:p>56</text:p>
          </table:table-cell>
          <table:table-cell office:value-type="float" office:value="0.222049229418663">
            <text:p>0.2220492294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0.182203011612">
            <text:p>0.1822030116</text:p>
          </table:table-cell>
          <table:table-cell/>
          <table:table-cell office:value-type="float" office:value="57">
            <text:p>57</text:p>
          </table:table-cell>
          <table:table-cell office:value-type="float" office:value="0.147260053160827">
            <text:p>0.1472600532</text:p>
          </table:table-cell>
          <table:table-cell/>
          <table:table-cell office:value-type="float" office:value="57">
            <text:p>57</text:p>
          </table:table-cell>
          <table:table-cell office:value-type="float" office:value="0.224157990098471">
            <text:p>0.2241579901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0.158008268494">
            <text:p>0.1580082685</text:p>
          </table:table-cell>
          <table:table-cell/>
          <table:table-cell office:value-type="float" office:value="58">
            <text:p>58</text:p>
          </table:table-cell>
          <table:table-cell office:value-type="float" office:value="0.196226728725256">
            <text:p>0.1962267287</text:p>
          </table:table-cell>
          <table:table-cell/>
          <table:table-cell office:value-type="float" office:value="58">
            <text:p>58</text:p>
          </table:table-cell>
          <table:table-cell office:value-type="float" office:value="0.130481909934157">
            <text:p>0.1304819099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0.123057717153">
            <text:p>0.1230577172</text:p>
          </table:table-cell>
          <table:table-cell/>
          <table:table-cell office:value-type="float" office:value="59">
            <text:p>59</text:p>
          </table:table-cell>
          <table:table-cell office:value-type="float" office:value="0.1711230960978">
            <text:p>0.1711230961</text:p>
          </table:table-cell>
          <table:table-cell/>
          <table:table-cell office:value-type="float" office:value="59">
            <text:p>59</text:p>
          </table:table-cell>
          <table:table-cell office:value-type="float" office:value="0.224788994328723">
            <text:p>0.2247889943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0.132439947016">
            <text:p>0.132439947</text:p>
          </table:table-cell>
          <table:table-cell/>
          <table:table-cell office:value-type="float" office:value="60">
            <text:p>60</text:p>
          </table:table-cell>
          <table:table-cell office:value-type="float" office:value="0.149331607097173">
            <text:p>0.1493316071</text:p>
          </table:table-cell>
          <table:table-cell/>
          <table:table-cell office:value-type="float" office:value="60">
            <text:p>60</text:p>
          </table:table-cell>
          <table:table-cell office:value-type="float" office:value="0.167317429675559">
            <text:p>0.1673174297</text:p>
          </table:table-cell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office:value-type="float" office:value="0.169627845522">
            <text:p>0.1696278455</text:p>
          </table:table-cell>
          <table:table-cell/>
          <table:table-cell office:value-type="float" office:value="61">
            <text:p>61</text:p>
          </table:table-cell>
          <table:table-cell office:value-type="float" office:value="0.15629805334198">
            <text:p>0.1562980533</text:p>
          </table:table-cell>
          <table:table-cell/>
          <table:table-cell office:value-type="float" office:value="61">
            <text:p>61</text:p>
          </table:table-cell>
          <table:table-cell office:value-type="float" office:value="0.207730694839524">
            <text:p>0.2077306948</text:p>
          </table:table-cell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float" office:value="0.0824858810455">
            <text:p>0.082485881</text:p>
          </table:table-cell>
          <table:table-cell/>
          <table:table-cell office:value-type="float" office:value="62">
            <text:p>62</text:p>
          </table:table-cell>
          <table:table-cell office:value-type="float" office:value="0.164294780726747">
            <text:p>0.1642947807</text:p>
          </table:table-cell>
          <table:table-cell/>
          <table:table-cell office:value-type="float" office:value="62">
            <text:p>62</text:p>
          </table:table-cell>
          <table:table-cell office:value-type="float" office:value="0.160310516330483">
            <text:p>0.1603105163</text:p>
          </table:table-cell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0.108940471548">
            <text:p>0.1089404715</text:p>
          </table:table-cell>
          <table:table-cell/>
          <table:table-cell office:value-type="float" office:value="63">
            <text:p>63</text:p>
          </table:table-cell>
          <table:table-cell office:value-type="float" office:value="0.169844026075661">
            <text:p>0.1698440261</text:p>
          </table:table-cell>
          <table:table-cell/>
          <table:table-cell office:value-type="float" office:value="63">
            <text:p>63</text:p>
          </table:table-cell>
          <table:table-cell office:value-type="float" office:value="0.213007625501131">
            <text:p>0.2130076255</text:p>
          </table:table-cell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float" office:value="0.153851470604">
            <text:p>0.1538514706</text:p>
          </table:table-cell>
          <table:table-cell/>
          <table:table-cell office:value-type="float" office:value="64">
            <text:p>64</text:p>
          </table:table-cell>
          <table:table-cell office:value-type="float" office:value="0.178231056151843">
            <text:p>0.1782310562</text:p>
          </table:table-cell>
          <table:table-cell/>
          <table:table-cell office:value-type="float" office:value="64">
            <text:p>64</text:p>
          </table:table-cell>
          <table:table-cell office:value-type="float" office:value="0.225612181065795">
            <text:p>0.2256121811</text:p>
          </table:table-cell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office:value-type="float" office:value="0.132411209929">
            <text:p>0.1324112099</text:p>
          </table:table-cell>
          <table:table-cell/>
          <table:table-cell office:value-type="float" office:value="65">
            <text:p>65</text:p>
          </table:table-cell>
          <table:table-cell office:value-type="float" office:value="0.127497709236995">
            <text:p>0.1274977092</text:p>
          </table:table-cell>
          <table:table-cell/>
          <table:table-cell office:value-type="float" office:value="65">
            <text:p>65</text:p>
          </table:table-cell>
          <table:table-cell office:value-type="float" office:value="0.261227549927353">
            <text:p>0.2612275499</text:p>
          </table:table-cell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office:value-type="float" office:value="0.117008833211">
            <text:p>0.1170088332</text:p>
          </table:table-cell>
          <table:table-cell/>
          <table:table-cell office:value-type="float" office:value="66">
            <text:p>66</text:p>
          </table:table-cell>
          <table:table-cell office:value-type="float" office:value="0.149928640549263">
            <text:p>0.1499286405</text:p>
          </table:table-cell>
          <table:table-cell/>
          <table:table-cell office:value-type="float" office:value="66">
            <text:p>66</text:p>
          </table:table-cell>
          <table:table-cell office:value-type="float" office:value="0.26881487460816">
            <text:p>0.2688148746</text:p>
          </table:table-cell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office:value-type="float" office:value="0.145729720858">
            <text:p>0.1457297209</text:p>
          </table:table-cell>
          <table:table-cell/>
          <table:table-cell office:value-type="float" office:value="67">
            <text:p>67</text:p>
          </table:table-cell>
          <table:table-cell office:value-type="float" office:value="0.136941921195192">
            <text:p>0.1369419212</text:p>
          </table:table-cell>
          <table:table-cell/>
          <table:table-cell office:value-type="float" office:value="67">
            <text:p>67</text:p>
          </table:table-cell>
          <table:table-cell office:value-type="float" office:value="0.227377295266642">
            <text:p>0.2273772953</text:p>
          </table:table-cell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office:value-type="float" office:value="0.134313226762">
            <text:p>0.1343132268</text:p>
          </table:table-cell>
          <table:table-cell/>
          <table:table-cell office:value-type="float" office:value="68">
            <text:p>68</text:p>
          </table:table-cell>
          <table:table-cell office:value-type="float" office:value="0.143620235191497">
            <text:p>0.1436202352</text:p>
          </table:table-cell>
          <table:table-cell/>
          <table:table-cell office:value-type="float" office:value="68">
            <text:p>68</text:p>
          </table:table-cell>
          <table:table-cell office:value-type="float" office:value="0.154893152260935">
            <text:p>0.1548931523</text:p>
          </table:table-cell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office:value-type="float" office:value="0.1119035001">
            <text:p>0.1119035001</text:p>
          </table:table-cell>
          <table:table-cell/>
          <table:table-cell office:value-type="float" office:value="69">
            <text:p>69</text:p>
          </table:table-cell>
          <table:table-cell office:value-type="float" office:value="0.136692904417324">
            <text:p>0.1366929044</text:p>
          </table:table-cell>
          <table:table-cell/>
          <table:table-cell office:value-type="float" office:value="69">
            <text:p>69</text:p>
          </table:table-cell>
          <table:table-cell office:value-type="float" office:value="0.170219975340199">
            <text:p>0.1702199753</text:p>
          </table:table-cell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office:value-type="float" office:value="0.143900682115">
            <text:p>0.1439006821</text:p>
          </table:table-cell>
          <table:table-cell/>
          <table:table-cell office:value-type="float" office:value="70">
            <text:p>70</text:p>
          </table:table-cell>
          <table:table-cell office:value-type="float" office:value="0.15266778930509">
            <text:p>0.1526677893</text:p>
          </table:table-cell>
          <table:table-cell/>
          <table:table-cell office:value-type="float" office:value="70">
            <text:p>70</text:p>
          </table:table-cell>
          <table:table-cell office:value-type="float" office:value="0.22721271783833">
            <text:p>0.2272127178</text:p>
          </table:table-cell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office:value-type="float" office:value="0.171561794044">
            <text:p>0.171561794</text:p>
          </table:table-cell>
          <table:table-cell/>
          <table:table-cell office:value-type="float" office:value="71">
            <text:p>71</text:p>
          </table:table-cell>
          <table:table-cell office:value-type="float" office:value="0.162302930870645">
            <text:p>0.1623029309</text:p>
          </table:table-cell>
          <table:table-cell/>
          <table:table-cell office:value-type="float" office:value="71">
            <text:p>71</text:p>
          </table:table-cell>
          <table:table-cell office:value-type="float" office:value="0.248204942168129">
            <text:p>0.2482049422</text:p>
          </table:table-cell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office:value-type="float" office:value="0.144275507095">
            <text:p>0.1442755071</text:p>
          </table:table-cell>
          <table:table-cell/>
          <table:table-cell office:value-type="float" office:value="72">
            <text:p>72</text:p>
          </table:table-cell>
          <table:table-cell office:value-type="float" office:value="0.154245140422073">
            <text:p>0.1542451404</text:p>
          </table:table-cell>
          <table:table-cell/>
          <table:table-cell office:value-type="float" office:value="72">
            <text:p>72</text:p>
          </table:table-cell>
          <table:table-cell office:value-type="float" office:value="0.204118280914434">
            <text:p>0.2041182809</text:p>
          </table:table-cell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office:value-type="float" office:value="0.130348486822">
            <text:p>0.1303484868</text:p>
          </table:table-cell>
          <table:table-cell/>
          <table:table-cell office:value-type="float" office:value="73">
            <text:p>73</text:p>
          </table:table-cell>
          <table:table-cell office:value-type="float" office:value="0.143778498861147">
            <text:p>0.1437784989</text:p>
          </table:table-cell>
          <table:table-cell/>
          <table:table-cell office:value-type="float" office:value="73">
            <text:p>73</text:p>
          </table:table-cell>
          <table:table-cell office:value-type="float" office:value="0.196199888450264">
            <text:p>0.1961998885</text:p>
          </table:table-cell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office:value-type="float" office:value="0.162865866194">
            <text:p>0.1628658662</text:p>
          </table:table-cell>
          <table:table-cell/>
          <table:table-cell office:value-type="float" office:value="74">
            <text:p>74</text:p>
          </table:table-cell>
          <table:table-cell office:value-type="float" office:value="0.185278267362768">
            <text:p>0.1852782674</text:p>
          </table:table-cell>
          <table:table-cell/>
          <table:table-cell office:value-type="float" office:value="74">
            <text:p>74</text:p>
          </table:table-cell>
          <table:table-cell office:value-type="float" office:value="0.116855984670396">
            <text:p>0.1168559847</text:p>
          </table:table-cell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office:value-type="float" office:value="0.14980603788">
            <text:p>0.1498060379</text:p>
          </table:table-cell>
          <table:table-cell/>
          <table:table-cell office:value-type="float" office:value="75">
            <text:p>75</text:p>
          </table:table-cell>
          <table:table-cell office:value-type="float" office:value="0.181838828852069">
            <text:p>0.1818388289</text:p>
          </table:table-cell>
          <table:table-cell/>
          <table:table-cell office:value-type="float" office:value="75">
            <text:p>75</text:p>
          </table:table-cell>
          <table:table-cell office:value-type="float" office:value="0.161364415031821">
            <text:p>0.161364415</text:p>
          </table:table-cell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office:value-type="float" office:value="0.203222752209">
            <text:p>0.2032227522</text:p>
          </table:table-cell>
          <table:table-cell/>
          <table:table-cell office:value-type="float" office:value="76">
            <text:p>76</text:p>
          </table:table-cell>
          <table:table-cell office:value-type="float" office:value="0.133996688194596">
            <text:p>0.1339966882</text:p>
          </table:table-cell>
          <table:table-cell/>
          <table:table-cell office:value-type="float" office:value="76">
            <text:p>76</text:p>
          </table:table-cell>
          <table:table-cell office:value-type="float" office:value="0.172198225426683">
            <text:p>0.1721982254</text:p>
          </table:table-cell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office:value-type="float" office:value="0.163616914864">
            <text:p>0.1636169149</text:p>
          </table:table-cell>
          <table:table-cell/>
          <table:table-cell office:value-type="float" office:value="77">
            <text:p>77</text:p>
          </table:table-cell>
          <table:table-cell office:value-type="float" office:value="0.134209159796578">
            <text:p>0.1342091598</text:p>
          </table:table-cell>
          <table:table-cell/>
          <table:table-cell office:value-type="float" office:value="77">
            <text:p>77</text:p>
          </table:table-cell>
          <table:table-cell office:value-type="float" office:value="0.180001814691717">
            <text:p>0.1800018147</text:p>
          </table:table-cell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office:value-type="float" office:value="0.163767509164">
            <text:p>0.1637675092</text:p>
          </table:table-cell>
          <table:table-cell/>
          <table:table-cell office:value-type="float" office:value="78">
            <text:p>78</text:p>
          </table:table-cell>
          <table:table-cell office:value-type="float" office:value="0.171505436683566">
            <text:p>0.1715054367</text:p>
          </table:table-cell>
          <table:table-cell/>
          <table:table-cell office:value-type="float" office:value="78">
            <text:p>78</text:p>
          </table:table-cell>
          <table:table-cell office:value-type="float" office:value="0.182329378353952">
            <text:p>0.1823293784</text:p>
          </table:table-cell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office:value-type="float" office:value="0.123207230534">
            <text:p>0.1232072305</text:p>
          </table:table-cell>
          <table:table-cell/>
          <table:table-cell office:value-type="float" office:value="79">
            <text:p>79</text:p>
          </table:table-cell>
          <table:table-cell office:value-type="float" office:value="0.164452311594674">
            <text:p>0.1644523116</text:p>
          </table:table-cell>
          <table:table-cell/>
          <table:table-cell office:value-type="float" office:value="79">
            <text:p>79</text:p>
          </table:table-cell>
          <table:table-cell office:value-type="float" office:value="0.185920719327265">
            <text:p>0.1859207193</text:p>
          </table:table-cell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office:value-type="float" office:value="0.191084065004">
            <text:p>0.191084065</text:p>
          </table:table-cell>
          <table:table-cell/>
          <table:table-cell office:value-type="float" office:value="80">
            <text:p>80</text:p>
          </table:table-cell>
          <table:table-cell office:value-type="float" office:value="0.205355206725767">
            <text:p>0.2053552067</text:p>
          </table:table-cell>
          <table:table-cell/>
          <table:table-cell office:value-type="float" office:value="80">
            <text:p>80</text:p>
          </table:table-cell>
          <table:table-cell office:value-type="float" office:value="0.231679548213291">
            <text:p>0.2316795482</text:p>
          </table:table-cell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office:value-type="float" office:value="0.132653344721">
            <text:p>0.1326533447</text:p>
          </table:table-cell>
          <table:table-cell/>
          <table:table-cell office:value-type="float" office:value="81">
            <text:p>81</text:p>
          </table:table-cell>
          <table:table-cell office:value-type="float" office:value="0.193903771831985">
            <text:p>0.1939037718</text:p>
          </table:table-cell>
          <table:table-cell/>
          <table:table-cell office:value-type="float" office:value="81">
            <text:p>81</text:p>
          </table:table-cell>
          <table:table-cell office:value-type="float" office:value="0.20555472983448">
            <text:p>0.2055547298</text:p>
          </table:table-cell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office:value-type="float" office:value="0.139948410404">
            <text:p>0.1399484104</text:p>
          </table:table-cell>
          <table:table-cell/>
          <table:table-cell office:value-type="float" office:value="82">
            <text:p>82</text:p>
          </table:table-cell>
          <table:table-cell office:value-type="float" office:value="0.166470107908103">
            <text:p>0.1664701079</text:p>
          </table:table-cell>
          <table:table-cell/>
          <table:table-cell office:value-type="float" office:value="82">
            <text:p>82</text:p>
          </table:table-cell>
          <table:table-cell office:value-type="float" office:value="0.182526531050088">
            <text:p>0.1825265311</text:p>
          </table:table-cell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office:value-type="float" office:value="0.140162686713">
            <text:p>0.1401626867</text:p>
          </table:table-cell>
          <table:table-cell/>
          <table:table-cell office:value-type="float" office:value="83">
            <text:p>83</text:p>
          </table:table-cell>
          <table:table-cell office:value-type="float" office:value="0.180016169166379">
            <text:p>0.1800161692</text:p>
          </table:table-cell>
          <table:table-cell/>
          <table:table-cell office:value-type="float" office:value="83">
            <text:p>83</text:p>
          </table:table-cell>
          <table:table-cell office:value-type="float" office:value="0.197908131449748">
            <text:p>0.1979081314</text:p>
          </table:table-cell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office:value-type="float" office:value="0.165235810731">
            <text:p>0.1652358107</text:p>
          </table:table-cell>
          <table:table-cell/>
          <table:table-cell office:value-type="float" office:value="84">
            <text:p>84</text:p>
          </table:table-cell>
          <table:table-cell office:value-type="float" office:value="0.159911728853383">
            <text:p>0.1599117289</text:p>
          </table:table-cell>
          <table:table-cell/>
          <table:table-cell office:value-type="float" office:value="84">
            <text:p>84</text:p>
          </table:table-cell>
          <table:table-cell office:value-type="float" office:value="0.355842040396602">
            <text:p>0.3558420404</text:p>
          </table:table-cell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office:value-type="float" office:value="0.195862096943">
            <text:p>0.1958620969</text:p>
          </table:table-cell>
          <table:table-cell/>
          <table:table-cell office:value-type="float" office:value="85">
            <text:p>85</text:p>
          </table:table-cell>
          <table:table-cell office:value-type="float" office:value="0.144061125161637">
            <text:p>0.1440611252</text:p>
          </table:table-cell>
          <table:table-cell/>
          <table:table-cell office:value-type="float" office:value="85">
            <text:p>85</text:p>
          </table:table-cell>
          <table:table-cell office:value-type="float" office:value="0.446983929767053">
            <text:p>0.4469839298</text:p>
          </table:table-cell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office:value-type="float" office:value="0.148433122542">
            <text:p>0.1484331225</text:p>
          </table:table-cell>
          <table:table-cell/>
          <table:table-cell office:value-type="float" office:value="86">
            <text:p>86</text:p>
          </table:table-cell>
          <table:table-cell office:value-type="float" office:value="0.148701664614155">
            <text:p>0.1487016646</text:p>
          </table:table-cell>
          <table:table-cell/>
          <table:table-cell office:value-type="float" office:value="86">
            <text:p>86</text:p>
          </table:table-cell>
          <table:table-cell office:value-type="float" office:value="0.296362425470618">
            <text:p>0.2963624255</text:p>
          </table:table-cell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 office:value-type="float" office:value="0.174964894566">
            <text:p>0.1749648946</text:p>
          </table:table-cell>
          <table:table-cell/>
          <table:table-cell office:value-type="float" office:value="87">
            <text:p>87</text:p>
          </table:table-cell>
          <table:table-cell office:value-type="float" office:value="0.178007788477282">
            <text:p>0.1780077885</text:p>
          </table:table-cell>
          <table:table-cell/>
          <table:table-cell office:value-type="float" office:value="87">
            <text:p>87</text:p>
          </table:table-cell>
          <table:table-cell office:value-type="float" office:value="0.121614844872054">
            <text:p>0.1216148449</text:p>
          </table:table-cell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 office:value-type="float" office:value="0.171861252527">
            <text:p>0.1718612525</text:p>
          </table:table-cell>
          <table:table-cell/>
          <table:table-cell office:value-type="float" office:value="88">
            <text:p>88</text:p>
          </table:table-cell>
          <table:table-cell office:value-type="float" office:value="0.184929804851735">
            <text:p>0.1849298049</text:p>
          </table:table-cell>
          <table:table-cell/>
          <table:table-cell office:value-type="float" office:value="88">
            <text:p>88</text:p>
          </table:table-cell>
          <table:table-cell office:value-type="float" office:value="0.170760283454113">
            <text:p>0.1707602835</text:p>
          </table:table-cell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office:value-type="float" office:value="0.193261433373">
            <text:p>0.1932614334</text:p>
          </table:table-cell>
          <table:table-cell/>
          <table:table-cell office:value-type="float" office:value="89">
            <text:p>89</text:p>
          </table:table-cell>
          <table:table-cell office:value-type="float" office:value="0.214810506934933">
            <text:p>0.2148105069</text:p>
          </table:table-cell>
          <table:table-cell/>
          <table:table-cell office:value-type="float" office:value="89">
            <text:p>89</text:p>
          </table:table-cell>
          <table:table-cell office:value-type="float" office:value="0.137812763788175">
            <text:p>0.1378127638</text:p>
          </table:table-cell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0.158763342658">
            <text:p>0.1587633427</text:p>
          </table:table-cell>
          <table:table-cell/>
          <table:table-cell office:value-type="float" office:value="90">
            <text:p>90</text:p>
          </table:table-cell>
          <table:table-cell office:value-type="float" office:value="0.171300896700781">
            <text:p>0.1713008967</text:p>
          </table:table-cell>
          <table:table-cell/>
          <table:table-cell office:value-type="float" office:value="90">
            <text:p>90</text:p>
          </table:table-cell>
          <table:table-cell office:value-type="float" office:value="0.180797783028176">
            <text:p>0.180797783</text:p>
          </table:table-cell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office:value-type="float" office:value="0.155238769661">
            <text:p>0.1552387697</text:p>
          </table:table-cell>
          <table:table-cell/>
          <table:table-cell office:value-type="float" office:value="91">
            <text:p>91</text:p>
          </table:table-cell>
          <table:table-cell office:value-type="float" office:value="0.167018355737855">
            <text:p>0.1670183557</text:p>
          </table:table-cell>
          <table:table-cell/>
          <table:table-cell office:value-type="float" office:value="91">
            <text:p>91</text:p>
          </table:table-cell>
          <table:table-cell office:value-type="float" office:value="0.176327887855445">
            <text:p>0.1763278879</text:p>
          </table:table-cell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 office:value-type="float" office:value="0.187910959886">
            <text:p>0.1879109599</text:p>
          </table:table-cell>
          <table:table-cell/>
          <table:table-cell office:value-type="float" office:value="92">
            <text:p>92</text:p>
          </table:table-cell>
          <table:table-cell office:value-type="float" office:value="0.211641666841365">
            <text:p>0.2116416668</text:p>
          </table:table-cell>
          <table:table-cell/>
          <table:table-cell office:value-type="float" office:value="92">
            <text:p>92</text:p>
          </table:table-cell>
          <table:table-cell office:value-type="float" office:value="0.239801075086591">
            <text:p>0.2398010751</text:p>
          </table:table-cell>
        </table:table-row>
        <table:table-row table:style-name="ro1">
          <table:table-cell table:number-columns-repeated="2"/>
          <table:table-cell office:value-type="float" office:value="93">
            <text:p>93</text:p>
          </table:table-cell>
          <table:table-cell office:value-type="float" office:value="0.191805588296">
            <text:p>0.1918055883</text:p>
          </table:table-cell>
          <table:table-cell/>
          <table:table-cell office:value-type="float" office:value="93">
            <text:p>93</text:p>
          </table:table-cell>
          <table:table-cell office:value-type="float" office:value="0.173403125615894">
            <text:p>0.1734031256</text:p>
          </table:table-cell>
          <table:table-cell/>
          <table:table-cell office:value-type="float" office:value="93">
            <text:p>93</text:p>
          </table:table-cell>
          <table:table-cell office:value-type="float" office:value="0.192897317948214">
            <text:p>0.1928973179</text:p>
          </table:table-cell>
        </table:table-row>
        <table:table-row table:style-name="ro1">
          <table:table-cell table:number-columns-repeated="2"/>
          <table:table-cell office:value-type="float" office:value="94">
            <text:p>94</text:p>
          </table:table-cell>
          <table:table-cell office:value-type="float" office:value="0.170302718599">
            <text:p>0.1703027186</text:p>
          </table:table-cell>
          <table:table-cell/>
          <table:table-cell office:value-type="float" office:value="94">
            <text:p>94</text:p>
          </table:table-cell>
          <table:table-cell office:value-type="float" office:value="0.183185417669653">
            <text:p>0.1831854177</text:p>
          </table:table-cell>
          <table:table-cell/>
          <table:table-cell office:value-type="float" office:value="94">
            <text:p>94</text:p>
          </table:table-cell>
          <table:table-cell office:value-type="float" office:value="0.162884156249828">
            <text:p>0.1628841562</text:p>
          </table:table-cell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office:value-type="float" office:value="0.176007702468">
            <text:p>0.1760077025</text:p>
          </table:table-cell>
          <table:table-cell/>
          <table:table-cell office:value-type="float" office:value="95">
            <text:p>95</text:p>
          </table:table-cell>
          <table:table-cell office:value-type="float" office:value="0.213097283346999">
            <text:p>0.2130972833</text:p>
          </table:table-cell>
          <table:table-cell/>
          <table:table-cell office:value-type="float" office:value="95">
            <text:p>95</text:p>
          </table:table-cell>
          <table:table-cell office:value-type="float" office:value="0.243914252432047">
            <text:p>0.2439142524</text:p>
          </table:table-cell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office:value-type="float" office:value="0.189504939991">
            <text:p>0.18950494</text:p>
          </table:table-cell>
          <table:table-cell/>
          <table:table-cell office:value-type="float" office:value="96">
            <text:p>96</text:p>
          </table:table-cell>
          <table:table-cell office:value-type="float" office:value="0.215939973312829">
            <text:p>0.2159399733</text:p>
          </table:table-cell>
          <table:table-cell/>
          <table:table-cell office:value-type="float" office:value="96">
            <text:p>96</text:p>
          </table:table-cell>
          <table:table-cell office:value-type="float" office:value="0.167130635222015">
            <text:p>0.1671306352</text:p>
          </table:table-cell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office:value-type="float" office:value="0.17394746725">
            <text:p>0.1739474673</text:p>
          </table:table-cell>
          <table:table-cell/>
          <table:table-cell office:value-type="float" office:value="97">
            <text:p>97</text:p>
          </table:table-cell>
          <table:table-cell office:value-type="float" office:value="0.182483465201376">
            <text:p>0.1824834652</text:p>
          </table:table-cell>
          <table:table-cell/>
          <table:table-cell office:value-type="float" office:value="97">
            <text:p>97</text:p>
          </table:table-cell>
          <table:table-cell office:value-type="float" office:value="0.226532934258481">
            <text:p>0.2265329343</text:p>
          </table:table-cell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office:value-type="float" office:value="0.243452620604">
            <text:p>0.2434526206</text:p>
          </table:table-cell>
          <table:table-cell/>
          <table:table-cell office:value-type="float" office:value="98">
            <text:p>98</text:p>
          </table:table-cell>
          <table:table-cell office:value-type="float" office:value="0.224756210004883">
            <text:p>0.22475621</text:p>
          </table:table-cell>
          <table:table-cell/>
          <table:table-cell office:value-type="float" office:value="98">
            <text:p>98</text:p>
          </table:table-cell>
          <table:table-cell office:value-type="float" office:value="0.137068680720806">
            <text:p>0.1370686807</text:p>
          </table:table-cell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office:value-type="float" office:value="0.126826926007">
            <text:p>0.126826926</text:p>
          </table:table-cell>
          <table:table-cell/>
          <table:table-cell office:value-type="float" office:value="99">
            <text:p>99</text:p>
          </table:table-cell>
          <table:table-cell office:value-type="float" office:value="0.178422683307777">
            <text:p>0.1784226833</text:p>
          </table:table-cell>
          <table:table-cell/>
          <table:table-cell office:value-type="float" office:value="99">
            <text:p>99</text:p>
          </table:table-cell>
          <table:table-cell office:value-type="float" office:value="0.158033131051849">
            <text:p>0.158033131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0.151476359317">
            <text:p>0.1514763593</text:p>
          </table:table-cell>
          <table:table-cell/>
          <table:table-cell office:value-type="float" office:value="100">
            <text:p>100</text:p>
          </table:table-cell>
          <table:table-cell office:value-type="float" office:value="0.193256054166367">
            <text:p>0.1932560542</text:p>
          </table:table-cell>
          <table:table-cell/>
          <table:table-cell office:value-type="float" office:value="100">
            <text:p>100</text:p>
          </table:table-cell>
          <table:table-cell office:value-type="float" office:value="0.180067046501538">
            <text:p>0.1800670465</text:p>
          </table:table-cell>
        </table:table-row>
        <table:table-row table:style-name="ro1">
          <table:table-cell table:number-columns-repeated="2"/>
          <table:table-cell office:value-type="float" office:value="101">
            <text:p>101</text:p>
          </table:table-cell>
          <table:table-cell office:value-type="float" office:value="0.192852719651">
            <text:p>0.1928527197</text:p>
          </table:table-cell>
          <table:table-cell/>
          <table:table-cell office:value-type="float" office:value="101">
            <text:p>101</text:p>
          </table:table-cell>
          <table:table-cell office:value-type="float" office:value="0.188746433385928">
            <text:p>0.1887464334</text:p>
          </table:table-cell>
          <table:table-cell/>
          <table:table-cell office:value-type="float" office:value="101">
            <text:p>101</text:p>
          </table:table-cell>
          <table:table-cell office:value-type="float" office:value="0.181567996227085">
            <text:p>0.1815679962</text:p>
          </table:table-cell>
        </table:table-row>
        <table:table-row table:style-name="ro1">
          <table:table-cell table:number-columns-repeated="2"/>
          <table:table-cell office:value-type="float" office:value="102">
            <text:p>102</text:p>
          </table:table-cell>
          <table:table-cell office:value-type="float" office:value="0.165637540231">
            <text:p>0.1656375402</text:p>
          </table:table-cell>
          <table:table-cell/>
          <table:table-cell office:value-type="float" office:value="102">
            <text:p>102</text:p>
          </table:table-cell>
          <table:table-cell office:value-type="float" office:value="0.211598499318118">
            <text:p>0.2115984993</text:p>
          </table:table-cell>
          <table:table-cell/>
          <table:table-cell office:value-type="float" office:value="102">
            <text:p>102</text:p>
          </table:table-cell>
          <table:table-cell office:value-type="float" office:value="0.192465531728416">
            <text:p>0.1924655317</text:p>
          </table:table-cell>
        </table:table-row>
        <table:table-row table:style-name="ro1">
          <table:table-cell table:number-columns-repeated="2"/>
          <table:table-cell office:value-type="float" office:value="103">
            <text:p>103</text:p>
          </table:table-cell>
          <table:table-cell office:value-type="float" office:value="0.151722628648">
            <text:p>0.1517226286</text:p>
          </table:table-cell>
          <table:table-cell/>
          <table:table-cell office:value-type="float" office:value="103">
            <text:p>103</text:p>
          </table:table-cell>
          <table:table-cell office:value-type="float" office:value="0.20619134734251">
            <text:p>0.2061913473</text:p>
          </table:table-cell>
          <table:table-cell/>
          <table:table-cell office:value-type="float" office:value="103">
            <text:p>103</text:p>
          </table:table-cell>
          <table:table-cell office:value-type="float" office:value="0.171334801680837">
            <text:p>0.1713348017</text:p>
          </table:table-cell>
        </table:table-row>
        <table:table-row table:style-name="ro1">
          <table:table-cell table:number-columns-repeated="2"/>
          <table:table-cell office:value-type="float" office:value="104">
            <text:p>104</text:p>
          </table:table-cell>
          <table:table-cell office:value-type="float" office:value="0.285133250853">
            <text:p>0.2851332509</text:p>
          </table:table-cell>
          <table:table-cell/>
          <table:table-cell office:value-type="float" office:value="104">
            <text:p>104</text:p>
          </table:table-cell>
          <table:table-cell office:value-type="float" office:value="0.227177624308173">
            <text:p>0.2271776243</text:p>
          </table:table-cell>
          <table:table-cell/>
          <table:table-cell office:value-type="float" office:value="104">
            <text:p>104</text:p>
          </table:table-cell>
          <table:table-cell office:value-type="float" office:value="0.163191235006156">
            <text:p>0.163191235</text:p>
          </table:table-cell>
        </table:table-row>
        <table:table-row table:style-name="ro1">
          <table:table-cell table:number-columns-repeated="2"/>
          <table:table-cell office:value-type="float" office:value="105">
            <text:p>105</text:p>
          </table:table-cell>
          <table:table-cell office:value-type="float" office:value="0.160663978076">
            <text:p>0.1606639781</text:p>
          </table:table-cell>
          <table:table-cell/>
          <table:table-cell office:value-type="float" office:value="105">
            <text:p>105</text:p>
          </table:table-cell>
          <table:table-cell office:value-type="float" office:value="0.225598109653827">
            <text:p>0.2255981097</text:p>
          </table:table-cell>
          <table:table-cell/>
          <table:table-cell office:value-type="float" office:value="105">
            <text:p>105</text:p>
          </table:table-cell>
          <table:table-cell office:value-type="float" office:value="0.188810296014154">
            <text:p>0.188810296</text:p>
          </table:table-cell>
        </table:table-row>
        <table:table-row table:style-name="ro1">
          <table:table-cell table:number-columns-repeated="2"/>
          <table:table-cell office:value-type="float" office:value="106">
            <text:p>106</text:p>
          </table:table-cell>
          <table:table-cell office:value-type="float" office:value="0.181601461662">
            <text:p>0.1816014617</text:p>
          </table:table-cell>
          <table:table-cell/>
          <table:table-cell office:value-type="float" office:value="106">
            <text:p>106</text:p>
          </table:table-cell>
          <table:table-cell office:value-type="float" office:value="0.226962841249907">
            <text:p>0.2269628412</text:p>
          </table:table-cell>
          <table:table-cell/>
          <table:table-cell office:value-type="float" office:value="106">
            <text:p>106</text:p>
          </table:table-cell>
          <table:table-cell office:value-type="float" office:value="0.218741236822786">
            <text:p>0.2187412368</text:p>
          </table:table-cell>
        </table:table-row>
        <table:table-row table:style-name="ro1">
          <table:table-cell table:number-columns-repeated="2"/>
          <table:table-cell office:value-type="float" office:value="107">
            <text:p>107</text:p>
          </table:table-cell>
          <table:table-cell office:value-type="float" office:value="0.13916721686">
            <text:p>0.1391672169</text:p>
          </table:table-cell>
          <table:table-cell/>
          <table:table-cell office:value-type="float" office:value="107">
            <text:p>107</text:p>
          </table:table-cell>
          <table:table-cell office:value-type="float" office:value="0.199474646125414">
            <text:p>0.1994746461</text:p>
          </table:table-cell>
          <table:table-cell/>
          <table:table-cell office:value-type="float" office:value="107">
            <text:p>107</text:p>
          </table:table-cell>
          <table:table-cell office:value-type="float" office:value="0.212552142124057">
            <text:p>0.2125521421</text:p>
          </table:table-cell>
        </table:table-row>
        <table:table-row table:style-name="ro1">
          <table:table-cell table:number-columns-repeated="2"/>
          <table:table-cell office:value-type="float" office:value="108">
            <text:p>108</text:p>
          </table:table-cell>
          <table:table-cell office:value-type="float" office:value="0.156765001972">
            <text:p>0.156765002</text:p>
          </table:table-cell>
          <table:table-cell/>
          <table:table-cell office:value-type="float" office:value="108">
            <text:p>108</text:p>
          </table:table-cell>
          <table:table-cell office:value-type="float" office:value="0.22814612501642">
            <text:p>0.228146125</text:p>
          </table:table-cell>
          <table:table-cell/>
          <table:table-cell office:value-type="float" office:value="108">
            <text:p>108</text:p>
          </table:table-cell>
          <table:table-cell office:value-type="float" office:value="0.18263333164822">
            <text:p>0.1826333316</text:p>
          </table:table-cell>
        </table:table-row>
        <table:table-row table:style-name="ro1">
          <table:table-cell table:number-columns-repeated="2"/>
          <table:table-cell office:value-type="float" office:value="109">
            <text:p>109</text:p>
          </table:table-cell>
          <table:table-cell office:value-type="float" office:value="0.158898392924">
            <text:p>0.1588983929</text:p>
          </table:table-cell>
          <table:table-cell/>
          <table:table-cell office:value-type="float" office:value="109">
            <text:p>109</text:p>
          </table:table-cell>
          <table:table-cell office:value-type="float" office:value="0.193985075690694">
            <text:p>0.1939850757</text:p>
          </table:table-cell>
          <table:table-cell/>
          <table:table-cell office:value-type="float" office:value="109">
            <text:p>109</text:p>
          </table:table-cell>
          <table:table-cell office:value-type="float" office:value="0.257647212300696">
            <text:p>0.2576472123</text:p>
          </table:table-cell>
        </table:table-row>
        <table:table-row table:style-name="ro1">
          <table:table-cell table:number-columns-repeated="2"/>
          <table:table-cell office:value-type="float" office:value="110">
            <text:p>110</text:p>
          </table:table-cell>
          <table:table-cell office:value-type="float" office:value="0.129937420178">
            <text:p>0.1299374202</text:p>
          </table:table-cell>
          <table:table-cell/>
          <table:table-cell office:value-type="float" office:value="110">
            <text:p>110</text:p>
          </table:table-cell>
          <table:table-cell office:value-type="float" office:value="0.200859326005862">
            <text:p>0.200859326</text:p>
          </table:table-cell>
          <table:table-cell/>
          <table:table-cell office:value-type="float" office:value="110">
            <text:p>110</text:p>
          </table:table-cell>
          <table:table-cell office:value-type="float" office:value="0.216900633412367">
            <text:p>0.2169006334</text:p>
          </table:table-cell>
        </table:table-row>
        <table:table-row table:style-name="ro1">
          <table:table-cell table:number-columns-repeated="2"/>
          <table:table-cell office:value-type="float" office:value="111">
            <text:p>111</text:p>
          </table:table-cell>
          <table:table-cell office:value-type="float" office:value="0.122984817762">
            <text:p>0.1229848178</text:p>
          </table:table-cell>
          <table:table-cell/>
          <table:table-cell office:value-type="float" office:value="111">
            <text:p>111</text:p>
          </table:table-cell>
          <table:table-cell office:value-type="float" office:value="0.184019278268692">
            <text:p>0.1840192783</text:p>
          </table:table-cell>
          <table:table-cell/>
          <table:table-cell office:value-type="float" office:value="111">
            <text:p>111</text:p>
          </table:table-cell>
          <table:table-cell office:value-type="float" office:value="0.244666655303808">
            <text:p>0.2446666553</text:p>
          </table:table-cell>
        </table:table-row>
        <table:table-row table:style-name="ro1">
          <table:table-cell table:number-columns-repeated="2"/>
          <table:table-cell office:value-type="float" office:value="112">
            <text:p>112</text:p>
          </table:table-cell>
          <table:table-cell office:value-type="float" office:value="0.162712841754">
            <text:p>0.1627128418</text:p>
          </table:table-cell>
          <table:table-cell/>
          <table:table-cell office:value-type="float" office:value="112">
            <text:p>112</text:p>
          </table:table-cell>
          <table:table-cell office:value-type="float" office:value="0.217984547484317">
            <text:p>0.2179845475</text:p>
          </table:table-cell>
          <table:table-cell/>
          <table:table-cell office:value-type="float" office:value="112">
            <text:p>112</text:p>
          </table:table-cell>
          <table:table-cell office:value-type="float" office:value="0.196899539559553">
            <text:p>0.1968995396</text:p>
          </table:table-cell>
        </table:table-row>
        <table:table-row table:style-name="ro1">
          <table:table-cell table:number-columns-repeated="2"/>
          <table:table-cell office:value-type="float" office:value="113">
            <text:p>113</text:p>
          </table:table-cell>
          <table:table-cell office:value-type="float" office:value="0.159388461973">
            <text:p>0.159388462</text:p>
          </table:table-cell>
          <table:table-cell/>
          <table:table-cell office:value-type="float" office:value="113">
            <text:p>113</text:p>
          </table:table-cell>
          <table:table-cell office:value-type="float" office:value="0.208454564361546">
            <text:p>0.2084545644</text:p>
          </table:table-cell>
          <table:table-cell/>
          <table:table-cell office:value-type="float" office:value="113">
            <text:p>113</text:p>
          </table:table-cell>
          <table:table-cell office:value-type="float" office:value="0.162848792198309">
            <text:p>0.1628487922</text:p>
          </table:table-cell>
        </table:table-row>
        <table:table-row table:style-name="ro1">
          <table:table-cell table:number-columns-repeated="2"/>
          <table:table-cell office:value-type="float" office:value="114">
            <text:p>114</text:p>
          </table:table-cell>
          <table:table-cell office:value-type="float" office:value="0.200361503692">
            <text:p>0.2003615037</text:p>
          </table:table-cell>
          <table:table-cell/>
          <table:table-cell office:value-type="float" office:value="114">
            <text:p>114</text:p>
          </table:table-cell>
          <table:table-cell office:value-type="float" office:value="0.206005399726793">
            <text:p>0.2060053997</text:p>
          </table:table-cell>
          <table:table-cell/>
          <table:table-cell office:value-type="float" office:value="114">
            <text:p>114</text:p>
          </table:table-cell>
          <table:table-cell office:value-type="float" office:value="0.130379627327951">
            <text:p>0.1303796273</text:p>
          </table:table-cell>
        </table:table-row>
        <table:table-row table:style-name="ro1">
          <table:table-cell table:number-columns-repeated="2"/>
          <table:table-cell office:value-type="float" office:value="115">
            <text:p>115</text:p>
          </table:table-cell>
          <table:table-cell office:value-type="float" office:value="0.135855874406">
            <text:p>0.1358558744</text:p>
          </table:table-cell>
          <table:table-cell/>
          <table:table-cell office:value-type="float" office:value="115">
            <text:p>115</text:p>
          </table:table-cell>
          <table:table-cell office:value-type="float" office:value="0.202986201059039">
            <text:p>0.2029862011</text:p>
          </table:table-cell>
          <table:table-cell/>
          <table:table-cell office:value-type="float" office:value="115">
            <text:p>115</text:p>
          </table:table-cell>
          <table:table-cell office:value-type="float" office:value="0.149777390201364">
            <text:p>0.1497773902</text:p>
          </table:table-cell>
        </table:table-row>
        <table:table-row table:style-name="ro1">
          <table:table-cell table:number-columns-repeated="2"/>
          <table:table-cell office:value-type="float" office:value="116">
            <text:p>116</text:p>
          </table:table-cell>
          <table:table-cell office:value-type="float" office:value="0.168488345089">
            <text:p>0.1684883451</text:p>
          </table:table-cell>
          <table:table-cell/>
          <table:table-cell office:value-type="float" office:value="116">
            <text:p>116</text:p>
          </table:table-cell>
          <table:table-cell office:value-type="float" office:value="0.221585153059468">
            <text:p>0.2215851531</text:p>
          </table:table-cell>
          <table:table-cell/>
          <table:table-cell office:value-type="float" office:value="116">
            <text:p>116</text:p>
          </table:table-cell>
          <table:table-cell office:value-type="float" office:value="0.172148987790755">
            <text:p>0.1721489878</text:p>
          </table:table-cell>
        </table:table-row>
        <table:table-row table:style-name="ro1">
          <table:table-cell table:number-columns-repeated="2"/>
          <table:table-cell office:value-type="float" office:value="117">
            <text:p>117</text:p>
          </table:table-cell>
          <table:table-cell office:value-type="float" office:value="0.195596230259">
            <text:p>0.1955962303</text:p>
          </table:table-cell>
          <table:table-cell/>
          <table:table-cell office:value-type="float" office:value="117">
            <text:p>117</text:p>
          </table:table-cell>
          <table:table-cell office:value-type="float" office:value="0.185949432202844">
            <text:p>0.1859494322</text:p>
          </table:table-cell>
          <table:table-cell/>
          <table:table-cell office:value-type="float" office:value="117">
            <text:p>117</text:p>
          </table:table-cell>
          <table:table-cell office:value-type="float" office:value="0.179178943381145">
            <text:p>0.1791789434</text:p>
          </table:table-cell>
        </table:table-row>
        <table:table-row table:style-name="ro1">
          <table:table-cell table:number-columns-repeated="2"/>
          <table:table-cell office:value-type="float" office:value="118">
            <text:p>118</text:p>
          </table:table-cell>
          <table:table-cell office:value-type="float" office:value="0.166900015534">
            <text:p>0.1669000155</text:p>
          </table:table-cell>
          <table:table-cell/>
          <table:table-cell office:value-type="float" office:value="118">
            <text:p>118</text:p>
          </table:table-cell>
          <table:table-cell office:value-type="float" office:value="0.176560292015338">
            <text:p>0.176560292</text:p>
          </table:table-cell>
          <table:table-cell/>
          <table:table-cell office:value-type="float" office:value="118">
            <text:p>118</text:p>
          </table:table-cell>
          <table:table-cell office:value-type="float" office:value="0.257503164087634">
            <text:p>0.2575031641</text:p>
          </table:table-cell>
        </table:table-row>
        <table:table-row table:style-name="ro1">
          <table:table-cell table:number-columns-repeated="2"/>
          <table:table-cell office:value-type="float" office:value="119">
            <text:p>119</text:p>
          </table:table-cell>
          <table:table-cell office:value-type="float" office:value="0.210632225076">
            <text:p>0.2106322251</text:p>
          </table:table-cell>
          <table:table-cell/>
          <table:table-cell office:value-type="float" office:value="119">
            <text:p>119</text:p>
          </table:table-cell>
          <table:table-cell office:value-type="float" office:value="0.173804565846157">
            <text:p>0.1738045658</text:p>
          </table:table-cell>
          <table:table-cell/>
          <table:table-cell office:value-type="float" office:value="119">
            <text:p>119</text:p>
          </table:table-cell>
          <table:table-cell office:value-type="float" office:value="0.217400021660441">
            <text:p>0.2174000217</text:p>
          </table:table-cell>
        </table:table-row>
        <table:table-row table:style-name="ro1">
          <table:table-cell table:number-columns-repeated="2"/>
          <table:table-cell office:value-type="float" office:value="120">
            <text:p>120</text:p>
          </table:table-cell>
          <table:table-cell office:value-type="float" office:value="0.117930272976">
            <text:p>0.117930273</text:p>
          </table:table-cell>
          <table:table-cell/>
          <table:table-cell office:value-type="float" office:value="120">
            <text:p>120</text:p>
          </table:table-cell>
          <table:table-cell office:value-type="float" office:value="0.172022638076233">
            <text:p>0.1720226381</text:p>
          </table:table-cell>
          <table:table-cell/>
          <table:table-cell office:value-type="float" office:value="120">
            <text:p>120</text:p>
          </table:table-cell>
          <table:table-cell office:value-type="float" office:value="0.188381497272126">
            <text:p>0.1883814973</text:p>
          </table:table-cell>
        </table:table-row>
      </table:table>
      <table:named-expressions/>
      <table:database-ranges>
        <table:database-range table:name="__Anonymous_DB__1" table:target-range-address="'average meth 1'.A1:'average meth 1'.F307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5" table:function="average"/>
            </table:subtotal-rule>
          </table:subtotal-rules>
        </table:database-range>
        <table:database-range table:name="__Anonymous_DB__2" table:target-range-address="Sheet1_2.A1:Sheet1_2.F281">
          <table:filter table:target-range-address="Sheet1.F2">
            <table:filter-and>
              <table:filter-condition table:field-number="0" table:value="Average" table:operator="contains"/>
            </table:filter-and>
          </table:filter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5" table:function="average"/>
            </table:subtotal-rule>
          </table:subtotal-rules>
        </table:database-range>
        <table:database-range table:name="__Anonymous_DB__3" table:target-range-address="Sheet1.C3:Sheet1.D203" table:contains-header="false"/>
        <table:database-range table:name="__Anonymous_DB__4" table:target-range-address="Sheet1.C2:Sheet1.D203"/>
        <table:database-range table:name="__Anonymous_DB__5" table:target-range-address="Sheet1.C2:Sheet1.D5"/>
        <table:database-range table:name="__Anonymous_Sheet_DB__0" table:target-range-address="'average meth 1'.A1:'average meth 1'.F307">
          <table:filter table:target-range-address="Sheet1_2.B2">
            <table:filter-and>
              <table:filter-condition table:field-number="0" table:value="Average" table:operator="contains"/>
            </table:filter-and>
          </table:filter>
        </table:database-range>
        <table:database-range table:name="__Anonymous_Sheet_DB__2" table:target-range-address="Sheet1.F2:Sheet1.K9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ot User</meta:initial-creator>
    <meta:creation-date>2014-10-31T16:33:57</meta:creation-date>
    <meta:printed-by>Robot User</meta:printed-by>
    <meta:print-date>2014-10-31T16:45:45</meta:print-date>
    <dc:date>2014-10-31T18:43:45</dc:date>
    <dc:creator>Robot User</dc:creator>
    <meta:editing-duration>PT8M3S</meta:editing-duration>
    <meta:editing-cycles>1</meta:editing-cycles>
    <meta:document-statistic meta:table-count="5" meta:cell-count="4312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553cm" svg:height="11.849cm" xlink:href=".." xlink:type="simple" chart:class="chart:line" chart:style-name="ch1">
        <chart:legend chart:legend-position="end" svg:x="21.59cm" svg:y="5.127cm" style:legend-expansion="high" chart:style-name="ch2"/>
        <chart:plot-area chart:style-name="ch3" table:cell-range-address="Sheet3.C6:Sheet3.D127 Sheet3.G6:Sheet3.G127 Sheet3.J6:Sheet3.J127" chart:data-source-has-labels="both" svg:x="0.961cm" svg:y="1.079cm" svg:width="19.607cm" svg:height="10.114cm">
          <chartooo:coordinate-region svg:x="1.688cm" svg:y="1.278cm" svg:width="18.755cm" svg:height="8.87cm"/>
          <chart:axis chart:dimension="x" chart:name="primary-x" chart:style-name="ch4" chartooo:axis-type="auto">
            <chartooo:date-scale/>
            <chart:categories table:cell-range-address="Sheet3.C7:Sheet3.C1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D6:Sheet3.D127" chart:label-cell-address="" chart:class="chart:line">
            <chart:data-point chart:repeated="122"/>
          </chart:series>
          <chart:series chart:style-name="ch7" chart:values-cell-range-address="Sheet3.G6:Sheet3.G127" chart:label-cell-address="" chart:class="chart:line">
            <chart:data-point chart:repeated="122"/>
          </chart:series>
          <chart:series chart:style-name="ch8" chart:values-cell-range-address="Sheet3.J6:Sheet3.J127" chart:label-cell-address="" chart:class="chart:line">
            <chart:data-point chart:repeated="1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Point</text:p>
              </table:table-cell>
              <table:table-cell office:value-type="string">
                <text:p>Grouping Method</text:p>
              </table:table-cell>
              <table:table-cell office:value-type="string">
                <text:p>Distance Metho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3.C7:Sheet3.C127</svg:desc>
                </draw:g>
              </table:table-cell>
              <table:table-cell office:value-type="float" office:value="NaN">
                <text:p>NaN</text:p>
                <draw:g>
                  <svg:desc>Sheet3.D6:Sheet3.D127</svg:desc>
                </draw:g>
              </table:table-cell>
              <table:table-cell office:value-type="float" office:value="NaN">
                <text:p>NaN</text:p>
                <draw:g>
                  <svg:desc>Sheet3.G6:Sheet3.G127</svg:desc>
                </draw:g>
              </table:table-cell>
              <table:table-cell office:value-type="float" office:value="NaN">
                <text:p>NaN</text:p>
                <draw:g>
                  <svg:desc>Sheet3.J6:Sheet3.J12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755159537246">
                <text:p>0.755159537246</text:p>
              </table:table-cell>
              <table:table-cell office:value-type="float" office:value="0.641429874276726">
                <text:p>0.641429874276726</text:p>
              </table:table-cell>
              <table:table-cell office:value-type="float" office:value="0.713306208749695">
                <text:p>0.71330620874969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48178471456">
                <text:p>0.348178471456</text:p>
              </table:table-cell>
              <table:table-cell office:value-type="float" office:value="0.352653830881468">
                <text:p>0.352653830881468</text:p>
              </table:table-cell>
              <table:table-cell office:value-type="float" office:value="0.432980616814568">
                <text:p>0.4329806168145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68802023002">
                <text:p>0.168802023002</text:p>
              </table:table-cell>
              <table:table-cell office:value-type="float" office:value="0.284390967501992">
                <text:p>0.284390967501992</text:p>
              </table:table-cell>
              <table:table-cell office:value-type="float" office:value="0.297597381739845">
                <text:p>0.29759738173984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25589472045">
                <text:p>0.125589472045</text:p>
              </table:table-cell>
              <table:table-cell office:value-type="float" office:value="0.242594438707799">
                <text:p>0.242594438707799</text:p>
              </table:table-cell>
              <table:table-cell office:value-type="float" office:value="0.177302985055203">
                <text:p>0.17730298505520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38334147298">
                <text:p>0.138334147298</text:p>
              </table:table-cell>
              <table:table-cell office:value-type="float" office:value="0.302034086882411">
                <text:p>0.302034086882411</text:p>
              </table:table-cell>
              <table:table-cell office:value-type="float" office:value="0.179940742946717">
                <text:p>0.1799407429467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01640558803">
                <text:p>0.101640558803</text:p>
              </table:table-cell>
              <table:table-cell office:value-type="float" office:value="0.207896676379617">
                <text:p>0.207896676379617</text:p>
              </table:table-cell>
              <table:table-cell office:value-type="float" office:value="0.124615361878941">
                <text:p>0.12461536187894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2937179422">
                <text:p>0.12937179422</text:p>
              </table:table-cell>
              <table:table-cell office:value-type="float" office:value="0.201112665139216">
                <text:p>0.201112665139216</text:p>
              </table:table-cell>
              <table:table-cell office:value-type="float" office:value="0.130509226727324">
                <text:p>0.13050922672732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01332021016">
                <text:p>0.101332021016</text:p>
              </table:table-cell>
              <table:table-cell office:value-type="float" office:value="0.219917685543452">
                <text:p>0.219917685543452</text:p>
              </table:table-cell>
              <table:table-cell office:value-type="float" office:value="0.132469700549488">
                <text:p>0.13246970054948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100205100344">
                <text:p>0.100205100344</text:p>
              </table:table-cell>
              <table:table-cell office:value-type="float" office:value="0.20639193073787">
                <text:p>0.20639193073787</text:p>
              </table:table-cell>
              <table:table-cell office:value-type="float" office:value="0.127753570018517">
                <text:p>0.1277535700185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5104418727">
                <text:p>0.125104418727</text:p>
              </table:table-cell>
              <table:table-cell office:value-type="float" office:value="0.211513797613138">
                <text:p>0.211513797613138</text:p>
              </table:table-cell>
              <table:table-cell office:value-type="float" office:value="0.105393309741466">
                <text:p>0.10539330974146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948465123732">
                <text:p>0.0948465123732</text:p>
              </table:table-cell>
              <table:table-cell office:value-type="float" office:value="0.234280311290418">
                <text:p>0.234280311290418</text:p>
              </table:table-cell>
              <table:table-cell office:value-type="float" office:value="0.163832696750676">
                <text:p>0.16383269675067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960649500048">
                <text:p>0.0960649500048</text:p>
              </table:table-cell>
              <table:table-cell office:value-type="float" office:value="0.171479661004417">
                <text:p>0.171479661004417</text:p>
              </table:table-cell>
              <table:table-cell office:value-type="float" office:value="0.148182847312029">
                <text:p>0.14818284731202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875879058732">
                <text:p>0.0875879058732</text:p>
              </table:table-cell>
              <table:table-cell office:value-type="float" office:value="0.180294226229113">
                <text:p>0.180294226229113</text:p>
              </table:table-cell>
              <table:table-cell office:value-type="float" office:value="0.11812844423803">
                <text:p>0.1181284442380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983358987844">
                <text:p>0.0983358987844</text:p>
              </table:table-cell>
              <table:table-cell office:value-type="float" office:value="0.185086754124388">
                <text:p>0.185086754124388</text:p>
              </table:table-cell>
              <table:table-cell office:value-type="float" office:value="0.154965576241811">
                <text:p>0.15496557624181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13537111808">
                <text:p>0.113537111808</text:p>
              </table:table-cell>
              <table:table-cell office:value-type="float" office:value="0.130596398411021">
                <text:p>0.130596398411021</text:p>
              </table:table-cell>
              <table:table-cell office:value-type="float" office:value="0.151507875981738">
                <text:p>0.1515078759817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5637804349">
                <text:p>0.15637804349</text:p>
              </table:table-cell>
              <table:table-cell office:value-type="float" office:value="0.174732117806431">
                <text:p>0.174732117806431</text:p>
              </table:table-cell>
              <table:table-cell office:value-type="float" office:value="0.121795083505827">
                <text:p>0.12179508350582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5468888105">
                <text:p>0.15468888105</text:p>
              </table:table-cell>
              <table:table-cell office:value-type="float" office:value="0.153588144527168">
                <text:p>0.153588144527168</text:p>
              </table:table-cell>
              <table:table-cell office:value-type="float" office:value="0.109168871074066">
                <text:p>0.10916887107406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11503225629">
                <text:p>0.111503225629</text:p>
              </table:table-cell>
              <table:table-cell office:value-type="float" office:value="0.150442829324892">
                <text:p>0.150442829324892</text:p>
              </table:table-cell>
              <table:table-cell office:value-type="float" office:value="0.175524315994534">
                <text:p>0.17552431599453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86073449075">
                <text:p>0.186073449075</text:p>
              </table:table-cell>
              <table:table-cell office:value-type="float" office:value="0.140919724539172">
                <text:p>0.140919724539172</text:p>
              </table:table-cell>
              <table:table-cell office:value-type="float" office:value="0.166612251417471">
                <text:p>0.1666122514174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942134754979">
                <text:p>0.0942134754979</text:p>
              </table:table-cell>
              <table:table-cell office:value-type="float" office:value="0.157017620867608">
                <text:p>0.157017620867608</text:p>
              </table:table-cell>
              <table:table-cell office:value-type="float" office:value="0.26536462394544">
                <text:p>0.2653646239454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167997553269">
                <text:p>0.167997553269</text:p>
              </table:table-cell>
              <table:table-cell office:value-type="float" office:value="0.194595918453352">
                <text:p>0.194595918453352</text:p>
              </table:table-cell>
              <table:table-cell office:value-type="float" office:value="0.456179262528506">
                <text:p>0.45617926252850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09053123004">
                <text:p>0.109053123004</text:p>
              </table:table-cell>
              <table:table-cell office:value-type="float" office:value="0.124790913133175">
                <text:p>0.124790913133175</text:p>
              </table:table-cell>
              <table:table-cell office:value-type="float" office:value="0.219957790057808">
                <text:p>0.21995779005780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860390416495">
                <text:p>0.0860390416495</text:p>
              </table:table-cell>
              <table:table-cell office:value-type="float" office:value="0.136737662047928">
                <text:p>0.136737662047928</text:p>
              </table:table-cell>
              <table:table-cell office:value-type="float" office:value="0.145827475317408">
                <text:p>0.14582747531740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846222124434">
                <text:p>0.0846222124434</text:p>
              </table:table-cell>
              <table:table-cell office:value-type="float" office:value="0.15324785968149">
                <text:p>0.15324785968149</text:p>
              </table:table-cell>
              <table:table-cell office:value-type="float" office:value="0.206448105989431">
                <text:p>0.20644810598943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917533115808">
                <text:p>0.0917533115808</text:p>
              </table:table-cell>
              <table:table-cell office:value-type="float" office:value="0.138653997033364">
                <text:p>0.138653997033364</text:p>
              </table:table-cell>
              <table:table-cell office:value-type="float" office:value="0.209730195672065">
                <text:p>0.20973019567206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199479855163">
                <text:p>0.199479855163</text:p>
              </table:table-cell>
              <table:table-cell office:value-type="float" office:value="0.138631807929823">
                <text:p>0.138631807929823</text:p>
              </table:table-cell>
              <table:table-cell office:value-type="float" office:value="0.23361229233272">
                <text:p>0.2336122923327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243263659549">
                <text:p>0.243263659549</text:p>
              </table:table-cell>
              <table:table-cell office:value-type="float" office:value="0.184694031608307">
                <text:p>0.184694031608307</text:p>
              </table:table-cell>
              <table:table-cell office:value-type="float" office:value="0.170891694361129">
                <text:p>0.17089169436112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228331508985">
                <text:p>0.228331508985</text:p>
              </table:table-cell>
              <table:table-cell office:value-type="float" office:value="0.151862088924255">
                <text:p>0.151862088924255</text:p>
              </table:table-cell>
              <table:table-cell office:value-type="float" office:value="0.158379624933395">
                <text:p>0.15837962493339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12722785405">
                <text:p>0.12722785405</text:p>
              </table:table-cell>
              <table:table-cell office:value-type="float" office:value="0.129967428318799">
                <text:p>0.129967428318799</text:p>
              </table:table-cell>
              <table:table-cell office:value-type="float" office:value="0.204785707879556">
                <text:p>0.2047857078795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67748140025">
                <text:p>0.167748140025</text:p>
              </table:table-cell>
              <table:table-cell office:value-type="float" office:value="0.135961961294127">
                <text:p>0.135961961294127</text:p>
              </table:table-cell>
              <table:table-cell office:value-type="float" office:value="0.30745694578654">
                <text:p>0.3074569457865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156526190076">
                <text:p>0.156526190076</text:p>
              </table:table-cell>
              <table:table-cell office:value-type="float" office:value="0.131469721452221">
                <text:p>0.131469721452221</text:p>
              </table:table-cell>
              <table:table-cell office:value-type="float" office:value="0.188763743530549">
                <text:p>0.1887637435305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53223178468">
                <text:p>0.153223178468</text:p>
              </table:table-cell>
              <table:table-cell office:value-type="float" office:value="0.153007387719606">
                <text:p>0.153007387719606</text:p>
              </table:table-cell>
              <table:table-cell office:value-type="float" office:value="0.203958194366142">
                <text:p>0.20395819436614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118060492877">
                <text:p>0.118060492877</text:p>
              </table:table-cell>
              <table:table-cell office:value-type="float" office:value="0.14291642869331">
                <text:p>0.14291642869331</text:p>
              </table:table-cell>
              <table:table-cell office:value-type="float" office:value="0.146628837003476">
                <text:p>0.14662883700347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126338234651">
                <text:p>0.126338234651</text:p>
              </table:table-cell>
              <table:table-cell office:value-type="float" office:value="0.104916975439235">
                <text:p>0.104916975439235</text:p>
              </table:table-cell>
              <table:table-cell office:value-type="float" office:value="0.190063289849911">
                <text:p>0.19006328984991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118447492439">
                <text:p>0.118447492439</text:p>
              </table:table-cell>
              <table:table-cell office:value-type="float" office:value="0.158359634975182">
                <text:p>0.158359634975182</text:p>
              </table:table-cell>
              <table:table-cell office:value-type="float" office:value="0.230529909348922">
                <text:p>0.23052990934892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161434659359">
                <text:p>0.161434659359</text:p>
              </table:table-cell>
              <table:table-cell office:value-type="float" office:value="0.148307658138678">
                <text:p>0.148307658138678</text:p>
              </table:table-cell>
              <table:table-cell office:value-type="float" office:value="0.230229220535488">
                <text:p>0.23022922053548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162221153074">
                <text:p>0.162221153074</text:p>
              </table:table-cell>
              <table:table-cell office:value-type="float" office:value="0.153277845923915">
                <text:p>0.153277845923915</text:p>
              </table:table-cell>
              <table:table-cell office:value-type="float" office:value="0.153729623435704">
                <text:p>0.15372962343570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948909687311">
                <text:p>0.0948909687311</text:p>
              </table:table-cell>
              <table:table-cell office:value-type="float" office:value="0.132540793679343">
                <text:p>0.132540793679343</text:p>
              </table:table-cell>
              <table:table-cell office:value-type="float" office:value="0.157069851241552">
                <text:p>0.15706985124155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121509848">
                <text:p>0.121509848</text:p>
              </table:table-cell>
              <table:table-cell office:value-type="float" office:value="0.174039505822498">
                <text:p>0.174039505822498</text:p>
              </table:table-cell>
              <table:table-cell office:value-type="float" office:value="0.192560735562768">
                <text:p>0.19256073556276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48120990379">
                <text:p>0.148120990379</text:p>
              </table:table-cell>
              <table:table-cell office:value-type="float" office:value="0.167528158609285">
                <text:p>0.167528158609285</text:p>
              </table:table-cell>
              <table:table-cell office:value-type="float" office:value="0.151132181255503">
                <text:p>0.15113218125550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110112312522">
                <text:p>0.110112312522</text:p>
              </table:table-cell>
              <table:table-cell office:value-type="float" office:value="0.142737361202046">
                <text:p>0.142737361202046</text:p>
              </table:table-cell>
              <table:table-cell office:value-type="float" office:value="0.13844918450015">
                <text:p>0.1384491845001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160101847921">
                <text:p>0.160101847921</text:p>
              </table:table-cell>
              <table:table-cell office:value-type="float" office:value="0.150597164024891">
                <text:p>0.150597164024891</text:p>
              </table:table-cell>
              <table:table-cell office:value-type="float" office:value="0.227091259043031">
                <text:p>0.22709125904303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14310963285">
                <text:p>0.14310963285</text:p>
              </table:table-cell>
              <table:table-cell office:value-type="float" office:value="0.207381101138091">
                <text:p>0.207381101138091</text:p>
              </table:table-cell>
              <table:table-cell office:value-type="float" office:value="0.183320497506018">
                <text:p>0.18332049750601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152483399523">
                <text:p>0.152483399523</text:p>
              </table:table-cell>
              <table:table-cell office:value-type="float" office:value="0.169992690858127">
                <text:p>0.169992690858127</text:p>
              </table:table-cell>
              <table:table-cell office:value-type="float" office:value="0.124038560028125">
                <text:p>0.12403856002812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187772623963">
                <text:p>0.187772623963</text:p>
              </table:table-cell>
              <table:table-cell office:value-type="float" office:value="0.153361086998885">
                <text:p>0.153361086998885</text:p>
              </table:table-cell>
              <table:table-cell office:value-type="float" office:value="0.105498080568337">
                <text:p>0.10549808056833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222582773075">
                <text:p>0.222582773075</text:p>
              </table:table-cell>
              <table:table-cell office:value-type="float" office:value="0.142341584819246">
                <text:p>0.142341584819246</text:p>
              </table:table-cell>
              <table:table-cell office:value-type="float" office:value="0.18038533464756">
                <text:p>0.1803853346475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228040858782">
                <text:p>0.228040858782</text:p>
              </table:table-cell>
              <table:table-cell office:value-type="float" office:value="0.158762175140577">
                <text:p>0.158762175140577</text:p>
              </table:table-cell>
              <table:table-cell office:value-type="float" office:value="0.21395505018793">
                <text:p>0.2139550501879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199717048879">
                <text:p>0.199717048879</text:p>
              </table:table-cell>
              <table:table-cell office:value-type="float" office:value="0.143470783552038">
                <text:p>0.143470783552038</text:p>
              </table:table-cell>
              <table:table-cell office:value-type="float" office:value="0.178917655226712">
                <text:p>0.17891765522671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266756284886">
                <text:p>0.266756284886</text:p>
              </table:table-cell>
              <table:table-cell office:value-type="float" office:value="0.165266552357826">
                <text:p>0.165266552357826</text:p>
              </table:table-cell>
              <table:table-cell office:value-type="float" office:value="0.190864791506481">
                <text:p>0.1908647915064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42889727722">
                <text:p>0.142889727722</text:p>
              </table:table-cell>
              <table:table-cell office:value-type="float" office:value="0.153522404206784">
                <text:p>0.153522404206784</text:p>
              </table:table-cell>
              <table:table-cell office:value-type="float" office:value="0.139688992938105">
                <text:p>0.13968899293810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10748053934">
                <text:p>0.10748053934</text:p>
              </table:table-cell>
              <table:table-cell office:value-type="float" office:value="0.188170996382097">
                <text:p>0.188170996382097</text:p>
              </table:table-cell>
              <table:table-cell office:value-type="float" office:value="0.157648294535731">
                <text:p>0.15764829453573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129487559548">
                <text:p>0.129487559548</text:p>
              </table:table-cell>
              <table:table-cell office:value-type="float" office:value="0.23480449788101">
                <text:p>0.23480449788101</text:p>
              </table:table-cell>
              <table:table-cell office:value-type="float" office:value="0.13307573444472">
                <text:p>0.1330757344447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179587203239">
                <text:p>0.179587203239</text:p>
              </table:table-cell>
              <table:table-cell office:value-type="float" office:value="0.151371531180155">
                <text:p>0.151371531180155</text:p>
              </table:table-cell>
              <table:table-cell office:value-type="float" office:value="0.131180381634184">
                <text:p>0.13118038163418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214968199984">
                <text:p>0.214968199984</text:p>
              </table:table-cell>
              <table:table-cell office:value-type="float" office:value="0.171755020778769">
                <text:p>0.171755020778769</text:p>
              </table:table-cell>
              <table:table-cell office:value-type="float" office:value="0.154980810905804">
                <text:p>0.15498081090580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132010782852">
                <text:p>0.132010782852</text:p>
              </table:table-cell>
              <table:table-cell office:value-type="float" office:value="0.149455554136375">
                <text:p>0.149455554136375</text:p>
              </table:table-cell>
              <table:table-cell office:value-type="float" office:value="0.196836943037868">
                <text:p>0.19683694303786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154984691685">
                <text:p>0.154984691685</text:p>
              </table:table-cell>
              <table:table-cell office:value-type="float" office:value="0.147438015053927">
                <text:p>0.147438015053927</text:p>
              </table:table-cell>
              <table:table-cell office:value-type="float" office:value="0.21097443653763">
                <text:p>0.2109744365376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185565604995">
                <text:p>0.185565604995</text:p>
              </table:table-cell>
              <table:table-cell office:value-type="float" office:value="0.149101235062166">
                <text:p>0.149101235062166</text:p>
              </table:table-cell>
              <table:table-cell office:value-type="float" office:value="0.222049229418663">
                <text:p>0.22204922941866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182203011612">
                <text:p>0.182203011612</text:p>
              </table:table-cell>
              <table:table-cell office:value-type="float" office:value="0.147260053160827">
                <text:p>0.147260053160827</text:p>
              </table:table-cell>
              <table:table-cell office:value-type="float" office:value="0.224157990098471">
                <text:p>0.22415799009847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158008268494">
                <text:p>0.158008268494</text:p>
              </table:table-cell>
              <table:table-cell office:value-type="float" office:value="0.196226728725256">
                <text:p>0.196226728725256</text:p>
              </table:table-cell>
              <table:table-cell office:value-type="float" office:value="0.130481909934157">
                <text:p>0.13048190993415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23057717153">
                <text:p>0.123057717153</text:p>
              </table:table-cell>
              <table:table-cell office:value-type="float" office:value="0.1711230960978">
                <text:p>0.1711230960978</text:p>
              </table:table-cell>
              <table:table-cell office:value-type="float" office:value="0.224788994328723">
                <text:p>0.22478899432872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132439947016">
                <text:p>0.132439947016</text:p>
              </table:table-cell>
              <table:table-cell office:value-type="float" office:value="0.149331607097173">
                <text:p>0.149331607097173</text:p>
              </table:table-cell>
              <table:table-cell office:value-type="float" office:value="0.167317429675559">
                <text:p>0.167317429675559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169627845522">
                <text:p>0.169627845522</text:p>
              </table:table-cell>
              <table:table-cell office:value-type="float" office:value="0.15629805334198">
                <text:p>0.15629805334198</text:p>
              </table:table-cell>
              <table:table-cell office:value-type="float" office:value="0.207730694839524">
                <text:p>0.20773069483952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824858810455">
                <text:p>0.0824858810455</text:p>
              </table:table-cell>
              <table:table-cell office:value-type="float" office:value="0.164294780726747">
                <text:p>0.164294780726747</text:p>
              </table:table-cell>
              <table:table-cell office:value-type="float" office:value="0.160310516330483">
                <text:p>0.16031051633048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108940471548">
                <text:p>0.108940471548</text:p>
              </table:table-cell>
              <table:table-cell office:value-type="float" office:value="0.169844026075661">
                <text:p>0.169844026075661</text:p>
              </table:table-cell>
              <table:table-cell office:value-type="float" office:value="0.213007625501131">
                <text:p>0.21300762550113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153851470604">
                <text:p>0.153851470604</text:p>
              </table:table-cell>
              <table:table-cell office:value-type="float" office:value="0.178231056151843">
                <text:p>0.178231056151843</text:p>
              </table:table-cell>
              <table:table-cell office:value-type="float" office:value="0.225612181065795">
                <text:p>0.22561218106579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132411209929">
                <text:p>0.132411209929</text:p>
              </table:table-cell>
              <table:table-cell office:value-type="float" office:value="0.127497709236995">
                <text:p>0.127497709236995</text:p>
              </table:table-cell>
              <table:table-cell office:value-type="float" office:value="0.261227549927353">
                <text:p>0.26122754992735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117008833211">
                <text:p>0.117008833211</text:p>
              </table:table-cell>
              <table:table-cell office:value-type="float" office:value="0.149928640549263">
                <text:p>0.149928640549263</text:p>
              </table:table-cell>
              <table:table-cell office:value-type="float" office:value="0.26881487460816">
                <text:p>0.2688148746081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145729720858">
                <text:p>0.145729720858</text:p>
              </table:table-cell>
              <table:table-cell office:value-type="float" office:value="0.136941921195192">
                <text:p>0.136941921195192</text:p>
              </table:table-cell>
              <table:table-cell office:value-type="float" office:value="0.227377295266642">
                <text:p>0.22737729526664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134313226762">
                <text:p>0.134313226762</text:p>
              </table:table-cell>
              <table:table-cell office:value-type="float" office:value="0.143620235191497">
                <text:p>0.143620235191497</text:p>
              </table:table-cell>
              <table:table-cell office:value-type="float" office:value="0.154893152260935">
                <text:p>0.1548931522609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119035001">
                <text:p>0.1119035001</text:p>
              </table:table-cell>
              <table:table-cell office:value-type="float" office:value="0.136692904417324">
                <text:p>0.136692904417324</text:p>
              </table:table-cell>
              <table:table-cell office:value-type="float" office:value="0.170219975340199">
                <text:p>0.17021997534019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143900682115">
                <text:p>0.143900682115</text:p>
              </table:table-cell>
              <table:table-cell office:value-type="float" office:value="0.15266778930509">
                <text:p>0.15266778930509</text:p>
              </table:table-cell>
              <table:table-cell office:value-type="float" office:value="0.22721271783833">
                <text:p>0.2272127178383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171561794044">
                <text:p>0.171561794044</text:p>
              </table:table-cell>
              <table:table-cell office:value-type="float" office:value="0.162302930870645">
                <text:p>0.162302930870645</text:p>
              </table:table-cell>
              <table:table-cell office:value-type="float" office:value="0.248204942168129">
                <text:p>0.24820494216812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144275507095">
                <text:p>0.144275507095</text:p>
              </table:table-cell>
              <table:table-cell office:value-type="float" office:value="0.154245140422073">
                <text:p>0.154245140422073</text:p>
              </table:table-cell>
              <table:table-cell office:value-type="float" office:value="0.204118280914434">
                <text:p>0.20411828091443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130348486822">
                <text:p>0.130348486822</text:p>
              </table:table-cell>
              <table:table-cell office:value-type="float" office:value="0.143778498861147">
                <text:p>0.143778498861147</text:p>
              </table:table-cell>
              <table:table-cell office:value-type="float" office:value="0.196199888450264">
                <text:p>0.19619988845026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162865866194">
                <text:p>0.162865866194</text:p>
              </table:table-cell>
              <table:table-cell office:value-type="float" office:value="0.185278267362768">
                <text:p>0.185278267362768</text:p>
              </table:table-cell>
              <table:table-cell office:value-type="float" office:value="0.116855984670396">
                <text:p>0.11685598467039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14980603788">
                <text:p>0.14980603788</text:p>
              </table:table-cell>
              <table:table-cell office:value-type="float" office:value="0.181838828852069">
                <text:p>0.181838828852069</text:p>
              </table:table-cell>
              <table:table-cell office:value-type="float" office:value="0.161364415031821">
                <text:p>0.16136441503182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203222752209">
                <text:p>0.203222752209</text:p>
              </table:table-cell>
              <table:table-cell office:value-type="float" office:value="0.133996688194596">
                <text:p>0.133996688194596</text:p>
              </table:table-cell>
              <table:table-cell office:value-type="float" office:value="0.172198225426683">
                <text:p>0.17219822542668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163616914864">
                <text:p>0.163616914864</text:p>
              </table:table-cell>
              <table:table-cell office:value-type="float" office:value="0.134209159796578">
                <text:p>0.134209159796578</text:p>
              </table:table-cell>
              <table:table-cell office:value-type="float" office:value="0.180001814691717">
                <text:p>0.18000181469171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163767509164">
                <text:p>0.163767509164</text:p>
              </table:table-cell>
              <table:table-cell office:value-type="float" office:value="0.171505436683566">
                <text:p>0.171505436683566</text:p>
              </table:table-cell>
              <table:table-cell office:value-type="float" office:value="0.182329378353952">
                <text:p>0.1823293783539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23207230534">
                <text:p>0.123207230534</text:p>
              </table:table-cell>
              <table:table-cell office:value-type="float" office:value="0.164452311594674">
                <text:p>0.164452311594674</text:p>
              </table:table-cell>
              <table:table-cell office:value-type="float" office:value="0.185920719327265">
                <text:p>0.18592071932726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191084065004">
                <text:p>0.191084065004</text:p>
              </table:table-cell>
              <table:table-cell office:value-type="float" office:value="0.205355206725767">
                <text:p>0.205355206725767</text:p>
              </table:table-cell>
              <table:table-cell office:value-type="float" office:value="0.231679548213291">
                <text:p>0.23167954821329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132653344721">
                <text:p>0.132653344721</text:p>
              </table:table-cell>
              <table:table-cell office:value-type="float" office:value="0.193903771831985">
                <text:p>0.193903771831985</text:p>
              </table:table-cell>
              <table:table-cell office:value-type="float" office:value="0.20555472983448">
                <text:p>0.2055547298344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139948410404">
                <text:p>0.139948410404</text:p>
              </table:table-cell>
              <table:table-cell office:value-type="float" office:value="0.166470107908103">
                <text:p>0.166470107908103</text:p>
              </table:table-cell>
              <table:table-cell office:value-type="float" office:value="0.182526531050088">
                <text:p>0.182526531050088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140162686713">
                <text:p>0.140162686713</text:p>
              </table:table-cell>
              <table:table-cell office:value-type="float" office:value="0.180016169166379">
                <text:p>0.180016169166379</text:p>
              </table:table-cell>
              <table:table-cell office:value-type="float" office:value="0.197908131449748">
                <text:p>0.19790813144974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165235810731">
                <text:p>0.165235810731</text:p>
              </table:table-cell>
              <table:table-cell office:value-type="float" office:value="0.159911728853383">
                <text:p>0.159911728853383</text:p>
              </table:table-cell>
              <table:table-cell office:value-type="float" office:value="0.355842040396602">
                <text:p>0.35584204039660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195862096943">
                <text:p>0.195862096943</text:p>
              </table:table-cell>
              <table:table-cell office:value-type="float" office:value="0.144061125161637">
                <text:p>0.144061125161637</text:p>
              </table:table-cell>
              <table:table-cell office:value-type="float" office:value="0.446983929767053">
                <text:p>0.44698392976705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148433122542">
                <text:p>0.148433122542</text:p>
              </table:table-cell>
              <table:table-cell office:value-type="float" office:value="0.148701664614155">
                <text:p>0.148701664614155</text:p>
              </table:table-cell>
              <table:table-cell office:value-type="float" office:value="0.296362425470618">
                <text:p>0.29636242547061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174964894566">
                <text:p>0.174964894566</text:p>
              </table:table-cell>
              <table:table-cell office:value-type="float" office:value="0.178007788477282">
                <text:p>0.178007788477282</text:p>
              </table:table-cell>
              <table:table-cell office:value-type="float" office:value="0.121614844872054">
                <text:p>0.12161484487205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171861252527">
                <text:p>0.171861252527</text:p>
              </table:table-cell>
              <table:table-cell office:value-type="float" office:value="0.184929804851735">
                <text:p>0.184929804851735</text:p>
              </table:table-cell>
              <table:table-cell office:value-type="float" office:value="0.170760283454113">
                <text:p>0.1707602834541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93261433373">
                <text:p>0.193261433373</text:p>
              </table:table-cell>
              <table:table-cell office:value-type="float" office:value="0.214810506934933">
                <text:p>0.214810506934933</text:p>
              </table:table-cell>
              <table:table-cell office:value-type="float" office:value="0.137812763788175">
                <text:p>0.13781276378817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158763342658">
                <text:p>0.158763342658</text:p>
              </table:table-cell>
              <table:table-cell office:value-type="float" office:value="0.171300896700781">
                <text:p>0.171300896700781</text:p>
              </table:table-cell>
              <table:table-cell office:value-type="float" office:value="0.180797783028176">
                <text:p>0.18079778302817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155238769661">
                <text:p>0.155238769661</text:p>
              </table:table-cell>
              <table:table-cell office:value-type="float" office:value="0.167018355737855">
                <text:p>0.167018355737855</text:p>
              </table:table-cell>
              <table:table-cell office:value-type="float" office:value="0.176327887855445">
                <text:p>0.17632788785544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187910959886">
                <text:p>0.187910959886</text:p>
              </table:table-cell>
              <table:table-cell office:value-type="float" office:value="0.211641666841365">
                <text:p>0.211641666841365</text:p>
              </table:table-cell>
              <table:table-cell office:value-type="float" office:value="0.239801075086591">
                <text:p>0.23980107508659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191805588296">
                <text:p>0.191805588296</text:p>
              </table:table-cell>
              <table:table-cell office:value-type="float" office:value="0.173403125615894">
                <text:p>0.173403125615894</text:p>
              </table:table-cell>
              <table:table-cell office:value-type="float" office:value="0.192897317948214">
                <text:p>0.19289731794821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170302718599">
                <text:p>0.170302718599</text:p>
              </table:table-cell>
              <table:table-cell office:value-type="float" office:value="0.183185417669653">
                <text:p>0.183185417669653</text:p>
              </table:table-cell>
              <table:table-cell office:value-type="float" office:value="0.162884156249828">
                <text:p>0.16288415624982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176007702468">
                <text:p>0.176007702468</text:p>
              </table:table-cell>
              <table:table-cell office:value-type="float" office:value="0.213097283346999">
                <text:p>0.213097283346999</text:p>
              </table:table-cell>
              <table:table-cell office:value-type="float" office:value="0.243914252432047">
                <text:p>0.24391425243204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189504939991">
                <text:p>0.189504939991</text:p>
              </table:table-cell>
              <table:table-cell office:value-type="float" office:value="0.215939973312829">
                <text:p>0.215939973312829</text:p>
              </table:table-cell>
              <table:table-cell office:value-type="float" office:value="0.167130635222015">
                <text:p>0.16713063522201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17394746725">
                <text:p>0.17394746725</text:p>
              </table:table-cell>
              <table:table-cell office:value-type="float" office:value="0.182483465201376">
                <text:p>0.182483465201376</text:p>
              </table:table-cell>
              <table:table-cell office:value-type="float" office:value="0.226532934258481">
                <text:p>0.22653293425848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243452620604">
                <text:p>0.243452620604</text:p>
              </table:table-cell>
              <table:table-cell office:value-type="float" office:value="0.224756210004883">
                <text:p>0.224756210004883</text:p>
              </table:table-cell>
              <table:table-cell office:value-type="float" office:value="0.137068680720806">
                <text:p>0.137068680720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26826926007">
                <text:p>0.126826926007</text:p>
              </table:table-cell>
              <table:table-cell office:value-type="float" office:value="0.178422683307777">
                <text:p>0.178422683307777</text:p>
              </table:table-cell>
              <table:table-cell office:value-type="float" office:value="0.158033131051849">
                <text:p>0.158033131051849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151476359317">
                <text:p>0.151476359317</text:p>
              </table:table-cell>
              <table:table-cell office:value-type="float" office:value="0.193256054166367">
                <text:p>0.193256054166367</text:p>
              </table:table-cell>
              <table:table-cell office:value-type="float" office:value="0.180067046501538">
                <text:p>0.180067046501538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.192852719651">
                <text:p>0.192852719651</text:p>
              </table:table-cell>
              <table:table-cell office:value-type="float" office:value="0.188746433385928">
                <text:p>0.188746433385928</text:p>
              </table:table-cell>
              <table:table-cell office:value-type="float" office:value="0.181567996227085">
                <text:p>0.18156799622708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165637540231">
                <text:p>0.165637540231</text:p>
              </table:table-cell>
              <table:table-cell office:value-type="float" office:value="0.211598499318118">
                <text:p>0.211598499318118</text:p>
              </table:table-cell>
              <table:table-cell office:value-type="float" office:value="0.192465531728416">
                <text:p>0.192465531728416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151722628648">
                <text:p>0.151722628648</text:p>
              </table:table-cell>
              <table:table-cell office:value-type="float" office:value="0.20619134734251">
                <text:p>0.20619134734251</text:p>
              </table:table-cell>
              <table:table-cell office:value-type="float" office:value="0.171334801680837">
                <text:p>0.17133480168083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285133250853">
                <text:p>0.285133250853</text:p>
              </table:table-cell>
              <table:table-cell office:value-type="float" office:value="0.227177624308173">
                <text:p>0.227177624308173</text:p>
              </table:table-cell>
              <table:table-cell office:value-type="float" office:value="0.163191235006156">
                <text:p>0.163191235006156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160663978076">
                <text:p>0.160663978076</text:p>
              </table:table-cell>
              <table:table-cell office:value-type="float" office:value="0.225598109653827">
                <text:p>0.225598109653827</text:p>
              </table:table-cell>
              <table:table-cell office:value-type="float" office:value="0.188810296014154">
                <text:p>0.18881029601415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181601461662">
                <text:p>0.181601461662</text:p>
              </table:table-cell>
              <table:table-cell office:value-type="float" office:value="0.226962841249907">
                <text:p>0.226962841249907</text:p>
              </table:table-cell>
              <table:table-cell office:value-type="float" office:value="0.218741236822786">
                <text:p>0.21874123682278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13916721686">
                <text:p>0.13916721686</text:p>
              </table:table-cell>
              <table:table-cell office:value-type="float" office:value="0.199474646125414">
                <text:p>0.199474646125414</text:p>
              </table:table-cell>
              <table:table-cell office:value-type="float" office:value="0.212552142124057">
                <text:p>0.21255214212405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156765001972">
                <text:p>0.156765001972</text:p>
              </table:table-cell>
              <table:table-cell office:value-type="float" office:value="0.22814612501642">
                <text:p>0.22814612501642</text:p>
              </table:table-cell>
              <table:table-cell office:value-type="float" office:value="0.18263333164822">
                <text:p>0.1826333316482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58898392924">
                <text:p>0.158898392924</text:p>
              </table:table-cell>
              <table:table-cell office:value-type="float" office:value="0.193985075690694">
                <text:p>0.193985075690694</text:p>
              </table:table-cell>
              <table:table-cell office:value-type="float" office:value="0.257647212300696">
                <text:p>0.257647212300696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129937420178">
                <text:p>0.129937420178</text:p>
              </table:table-cell>
              <table:table-cell office:value-type="float" office:value="0.200859326005862">
                <text:p>0.200859326005862</text:p>
              </table:table-cell>
              <table:table-cell office:value-type="float" office:value="0.216900633412367">
                <text:p>0.216900633412367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122984817762">
                <text:p>0.122984817762</text:p>
              </table:table-cell>
              <table:table-cell office:value-type="float" office:value="0.184019278268692">
                <text:p>0.184019278268692</text:p>
              </table:table-cell>
              <table:table-cell office:value-type="float" office:value="0.244666655303808">
                <text:p>0.244666655303808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162712841754">
                <text:p>0.162712841754</text:p>
              </table:table-cell>
              <table:table-cell office:value-type="float" office:value="0.217984547484317">
                <text:p>0.217984547484317</text:p>
              </table:table-cell>
              <table:table-cell office:value-type="float" office:value="0.196899539559553">
                <text:p>0.196899539559553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159388461973">
                <text:p>0.159388461973</text:p>
              </table:table-cell>
              <table:table-cell office:value-type="float" office:value="0.208454564361546">
                <text:p>0.208454564361546</text:p>
              </table:table-cell>
              <table:table-cell office:value-type="float" office:value="0.162848792198309">
                <text:p>0.162848792198309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200361503692">
                <text:p>0.200361503692</text:p>
              </table:table-cell>
              <table:table-cell office:value-type="float" office:value="0.206005399726793">
                <text:p>0.206005399726793</text:p>
              </table:table-cell>
              <table:table-cell office:value-type="float" office:value="0.130379627327951">
                <text:p>0.13037962732795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35855874406">
                <text:p>0.135855874406</text:p>
              </table:table-cell>
              <table:table-cell office:value-type="float" office:value="0.202986201059039">
                <text:p>0.202986201059039</text:p>
              </table:table-cell>
              <table:table-cell office:value-type="float" office:value="0.149777390201364">
                <text:p>0.14977739020136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168488345089">
                <text:p>0.168488345089</text:p>
              </table:table-cell>
              <table:table-cell office:value-type="float" office:value="0.221585153059468">
                <text:p>0.221585153059468</text:p>
              </table:table-cell>
              <table:table-cell office:value-type="float" office:value="0.172148987790755">
                <text:p>0.17214898779075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195596230259">
                <text:p>0.195596230259</text:p>
              </table:table-cell>
              <table:table-cell office:value-type="float" office:value="0.185949432202844">
                <text:p>0.185949432202844</text:p>
              </table:table-cell>
              <table:table-cell office:value-type="float" office:value="0.179178943381145">
                <text:p>0.179178943381145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166900015534">
                <text:p>0.166900015534</text:p>
              </table:table-cell>
              <table:table-cell office:value-type="float" office:value="0.176560292015338">
                <text:p>0.176560292015338</text:p>
              </table:table-cell>
              <table:table-cell office:value-type="float" office:value="0.257503164087634">
                <text:p>0.25750316408763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10632225076">
                <text:p>0.210632225076</text:p>
              </table:table-cell>
              <table:table-cell office:value-type="float" office:value="0.173804565846157">
                <text:p>0.173804565846157</text:p>
              </table:table-cell>
              <table:table-cell office:value-type="float" office:value="0.217400021660441">
                <text:p>0.217400021660441</text:p>
              </table:table-cell>
            </table:table-row>
            <table:table-row>
              <table:table-cell office:value-type="string"/>
              <table:table-cell office:value-type="float" office:value="0.117930272976">
                <text:p>0.117930272976</text:p>
              </table:table-cell>
              <table:table-cell office:value-type="float" office:value="0.172022638076233">
                <text:p>0.172022638076233</text:p>
              </table:table-cell>
              <table:table-cell office:value-type="float" office:value="0.188381497272126">
                <text:p>0.1883814972721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